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manifest.rdf" manifest:media-type="application/rdf+xml"/>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165/settings.xml" manifest:media-type="text/xml"/>
  <manifest:file-entry manifest:full-path="Object 165/Configurations2/" manifest:media-type="application/vnd.sun.xml.ui.configuration"/>
  <manifest:file-entry manifest:full-path="Object 165/content.xml" manifest:media-type="text/xml"/>
  <manifest:file-entry manifest:full-path="Object 165/"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Replacements/Object 2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
  <manifest:file-entry manifest:full-path="ObjectReplacements/Object 16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64" manifest:media-type=""/>
  <manifest:file-entry manifest:full-path="ObjectReplacements/Object 18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2" manifest:media-type=""/>
  <manifest:file-entry manifest:full-path="ObjectReplacements/Object 177"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 manifest:media-type=""/>
  <manifest:file-entry manifest:full-path="ObjectReplacements/Object 7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83" manifest:media-type=""/>
  <manifest:file-entry manifest:full-path="ObjectReplacements/Object 20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4" manifest:media-type=""/>
  <manifest:file-entry manifest:full-path="ObjectReplacements/Object 87"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0" manifest:media-type=""/>
  <manifest:file-entry manifest:full-path="ObjectReplacements/Object 9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3" manifest:media-type=""/>
  <manifest:file-entry manifest:full-path="ObjectReplacements/Object 19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meta.xml" manifest:media-type="text/xml"/>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 manifest:media-type="application/vnd.sun.xml.ui.configuration"/>
  <manifest:file-entry manifest:full-path="Object 138/"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Configurations2/" manifest:media-type="application/vnd.sun.xml.ui.configuration"/>
  <manifest:file-entry manifest:full-path="Object 149/"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Configurations2/" manifest:media-type="application/vnd.sun.xml.ui.configuration"/>
  <manifest:file-entry manifest:full-path="Object 179/"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 manifest:media-type="application/vnd.sun.xml.ui.configuration"/>
  <manifest:file-entry manifest:full-path="Object 17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82/settings.xml" manifest:media-type="text/xml"/>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 manifest:media-type="application/vnd.sun.xml.ui.configuration"/>
  <manifest:file-entry manifest:full-path="Object 159/"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Configurations2/" manifest:media-type="application/vnd.sun.xml.ui.configuration"/>
  <manifest:file-entry manifest:full-path="Object 174/"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35/settings.xml" manifest:media-type="text/xml"/>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Configurations2/" manifest:media-type="application/vnd.sun.xml.ui.configuration"/>
  <manifest:file-entry manifest:full-path="Object 117/"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 manifest:media-type="application/vnd.sun.xml.ui.configuration"/>
  <manifest:file-entry manifest:full-path="Object 176/"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8/settings.xml" manifest:media-type="text/xml"/>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 manifest:media-type="application/vnd.sun.xml.ui.configuration"/>
  <manifest:file-entry manifest:full-path="Object 153/"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Configurations2/" manifest:media-type="application/vnd.sun.xml.ui.configuration"/>
  <manifest:file-entry manifest:full-path="Object 177/"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Configurations2/" manifest:media-type="application/vnd.sun.xml.ui.configuration"/>
  <manifest:file-entry manifest:full-path="Object 187/"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Configurations2/" manifest:media-type="application/vnd.sun.xml.ui.configuration"/>
  <manifest:file-entry manifest:full-path="Object 147/settings.xml" manifest:media-type="text/xml"/>
  <manifest:file-entry manifest:full-path="Object 147/content.xml" manifest:media-type="text/xml"/>
  <manifest:file-entry manifest:full-path="Object 147/Configurations2/" manifest:media-type="application/vnd.sun.xml.ui.configuration"/>
  <manifest:file-entry manifest:full-path="Object 147/"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81/settings.xml" manifest:media-type="text/xml"/>
  <manifest:file-entry manifest:full-path="Object 181/Configurations2/" manifest:media-type="application/vnd.sun.xml.ui.configuration"/>
  <manifest:file-entry manifest:full-path="Object 181/content.xml" manifest:media-type="text/xml"/>
  <manifest:file-entry manifest:full-path="Object 18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 manifest:media-type="application/vnd.sun.xml.ui.configuration"/>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 manifest:media-type="application/vnd.sun.xml.ui.configuration"/>
  <manifest:file-entry manifest:full-path="Object 12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82/settings.xml" manifest:media-type="text/xml"/>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Configurations2/" manifest:media-type="application/vnd.sun.xml.ui.configuration"/>
  <manifest:file-entry manifest:full-path="Object 203/"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204/settings.xml" manifest:media-type="text/xml"/>
  <manifest:file-entry manifest:full-path="Object 204/Configurations2/" manifest:media-type="application/vnd.sun.xml.ui.configuration"/>
  <manifest:file-entry manifest:full-path="Object 204/content.xml" manifest:media-type="text/xml"/>
  <manifest:file-entry manifest:full-path="Object 204/"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settings.xml" manifest:media-type="text/xml"/>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7/settings.xml" manifest:media-type="text/xml"/>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89/settings.xml" manifest:media-type="text/xml"/>
  <manifest:file-entry manifest:full-path="Object 189/Configurations2/" manifest:media-type="application/vnd.sun.xml.ui.configuration"/>
  <manifest:file-entry manifest:full-path="Object 189/content.xml" manifest:media-type="text/xml"/>
  <manifest:file-entry manifest:full-path="Object 189/"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192/Configurations2/" manifest:media-type="application/vnd.sun.xml.ui.configuration"/>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194/settings.xml" manifest:media-type="text/xml"/>
  <manifest:file-entry manifest:full-path="Object 194/Configurations2/" manifest:media-type="application/vnd.sun.xml.ui.configuration"/>
  <manifest:file-entry manifest:full-path="Object 194/content.xml" manifest:media-type="text/xml"/>
  <manifest:file-entry manifest:full-path="Object 19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193/settings.xml" manifest:media-type="text/xml"/>
  <manifest:file-entry manifest:full-path="Object 193/Configurations2/" manifest:media-type="application/vnd.sun.xml.ui.configuration"/>
  <manifest:file-entry manifest:full-path="Object 193/content.xml" manifest:media-type="text/xml"/>
  <manifest:file-entry manifest:full-path="Object 19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05/settings.xml" manifest:media-type="text/xml"/>
  <manifest:file-entry manifest:full-path="Object 205/Configurations2/" manifest:media-type="application/vnd.sun.xml.ui.configuration"/>
  <manifest:file-entry manifest:full-path="Object 205/content.xml" manifest:media-type="text/xml"/>
  <manifest:file-entry manifest:full-path="Object 205/" manifest:version="1.2"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2" manifest:media-type="application/vnd.oasis.opendocument.formula"/>
  <manifest:file-entry manifest:full-path="Object 199/Configurations2/" manifest:media-type="application/vnd.sun.xml.ui.configuration"/>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198/settings.xml" manifest:media-type="text/xml"/>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112/settings.xml" manifest:media-type="text/xml"/>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 manifest:media-type="application/vnd.sun.xml.ui.configuration"/>
  <manifest:file-entry manifest:full-path="Object 103/" manifest:version="1.2" manifest:media-type="application/vnd.oasis.opendocument.formula"/>
  <manifest:file-entry manifest:full-path="Object 197/settings.xml" manifest:media-type="text/xml"/>
  <manifest:file-entry manifest:full-path="Object 197/Configurations2/" manifest:media-type="application/vnd.sun.xml.ui.configuration"/>
  <manifest:file-entry manifest:full-path="Object 197/content.xml" manifest:media-type="text/xml"/>
  <manifest:file-entry manifest:full-path="Object 197/" manifest:version="1.2"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 manifest:media-type="application/vnd.sun.xml.ui.configuration"/>
  <manifest:file-entry manifest:full-path="Object 127/"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9" style:family="table">
      <style:table-properties style:width="16.591cm" table:align="margins" style:writing-mode="lr-tb"/>
    </style:style>
    <style:style style:name="Tabela19.A" style:family="table-column">
      <style:table-column-properties style:column-width="14.748cm" style:rel-column-width="58251*"/>
    </style:style>
    <style:style style:name="Tabela19.B" style:family="table-column">
      <style:table-column-properties style:column-width="1.843cm" style:rel-column-width="7284*"/>
    </style:style>
    <style:style style:name="Tabela19.A1" style:family="table-cell">
      <style:table-cell-properties style:vertical-align="middle" fo:padding="0.097cm" fo:border="none"/>
    </style:style>
    <style:style style:name="Tabela23" style:family="table">
      <style:table-properties style:width="16.591cm" table:align="margins" style:writing-mode="lr-tb"/>
    </style:style>
    <style:style style:name="Tabela23.A" style:family="table-column">
      <style:table-column-properties style:column-width="14.748cm" style:rel-column-width="58251*"/>
    </style:style>
    <style:style style:name="Tabela23.B" style:family="table-column">
      <style:table-column-properties style:column-width="1.843cm" style:rel-column-width="7284*"/>
    </style:style>
    <style:style style:name="Tabela23.A1" style:family="table-cell">
      <style:table-cell-properties style:vertical-align="middle" fo:padding="0.097cm" fo:border="none"/>
    </style:style>
    <style:style style:name="Tabela39" style:family="table">
      <style:table-properties style:width="16.591cm" table:align="margins" style:writing-mode="lr-tb"/>
    </style:style>
    <style:style style:name="Tabela39.A" style:family="table-column">
      <style:table-column-properties style:column-width="14.748cm" style:rel-column-width="58251*"/>
    </style:style>
    <style:style style:name="Tabela39.B" style:family="table-column">
      <style:table-column-properties style:column-width="1.843cm" style:rel-column-width="7284*"/>
    </style:style>
    <style:style style:name="Tabela39.A1" style:family="table-cell">
      <style:table-cell-properties style:vertical-align="middle" fo:padding="0.097cm" fo:border="none"/>
    </style:style>
    <style:style style:name="Tabela40" style:family="table">
      <style:table-properties style:width="16.591cm" table:align="margins" style:writing-mode="lr-tb"/>
    </style:style>
    <style:style style:name="Tabela40.A" style:family="table-column">
      <style:table-column-properties style:column-width="14.748cm" style:rel-column-width="58251*"/>
    </style:style>
    <style:style style:name="Tabela40.B" style:family="table-column">
      <style:table-column-properties style:column-width="1.843cm" style:rel-column-width="7284*"/>
    </style:style>
    <style:style style:name="Tabela40.A1" style:family="table-cell">
      <style:table-cell-properties style:vertical-align="middle" fo:padding="0.097cm" fo:border="none"/>
    </style:style>
    <style:style style:name="Tabela41" style:family="table">
      <style:table-properties style:width="16.591cm" table:align="margins" style:writing-mode="lr-tb"/>
    </style:style>
    <style:style style:name="Tabela41.A" style:family="table-column">
      <style:table-column-properties style:column-width="14.748cm" style:rel-column-width="58251*"/>
    </style:style>
    <style:style style:name="Tabela41.B" style:family="table-column">
      <style:table-column-properties style:column-width="1.843cm" style:rel-column-width="7284*"/>
    </style:style>
    <style:style style:name="Tabela41.A1" style:family="table-cell">
      <style:table-cell-properties style:vertical-align="middle" fo:padding="0.097cm" fo:border="none"/>
    </style:style>
    <style:style style:name="Tabela32" style:family="table">
      <style:table-properties style:width="16.591cm" table:align="margins" style:writing-mode="lr-tb"/>
    </style:style>
    <style:style style:name="Tabela32.A" style:family="table-column">
      <style:table-column-properties style:column-width="14.748cm" style:rel-column-width="58251*"/>
    </style:style>
    <style:style style:name="Tabela32.B" style:family="table-column">
      <style:table-column-properties style:column-width="1.843cm" style:rel-column-width="7284*"/>
    </style:style>
    <style:style style:name="Tabela32.A1" style:family="table-cell">
      <style:table-cell-properties style:vertical-align="middle" fo:padding="0.097cm" fo:border="none"/>
    </style:style>
    <style:style style:name="Tabela33" style:family="table">
      <style:table-properties style:width="16.591cm" table:align="margins" style:writing-mode="lr-tb"/>
    </style:style>
    <style:style style:name="Tabela33.A" style:family="table-column">
      <style:table-column-properties style:column-width="14.748cm" style:rel-column-width="58251*"/>
    </style:style>
    <style:style style:name="Tabela33.B" style:family="table-column">
      <style:table-column-properties style:column-width="1.843cm" style:rel-column-width="7284*"/>
    </style:style>
    <style:style style:name="Tabela33.A1" style:family="table-cell">
      <style:table-cell-properties style:vertical-align="middle" fo:padding="0.097cm" fo:border="none"/>
    </style:style>
    <style:style style:name="Tabela34" style:family="table">
      <style:table-properties style:width="16.591cm" table:align="margins" style:writing-mode="lr-tb"/>
    </style:style>
    <style:style style:name="Tabela34.A" style:family="table-column">
      <style:table-column-properties style:column-width="14.748cm" style:rel-column-width="58251*"/>
    </style:style>
    <style:style style:name="Tabela34.B" style:family="table-column">
      <style:table-column-properties style:column-width="1.843cm" style:rel-column-width="7284*"/>
    </style:style>
    <style:style style:name="Tabela34.A1" style:family="table-cell">
      <style:table-cell-properties style:vertical-align="middle" fo:padding="0.097cm" fo:border="none"/>
    </style:style>
    <style:style style:name="Tabela35" style:family="table">
      <style:table-properties style:width="16.591cm" table:align="margins" style:writing-mode="lr-tb"/>
    </style:style>
    <style:style style:name="Tabela35.A" style:family="table-column">
      <style:table-column-properties style:column-width="14.748cm" style:rel-column-width="58251*"/>
    </style:style>
    <style:style style:name="Tabela35.B" style:family="table-column">
      <style:table-column-properties style:column-width="1.843cm" style:rel-column-width="7284*"/>
    </style:style>
    <style:style style:name="Tabela35.A1" style:family="table-cell">
      <style:table-cell-properties style:vertical-align="middle" fo:padding="0.097cm" fo:border="none"/>
    </style:style>
    <style:style style:name="Tabela7" style:family="table">
      <style:table-properties style:width="16.591cm" table:align="margins" style:writing-mode="lr-tb"/>
    </style:style>
    <style:style style:name="Tabela7.A" style:family="table-column">
      <style:table-column-properties style:column-width="14.748cm" style:rel-column-width="58251*"/>
    </style:style>
    <style:style style:name="Tabela7.B" style:family="table-column">
      <style:table-column-properties style:column-width="1.843cm" style:rel-column-width="7284*"/>
    </style:style>
    <style:style style:name="Tabela7.A1" style:family="table-cell">
      <style:table-cell-properties style:vertical-align="middle" fo:padding="0.097cm" fo:border="none"/>
    </style:style>
    <style:style style:name="Tabela36" style:family="table">
      <style:table-properties style:width="16.591cm" table:align="margins" style:writing-mode="lr-tb"/>
    </style:style>
    <style:style style:name="Tabela36.A" style:family="table-column">
      <style:table-column-properties style:column-width="14.748cm" style:rel-column-width="58251*"/>
    </style:style>
    <style:style style:name="Tabela36.B" style:family="table-column">
      <style:table-column-properties style:column-width="1.843cm" style:rel-column-width="7284*"/>
    </style:style>
    <style:style style:name="Tabela36.A1" style:family="table-cell">
      <style:table-cell-properties style:vertical-align="middle" fo:padding="0.097cm" fo:border="none"/>
    </style:style>
    <style:style style:name="Tabela37" style:family="table">
      <style:table-properties style:width="16.591cm" table:align="margins" style:writing-mode="lr-tb"/>
    </style:style>
    <style:style style:name="Tabela37.A" style:family="table-column">
      <style:table-column-properties style:column-width="14.748cm" style:rel-column-width="58251*"/>
    </style:style>
    <style:style style:name="Tabela37.B" style:family="table-column">
      <style:table-column-properties style:column-width="1.843cm" style:rel-column-width="7284*"/>
    </style:style>
    <style:style style:name="Tabela37.A1" style:family="table-cell">
      <style:table-cell-properties style:vertical-align="middle" fo:padding="0.097cm" fo:border="none"/>
    </style:style>
    <style:style style:name="Tabela38" style:family="table">
      <style:table-properties style:width="16.591cm" table:align="margins" style:writing-mode="lr-tb"/>
    </style:style>
    <style:style style:name="Tabela38.A" style:family="table-column">
      <style:table-column-properties style:column-width="14.748cm" style:rel-column-width="58251*"/>
    </style:style>
    <style:style style:name="Tabela38.B" style:family="table-column">
      <style:table-column-properties style:column-width="1.843cm" style:rel-column-width="7284*"/>
    </style:style>
    <style:style style:name="Tabela38.A1" style:family="table-cell">
      <style:table-cell-properties style:vertical-align="middle" fo:padding="0.097cm" fo:border="none"/>
    </style:style>
    <style:style style:name="Tabela17" style:family="table">
      <style:table-properties style:width="16.591cm" table:align="margins" style:writing-mode="lr-tb"/>
    </style:style>
    <style:style style:name="Tabela17.A" style:family="table-column">
      <style:table-column-properties style:column-width="14.748cm" style:rel-column-width="58251*"/>
    </style:style>
    <style:style style:name="Tabela17.B" style:family="table-column">
      <style:table-column-properties style:column-width="1.843cm" style:rel-column-width="7284*"/>
    </style:style>
    <style:style style:name="Tabela17.A1" style:family="table-cell">
      <style:table-cell-properties style:vertical-align="middle" fo:padding="0.097cm" fo:border="none"/>
    </style:style>
    <style:style style:name="Tabela3" style:family="table">
      <style:table-properties style:width="16.591cm" table:align="margins" style:writing-mode="lr-tb"/>
    </style:style>
    <style:style style:name="Tabela3.A" style:family="table-column">
      <style:table-column-properties style:column-width="14.748cm" style:rel-column-width="58251*"/>
    </style:style>
    <style:style style:name="Tabela3.B" style:family="table-column">
      <style:table-column-properties style:column-width="1.843cm" style:rel-column-width="7284*"/>
    </style:style>
    <style:style style:name="Tabela3.A1" style:family="table-cell">
      <style:table-cell-properties style:vertical-align="middle" fo:padding="0.097cm" fo:border="none"/>
    </style:style>
    <style:style style:name="Tabela22" style:family="table">
      <style:table-properties style:width="16.591cm" table:align="margins" style:writing-mode="lr-tb"/>
    </style:style>
    <style:style style:name="Tabela22.A" style:family="table-column">
      <style:table-column-properties style:column-width="14.748cm" style:rel-column-width="58251*"/>
    </style:style>
    <style:style style:name="Tabela22.B" style:family="table-column">
      <style:table-column-properties style:column-width="1.843cm" style:rel-column-width="7284*"/>
    </style:style>
    <style:style style:name="Tabela22.A1" style:family="table-cell">
      <style:table-cell-properties style:vertical-align="middle" fo:padding="0.097cm" fo:border="none"/>
    </style:style>
    <style:style style:name="Tabela27" style:family="table">
      <style:table-properties style:width="16.591cm" table:align="margins" style:writing-mode="lr-tb"/>
    </style:style>
    <style:style style:name="Tabela27.A" style:family="table-column">
      <style:table-column-properties style:column-width="14.748cm" style:rel-column-width="58251*"/>
    </style:style>
    <style:style style:name="Tabela27.B" style:family="table-column">
      <style:table-column-properties style:column-width="1.843cm" style:rel-column-width="7284*"/>
    </style:style>
    <style:style style:name="Tabela27.1" style:family="table-row">
      <style:table-row-properties style:min-row-height="1.005cm"/>
    </style:style>
    <style:style style:name="Tabela27.A1" style:family="table-cell">
      <style:table-cell-properties style:vertical-align="middle" fo:padding="0.097cm" fo:border="none"/>
    </style:style>
    <style:style style:name="Tabela28" style:family="table">
      <style:table-properties style:width="16.591cm" table:align="margins" style:writing-mode="lr-tb"/>
    </style:style>
    <style:style style:name="Tabela28.A" style:family="table-column">
      <style:table-column-properties style:column-width="14.748cm" style:rel-column-width="58251*"/>
    </style:style>
    <style:style style:name="Tabela28.B" style:family="table-column">
      <style:table-column-properties style:column-width="1.843cm" style:rel-column-width="7284*"/>
    </style:style>
    <style:style style:name="Tabela28.1" style:family="table-row">
      <style:table-row-properties style:min-row-height="1.111cm"/>
    </style:style>
    <style:style style:name="Tabela28.A1" style:family="table-cell">
      <style:table-cell-properties style:vertical-align="middle" fo:padding="0.097cm" fo:border="none"/>
    </style:style>
    <style:style style:name="Tabela13" style:family="table">
      <style:table-properties style:width="16.591cm" table:align="margins" style:writing-mode="lr-tb"/>
    </style:style>
    <style:style style:name="Tabela13.A" style:family="table-column">
      <style:table-column-properties style:column-width="14.748cm" style:rel-column-width="58251*"/>
    </style:style>
    <style:style style:name="Tabela13.B" style:family="table-column">
      <style:table-column-properties style:column-width="1.843cm" style:rel-column-width="7284*"/>
    </style:style>
    <style:style style:name="Tabela13.1" style:family="table-row">
      <style:table-row-properties style:min-row-height="1.111cm"/>
    </style:style>
    <style:style style:name="Tabela13.A1" style:family="table-cell">
      <style:table-cell-properties style:vertical-align="middle" fo:padding="0.097cm" fo:border="none"/>
    </style:style>
    <style:style style:name="Tabela21" style:family="table">
      <style:table-properties style:width="16.591cm" table:align="margins" style:writing-mode="lr-tb"/>
    </style:style>
    <style:style style:name="Tabela21.A" style:family="table-column">
      <style:table-column-properties style:column-width="14.748cm" style:rel-column-width="58251*"/>
    </style:style>
    <style:style style:name="Tabela21.B" style:family="table-column">
      <style:table-column-properties style:column-width="1.843cm" style:rel-column-width="7284*"/>
    </style:style>
    <style:style style:name="Tabela21.A1" style:family="table-cell">
      <style:table-cell-properties style:vertical-align="middle" fo:padding="0.097cm" fo:border="none"/>
    </style:style>
    <style:style style:name="Tabela9" style:family="table">
      <style:table-properties style:width="16.591cm" table:align="margins" style:writing-mode="lr-tb"/>
    </style:style>
    <style:style style:name="Tabela9.A" style:family="table-column">
      <style:table-column-properties style:column-width="14.748cm" style:rel-column-width="58251*"/>
    </style:style>
    <style:style style:name="Tabela9.B" style:family="table-column">
      <style:table-column-properties style:column-width="1.843cm" style:rel-column-width="7284*"/>
    </style:style>
    <style:style style:name="Tabela9.A1" style:family="table-cell">
      <style:table-cell-properties style:vertical-align="middle" fo:padding="0.097cm" fo:border="none"/>
    </style:style>
    <style:style style:name="Tabela2" style:family="table">
      <style:table-properties style:width="16.591cm" table:align="margins" style:writing-mode="lr-tb"/>
    </style:style>
    <style:style style:name="Tabela2.A" style:family="table-column">
      <style:table-column-properties style:column-width="14.748cm" style:rel-column-width="58251*"/>
    </style:style>
    <style:style style:name="Tabela2.B" style:family="table-column">
      <style:table-column-properties style:column-width="1.843cm" style:rel-column-width="7284*"/>
    </style:style>
    <style:style style:name="Tabela2.A1" style:family="table-cell">
      <style:table-cell-properties style:vertical-align="middle" fo:padding="0.097cm" fo:border="none"/>
    </style:style>
    <style:style style:name="Tabela11" style:family="table">
      <style:table-properties style:width="16.591cm" table:align="margins" style:writing-mode="lr-tb"/>
    </style:style>
    <style:style style:name="Tabela11.A" style:family="table-column">
      <style:table-column-properties style:column-width="14.748cm" style:rel-column-width="58251*"/>
    </style:style>
    <style:style style:name="Tabela11.B" style:family="table-column">
      <style:table-column-properties style:column-width="1.843cm" style:rel-column-width="7284*"/>
    </style:style>
    <style:style style:name="Tabela11.1" style:family="table-row">
      <style:table-row-properties style:min-row-height="1.191cm"/>
    </style:style>
    <style:style style:name="Tabela11.A1" style:family="table-cell">
      <style:table-cell-properties style:vertical-align="middle" fo:padding="0.097cm" fo:border="none"/>
    </style:style>
    <style:style style:name="Tabela8" style:family="table">
      <style:table-properties style:width="16.591cm" table:align="margins" style:writing-mode="lr-tb"/>
    </style:style>
    <style:style style:name="Tabela8.A" style:family="table-column">
      <style:table-column-properties style:column-width="14.748cm" style:rel-column-width="58251*"/>
    </style:style>
    <style:style style:name="Tabela8.B" style:family="table-column">
      <style:table-column-properties style:column-width="1.843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24" style:family="table">
      <style:table-properties style:width="16.591cm" table:align="margins" style:writing-mode="lr-tb"/>
    </style:style>
    <style:style style:name="Tabela24.A" style:family="table-column">
      <style:table-column-properties style:column-width="14.748cm" style:rel-column-width="58251*"/>
    </style:style>
    <style:style style:name="Tabela24.B" style:family="table-column">
      <style:table-column-properties style:column-width="1.843cm" style:rel-column-width="7284*"/>
    </style:style>
    <style:style style:name="Tabela24.1" style:family="table-row">
      <style:table-row-properties style:min-row-height="1.191cm"/>
    </style:style>
    <style:style style:name="Tabela24.A1" style:family="table-cell">
      <style:table-cell-properties style:vertical-align="middle" fo:padding="0.097cm" fo:border="none"/>
    </style:style>
    <style:style style:name="Tabela12" style:family="table">
      <style:table-properties style:width="16.591cm" table:align="margins" style:writing-mode="lr-tb"/>
    </style:style>
    <style:style style:name="Tabela12.A" style:family="table-column">
      <style:table-column-properties style:column-width="14.748cm" style:rel-column-width="58251*"/>
    </style:style>
    <style:style style:name="Tabela12.B" style:family="table-column">
      <style:table-column-properties style:column-width="1.843cm" style:rel-column-width="7284*"/>
    </style:style>
    <style:style style:name="Tabela12.1" style:family="table-row">
      <style:table-row-properties style:min-row-height="1.191cm"/>
    </style:style>
    <style:style style:name="Tabela12.A1" style:family="table-cell">
      <style:table-cell-properties style:vertical-align="middle" fo:padding="0.097cm" fo:border="none"/>
    </style:style>
    <style:style style:name="Tabela29" style:family="table">
      <style:table-properties style:width="16.591cm" table:align="margins" style:writing-mode="lr-tb"/>
    </style:style>
    <style:style style:name="Tabela29.A" style:family="table-column">
      <style:table-column-properties style:column-width="14.748cm" style:rel-column-width="58251*"/>
    </style:style>
    <style:style style:name="Tabela29.B" style:family="table-column">
      <style:table-column-properties style:column-width="1.843cm" style:rel-column-width="7284*"/>
    </style:style>
    <style:style style:name="Tabela29.A1" style:family="table-cell">
      <style:table-cell-properties style:vertical-align="middle" fo:padding="0.097cm" fo:border="none"/>
    </style:style>
    <style:style style:name="Tabela1" style:family="table">
      <style:table-properties style:width="16.591cm" table:align="margins" style:writing-mode="lr-tb"/>
    </style:style>
    <style:style style:name="Tabela1.A" style:family="table-column">
      <style:table-column-properties style:column-width="14.748cm" style:rel-column-width="58251*"/>
    </style:style>
    <style:style style:name="Tabela1.B" style:family="table-column">
      <style:table-column-properties style:column-width="1.843cm" style:rel-column-width="7284*"/>
    </style:style>
    <style:style style:name="Tabela1.A1" style:family="table-cell">
      <style:table-cell-properties style:vertical-align="middle" fo:padding="0.097cm" fo:border="none"/>
    </style:style>
    <style:style style:name="Tabela30" style:family="table">
      <style:table-properties style:width="16.591cm" table:align="margins" style:writing-mode="lr-tb"/>
    </style:style>
    <style:style style:name="Tabela30.A" style:family="table-column">
      <style:table-column-properties style:column-width="14.748cm" style:rel-column-width="58251*"/>
    </style:style>
    <style:style style:name="Tabela30.B" style:family="table-column">
      <style:table-column-properties style:column-width="1.843cm" style:rel-column-width="7284*"/>
    </style:style>
    <style:style style:name="Tabela30.A1" style:family="table-cell">
      <style:table-cell-properties style:vertical-align="middle" fo:padding="0.097cm" fo:border="none"/>
    </style:style>
    <style:style style:name="Tabela10" style:family="table">
      <style:table-properties style:width="16.591cm" table:align="margins" style:writing-mode="lr-tb"/>
    </style:style>
    <style:style style:name="Tabela10.A" style:family="table-column">
      <style:table-column-properties style:column-width="14.748cm" style:rel-column-width="58251*"/>
    </style:style>
    <style:style style:name="Tabela10.B" style:family="table-column">
      <style:table-column-properties style:column-width="1.843cm" style:rel-column-width="7284*"/>
    </style:style>
    <style:style style:name="Tabela10.A1" style:family="table-cell">
      <style:table-cell-properties style:vertical-align="middle" fo:padding="0.097cm" fo:border="none"/>
    </style:style>
    <style:style style:name="Tabela14" style:family="table">
      <style:table-properties style:width="16.591cm" table:align="margins" style:writing-mode="lr-tb"/>
    </style:style>
    <style:style style:name="Tabela14.A" style:family="table-column">
      <style:table-column-properties style:column-width="14.748cm" style:rel-column-width="58251*"/>
    </style:style>
    <style:style style:name="Tabela14.B" style:family="table-column">
      <style:table-column-properties style:column-width="1.843cm" style:rel-column-width="7284*"/>
    </style:style>
    <style:style style:name="Tabela14.A1" style:family="table-cell">
      <style:table-cell-properties style:vertical-align="middle" fo:padding="0.097cm" fo:border="none"/>
    </style:style>
    <style:style style:name="Tabela31" style:family="table">
      <style:table-properties style:width="16.591cm" table:align="margins" style:writing-mode="lr-tb"/>
    </style:style>
    <style:style style:name="Tabela31.A" style:family="table-column">
      <style:table-column-properties style:column-width="14.748cm" style:rel-column-width="58251*"/>
    </style:style>
    <style:style style:name="Tabela31.B" style:family="table-column">
      <style:table-column-properties style:column-width="1.843cm" style:rel-column-width="7284*"/>
    </style:style>
    <style:style style:name="Tabela31.A1" style:family="table-cell">
      <style:table-cell-properties style:vertical-align="middle" fo:padding="0.097cm" fo:border="none"/>
    </style:style>
    <style:style style:name="Tabela4" style:family="table">
      <style:table-properties style:width="16.591cm" table:align="margins" style:writing-mode="lr-tb"/>
    </style:style>
    <style:style style:name="Tabela4.A" style:family="table-column">
      <style:table-column-properties style:column-width="14.748cm" style:rel-column-width="58251*"/>
    </style:style>
    <style:style style:name="Tabela4.B" style:family="table-column">
      <style:table-column-properties style:column-width="1.843cm" style:rel-column-width="7284*"/>
    </style:style>
    <style:style style:name="Tabela4.A1" style:family="table-cell">
      <style:table-cell-properties style:vertical-align="middle" fo:padding="0.097cm" fo:border="none"/>
    </style:style>
    <style:style style:name="Tabela15" style:family="table">
      <style:table-properties style:width="16.591cm" table:align="margins" style:writing-mode="lr-tb"/>
    </style:style>
    <style:style style:name="Tabela15.A" style:family="table-column">
      <style:table-column-properties style:column-width="14.748cm" style:rel-column-width="58251*"/>
    </style:style>
    <style:style style:name="Tabela15.B" style:family="table-column">
      <style:table-column-properties style:column-width="1.843cm" style:rel-column-width="7284*"/>
    </style:style>
    <style:style style:name="Tabela15.A1" style:family="table-cell">
      <style:table-cell-properties style:vertical-align="middle" fo:padding="0.097cm" fo:border="none"/>
    </style:style>
    <style:style style:name="Tabela16" style:family="table">
      <style:table-properties style:width="16.591cm" table:align="margins" style:writing-mode="lr-tb"/>
    </style:style>
    <style:style style:name="Tabela16.A" style:family="table-column">
      <style:table-column-properties style:column-width="14.748cm" style:rel-column-width="58251*"/>
    </style:style>
    <style:style style:name="Tabela16.B" style:family="table-column">
      <style:table-column-properties style:column-width="1.843cm" style:rel-column-width="7284*"/>
    </style:style>
    <style:style style:name="Tabela16.A1" style:family="table-cell">
      <style:table-cell-properties style:vertical-align="middle" fo:padding="0.097cm" fo:border="none"/>
    </style:style>
    <style:style style:name="Tabela5" style:family="table">
      <style:table-properties style:width="16.591cm" table:align="margins" style:writing-mode="lr-tb"/>
    </style:style>
    <style:style style:name="Tabela5.A" style:family="table-column">
      <style:table-column-properties style:column-width="14.748cm" style:rel-column-width="58251*"/>
    </style:style>
    <style:style style:name="Tabela5.B" style:family="table-column">
      <style:table-column-properties style:column-width="1.843cm" style:rel-column-width="7284*"/>
    </style:style>
    <style:style style:name="Tabela5.A1" style:family="table-cell">
      <style:table-cell-properties style:vertical-align="middle" fo:padding="0.097cm" fo:border="none"/>
    </style:style>
    <style:style style:name="Tabela18" style:family="table">
      <style:table-properties style:width="16.591cm" table:align="margins" style:writing-mode="lr-tb"/>
    </style:style>
    <style:style style:name="Tabela18.A" style:family="table-column">
      <style:table-column-properties style:column-width="14.748cm" style:rel-column-width="58251*"/>
    </style:style>
    <style:style style:name="Tabela18.B" style:family="table-column">
      <style:table-column-properties style:column-width="1.843cm" style:rel-column-width="7284*"/>
    </style:style>
    <style:style style:name="Tabela18.A1" style:family="table-cell">
      <style:table-cell-properties style:vertical-align="middle" fo:background-color="transparent" fo:padding="0.097cm" fo:border="none">
        <style:background-image/>
      </style:table-cell-properties>
    </style:style>
    <style:style style:name="Tabela6" style:family="table">
      <style:table-properties style:width="16.591cm" table:align="margins" style:writing-mode="lr-tb"/>
    </style:style>
    <style:style style:name="Tabela6.A" style:family="table-column">
      <style:table-column-properties style:column-width="14.748cm" style:rel-column-width="58251*"/>
    </style:style>
    <style:style style:name="Tabela6.B" style:family="table-column">
      <style:table-column-properties style:column-width="1.843cm" style:rel-column-width="7284*"/>
    </style:style>
    <style:style style:name="Tabela6.A1" style:family="table-cell">
      <style:table-cell-properties style:vertical-align="middle" fo:padding="0.097cm" fo:border="none"/>
    </style:style>
    <style:style style:name="Tabela20" style:family="table">
      <style:table-properties style:width="16.591cm" table:align="margins" style:writing-mode="lr-tb"/>
    </style:style>
    <style:style style:name="Tabela20.A" style:family="table-column">
      <style:table-column-properties style:column-width="14.748cm" style:rel-column-width="58251*"/>
    </style:style>
    <style:style style:name="Tabela20.B" style:family="table-column">
      <style:table-column-properties style:column-width="1.843cm" style:rel-column-width="7284*"/>
    </style:style>
    <style:style style:name="Tabela20.A1" style:family="table-cell">
      <style:table-cell-properties style:vertical-align="middle" fo:padding="0.097cm" fo:border="none"/>
    </style:style>
    <style:style style:name="Tabela25" style:family="table">
      <style:table-properties style:width="16.591cm" table:align="margins" style:writing-mode="lr-tb"/>
    </style:style>
    <style:style style:name="Tabela25.A" style:family="table-column">
      <style:table-column-properties style:column-width="14.748cm" style:rel-column-width="58251*"/>
    </style:style>
    <style:style style:name="Tabela25.B" style:family="table-column">
      <style:table-column-properties style:column-width="1.843cm" style:rel-column-width="7284*"/>
    </style:style>
    <style:style style:name="Tabela25.A1" style:family="table-cell">
      <style:table-cell-properties style:vertical-align="middle" fo:padding="0.097cm" fo:border="none"/>
    </style:style>
    <style:style style:name="P1" style:family="paragraph" style:parent-style-name="Table_20_Contents">
      <style:paragraph-properties fo:line-height="200%" fo:text-align="justify" style:justify-single-word="false"/>
      <style:text-properties style:font-name="Times New Roman" officeooo:paragraph-rsid="0e865d5e"/>
    </style:style>
    <style:style style:name="P2" style:family="paragraph" style:parent-style-name="Table_20_Contents">
      <style:paragraph-properties fo:line-height="200%" fo:text-align="justify" style:justify-single-word="false"/>
      <style:text-properties style:font-name="Times New Roman" officeooo:paragraph-rsid="0e8840da"/>
    </style:style>
    <style:style style:name="P3" style:family="paragraph" style:parent-style-name="Table_20_Contents">
      <style:paragraph-properties fo:line-height="200%" fo:text-align="justify" style:justify-single-word="false"/>
      <style:text-properties style:font-name="Times New Roman" officeooo:paragraph-rsid="0e8d2b99"/>
    </style:style>
    <style:style style:name="P4" style:family="paragraph" style:parent-style-name="Table_20_Contents">
      <style:paragraph-properties fo:line-height="200%" fo:text-align="justify" style:justify-single-word="false"/>
      <style:text-properties style:font-name="Times New Roman" officeooo:paragraph-rsid="0e89f93b"/>
    </style:style>
    <style:style style:name="P5" style:family="paragraph" style:parent-style-name="Table_20_Contents">
      <style:paragraph-properties fo:line-height="200%" fo:text-align="justify" style:justify-single-word="false"/>
      <style:text-properties style:font-name="Times New Roman" officeooo:paragraph-rsid="0ee9c825"/>
    </style:style>
    <style:style style:name="P6" style:family="paragraph" style:parent-style-name="Table_20_Contents">
      <style:paragraph-properties fo:line-height="200%" fo:text-align="end" style:justify-single-word="false"/>
      <style:text-properties style:font-name="Times New Roman" officeooo:paragraph-rsid="0eca212d"/>
    </style:style>
    <style:style style:name="P7" style:family="paragraph" style:parent-style-name="Table_20_Contents">
      <style:paragraph-properties fo:line-height="200%" fo:text-align="end" style:justify-single-word="false"/>
      <style:text-properties style:font-name="Times New Roman" officeooo:paragraph-rsid="0e8840da"/>
    </style:style>
    <style:style style:name="P8" style:family="paragraph" style:parent-style-name="Table_20_Contents">
      <style:paragraph-properties fo:line-height="200%" fo:text-align="end" style:justify-single-word="false"/>
      <style:text-properties style:font-name="Times New Roman" officeooo:paragraph-rsid="0ef1926f"/>
    </style:style>
    <style:style style:name="P9" style:family="paragraph" style:parent-style-name="Table_20_Contents">
      <style:paragraph-properties fo:line-height="200%" fo:text-align="justify" style:justify-single-word="false"/>
      <style:text-properties style:font-name="Times New Roman" officeooo:paragraph-rsid="0eddd7f0" fo:background-color="transparent"/>
    </style:style>
    <style:style style:name="P10" style:family="paragraph" style:parent-style-name="Table_20_Contents">
      <style:paragraph-properties fo:line-height="200%" fo:text-align="end" style:justify-single-word="false"/>
      <style:text-properties style:font-name="Times New Roman" officeooo:paragraph-rsid="0ef1926f" fo:background-color="transparent"/>
    </style:style>
    <style:style style:name="P11" style:family="paragraph" style:parent-style-name="Table_20_Contents">
      <style:paragraph-properties fo:line-height="200%" fo:text-align="center" style:justify-single-word="false"/>
      <style:text-properties officeooo:paragraph-rsid="0ea3d9be"/>
    </style:style>
    <style:style style:name="P12" style:family="paragraph" style:parent-style-name="Table_20_Contents">
      <style:paragraph-properties fo:line-height="200%" fo:text-align="center" style:justify-single-word="false"/>
      <style:text-properties officeooo:paragraph-rsid="0eadd56e"/>
    </style:style>
    <style:style style:name="P13" style:family="paragraph" style:parent-style-name="Table_20_Contents">
      <style:paragraph-properties fo:line-height="200%" fo:text-align="center" style:justify-single-word="false"/>
      <style:text-properties officeooo:paragraph-rsid="0eca212d"/>
    </style:style>
    <style:style style:name="P14" style:family="paragraph" style:parent-style-name="Table_20_Contents">
      <style:paragraph-properties fo:line-height="200%" fo:text-align="center" style:justify-single-word="false"/>
      <style:text-properties officeooo:paragraph-rsid="0ed9aeb3"/>
    </style:style>
    <style:style style:name="P15" style:family="paragraph" style:parent-style-name="Table_20_Contents">
      <style:paragraph-properties fo:line-height="200%" fo:text-align="center" style:justify-single-word="false"/>
      <style:text-properties officeooo:paragraph-rsid="0ee2ab2e"/>
    </style:style>
    <style:style style:name="P16" style:family="paragraph" style:parent-style-name="Table_20_Contents">
      <style:paragraph-properties fo:line-height="200%" fo:text-align="center" style:justify-single-word="false"/>
      <style:text-properties officeooo:paragraph-rsid="0ee76fdd"/>
    </style:style>
    <style:style style:name="P17" style:family="paragraph" style:parent-style-name="Table_20_Contents">
      <style:paragraph-properties fo:line-height="200%" fo:text-align="center" style:justify-single-word="false"/>
      <style:text-properties officeooo:paragraph-rsid="0ee7e5f4"/>
    </style:style>
    <style:style style:name="P18" style:family="paragraph" style:parent-style-name="Table_20_Contents">
      <style:paragraph-properties fo:line-height="200%" fo:text-align="center" style:justify-single-word="false"/>
      <style:text-properties officeooo:paragraph-rsid="0ee9c825"/>
    </style:style>
    <style:style style:name="P19" style:family="paragraph" style:parent-style-name="Table_20_Contents">
      <style:paragraph-properties fo:line-height="200%" fo:text-align="center" style:justify-single-word="false"/>
      <style:text-properties officeooo:paragraph-rsid="0eea2f52"/>
    </style:style>
    <style:style style:name="P20" style:family="paragraph" style:parent-style-name="Table_20_Contents">
      <style:paragraph-properties fo:line-height="200%" fo:text-align="center" style:justify-single-word="false"/>
      <style:text-properties officeooo:paragraph-rsid="0eebf660"/>
    </style:style>
    <style:style style:name="P21" style:family="paragraph" style:parent-style-name="Table_20_Contents">
      <style:paragraph-properties fo:line-height="200%" fo:text-align="center" style:justify-single-word="false"/>
      <style:text-properties officeooo:paragraph-rsid="0f147d6f"/>
    </style:style>
    <style:style style:name="P22" style:family="paragraph" style:parent-style-name="Table_20_Contents">
      <style:paragraph-properties fo:line-height="200%" fo:text-align="end" style:justify-single-word="false"/>
      <style:text-properties officeooo:paragraph-rsid="0ea3d9be"/>
    </style:style>
    <style:style style:name="P23" style:family="paragraph" style:parent-style-name="Table_20_Contents">
      <style:paragraph-properties fo:line-height="200%" fo:text-align="end" style:justify-single-word="false"/>
      <style:text-properties officeooo:paragraph-rsid="0eadd56e"/>
    </style:style>
    <style:style style:name="P24" style:family="paragraph" style:parent-style-name="Table_20_Contents">
      <style:paragraph-properties fo:line-height="200%" fo:text-align="end" style:justify-single-word="false"/>
      <style:text-properties officeooo:paragraph-rsid="0eca212d"/>
    </style:style>
    <style:style style:name="P25" style:family="paragraph" style:parent-style-name="Table_20_Contents">
      <style:paragraph-properties fo:line-height="200%" fo:text-align="end" style:justify-single-word="false"/>
      <style:text-properties officeooo:paragraph-rsid="0ed9aeb3"/>
    </style:style>
    <style:style style:name="P26" style:family="paragraph" style:parent-style-name="Table_20_Contents">
      <style:paragraph-properties fo:line-height="200%" fo:text-align="end" style:justify-single-word="false"/>
      <style:text-properties officeooo:paragraph-rsid="0ee2ab2e"/>
    </style:style>
    <style:style style:name="P27" style:family="paragraph" style:parent-style-name="Table_20_Contents">
      <style:paragraph-properties fo:line-height="200%" fo:text-align="end" style:justify-single-word="false"/>
      <style:text-properties officeooo:paragraph-rsid="0ee76fdd"/>
    </style:style>
    <style:style style:name="P28" style:family="paragraph" style:parent-style-name="Table_20_Contents">
      <style:paragraph-properties fo:line-height="200%" fo:text-align="end" style:justify-single-word="false"/>
      <style:text-properties officeooo:paragraph-rsid="0ee7e5f4"/>
    </style:style>
    <style:style style:name="P29" style:family="paragraph" style:parent-style-name="Table_20_Contents">
      <style:paragraph-properties fo:line-height="200%" fo:text-align="end" style:justify-single-word="false"/>
      <style:text-properties officeooo:paragraph-rsid="0ee9c825"/>
    </style:style>
    <style:style style:name="P30" style:family="paragraph" style:parent-style-name="Table_20_Contents">
      <style:paragraph-properties fo:line-height="200%" fo:text-align="end" style:justify-single-word="false"/>
      <style:text-properties officeooo:paragraph-rsid="0eea2f52"/>
    </style:style>
    <style:style style:name="P31" style:family="paragraph" style:parent-style-name="Table_20_Contents">
      <style:paragraph-properties fo:line-height="200%" fo:text-align="end" style:justify-single-word="false"/>
      <style:text-properties officeooo:paragraph-rsid="0eebf660"/>
    </style:style>
    <style:style style:name="P32" style:family="paragraph" style:parent-style-name="Table_20_Contents">
      <style:paragraph-properties fo:line-height="200%" fo:text-align="end" style:justify-single-word="false"/>
      <style:text-properties officeooo:paragraph-rsid="0f147d6f"/>
    </style:style>
    <style:style style:name="P33" style:family="paragraph" style:parent-style-name="Standard">
      <style:paragraph-properties fo:line-height="200%" fo:text-align="justify" style:justify-single-word="false"/>
      <style:text-properties style:text-position="0% 100%" style:font-name="Times New Roman" fo:font-size="12pt" fo:language="en" fo:country="US" fo:font-style="normal" fo:font-weight="bold" officeooo:rsid="0e844070" officeooo:paragraph-rsid="0e9049cd" style:font-size-asian="12pt" style:font-style-asian="normal" style:font-weight-asian="bold" style:font-size-complex="12pt" style:font-style-complex="normal" style:font-weight-complex="bold"/>
    </style:style>
    <style:style style:name="P34" style:family="paragraph" style:parent-style-name="Standard">
      <style:paragraph-properties fo:line-height="200%" fo:text-align="justify" style:justify-single-word="false"/>
      <style:text-properties style:text-position="0% 100%" style:font-name="Times New Roman" fo:font-size="12pt" fo:language="en" fo:country="US" fo:font-style="italic" fo:font-weight="normal" officeooo:rsid="0e7913fa" officeooo:paragraph-rsid="0ed001d8" style:font-size-asian="12pt" style:font-style-asian="italic" style:font-weight-asian="normal" style:font-size-complex="12pt" style:font-style-complex="italic" style:font-weight-complex="normal"/>
    </style:style>
    <style:style style:name="P35" style:family="paragraph" style:parent-style-name="Standard">
      <style:paragraph-properties fo:line-height="200%" fo:text-align="justify" style:justify-single-word="false"/>
      <style:text-properties style:text-position="0% 100%" style:font-name="times new roman1" fo:font-size="12pt" fo:language="en" fo:country="US" fo:font-style="normal" fo:font-weight="bold" officeooo:rsid="025294b3" officeooo:paragraph-rsid="0ea2b865" style:font-size-asian="12pt" style:font-style-asian="normal" style:font-weight-asian="bold" style:font-size-complex="12pt" style:font-style-complex="normal" style:font-weight-complex="bold"/>
    </style:style>
    <style:style style:name="P36" style:family="paragraph" style:parent-style-name="Standard">
      <style:paragraph-properties fo:line-height="200%" fo:text-align="justify" style:justify-single-word="false"/>
      <style:text-properties style:text-position="0% 100%" style:font-name="times new roman1" fo:font-size="12pt" fo:language="en" fo:country="US" fo:font-style="normal" fo:font-weight="bold" officeooo:rsid="027123a1" officeooo:paragraph-rsid="0ea3d9be" style:font-size-asian="12pt" style:font-style-asian="normal" style:font-weight-asian="bold" style:font-size-complex="12pt" style:font-style-complex="normal" style:font-weight-complex="bold"/>
    </style:style>
    <style:style style:name="P37" style:family="paragraph" style:parent-style-name="Standard">
      <style:paragraph-properties fo:line-height="200%" fo:text-align="justify" style:justify-single-word="false"/>
      <style:text-properties style:text-position="0% 100%" style:font-name="times new roman1" fo:font-size="12pt" fo:language="en" fo:country="US" fo:font-style="normal" officeooo:rsid="0274f6a5" officeooo:paragraph-rsid="0eadd56e" style:font-size-asian="12pt" style:font-style-asian="normal" style:font-size-complex="12pt" style:font-style-complex="normal"/>
    </style:style>
    <style:style style:name="P38" style:family="paragraph" style:parent-style-name="Standard">
      <style:paragraph-properties fo:line-height="200%" fo:text-align="justify" style:justify-single-word="false"/>
      <style:text-properties style:text-position="0% 100%" style:font-name="times new roman1" fo:font-size="12pt" fo:language="en" fo:country="US" fo:font-style="normal" fo:font-weight="normal" officeooo:rsid="026cadd6" officeooo:paragraph-rsid="0ea3d9be"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200%" fo:text-align="justify" style:justify-single-word="false"/>
      <style:text-properties style:text-position="0% 100%" style:font-name="times new roman1" fo:font-size="12pt" fo:language="en" fo:country="US" fo:font-style="italic" fo:font-weight="normal" officeooo:rsid="0ed32c8b" officeooo:paragraph-rsid="0ed9aeb3" style:font-size-asian="12pt" style:font-style-asian="italic" style:font-weight-asian="normal" style:font-size-complex="12pt" style:font-style-complex="italic" style:font-weight-complex="normal"/>
    </style:style>
    <style:style style:name="P40" style:family="paragraph" style:parent-style-name="Standard">
      <style:paragraph-properties fo:line-height="200%" fo:text-align="justify" style:justify-single-word="false"/>
      <style:text-properties style:text-position="0% 100%" style:font-name="times new roman" fo:font-size="12pt" fo:language="en" fo:country="US" fo:font-style="normal" fo:font-weight="normal" officeooo:rsid="012d0049" officeooo:paragraph-rsid="0eca212d"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200%" fo:text-align="justify" style:justify-single-word="false"/>
      <style:text-properties style:text-position="0% 100%" style:font-name="times new roman" fo:font-size="12pt" fo:language="en" fo:country="US" fo:font-style="normal" fo:font-weight="normal" officeooo:rsid="012b19ba" officeooo:paragraph-rsid="0ee2ab2e"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200%" fo:text-align="justify" style:justify-single-word="false"/>
      <style:text-properties style:text-position="0% 100%" style:font-name="times new roman" fo:font-size="12pt" fo:language="en" fo:country="US" fo:font-style="normal" fo:font-weight="normal" officeooo:rsid="0ee6dfd4" officeooo:paragraph-rsid="0ee76fdd" style:font-size-asian="12pt" style:font-style-asian="normal" style:font-weight-asian="normal" style:font-size-complex="12pt" style:font-style-complex="normal" style:font-weight-complex="normal"/>
    </style:style>
    <style:style style:name="P43" style:family="paragraph" style:parent-style-name="Standard">
      <style:paragraph-properties fo:line-height="200%" fo:text-align="justify" style:justify-single-word="false"/>
      <style:text-properties style:font-name="Times New Roman" officeooo:paragraph-rsid="0e8840da"/>
    </style:style>
    <style:style style:name="P44" style:family="paragraph" style:parent-style-name="Standard">
      <style:paragraph-properties fo:line-height="200%" fo:text-align="justify" style:justify-single-word="false"/>
      <style:text-properties style:font-name="Times New Roman" officeooo:paragraph-rsid="0e8d2b99"/>
    </style:style>
    <style:style style:name="P45" style:family="paragraph" style:parent-style-name="Standard">
      <style:paragraph-properties fo:line-height="200%" fo:text-align="justify" style:justify-single-word="false"/>
      <style:text-properties style:font-name="Times New Roman" officeooo:paragraph-rsid="0e923f13"/>
    </style:style>
    <style:style style:name="P46" style:family="paragraph" style:parent-style-name="Standard">
      <style:paragraph-properties fo:line-height="200%" fo:text-align="justify" style:justify-single-word="false"/>
      <style:text-properties style:font-name="Times New Roman" officeooo:paragraph-rsid="0ee9c825"/>
    </style:style>
    <style:style style:name="P47" style:family="paragraph" style:parent-style-name="Standard">
      <style:paragraph-properties fo:line-height="200%" fo:text-align="justify" style:justify-single-word="false"/>
      <style:text-properties style:font-name="Times New Roman" officeooo:paragraph-rsid="0e96ba25"/>
    </style:style>
    <style:style style:name="P48" style:family="paragraph" style:parent-style-name="Standard">
      <style:paragraph-properties fo:line-height="200%" fo:text-align="justify" style:justify-single-word="false"/>
      <style:text-properties style:font-name="Times New Roman" officeooo:paragraph-rsid="0ee14ec4"/>
    </style:style>
    <style:style style:name="P49" style:family="paragraph" style:parent-style-name="Standard">
      <style:paragraph-properties fo:line-height="200%" fo:text-align="justify" style:justify-single-word="false"/>
      <style:text-properties style:font-name="Times New Roman" officeooo:paragraph-rsid="0ed001d8"/>
    </style:style>
    <style:style style:name="P50" style:family="paragraph" style:parent-style-name="Standard">
      <style:paragraph-properties fo:line-height="200%" fo:text-align="justify" style:justify-single-word="false"/>
      <style:text-properties style:font-name="Times New Roman" officeooo:rsid="0e8639c4" officeooo:paragraph-rsid="0e8639c4"/>
    </style:style>
    <style:style style:name="P51" style:family="paragraph" style:parent-style-name="Standard">
      <style:paragraph-properties fo:line-height="200%" fo:text-align="justify" style:justify-single-word="false"/>
      <style:text-properties style:font-name="Times New Roman" officeooo:rsid="0e8639c4" officeooo:paragraph-rsid="0e865d5e"/>
    </style:style>
    <style:style style:name="P52" style:family="paragraph" style:parent-style-name="Standard">
      <style:paragraph-properties fo:line-height="200%" fo:text-align="justify" style:justify-single-word="false"/>
      <style:text-properties style:font-name="Times New Roman" officeooo:rsid="0e8639c4" officeooo:paragraph-rsid="0e8840da"/>
    </style:style>
    <style:style style:name="P53" style:family="paragraph" style:parent-style-name="Standard">
      <style:text-properties style:font-name="Times New Roman" fo:font-size="12pt" fo:language="en" fo:country="US" fo:font-style="normal" officeooo:paragraph-rsid="0eebf660" fo:background-color="transparent" style:font-size-asian="12pt" style:font-style-asian="normal" style:font-size-complex="12pt" style:font-style-complex="normal"/>
    </style:style>
    <style:style style:name="P54" style:family="paragraph" style:parent-style-name="Standard">
      <style:paragraph-properties fo:line-height="200%" fo:text-align="justify" style:justify-single-word="false"/>
      <style:text-properties style:font-name="Times New Roman" fo:font-size="12pt" officeooo:paragraph-rsid="0f1da82f"/>
    </style:style>
    <style:style style:name="P55" style:family="paragraph" style:parent-style-name="Standard">
      <style:paragraph-properties fo:line-height="200%" fo:text-align="justify" style:justify-single-word="false"/>
      <style:text-properties style:font-name="Times New Roman" fo:font-weight="normal" officeooo:rsid="0ea75c18" officeooo:paragraph-rsid="0ea7d448" fo:background-color="transparent" style:font-weight-asian="normal" style:font-weight-complex="normal"/>
    </style:style>
    <style:style style:name="P56" style:family="paragraph" style:parent-style-name="Standard">
      <style:paragraph-properties fo:line-height="200%" fo:text-align="justify" style:justify-single-word="false"/>
      <style:text-properties style:font-name="Times New Roman" fo:font-weight="normal" officeooo:rsid="0ea8f36a" officeooo:paragraph-rsid="0ea8f36a" fo:background-color="transparent" style:font-weight-asian="normal" style:font-weight-complex="normal"/>
    </style:style>
    <style:style style:name="P57" style:family="paragraph" style:parent-style-name="Standard">
      <style:paragraph-properties fo:line-height="200%" fo:text-align="justify" style:justify-single-word="false"/>
      <style:text-properties style:font-name="Times New Roman" fo:font-style="italic" fo:font-weight="normal" officeooo:rsid="0ed001d8" officeooo:paragraph-rsid="0ed001d8" style:font-style-asian="italic" style:font-weight-asian="normal" style:font-style-complex="italic" style:font-weight-complex="normal"/>
    </style:style>
    <style:style style:name="P58" style:family="paragraph" style:parent-style-name="Standard">
      <style:paragraph-properties fo:line-height="200%" fo:text-align="justify" style:justify-single-word="false"/>
      <style:text-properties style:font-name="Times New Roman" fo:font-style="italic" fo:font-weight="normal" officeooo:rsid="0ea75c18" officeooo:paragraph-rsid="0ea75c18" fo:background-color="transparent" style:font-style-asian="italic" style:font-weight-asian="normal" style:font-style-complex="italic" style:font-weight-complex="normal"/>
    </style:style>
    <style:style style:name="P59" style:family="paragraph" style:parent-style-name="Standard">
      <style:paragraph-properties fo:line-height="200%" fo:text-align="justify" style:justify-single-word="false"/>
      <style:text-properties style:font-name="Times New Roman" officeooo:rsid="000cb086" officeooo:paragraph-rsid="000b957d" fo:background-color="#72bf44"/>
    </style:style>
    <style:style style:name="P60" style:family="paragraph" style:parent-style-name="Standard">
      <style:paragraph-properties fo:line-height="200%" fo:text-align="justify" style:justify-single-word="false"/>
      <style:text-properties style:font-name="Times New Roman" officeooo:rsid="0f21b2e1" officeooo:paragraph-rsid="0f21b2e1" fo:background-color="#72bf44"/>
    </style:style>
    <style:style style:name="P61" style:family="paragraph" style:parent-style-name="Standard">
      <style:text-properties style:font-name="Times New Roman" officeooo:rsid="0e952ce2" officeooo:paragraph-rsid="0ee9c825"/>
    </style:style>
    <style:style style:name="P62" style:family="paragraph" style:parent-style-name="Standard">
      <style:paragraph-properties fo:line-height="200%" fo:text-align="justify" style:justify-single-word="false"/>
      <style:text-properties style:font-name="Times New Roman" officeooo:rsid="0e952ce2" officeooo:paragraph-rsid="0f147d6f"/>
    </style:style>
    <style:style style:name="P63" style:family="paragraph" style:parent-style-name="Standard">
      <style:text-properties style:font-name="Times New Roman" officeooo:rsid="0e9ae716" officeooo:paragraph-rsid="0e9a665d" fo:background-color="#fff200"/>
    </style:style>
    <style:style style:name="P64" style:family="paragraph" style:parent-style-name="Standard">
      <style:paragraph-properties fo:line-height="200%" fo:text-align="justify" style:justify-single-word="false"/>
      <style:text-properties style:font-name="Times New Roman" officeooo:rsid="0e9e72bb" officeooo:paragraph-rsid="0e9e72bb"/>
    </style:style>
    <style:style style:name="P65" style:family="paragraph" style:parent-style-name="Standard">
      <style:paragraph-properties fo:line-height="200%" fo:text-align="justify" style:justify-single-word="false"/>
      <style:text-properties style:font-name="Times New Roman" officeooo:rsid="0ee0c1d4" officeooo:paragraph-rsid="0ee0c1d4"/>
    </style:style>
    <style:style style:name="P66" style:family="paragraph" style:parent-style-name="Standard">
      <style:paragraph-properties fo:line-height="200%" fo:text-align="justify" style:justify-single-word="false"/>
      <style:text-properties style:font-name="Times New Roman" officeooo:paragraph-rsid="0e933e2a" fo:background-color="transparent"/>
    </style:style>
    <style:style style:name="P67" style:family="paragraph" style:parent-style-name="Standard">
      <style:paragraph-properties fo:line-height="200%" fo:text-align="justify" style:justify-single-word="false"/>
      <style:text-properties style:font-name="Times New Roman" officeooo:rsid="0e9ae716" officeooo:paragraph-rsid="0ee9c825" fo:background-color="transparent"/>
    </style:style>
    <style:style style:name="P68" style:family="paragraph" style:parent-style-name="Standard">
      <style:paragraph-properties fo:line-height="200%" fo:text-align="justify" style:justify-single-word="false"/>
      <style:text-properties style:font-name="Times New Roman" fo:font-style="normal" fo:font-weight="normal" officeooo:rsid="0f15baf2" officeooo:paragraph-rsid="0f218bfd" fo:background-color="transparent" style:font-style-asian="normal" style:font-weight-asian="normal" style:font-style-complex="normal" style:font-weight-complex="normal"/>
    </style:style>
    <style:style style:name="P69"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eba881d" officeooo:paragraph-rsid="0ecc6420" style:font-size-asian="12pt" style:font-style-asian="italic" style:font-weight-asian="normal" style:font-size-complex="12pt" style:font-style-complex="italic" style:font-weight-complex="normal"/>
    </style:style>
    <style:style style:name="P70" style:family="paragraph" style:parent-style-name="Standard">
      <style:paragraph-properties fo:line-height="200%" fo:text-align="justify" style:justify-single-word="false"/>
      <style:text-properties style:font-name="times new roman1" fo:font-size="12pt" fo:language="en" fo:country="US" fo:font-style="italic" fo:font-weight="bold" officeooo:rsid="0109fa88" officeooo:paragraph-rsid="0f20fccd" style:font-size-asian="12pt" style:font-style-asian="italic" style:font-weight-asian="bold" style:font-size-complex="12pt" style:font-style-complex="italic" style:font-weight-complex="bold"/>
    </style:style>
    <style:style style:name="P71" style:family="paragraph" style:parent-style-name="Standard">
      <style:paragraph-properties fo:line-height="200%" fo:text-align="justify" style:justify-single-word="false"/>
      <style:text-properties style:font-name="times new roman1" fo:font-size="12pt" fo:language="en" fo:country="US" fo:font-style="normal" officeooo:rsid="027b41e6" officeooo:paragraph-rsid="0eadd56e" style:font-size-asian="12pt" style:font-style-asian="normal" style:font-size-complex="12pt" style:font-style-complex="normal"/>
    </style:style>
    <style:style style:name="P72" style:family="paragraph" style:parent-style-name="Standard">
      <style:paragraph-properties fo:line-height="200%" fo:text-align="justify" style:justify-single-word="false"/>
      <style:text-properties style:font-name="times new roman1" fo:font-size="12pt" fo:language="en" fo:country="US" fo:font-style="normal" officeooo:rsid="027b41e6" officeooo:paragraph-rsid="0efe20f8" style:font-size-asian="12pt" style:font-style-asian="normal" style:font-size-complex="12pt" style:font-style-complex="normal"/>
    </style:style>
    <style:style style:name="P73" style:family="paragraph" style:parent-style-name="Standard">
      <style:paragraph-properties fo:line-height="200%" fo:text-align="justify" style:justify-single-word="false"/>
      <style:text-properties style:font-name="times new roman1" fo:font-size="12pt" fo:language="en" fo:country="US" fo:font-style="normal" officeooo:rsid="0281ead2" officeooo:paragraph-rsid="0eadd56e" style:font-size-asian="12pt" style:font-style-asian="normal" style:font-size-complex="12pt" style:font-style-complex="normal"/>
    </style:style>
    <style:style style:name="P74" style:family="paragraph" style:parent-style-name="Standard">
      <style:paragraph-properties fo:line-height="200%" fo:text-align="justify" style:justify-single-word="false"/>
      <style:text-properties style:font-name="times new roman1" fo:font-size="12pt" fo:language="en" fo:country="US" fo:font-style="normal" officeooo:rsid="0281ead2" officeooo:paragraph-rsid="0ee4c5a7" style:font-size-asian="12pt" style:font-style-asian="normal" style:font-size-complex="12pt" style:font-style-complex="normal"/>
    </style:style>
    <style:style style:name="P75" style:family="paragraph" style:parent-style-name="Standard">
      <style:paragraph-properties fo:line-height="200%" fo:text-align="justify" style:justify-single-word="false"/>
      <style:text-properties style:font-name="times new roman1" fo:font-size="12pt" fo:language="en" fo:country="US" fo:font-style="normal" officeooo:rsid="028a2ddf" officeooo:paragraph-rsid="0ed9aeb3" style:font-size-asian="12pt" style:font-style-asian="normal" style:font-size-complex="12pt" style:font-style-complex="normal"/>
    </style:style>
    <style:style style:name="P76" style:family="paragraph" style:parent-style-name="Standard">
      <style:paragraph-properties fo:line-height="200%" fo:text-align="justify" style:justify-single-word="false"/>
      <style:text-properties style:font-name="times new roman1" fo:font-size="12pt" fo:language="en" fo:country="US" fo:font-style="normal" officeooo:rsid="0ea6a177" officeooo:paragraph-rsid="0ea6a177" style:font-size-asian="12pt" style:font-style-asian="normal" style:font-size-complex="12pt" style:font-style-complex="normal"/>
    </style:style>
    <style:style style:name="P77" style:family="paragraph" style:parent-style-name="Standard">
      <style:paragraph-properties fo:line-height="200%" fo:text-align="justify" style:justify-single-word="false"/>
      <style:text-properties style:font-name="times new roman1" fo:font-size="12pt" fo:language="en" fo:country="US" fo:font-style="normal" officeooo:paragraph-rsid="0eedd478" style:font-size-asian="12pt" style:font-style-asian="normal" style:font-size-complex="12pt" style:font-style-complex="normal"/>
    </style:style>
    <style:style style:name="P78" style:family="paragraph" style:parent-style-name="Standard">
      <style:paragraph-properties fo:line-height="200%" fo:text-align="justify" style:justify-single-word="false"/>
      <style:text-properties style:font-name="times new roman1" fo:font-size="12pt" fo:language="en" fo:country="US" fo:font-style="normal" officeooo:rsid="027123a1" officeooo:paragraph-rsid="0efe20f8" style:font-size-asian="12pt" style:font-style-asian="normal" style:font-size-complex="12pt" style:font-style-complex="normal"/>
    </style:style>
    <style:style style:name="P79" style:family="paragraph" style:parent-style-name="Standard">
      <style:paragraph-properties fo:line-height="200%" fo:text-align="justify" style:justify-single-word="false"/>
      <style:text-properties style:font-name="times new roman1" fo:font-size="12pt" fo:language="en" fo:country="US" fo:font-style="normal" fo:font-weight="bold" officeooo:rsid="027b41e6" officeooo:paragraph-rsid="0eadd56e" style:font-size-asian="12pt" style:font-style-asian="normal" style:font-weight-asian="bold" style:font-size-complex="12pt" style:font-style-complex="normal" style:font-weight-complex="bold"/>
    </style:style>
    <style:style style:name="P80" style:family="paragraph" style:parent-style-name="Standard">
      <style:paragraph-properties fo:line-height="200%" fo:text-align="justify" style:justify-single-word="false"/>
      <style:text-properties style:font-name="times new roman1" fo:font-size="12pt" fo:language="en" fo:country="US" fo:font-style="normal" fo:font-weight="bold" officeooo:rsid="0eba881d" officeooo:paragraph-rsid="0ecc6420" style:font-size-asian="12pt" style:font-style-asian="normal" style:font-weight-asian="bold" style:font-size-complex="12pt" style:font-style-complex="normal" style:font-weight-complex="bold"/>
    </style:style>
    <style:style style:name="P81" style:family="paragraph" style:parent-style-name="Standard">
      <style:paragraph-properties fo:line-height="200%" fo:text-align="justify" style:justify-single-word="false"/>
      <style:text-properties style:font-name="times new roman1" fo:font-size="12pt" fo:language="en" fo:country="US" fo:font-style="normal" fo:font-weight="bold" officeooo:rsid="013b9cef" officeooo:paragraph-rsid="0eba8c32" fo:background-color="#fff200" style:font-size-asian="12pt" style:font-style-asian="normal" style:font-weight-asian="bold" style:font-size-complex="12pt" style:font-style-complex="normal" style:font-weight-complex="bold"/>
    </style:style>
    <style:style style:name="P82"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ebe1876" officeooo:paragraph-rsid="0ebe1876" style:font-size-asian="12pt" style:font-style-asian="normal" style:font-weight-asian="normal" style:font-size-complex="12pt" style:font-style-complex="normal" style:font-weight-complex="normal"/>
    </style:style>
    <style:style style:name="P83"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ecc6420" officeooo:paragraph-rsid="0ecc6420" style:font-size-asian="12pt" style:font-style-asian="normal" style:font-weight-asian="normal" style:font-size-complex="12pt" style:font-style-complex="normal" style:font-weight-complex="normal"/>
    </style:style>
    <style:style style:name="P84" style:family="paragraph" style:parent-style-name="Standard">
      <style:paragraph-properties fo:line-height="200%" fo:text-align="justify" style:justify-single-word="false"/>
      <style:text-properties style:font-name="times new roman1" fo:font-size="12pt" fo:language="en" fo:country="US" officeooo:paragraph-rsid="0eadd56e" style:font-size-asian="12pt" style:font-size-complex="12pt"/>
    </style:style>
    <style:style style:name="P85" style:family="paragraph" style:parent-style-name="Standard">
      <style:paragraph-properties fo:line-height="200%" fo:text-align="justify" style:justify-single-word="false"/>
      <style:text-properties style:font-name="times new roman1" fo:font-size="12pt" fo:language="en" fo:country="US" officeooo:paragraph-rsid="0eca212d" style:font-size-asian="12pt" style:font-size-complex="12pt"/>
    </style:style>
    <style:style style:name="P86" style:family="paragraph" style:parent-style-name="Standard">
      <style:paragraph-properties fo:line-height="200%" fo:text-align="justify" style:justify-single-word="false"/>
      <style:text-properties style:font-name="times new roman1" fo:font-size="12pt" fo:language="en" fo:country="US" officeooo:paragraph-rsid="0ee2ab2e" style:font-size-asian="12pt" style:font-size-complex="12pt"/>
    </style:style>
    <style:style style:name="P87" style:family="paragraph" style:parent-style-name="Standard">
      <style:paragraph-properties fo:line-height="200%" fo:text-align="justify" style:justify-single-word="false"/>
      <style:text-properties style:font-name="times new roman" fo:font-size="12pt" fo:language="en" fo:country="US" fo:font-style="normal" fo:font-weight="normal" officeooo:rsid="0281ead2" officeooo:paragraph-rsid="0eadd56e" style:font-size-asian="12pt" style:font-style-asian="normal" style:font-weight-asian="normal" style:font-size-complex="12pt" style:font-style-complex="normal" style:font-weight-complex="normal"/>
    </style:style>
    <style:style style:name="P88" style:family="paragraph" style:parent-style-name="Standard">
      <style:paragraph-properties fo:line-height="200%" fo:text-align="justify" style:justify-single-word="false"/>
      <style:text-properties style:font-name="times new roman" fo:font-size="12pt" fo:language="en" fo:country="US" fo:font-style="normal" fo:font-weight="normal" officeooo:rsid="0298606b" officeooo:paragraph-rsid="0eadd56e" style:font-size-asian="12pt" style:font-style-asian="normal" style:font-weight-asian="normal" style:font-size-complex="12pt" style:font-style-complex="normal" style:font-weight-complex="normal"/>
    </style:style>
    <style:style style:name="P89" style:family="paragraph" style:parent-style-name="Standard">
      <style:paragraph-properties fo:line-height="200%" fo:text-align="justify" style:justify-single-word="false"/>
      <style:text-properties style:font-name="times new roman" fo:font-size="12pt" fo:language="en" fo:country="US" fo:font-style="normal" fo:font-weight="normal" officeooo:rsid="0ef0934b" officeooo:paragraph-rsid="0f0a256b" style:font-size-asian="12pt" style:font-style-asian="normal" style:font-weight-asian="normal" style:font-size-complex="12pt" style:font-style-complex="normal" style:font-weight-complex="normal"/>
    </style:style>
    <style:style style:name="P90" style:family="paragraph" style:parent-style-name="Standard">
      <style:paragraph-properties fo:line-height="200%" fo:text-align="justify" style:justify-single-word="false"/>
      <style:text-properties style:font-name="times new roman" fo:font-size="12pt" fo:language="en" fo:country="US" fo:font-style="normal" fo:font-weight="bold" officeooo:rsid="0eb7161c" officeooo:paragraph-rsid="0eb7161c" style:font-size-asian="12pt" style:font-style-asian="normal" style:font-weight-asian="bold" style:font-size-complex="12pt" style:font-style-complex="normal" style:font-weight-complex="bold"/>
    </style:style>
    <style:style style:name="P91" style:family="paragraph" style:parent-style-name="Standard">
      <style:paragraph-properties fo:line-height="200%" fo:text-align="justify" style:justify-single-word="false"/>
      <style:text-properties style:font-name="times new roman" fo:font-size="12pt" fo:language="en" fo:country="US" fo:font-style="normal" fo:font-weight="bold" officeooo:rsid="0ebe1876" officeooo:paragraph-rsid="0ebe1876" style:font-size-asian="12pt" style:font-style-asian="normal" style:font-weight-asian="bold" style:font-size-complex="12pt" style:font-style-complex="normal" style:font-weight-complex="bold"/>
    </style:style>
    <style:style style:name="P92" style:family="paragraph" style:parent-style-name="Standard">
      <style:paragraph-properties fo:line-height="200%" fo:text-align="justify" style:justify-single-word="false"/>
      <style:text-properties style:font-name="times new roman" fo:font-size="12pt" fo:language="en" fo:country="US" officeooo:paragraph-rsid="0eb6761b" style:font-size-asian="12pt" style:font-size-complex="12pt"/>
    </style:style>
    <style:style style:name="P93" style:family="paragraph" style:parent-style-name="Standard">
      <style:paragraph-properties fo:line-height="200%" fo:text-align="justify" style:justify-single-word="false"/>
      <style:text-properties style:font-name="times new roman" fo:font-size="12pt" fo:language="en" fo:country="US" fo:font-weight="normal" officeooo:paragraph-rsid="0eca212d" style:font-size-asian="12pt" style:font-weight-asian="normal" style:font-size-complex="12pt" style:font-weight-complex="normal"/>
    </style:style>
    <style:style style:name="P94" style:family="paragraph" style:parent-style-name="Standard">
      <style:paragraph-properties fo:line-height="200%" fo:text-align="justify" style:justify-single-word="false"/>
      <style:text-properties style:font-name="times new roman" fo:font-size="12pt" fo:language="en" fo:country="US" fo:font-style="italic" fo:font-weight="normal" officeooo:rsid="0ec8e219" officeooo:paragraph-rsid="0ec8e219" style:font-size-asian="12pt" style:font-style-asian="italic" style:font-weight-asian="normal" style:font-size-complex="12pt" style:font-style-complex="italic" style:font-weight-complex="normal"/>
    </style:style>
    <style:style style:name="P95" style:family="paragraph" style:parent-style-name="Standard">
      <style:paragraph-properties fo:line-height="200%" fo:text-align="justify" style:justify-single-word="false"/>
      <style:text-properties officeooo:paragraph-rsid="0eca212d"/>
    </style:style>
    <style:style style:name="P96" style:family="paragraph" style:parent-style-name="Standard">
      <style:paragraph-properties fo:line-height="200%" fo:text-align="justify" style:justify-single-word="false"/>
      <style:text-properties officeooo:paragraph-rsid="0ea0a46b"/>
    </style:style>
    <style:style style:name="P97" style:family="paragraph" style:parent-style-name="Standard">
      <style:paragraph-properties fo:line-height="200%"/>
      <style:text-properties officeooo:paragraph-rsid="0e933e2a"/>
    </style:style>
    <style:style style:name="P98" style:family="paragraph" style:parent-style-name="Standard">
      <style:text-properties officeooo:paragraph-rsid="0edf2903"/>
    </style:style>
    <style:style style:name="P99" style:family="paragraph" style:parent-style-name="Standard">
      <style:text-properties officeooo:paragraph-rsid="0ee76fdd"/>
    </style:style>
    <style:style style:name="P100" style:family="paragraph" style:parent-style-name="Standard">
      <style:text-properties officeooo:paragraph-rsid="0ee7e5f4"/>
    </style:style>
    <style:style style:name="P101" style:family="paragraph" style:parent-style-name="Standard">
      <style:text-properties officeooo:paragraph-rsid="0ee9c825"/>
    </style:style>
    <style:style style:name="P102" style:family="paragraph" style:parent-style-name="Standard">
      <style:text-properties officeooo:paragraph-rsid="0eea2f52"/>
    </style:style>
    <style:style style:name="P103" style:family="paragraph" style:parent-style-name="Standard">
      <style:text-properties officeooo:paragraph-rsid="0ee9c825" fo:background-color="transparent"/>
    </style:style>
    <style:style style:name="P104" style:family="paragraph" style:parent-style-name="Standard">
      <style:text-properties officeooo:paragraph-rsid="0ee2ab2e" fo:background-color="transparent"/>
    </style:style>
    <style:style style:name="P105" style:family="paragraph" style:parent-style-name="Standard">
      <style:paragraph-properties fo:line-height="200%" fo:text-align="justify" style:justify-single-word="false"/>
      <style:text-properties fo:language="en" fo:country="US" officeooo:paragraph-rsid="0f0a256b"/>
    </style:style>
    <style:style style:name="P106" style:family="paragraph" style:parent-style-name="Standard" style:master-page-name="Standard">
      <style:paragraph-properties fo:line-height="200%" fo:text-align="justify" style:justify-single-word="false" style:page-number="auto"/>
      <style:text-properties style:font-name="times new roman1" fo:font-size="12pt" fo:language="en" fo:country="US" fo:font-weight="bold" officeooo:rsid="0eb4cb99" officeooo:paragraph-rsid="0eb4cb99" style:font-size-asian="12pt" style:font-weight-asian="bold" style:font-size-complex="12pt" style:font-weight-complex="bold"/>
    </style:style>
    <style:style style:name="P107" style:family="paragraph" style:parent-style-name="Standard">
      <style:paragraph-properties fo:margin-left="0.847cm" fo:margin-right="0cm" fo:margin-top="0cm" fo:margin-bottom="0.247cm" loext:contextual-spacing="false" fo:line-height="120%" fo:text-align="start" style:justify-single-word="false" fo:text-indent="-0.847cm" style:auto-text-indent="false"/>
      <style:text-properties style:text-position="0% 100%" style:font-name="Times New Roman" fo:font-size="12pt" fo:language="en" fo:country="US" fo:font-style="normal" fo:font-weight="bold" officeooo:rsid="001d5b62" officeooo:paragraph-rsid="0f218bf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847cm" fo:margin-right="0cm" fo:margin-top="0cm" fo:margin-bottom="0.247cm" loext:contextual-spacing="false" fo:line-height="120%" fo:text-align="start" style:justify-single-word="false" fo:text-indent="-0.847cm" style:auto-text-indent="false"/>
      <style:text-properties style:text-position="0% 100%" style:font-name="Times New Roman" fo:font-size="12pt" fo:language="en" fo:country="US" fo:font-style="normal" fo:font-weight="normal" officeooo:rsid="001d5b62" officeooo:paragraph-rsid="0f218bfd"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847cm" fo:margin-right="0cm" fo:margin-top="0cm" fo:margin-bottom="0.247cm" loext:contextual-spacing="false" fo:line-height="100%" fo:text-align="start" style:justify-single-word="false" fo:text-indent="-0.847cm" style:auto-text-indent="false"/>
      <style:text-properties style:font-name="Times New Roman" fo:font-size="12pt" officeooo:paragraph-rsid="0f1ffb22"/>
    </style:style>
    <style:style style:name="P110" style:family="paragraph" style:parent-style-name="Standard">
      <style:paragraph-properties fo:line-height="200%" fo:text-align="justify" style:justify-single-word="false"/>
      <style:text-properties style:text-position="0% 100%" style:font-name="Times New Roman" fo:font-size="12pt" fo:language="en" fo:country="US" fo:font-style="normal" fo:font-weight="normal" officeooo:rsid="0e7913fa" officeooo:paragraph-rsid="0f0246de" style:font-size-asian="12pt" style:font-style-asian="normal" style:font-weight-asian="normal" style:font-size-complex="12pt" style:font-style-complex="normal" style:font-weight-complex="normal"/>
    </style:style>
    <style:style style:name="P111" style:family="paragraph" style:parent-style-name="Standard">
      <style:paragraph-properties fo:line-height="100%" fo:text-align="start" style:justify-single-word="false"/>
      <style:text-properties style:font-name="Times New Roman" fo:font-size="12pt" officeooo:paragraph-rsid="0f1ffb22"/>
    </style:style>
    <style:style style:name="P112" style:family="paragraph" style:parent-style-name="Standard">
      <style:paragraph-properties fo:margin-left="0cm" fo:margin-right="0cm" fo:margin-top="0cm" fo:margin-bottom="0.247cm" loext:contextual-spacing="false" fo:line-height="100%" fo:text-align="start" style:justify-single-word="false" fo:text-indent="0cm" style:auto-text-indent="false"/>
      <style:text-properties style:font-name="Times New Roman" fo:font-size="12pt" officeooo:paragraph-rsid="0f218bfd"/>
    </style:style>
    <style:style style:name="P113" style:family="paragraph" style:parent-style-name="Standard">
      <style:paragraph-properties fo:margin-left="0cm" fo:margin-right="0cm" fo:margin-top="0cm" fo:margin-bottom="0.247cm" loext:contextual-spacing="false" fo:line-height="100%" fo:text-indent="0cm" style:auto-text-indent="false"/>
      <style:text-properties style:font-name="Times New Roman" fo:font-size="12pt" officeooo:paragraph-rsid="0f1ecd01"/>
    </style:style>
    <style:style style:name="P114" style:family="paragraph" style:parent-style-name="Standard">
      <style:paragraph-properties fo:margin-left="0cm" fo:margin-right="0cm" fo:line-height="100%" fo:text-indent="0cm" style:auto-text-indent="false"/>
      <style:text-properties style:font-name="Times New Roman" fo:font-size="12pt" officeooo:paragraph-rsid="0f1ecd01"/>
    </style:style>
    <style:style style:name="P115" style:family="paragraph" style:parent-style-name="Standard">
      <style:paragraph-properties fo:margin-left="0cm" fo:margin-right="0cm" fo:line-height="100%" fo:text-align="start" style:justify-single-word="false" fo:text-indent="0cm" style:auto-text-indent="false"/>
      <style:text-properties style:text-position="0% 100%" style:font-name="Times New Roman" fo:font-size="12pt" fo:language="en" fo:country="US" fo:font-style="normal" fo:font-weight="bold" officeooo:rsid="0f1da82f" officeooo:paragraph-rsid="0f1ecd01" style:font-size-asian="12pt" style:font-style-asian="normal" style:font-weight-asian="bold" style:font-size-complex="12pt" style:font-style-complex="normal" style:font-weight-complex="bold"/>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277c98b"/>
    </style:style>
    <style:style style:name="T2" style:family="text">
      <style:text-properties style:text-position="super 58%" style:font-name="times new roman1" fo:font-size="12pt" fo:language="en" fo:country="US" fo:font-style="normal" officeooo:rsid="0ea2015e" style:font-size-asian="12pt" style:font-style-asian="normal" style:font-size-complex="12pt" style:font-style-complex="normal"/>
    </style:style>
    <style:style style:name="T3" style:family="text">
      <style:text-properties style:text-position="super 58%" fo:font-style="normal" fo:font-weight="normal" officeooo:rsid="0ec0f14d" style:font-style-asian="normal" style:font-weight-asian="normal" style:font-style-complex="normal" style:font-weight-complex="normal"/>
    </style:style>
    <style:style style:name="T4" style:family="text">
      <style:text-properties style:text-position="0% 100%"/>
    </style:style>
    <style:style style:name="T5" style:family="text">
      <style:text-properties style:text-position="0% 100%" officeooo:rsid="0274f6a5"/>
    </style:style>
    <style:style style:name="T6" style:family="text">
      <style:text-properties style:text-position="0% 100%" officeooo:rsid="02763c44"/>
    </style:style>
    <style:style style:name="T7" style:family="text">
      <style:text-properties style:text-position="0% 100%" officeooo:rsid="0277c98b"/>
    </style:style>
    <style:style style:name="T8" style:family="text">
      <style:text-properties style:text-position="0% 100%" officeooo:rsid="027e221c"/>
    </style:style>
    <style:style style:name="T9" style:family="text">
      <style:text-properties style:text-position="0% 100%" fo:font-size="12pt" fo:language="en" fo:country="US" fo:font-style="normal" style:font-size-asian="12pt" style:font-style-asian="normal" style:font-size-complex="12pt" style:font-style-complex="normal"/>
    </style:style>
    <style:style style:name="T10" style:family="text">
      <style:text-properties style:text-position="0% 100%" fo:font-size="12pt" fo:language="en" fo:country="US" fo:font-style="normal" fo:font-weight="normal" officeooo:rsid="0e7913fa" style:font-size-asian="12pt" style:font-style-asian="normal" style:font-weight-asian="normal" style:font-size-complex="12pt" style:font-style-complex="normal" style:font-weight-complex="normal"/>
    </style:style>
    <style:style style:name="T11" style:family="text">
      <style:text-properties style:text-position="0% 100%" officeooo:rsid="0e89f93b"/>
    </style:style>
    <style:style style:name="T12" style:family="text">
      <style:text-properties style:text-position="0% 100%" officeooo:rsid="0e8840da"/>
    </style:style>
    <style:style style:name="T13" style:family="text">
      <style:text-properties style:text-position="0% 100%" officeooo:rsid="0e8b55b2"/>
    </style:style>
    <style:style style:name="T14" style:family="text">
      <style:text-properties style:text-position="0% 100%" officeooo:rsid="0e8b1846"/>
    </style:style>
    <style:style style:name="T15" style:family="text">
      <style:text-properties style:text-position="0% 100%" style:font-name="times new roman1" fo:font-size="12pt" fo:language="en" fo:country="US" fo:font-style="normal" style:font-size-asian="12pt" style:font-style-asian="normal" style:font-size-complex="12pt" style:font-style-complex="normal"/>
    </style:style>
    <style:style style:name="T16" style:family="text">
      <style:text-properties style:text-position="0% 100%" style:font-name="times new roman1" fo:font-size="12pt" fo:language="en" fo:country="US" fo:font-style="normal" officeooo:rsid="0277c98b" style:font-size-asian="12pt" style:font-style-asian="normal" style:font-size-complex="12pt" style:font-style-complex="normal"/>
    </style:style>
    <style:style style:name="T17" style:family="text">
      <style:text-properties style:text-position="0% 100%" style:font-name="times new roman1" fo:font-size="12pt" fo:language="en" fo:country="US" fo:font-style="normal" officeooo:rsid="0ea0a46b" style:font-size-asian="12pt" style:font-style-asian="normal" style:font-size-complex="12pt" style:font-style-complex="normal"/>
    </style:style>
    <style:style style:name="T18" style:family="text">
      <style:text-properties style:text-position="0% 100%" style:font-name="times new roman1" fo:font-size="12pt" fo:language="en" fo:country="US" fo:font-style="normal" officeooo:rsid="0ea2015e" style:font-size-asian="12pt" style:font-style-asian="normal" style:font-size-complex="12pt" style:font-style-complex="normal"/>
    </style:style>
    <style:style style:name="T19" style:family="text">
      <style:text-properties style:text-position="0% 100%" style:font-name="times new roman1" fo:font-size="12pt" fo:language="en" fo:country="US" fo:font-style="normal" officeooo:rsid="0ea2b865" style:font-size-asian="12pt" style:font-style-asian="normal" style:font-size-complex="12pt" style:font-style-complex="normal"/>
    </style:style>
    <style:style style:name="T20" style:family="text">
      <style:text-properties style:text-position="0% 100%" style:font-name="times new roman1" fo:font-size="12pt" fo:language="en" fo:country="US" fo:font-style="normal" officeooo:rsid="0ecbb6e2" style:font-size-asian="12pt" style:font-style-asian="normal" style:font-size-complex="12pt" style:font-style-complex="normal"/>
    </style:style>
    <style:style style:name="T21" style:family="text">
      <style:text-properties style:text-position="0% 100%" style:font-name="times new roman1" fo:font-size="12pt" fo:language="en" fo:country="US" fo:font-style="normal" officeooo:rsid="0efbb088" style:font-size-asian="12pt" style:font-style-asian="normal" style:font-size-complex="12pt" style:font-style-complex="normal"/>
    </style:style>
    <style:style style:name="T22" style:family="text">
      <style:text-properties style:text-position="0% 100%" style:font-name="times new roman1" fo:font-size="12pt" fo:language="en" fo:country="US" fo:font-style="normal" officeooo:rsid="0efd4db6" style:font-size-asian="12pt" style:font-style-asian="normal" style:font-size-complex="12pt" style:font-style-complex="normal"/>
    </style:style>
    <style:style style:name="T23" style:family="text">
      <style:text-properties style:text-position="0% 100%" style:font-name="times new roman1" fo:font-size="12pt" fo:language="en" fo:country="US" fo:font-style="normal" officeooo:rsid="0f14ce6b" style:font-size-asian="12pt" style:font-style-asian="normal" style:font-size-complex="12pt" style:font-style-complex="normal"/>
    </style:style>
    <style:style style:name="T24" style:family="text">
      <style:text-properties style:text-position="0% 100%" style:font-name="times new roman1" fo:font-size="12pt" fo:language="en" fo:country="US" fo:font-style="normal" officeooo:rsid="0f1c463d" style:font-size-asian="12pt" style:font-style-asian="normal" style:font-size-complex="12pt" style:font-style-complex="normal"/>
    </style:style>
    <style:style style:name="T25" style:family="text">
      <style:text-properties style:text-position="0% 100%" officeooo:rsid="028c1cd2"/>
    </style:style>
    <style:style style:name="T26" style:family="text">
      <style:text-properties style:text-position="0% 100%" officeooo:rsid="028cbdee"/>
    </style:style>
    <style:style style:name="T27" style:family="text">
      <style:text-properties style:text-position="0% 100%" style:font-name="times new roman" fo:font-weight="normal" officeooo:rsid="028a2ddf" style:font-weight-asian="normal" style:font-weight-complex="normal"/>
    </style:style>
    <style:style style:name="T28" style:family="text">
      <style:text-properties style:text-position="0% 100%" style:font-name="times new roman" fo:font-weight="normal" officeooo:rsid="028bfb65" style:font-weight-asian="normal" style:font-weight-complex="normal"/>
    </style:style>
    <style:style style:name="T29" style:family="text">
      <style:text-properties style:text-position="0% 100%" style:font-name="times new roman" fo:font-weight="normal" officeooo:rsid="028c1cd2" style:font-weight-asian="normal" style:font-weight-complex="normal"/>
    </style:style>
    <style:style style:name="T30" style:family="text">
      <style:text-properties style:text-position="0% 100%" style:font-name="times new roman" fo:font-weight="normal" officeooo:rsid="028cd9c1" style:font-weight-asian="normal" style:font-weight-complex="normal"/>
    </style:style>
    <style:style style:name="T31" style:family="text">
      <style:text-properties style:text-position="0% 100%" style:font-name="times new roman" fo:font-weight="normal" officeooo:rsid="0ecc6420" style:font-weight-asian="normal" style:font-weight-complex="normal"/>
    </style:style>
    <style:style style:name="T32" style:family="text">
      <style:text-properties style:text-position="0% 100%" style:font-name="times new roman" fo:font-weight="normal" officeooo:rsid="0ee14ec4" style:font-weight-asian="normal" style:font-weight-complex="normal"/>
    </style:style>
    <style:style style:name="T33" style:family="text">
      <style:text-properties style:text-position="0% 100%" style:font-name="times new roman" fo:font-weight="normal" officeooo:rsid="0ee4c5a7" style:font-weight-asian="normal" style:font-weight-complex="normal"/>
    </style:style>
    <style:style style:name="T34" style:family="text">
      <style:text-properties style:text-position="0% 100%" style:font-name="times new roman" fo:font-weight="normal" officeooo:rsid="0ee5ee2f" style:font-weight-asian="normal" style:font-weight-complex="normal"/>
    </style:style>
    <style:style style:name="T35" style:family="text">
      <style:text-properties style:text-position="0% 100%" style:font-name="times new roman" fo:font-weight="normal" officeooo:rsid="0ee6dfd4" style:font-weight-asian="normal" style:font-weight-complex="normal"/>
    </style:style>
    <style:style style:name="T36" style:family="text">
      <style:text-properties style:text-position="0% 100%" style:font-name="times new roman" fo:font-weight="normal" officeooo:rsid="0ee76fdd" style:font-weight-asian="normal" style:font-weight-complex="normal"/>
    </style:style>
    <style:style style:name="T37" style:family="text">
      <style:text-properties style:text-position="0% 100%" style:font-name="times new roman" fo:font-weight="normal" officeooo:rsid="0efe20f8" style:font-weight-asian="normal" style:font-weight-complex="normal"/>
    </style:style>
    <style:style style:name="T38" style:family="text">
      <style:text-properties style:text-position="0% 100%" style:font-name="times new roman" fo:font-weight="normal" officeooo:rsid="0f20fccd" style:font-weight-asian="normal" style:font-weight-complex="normal"/>
    </style:style>
    <style:style style:name="T39" style:family="text">
      <style:text-properties style:text-position="0% 100%" style:font-name="times new roman" fo:font-weight="normal" officeooo:rsid="0ee76fdd" fo:background-color="transparent" loext:char-shading-value="0" style:font-weight-asian="normal" style:font-weight-complex="normal"/>
    </style:style>
    <style:style style:name="T40" style:family="text">
      <style:text-properties style:text-position="0% 100%" style:font-name="times new roman" fo:font-weight="normal" officeooo:rsid="0ee6dfd4" fo:background-color="transparent" loext:char-shading-value="0" style:font-weight-asian="normal" style:font-weight-complex="normal"/>
    </style:style>
    <style:style style:name="T41" style:family="text">
      <style:text-properties style:text-position="0% 100%" style:font-name="times new roman" fo:font-weight="normal" officeooo:rsid="0ef7167f" fo:background-color="transparent" loext:char-shading-value="0" style:font-weight-asian="normal" style:font-weight-complex="normal"/>
    </style:style>
    <style:style style:name="T42"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style:text-position="0% 100%" style:font-name="times new roman" fo:font-size="12pt" fo:font-style="normal" fo:font-weight="normal" officeooo:rsid="0261cb0e" style:font-size-asian="12pt" style:font-style-asian="normal" style:font-weight-asian="normal" style:font-size-complex="12pt" style:font-style-complex="normal" style:font-weight-complex="normal"/>
    </style:style>
    <style:style style:name="T44" style:family="text">
      <style:text-properties style:text-position="0% 100%" style:font-name="times new roman" fo:font-size="12pt" fo:font-style="normal" fo:font-weight="normal" officeooo:rsid="02602adf" style:font-size-asian="12pt" style:font-style-asian="normal" style:font-weight-asian="normal" style:font-size-complex="12pt" style:font-style-complex="normal" style:font-weight-complex="normal"/>
    </style:style>
    <style:style style:name="T45" style:family="text">
      <style:text-properties style:text-position="0% 100%" style:font-name="times new roman" fo:font-size="12pt" fo:font-style="normal" fo:font-weight="normal" officeooo:rsid="011f55b1" style:font-size-asian="12pt" style:font-style-asian="normal" style:font-weight-asian="normal" style:font-size-complex="12pt" style:font-style-complex="normal" style:font-weight-complex="normal"/>
    </style:style>
    <style:style style:name="T46" style:family="text">
      <style:text-properties style:text-position="0% 100%" style:font-name="times new roman" fo:font-size="12pt" fo:font-style="normal" fo:font-weight="normal" officeooo:rsid="0ef31c70" style:font-size-asian="12pt" style:font-style-asian="normal" style:font-weight-asian="normal" style:font-size-complex="12pt" style:font-style-complex="normal" style:font-weight-complex="normal"/>
    </style:style>
    <style:style style:name="T47" style:family="text">
      <style:text-properties style:text-position="0% 100%" style:font-name="times new roman" fo:font-size="12pt" fo:font-style="normal" fo:font-weight="normal" officeooo:rsid="0ef49544" style:font-size-asian="12pt" style:font-style-asian="normal" style:font-weight-asian="normal" style:font-size-complex="12pt" style:font-style-complex="normal" style:font-weight-complex="normal"/>
    </style:style>
    <style:style style:name="T48" style:family="text">
      <style:text-properties style:text-position="0% 100%" style:font-name="times new roman" fo:font-style="normal" fo:font-weight="normal" style:font-style-asian="normal" style:font-weight-asian="normal" style:font-style-complex="normal" style:font-weight-complex="normal"/>
    </style:style>
    <style:style style:name="T49" style:family="text">
      <style:text-properties style:text-position="0% 100%" style:font-name="times new roman" fo:font-style="normal" fo:font-weight="normal" officeooo:rsid="012b19ba" style:font-style-asian="normal" style:font-weight-asian="normal" style:font-style-complex="normal" style:font-weight-complex="normal"/>
    </style:style>
    <style:style style:name="T50" style:family="text">
      <style:text-properties style:text-position="0% 100%" style:font-name="times new roman" fo:font-style="normal" fo:font-weight="normal" officeooo:rsid="012d0049" style:font-style-asian="normal" style:font-weight-asian="normal" style:font-style-complex="normal" style:font-weight-complex="normal"/>
    </style:style>
    <style:style style:name="T51" style:family="text">
      <style:text-properties style:text-position="0% 100%" style:font-name="times new roman" fo:font-style="normal" fo:font-weight="normal" officeooo:rsid="0262d814" style:font-style-asian="normal" style:font-weight-asian="normal" style:font-style-complex="normal" style:font-weight-complex="normal"/>
    </style:style>
    <style:style style:name="T52" style:family="text">
      <style:text-properties style:text-position="0% 100%" style:font-name="times new roman" fo:font-style="normal" fo:font-weight="normal" officeooo:rsid="0016d25f" style:font-style-asian="normal" style:font-weight-asian="normal" style:font-style-complex="normal" style:font-weight-complex="normal"/>
    </style:style>
    <style:style style:name="T53" style:family="text">
      <style:text-properties style:text-position="0% 100%" style:font-name="times new roman" fo:font-style="normal" fo:font-weight="normal" officeooo:rsid="02e93832" style:font-style-asian="normal" style:font-weight-asian="normal" style:font-style-complex="normal" style:font-weight-complex="normal"/>
    </style:style>
    <style:style style:name="T54" style:family="text">
      <style:text-properties style:text-position="0% 100%" style:font-name="times new roman" fo:font-style="normal" fo:font-weight="normal" officeooo:rsid="02daef63" style:font-style-asian="normal" style:font-weight-asian="normal" style:font-style-complex="normal" style:font-weight-complex="normal"/>
    </style:style>
    <style:style style:name="T55" style:family="text">
      <style:text-properties style:text-position="0% 100%" style:font-name="times new roman" fo:font-style="normal" fo:font-weight="normal" officeooo:rsid="0ec351ee" style:font-style-asian="normal" style:font-weight-asian="normal" style:font-style-complex="normal" style:font-weight-complex="normal"/>
    </style:style>
    <style:style style:name="T56" style:family="text">
      <style:text-properties style:text-position="0% 100%" style:font-name="times new roman" fo:font-style="normal" fo:font-weight="normal" officeooo:rsid="02d20e8f" style:font-style-asian="normal" style:font-weight-asian="normal" style:font-style-complex="normal" style:font-weight-complex="normal"/>
    </style:style>
    <style:style style:name="T57" style:family="text">
      <style:text-properties style:text-position="0% 100%" style:font-name="times new roman" fo:font-style="normal" fo:font-weight="normal" officeooo:rsid="0ef49544" style:font-style-asian="normal" style:font-weight-asian="normal" style:font-style-complex="normal" style:font-weight-complex="normal"/>
    </style:style>
    <style:style style:name="T58" style:family="text">
      <style:text-properties style:text-position="0% 100%" style:font-name="times new roman" fo:font-style="normal" fo:font-weight="normal" officeooo:rsid="01205d5a" style:font-style-asian="normal" style:font-weight-asian="normal" style:font-style-complex="normal" style:font-weight-complex="normal"/>
    </style:style>
    <style:style style:name="T59" style:family="text">
      <style:text-properties style:text-position="0% 100%" style:font-name="times new roman" fo:font-style="normal" fo:font-weight="normal" officeooo:rsid="012d0049" fo:background-color="transparent" loext:char-shading-value="0" style:font-style-asian="normal" style:font-weight-asian="normal" style:font-style-complex="normal" style:font-weight-complex="normal"/>
    </style:style>
    <style:style style:name="T60" style:family="text">
      <style:text-properties style:text-position="0% 100%" officeooo:rsid="0278d054"/>
    </style:style>
    <style:style style:name="T61" style:family="text">
      <style:text-properties style:text-position="0% 100%" officeooo:rsid="028012fa"/>
    </style:style>
    <style:style style:name="T62" style:family="text">
      <style:text-properties style:text-position="0% 100%" officeooo:rsid="02838d63"/>
    </style:style>
    <style:style style:name="T63" style:family="text">
      <style:text-properties style:text-position="0% 100%" officeooo:rsid="02b91cde"/>
    </style:style>
    <style:style style:name="T64" style:family="text">
      <style:text-properties style:text-position="0% 100%" officeooo:rsid="02897638"/>
    </style:style>
    <style:style style:name="T65" style:family="text">
      <style:text-properties style:text-position="0% 100%" fo:font-style="normal" officeooo:rsid="0270538b" style:font-style-asian="normal" style:font-style-complex="normal"/>
    </style:style>
    <style:style style:name="T66" style:family="text">
      <style:text-properties style:text-position="0% 100%" fo:font-style="normal" officeooo:rsid="027123a1" style:font-style-asian="normal" style:font-style-complex="normal"/>
    </style:style>
    <style:style style:name="T67" style:family="text">
      <style:text-properties style:text-position="0% 100%" fo:font-style="normal" officeooo:rsid="02d3384b" style:font-style-asian="normal" style:font-style-complex="normal"/>
    </style:style>
    <style:style style:name="T68" style:family="text">
      <style:text-properties style:text-position="0% 100%" fo:font-style="normal" officeooo:rsid="026cadd6" style:font-style-asian="normal" style:font-style-complex="normal"/>
    </style:style>
    <style:style style:name="T69" style:family="text">
      <style:text-properties style:text-position="0% 100%" fo:font-style="normal" officeooo:rsid="02b8bfdc" style:font-style-asian="normal" style:font-style-complex="normal"/>
    </style:style>
    <style:style style:name="T70" style:family="text">
      <style:text-properties style:text-position="0% 100%" fo:font-style="normal" officeooo:rsid="02b5a1b3" style:font-style-asian="normal" style:font-style-complex="normal"/>
    </style:style>
    <style:style style:name="T71" style:family="text">
      <style:text-properties style:text-position="0% 100%" fo:font-style="normal" officeooo:rsid="0274f6a5" style:font-style-asian="normal" style:font-style-complex="normal"/>
    </style:style>
    <style:style style:name="T72" style:family="text">
      <style:text-properties style:text-position="0% 100%" fo:font-style="normal" officeooo:rsid="0ecbb6e2" style:font-style-asian="normal" style:font-style-complex="normal"/>
    </style:style>
    <style:style style:name="T73" style:family="text">
      <style:text-properties style:text-position="0% 100%" fo:font-style="normal" officeooo:rsid="0ef49544" style:font-style-asian="normal" style:font-style-complex="normal"/>
    </style:style>
    <style:style style:name="T74" style:family="text">
      <style:text-properties style:text-position="0% 100%" fo:font-style="normal" officeooo:rsid="0efd4db6" style:font-style-asian="normal" style:font-style-complex="normal"/>
    </style:style>
    <style:style style:name="T75" style:family="text">
      <style:text-properties style:text-position="0% 100%" fo:font-style="normal" officeooo:rsid="0274f6a5" fo:background-color="transparent" loext:char-shading-value="0" style:font-style-asian="normal" style:font-style-complex="normal"/>
    </style:style>
    <style:style style:name="T76" style:family="text">
      <style:text-properties style:text-position="0% 100%" fo:font-style="normal" officeooo:rsid="0f1467fc" fo:background-color="transparent" loext:char-shading-value="0" style:font-style-asian="normal" style:font-style-complex="normal"/>
    </style:style>
    <style:style style:name="T77" style:family="text">
      <style:text-properties style:text-position="0% 100%" officeooo:rsid="0ecbb6e2"/>
    </style:style>
    <style:style style:name="T78" style:family="text">
      <style:text-properties style:text-position="0% 100%" officeooo:rsid="0ed9aeb3"/>
    </style:style>
    <style:style style:name="T79" style:family="text">
      <style:text-properties style:text-position="0% 100%" fo:background-color="transparent" loext:char-shading-value="0"/>
    </style:style>
    <style:style style:name="T80" style:family="text">
      <style:text-properties style:text-position="0% 100%" officeooo:rsid="028c1cd2" fo:background-color="transparent" loext:char-shading-value="0"/>
    </style:style>
    <style:style style:name="T81" style:family="text">
      <style:text-properties style:text-position="0% 100%" officeooo:rsid="0ed9fc9f" fo:background-color="transparent" loext:char-shading-value="0"/>
    </style:style>
    <style:style style:name="T82" style:family="text">
      <style:text-properties style:text-position="0% 100%" officeooo:rsid="0edbf5f6" fo:background-color="transparent" loext:char-shading-value="0"/>
    </style:style>
    <style:style style:name="T83" style:family="text">
      <style:text-properties style:text-position="0% 100%" officeooo:rsid="0edc03c2" fo:background-color="transparent" loext:char-shading-value="0"/>
    </style:style>
    <style:style style:name="T84" style:family="text">
      <style:text-properties style:text-position="0% 100%" officeooo:rsid="0efbb088" fo:background-color="transparent" loext:char-shading-value="0"/>
    </style:style>
    <style:style style:name="T85" style:family="text">
      <style:text-properties style:text-position="0% 100%" officeooo:rsid="0ea6a177" fo:background-color="transparent" loext:char-shading-value="0"/>
    </style:style>
    <style:style style:name="T86" style:family="text">
      <style:text-properties style:text-position="0% 100%" officeooo:rsid="0f14ce6b" fo:background-color="transparent" loext:char-shading-value="0"/>
    </style:style>
    <style:style style:name="T87" style:family="text">
      <style:text-properties style:text-position="0% 100%" officeooo:rsid="0e923f13"/>
    </style:style>
    <style:style style:name="T88" style:family="text">
      <style:text-properties style:text-position="0% 100%" officeooo:rsid="0ef7167f"/>
    </style:style>
    <style:style style:name="T89" style:family="text">
      <style:text-properties style:text-position="0% 100%" officeooo:rsid="0ef8af97"/>
    </style:style>
    <style:style style:name="T90" style:family="text">
      <style:text-properties style:text-position="0% 100%" officeooo:rsid="0efbb088"/>
    </style:style>
    <style:style style:name="T91" style:family="text">
      <style:text-properties style:text-position="0% 100%" fo:font-style="italic" officeooo:rsid="0efbb088" fo:background-color="transparent" loext:char-shading-value="0" style:font-style-asian="italic" style:font-style-complex="italic"/>
    </style:style>
    <style:style style:name="T92" style:family="text">
      <style:text-properties style:text-position="0% 100%" fo:font-style="italic" officeooo:rsid="0efe20f8" fo:background-color="transparent" loext:char-shading-value="0" style:font-style-asian="italic" style:font-style-complex="italic"/>
    </style:style>
    <style:style style:name="T93" style:family="text">
      <style:text-properties style:text-position="0% 100%" officeooo:rsid="0efe0f80"/>
    </style:style>
    <style:style style:name="T94" style:family="text">
      <style:text-properties style:text-position="0% 100%" officeooo:rsid="0efe20f8"/>
    </style:style>
    <style:style style:name="T95" style:family="text">
      <style:text-properties style:text-position="0% 100%" style:font-name="Times New Roman" fo:font-style="italic" fo:font-weight="normal" officeooo:rsid="0ed001d8" style:font-style-asian="italic" style:font-weight-asian="normal" style:font-style-complex="italic" style:font-weight-complex="normal"/>
    </style:style>
    <style:style style:name="T96" style:family="text">
      <style:text-properties style:text-position="0% 100%" fo:language="en" fo:country="US" fo:font-style="normal" fo:font-weight="normal" officeooo:rsid="0f1da82f" style:font-size-asian="12pt" style:font-style-asian="normal" style:font-weight-asian="normal" style:font-size-complex="12pt" style:font-style-complex="normal" style:font-weight-complex="normal"/>
    </style:style>
    <style:style style:name="T97" style:family="text">
      <style:text-properties style:text-position="0% 100%" fo:language="en" fo:country="US" fo:font-style="normal" fo:font-weight="bold" officeooo:rsid="0f1da82f" style:font-size-asian="12pt" style:font-style-asian="normal" style:font-weight-asian="bold" style:font-size-complex="12pt" style:font-style-complex="normal" style:font-weight-complex="bold"/>
    </style:style>
    <style:style style:name="T98" style:family="text">
      <style:text-properties style:text-position="0% 100%" officeooo:rsid="0e9b44d8"/>
    </style:style>
    <style:style style:name="T99" style:family="text">
      <style:text-properties style:text-position="sub 58%" officeooo:rsid="0277c98b"/>
    </style:style>
    <style:style style:name="T100" style:family="text">
      <style:text-properties style:text-position="sub 58%" officeooo:rsid="0e8840da"/>
    </style:style>
    <style:style style:name="T101" style:family="text">
      <style:text-properties style:text-position="sub 58%" officeooo:rsid="0e89f93b"/>
    </style:style>
    <style:style style:name="T102" style:family="text">
      <style:text-properties style:text-position="sub 58%" officeooo:rsid="0e923f13"/>
    </style:style>
    <style:style style:name="T103" style:family="text">
      <style:text-properties fo:font-weight="normal" officeooo:rsid="0e8639c4" style:font-weight-asian="normal" style:font-weight-complex="normal"/>
    </style:style>
    <style:style style:name="T104" style:family="text">
      <style:text-properties fo:font-weight="normal" officeooo:rsid="0e85fc7b" style:font-weight-asian="normal" style:font-weight-complex="normal"/>
    </style:style>
    <style:style style:name="T105" style:family="text">
      <style:text-properties fo:font-weight="normal" officeooo:rsid="026c69ad" style:font-weight-asian="normal" style:font-weight-complex="normal"/>
    </style:style>
    <style:style style:name="T106" style:family="text">
      <style:text-properties fo:font-weight="normal" officeooo:rsid="026cadd6" style:font-weight-asian="normal" style:font-weight-complex="normal"/>
    </style:style>
    <style:style style:name="T107" style:family="text">
      <style:text-properties fo:font-weight="normal" officeooo:rsid="0270538b" style:font-weight-asian="normal" style:font-weight-complex="normal"/>
    </style:style>
    <style:style style:name="T108" style:family="text">
      <style:text-properties fo:font-weight="normal" officeooo:rsid="026e8ce6" style:font-weight-asian="normal" style:font-weight-complex="normal"/>
    </style:style>
    <style:style style:name="T109" style:family="text">
      <style:text-properties fo:font-weight="normal" officeooo:rsid="02727309" style:font-weight-asian="normal" style:font-weight-complex="normal"/>
    </style:style>
    <style:style style:name="T110" style:family="text">
      <style:text-properties fo:font-weight="normal" officeooo:rsid="0272befe" style:font-weight-asian="normal" style:font-weight-complex="normal"/>
    </style:style>
    <style:style style:name="T111" style:family="text">
      <style:text-properties fo:font-weight="normal" officeooo:rsid="02b5a1b3" style:font-weight-asian="normal" style:font-weight-complex="normal"/>
    </style:style>
    <style:style style:name="T112" style:family="text">
      <style:text-properties fo:font-weight="normal" officeooo:rsid="02847d99" style:font-weight-asian="normal" style:font-weight-complex="normal"/>
    </style:style>
    <style:style style:name="T113" style:family="text">
      <style:text-properties fo:font-weight="normal" officeooo:rsid="0ed1f821" style:font-weight-asian="normal" style:font-weight-complex="normal"/>
    </style:style>
    <style:style style:name="T114" style:family="text">
      <style:text-properties fo:font-weight="normal" officeooo:rsid="0ed32c8b" style:font-weight-asian="normal" style:font-weight-complex="normal"/>
    </style:style>
    <style:style style:name="T115" style:family="text">
      <style:text-properties fo:font-weight="normal" officeooo:rsid="0ed4612f" style:font-weight-asian="normal" style:font-weight-complex="normal"/>
    </style:style>
    <style:style style:name="T116" style:family="text">
      <style:text-properties fo:font-weight="normal" officeooo:rsid="0ef7167f" style:font-weight-asian="normal" style:font-weight-complex="normal"/>
    </style:style>
    <style:style style:name="T117" style:family="text">
      <style:text-properties fo:font-weight="normal" officeooo:rsid="0ef8af97" style:font-weight-asian="normal" style:font-weight-complex="normal"/>
    </style:style>
    <style:style style:name="T118" style:family="text">
      <style:text-properties fo:font-weight="normal" officeooo:rsid="0efa4bf7" style:font-weight-asian="normal" style:font-weight-complex="normal"/>
    </style:style>
    <style:style style:name="T119" style:family="text">
      <style:text-properties fo:font-weight="normal" officeooo:rsid="0efba0e4" style:font-weight-asian="normal" style:font-weight-complex="normal"/>
    </style:style>
    <style:style style:name="T120" style:family="text">
      <style:text-properties fo:font-weight="normal" officeooo:rsid="0efe20f8" style:font-weight-asian="normal" style:font-weight-complex="normal"/>
    </style:style>
    <style:style style:name="T121" style:family="text">
      <style:text-properties fo:font-weight="normal" officeooo:rsid="0eff72a2" style:font-weight-asian="normal" style:font-weight-complex="normal"/>
    </style:style>
    <style:style style:name="T122" style:family="text">
      <style:text-properties fo:font-weight="normal" officeooo:rsid="0f147d6f" style:font-weight-asian="normal" style:font-weight-complex="normal"/>
    </style:style>
    <style:style style:name="T123" style:family="text">
      <style:text-properties fo:font-weight="normal" officeooo:rsid="0ed32c8b" fo:background-color="transparent" loext:char-shading-value="0" style:font-weight-asian="normal" style:font-weight-complex="normal"/>
    </style:style>
    <style:style style:name="T124" style:family="text">
      <style:text-properties fo:font-weight="normal" officeooo:rsid="0f0246de" fo:background-color="transparent" loext:char-shading-value="0" style:font-weight-asian="normal" style:font-weight-complex="normal"/>
    </style:style>
    <style:style style:name="T125" style:family="text">
      <style:text-properties fo:font-weight="normal" officeooo:rsid="0281ead2" fo:background-color="transparent" loext:char-shading-value="0" style:font-weight-asian="normal" style:font-weight-complex="normal"/>
    </style:style>
    <style:style style:name="T126" style:family="text">
      <style:text-properties fo:font-weight="normal" officeooo:rsid="0f147d6f" fo:background-color="transparent" loext:char-shading-value="0" style:font-weight-asian="normal" style:font-weight-complex="normal"/>
    </style:style>
    <style:style style:name="T127" style:family="text">
      <style:text-properties fo:font-size="12pt" fo:language="en" fo:country="US" fo:font-style="normal" style:font-size-asian="12pt" style:font-style-asian="normal" style:font-size-complex="12pt" style:font-style-complex="normal"/>
    </style:style>
    <style:style style:name="T128" style:family="text">
      <style:text-properties fo:font-size="12pt" fo:language="en" fo:country="US" fo:font-style="normal" officeooo:rsid="0ee20f52" style:font-size-asian="12pt" style:font-style-asian="normal" style:font-size-complex="12pt" style:font-style-complex="normal"/>
    </style:style>
    <style:style style:name="T129" style:family="text">
      <style:text-properties officeooo:rsid="0e8840da"/>
    </style:style>
    <style:style style:name="T130" style:family="text">
      <style:text-properties officeooo:rsid="0e8d2b99"/>
    </style:style>
    <style:style style:name="T131" style:family="text">
      <style:text-properties officeooo:rsid="0e8ee5b1"/>
    </style:style>
    <style:style style:name="T132" style:family="text">
      <style:text-properties officeooo:rsid="0e923f13"/>
    </style:style>
    <style:style style:name="T133" style:family="text">
      <style:text-properties officeooo:rsid="0e96ba25"/>
    </style:style>
    <style:style style:name="T134" style:family="text">
      <style:text-properties officeooo:rsid="0e989e10"/>
    </style:style>
    <style:style style:name="T135" style:family="text">
      <style:text-properties officeooo:rsid="0e9b44d8"/>
    </style:style>
    <style:style style:name="T136" style:family="text">
      <style:text-properties officeooo:rsid="0ea7d448"/>
    </style:style>
    <style:style style:name="T137" style:family="text">
      <style:text-properties officeooo:rsid="0eabee03"/>
    </style:style>
    <style:style style:name="T138" style:family="text">
      <style:text-properties style:font-name="times new roman"/>
    </style:style>
    <style:style style:name="T139" style:family="text">
      <style:text-properties style:font-name="times new roman" fo:font-weight="normal" style:font-weight-asian="normal" style:font-weight-complex="normal"/>
    </style:style>
    <style:style style:name="T140" style:family="text">
      <style:text-properties style:font-name="times new roman" fo:font-weight="normal" officeooo:rsid="0298606b" style:font-weight-asian="normal" style:font-weight-complex="normal"/>
    </style:style>
    <style:style style:name="T141" style:family="text">
      <style:text-properties style:font-name="times new roman" fo:font-weight="normal" officeooo:rsid="0259be9a" style:font-weight-asian="normal" style:font-weight-complex="normal"/>
    </style:style>
    <style:style style:name="T142" style:family="text">
      <style:text-properties style:font-name="times new roman" fo:font-weight="normal" officeooo:rsid="0108821f" style:font-weight-asian="normal" style:font-weight-complex="normal"/>
    </style:style>
    <style:style style:name="T143" style:family="text">
      <style:text-properties style:font-name="times new roman" fo:font-weight="normal" officeooo:rsid="025b3a13" style:font-weight-asian="normal" style:font-weight-complex="normal"/>
    </style:style>
    <style:style style:name="T144" style:family="text">
      <style:text-properties style:font-name="times new roman" fo:font-weight="normal" officeooo:rsid="02d1a0bc" style:font-weight-asian="normal" style:font-weight-complex="normal"/>
    </style:style>
    <style:style style:name="T145" style:family="text">
      <style:text-properties style:font-name="times new roman" fo:font-weight="normal" officeooo:rsid="02847d99" style:font-weight-asian="normal" style:font-weight-complex="normal"/>
    </style:style>
    <style:style style:name="T146" style:family="text">
      <style:text-properties style:font-name="times new roman" fo:font-weight="normal" officeooo:rsid="02d574e9" style:font-weight-asian="normal" style:font-weight-complex="normal"/>
    </style:style>
    <style:style style:name="T147" style:family="text">
      <style:text-properties style:font-name="times new roman" fo:font-weight="normal" officeooo:rsid="02d6b3ba" style:font-weight-asian="normal" style:font-weight-complex="normal"/>
    </style:style>
    <style:style style:name="T148" style:family="text">
      <style:text-properties style:font-name="times new roman" fo:font-weight="normal" officeooo:rsid="01348b51" style:font-weight-asian="normal" style:font-weight-complex="normal"/>
    </style:style>
    <style:style style:name="T149" style:family="text">
      <style:text-properties style:font-name="times new roman" fo:font-weight="normal" officeooo:rsid="01329442" style:font-weight-asian="normal" style:font-weight-complex="normal"/>
    </style:style>
    <style:style style:name="T150" style:family="text">
      <style:text-properties style:font-name="times new roman" fo:font-weight="normal" officeooo:rsid="0132f4fa" style:font-weight-asian="normal" style:font-weight-complex="normal"/>
    </style:style>
    <style:style style:name="T151" style:family="text">
      <style:text-properties style:font-name="times new roman" fo:font-weight="normal" officeooo:rsid="030563c3" style:font-weight-asian="normal" style:font-weight-complex="normal"/>
    </style:style>
    <style:style style:name="T152" style:family="text">
      <style:text-properties style:font-name="times new roman" fo:font-weight="normal" officeooo:rsid="017a7fe9" style:font-weight-asian="normal" style:font-weight-complex="normal"/>
    </style:style>
    <style:style style:name="T153" style:family="text">
      <style:text-properties style:font-name="times new roman" fo:font-weight="normal" officeooo:rsid="01330736" style:font-weight-asian="normal" style:font-weight-complex="normal"/>
    </style:style>
    <style:style style:name="T154" style:family="text">
      <style:text-properties style:font-name="times new roman" fo:font-weight="normal" officeooo:rsid="0ec1a372" style:font-weight-asian="normal" style:font-weight-complex="normal"/>
    </style:style>
    <style:style style:name="T155" style:family="text">
      <style:text-properties style:font-name="times new roman" fo:font-weight="normal" officeooo:rsid="0ec57651" style:font-weight-asian="normal" style:font-weight-complex="normal"/>
    </style:style>
    <style:style style:name="T156" style:family="text">
      <style:text-properties style:font-name="times new roman" fo:font-weight="normal" officeooo:rsid="0ecc6420" style:font-weight-asian="normal" style:font-weight-complex="normal"/>
    </style:style>
    <style:style style:name="T157" style:family="text">
      <style:text-properties style:font-name="times new roman" fo:font-weight="normal" officeooo:rsid="0ecddca3" style:font-weight-asian="normal" style:font-weight-complex="normal"/>
    </style:style>
    <style:style style:name="T158" style:family="text">
      <style:text-properties style:font-name="times new roman" fo:font-weight="normal" officeooo:rsid="02b91cde" style:font-weight-asian="normal" style:font-weight-complex="normal"/>
    </style:style>
    <style:style style:name="T159" style:family="text">
      <style:text-properties style:font-name="times new roman" fo:font-weight="normal" officeooo:rsid="0eedd478" style:font-weight-asian="normal" style:font-weight-complex="normal"/>
    </style:style>
    <style:style style:name="T160" style:family="text">
      <style:text-properties style:font-name="times new roman" fo:font-weight="normal" officeooo:rsid="0ef31c70" style:font-weight-asian="normal" style:font-weight-complex="normal"/>
    </style:style>
    <style:style style:name="T161" style:family="text">
      <style:text-properties style:font-name="times new roman" fo:font-weight="normal" officeooo:rsid="0efd4db6" style:font-weight-asian="normal" style:font-weight-complex="normal"/>
    </style:style>
    <style:style style:name="T162" style:family="text">
      <style:text-properties style:font-name="times new roman" fo:font-weight="normal" officeooo:rsid="0f0a256b" style:font-weight-asian="normal" style:font-weight-complex="normal"/>
    </style:style>
    <style:style style:name="T163" style:family="text">
      <style:text-properties style:font-name="times new roman" fo:font-weight="normal" officeooo:rsid="0f1a50b0" style:font-weight-asian="normal" style:font-weight-complex="normal"/>
    </style:style>
    <style:style style:name="T164" style:family="text">
      <style:text-properties style:font-name="times new roman" fo:font-weight="normal" officeooo:rsid="0f229129" style:font-weight-asian="normal" style:font-weight-complex="normal"/>
    </style:style>
    <style:style style:name="T165" style:family="text">
      <style:text-properties style:font-name="times new roman" fo:font-weight="normal" fo:background-color="transparent" loext:char-shading-value="0" style:font-weight-asian="normal" style:font-weight-complex="normal"/>
    </style:style>
    <style:style style:name="T166" style:family="text">
      <style:text-properties style:font-name="times new roman" fo:font-weight="normal" officeooo:rsid="0eedd478" fo:background-color="transparent" loext:char-shading-value="0" style:font-weight-asian="normal" style:font-weight-complex="normal"/>
    </style:style>
    <style:style style:name="T167" style:family="text">
      <style:text-properties style:font-name="times new roman" fo:font-weight="normal" officeooo:rsid="0efd4db6" fo:background-color="transparent" loext:char-shading-value="0" style:font-weight-asian="normal" style:font-weight-complex="normal"/>
    </style:style>
    <style:style style:name="T168" style:family="text">
      <style:text-properties style:font-name="times new roman" fo:font-weight="normal" officeooo:rsid="017a7fe9" fo:background-color="transparent" loext:char-shading-value="0" style:font-weight-asian="normal" style:font-weight-complex="normal"/>
    </style:style>
    <style:style style:name="T169" style:family="text">
      <style:text-properties style:font-name="times new roman" fo:font-weight="normal" officeooo:rsid="0f0246de" fo:background-color="transparent" loext:char-shading-value="0" style:font-weight-asian="normal" style:font-weight-complex="normal"/>
    </style:style>
    <style:style style:name="T170" style:family="text">
      <style:text-properties style:font-name="times new roman" fo:font-weight="normal" officeooo:rsid="0f18bb6d" fo:background-color="transparent" loext:char-shading-value="0" style:font-weight-asian="normal" style:font-weight-complex="normal"/>
    </style:style>
    <style:style style:name="T171" style:family="text">
      <style:text-properties style:font-name="times new roman" fo:font-style="normal" fo:font-weight="normal" style:font-style-asian="normal" style:font-weight-asian="normal" style:font-style-complex="normal" style:font-weight-complex="normal"/>
    </style:style>
    <style:style style:name="T172" style:family="text">
      <style:text-properties style:font-name="times new roman" fo:font-style="normal" fo:font-weight="normal" officeooo:rsid="0281ead2" style:font-style-asian="normal" style:font-weight-asian="normal" style:font-style-complex="normal" style:font-weight-complex="normal"/>
    </style:style>
    <style:style style:name="T173" style:family="text">
      <style:text-properties style:font-name="times new roman" fo:font-style="normal" fo:font-weight="normal" officeooo:rsid="025d57c5" style:font-style-asian="normal" style:font-weight-asian="normal" style:font-style-complex="normal" style:font-weight-complex="normal"/>
    </style:style>
    <style:style style:name="T174" style:family="text">
      <style:text-properties style:font-name="times new roman" fo:font-style="normal" fo:font-weight="normal" officeooo:rsid="010c1246" style:font-style-asian="normal" style:font-weight-asian="normal" style:font-style-complex="normal" style:font-weight-complex="normal"/>
    </style:style>
    <style:style style:name="T175" style:family="text">
      <style:text-properties style:font-name="times new roman" fo:font-style="normal" fo:font-weight="normal" officeooo:rsid="025e52ae" style:font-style-asian="normal" style:font-weight-asian="normal" style:font-style-complex="normal" style:font-weight-complex="normal"/>
    </style:style>
    <style:style style:name="T176" style:family="text">
      <style:text-properties style:font-name="times new roman" fo:font-style="normal" fo:font-weight="normal" officeooo:rsid="0016d25f" style:font-style-asian="normal" style:font-weight-asian="normal" style:font-style-complex="normal" style:font-weight-complex="normal"/>
    </style:style>
    <style:style style:name="T177" style:family="text">
      <style:text-properties style:font-name="times new roman" fo:font-style="normal" fo:font-weight="normal" officeooo:rsid="02e93832" style:font-style-asian="normal" style:font-weight-asian="normal" style:font-style-complex="normal" style:font-weight-complex="normal"/>
    </style:style>
    <style:style style:name="T178" style:family="text">
      <style:text-properties style:font-name="times new roman" fo:font-style="normal" fo:font-weight="normal" officeooo:rsid="011f55b1" style:font-style-asian="normal" style:font-weight-asian="normal" style:font-style-complex="normal" style:font-weight-complex="normal"/>
    </style:style>
    <style:style style:name="T179" style:family="text">
      <style:text-properties style:font-name="times new roman" fo:font-style="normal" fo:font-weight="normal" officeooo:rsid="02d981e4" style:font-style-asian="normal" style:font-weight-asian="normal" style:font-style-complex="normal" style:font-weight-complex="normal"/>
    </style:style>
    <style:style style:name="T180" style:family="text">
      <style:text-properties style:font-name="times new roman" fo:font-style="normal" fo:font-weight="normal" officeooo:rsid="02b945fd" style:font-style-asian="normal" style:font-weight-asian="normal" style:font-style-complex="normal" style:font-weight-complex="normal"/>
    </style:style>
    <style:style style:name="T181" style:family="text">
      <style:text-properties style:font-name="times new roman" fo:font-style="normal" fo:font-weight="normal" officeooo:rsid="01205d5a" style:font-style-asian="normal" style:font-weight-asian="normal" style:font-style-complex="normal" style:font-weight-complex="normal"/>
    </style:style>
    <style:style style:name="T182" style:family="text">
      <style:text-properties style:font-name="times new roman" fo:font-style="normal" fo:font-weight="normal" officeooo:rsid="0ec351ee" style:font-style-asian="normal" style:font-weight-asian="normal" style:font-style-complex="normal" style:font-weight-complex="normal"/>
    </style:style>
    <style:style style:name="T183" style:family="text">
      <style:text-properties style:font-name="times new roman" fo:font-style="normal" fo:font-weight="normal" officeooo:rsid="02b8bfdc" style:font-style-asian="normal" style:font-weight-asian="normal" style:font-style-complex="normal" style:font-weight-complex="normal"/>
    </style:style>
    <style:style style:name="T184" style:family="text">
      <style:text-properties style:font-name="times new roman" fo:font-style="normal" fo:font-weight="normal" officeooo:rsid="01098e76" style:font-style-asian="normal" style:font-weight-asian="normal" style:font-style-complex="normal" style:font-weight-complex="normal"/>
    </style:style>
    <style:style style:name="T185" style:family="text">
      <style:text-properties style:font-name="times new roman" fo:font-style="normal" fo:font-weight="normal" officeooo:rsid="02d20e8f" style:font-style-asian="normal" style:font-weight-asian="normal" style:font-style-complex="normal" style:font-weight-complex="normal"/>
    </style:style>
    <style:style style:name="T186" style:family="text">
      <style:text-properties style:font-name="times new roman" fo:font-style="normal" fo:font-weight="normal" officeooo:rsid="02d3384b" style:font-style-asian="normal" style:font-weight-asian="normal" style:font-style-complex="normal" style:font-weight-complex="normal"/>
    </style:style>
    <style:style style:name="T187" style:family="text">
      <style:text-properties style:font-name="times new roman" fo:font-style="normal" fo:font-weight="normal" officeooo:rsid="0ecbb6e2" style:font-style-asian="normal" style:font-weight-asian="normal" style:font-style-complex="normal" style:font-weight-complex="normal"/>
    </style:style>
    <style:style style:name="T188" style:family="text">
      <style:text-properties style:font-name="times new roman" fo:font-style="normal" fo:font-weight="normal" fo:background-color="transparent" loext:char-shading-value="0" style:font-style-asian="normal" style:font-weight-asian="normal" style:font-style-complex="normal" style:font-weight-complex="normal"/>
    </style:style>
    <style:style style:name="T189" style:family="text">
      <style:text-properties style:font-name="times new roman" fo:font-style="normal" fo:font-weight="normal" officeooo:rsid="011f55b1" fo:background-color="transparent" loext:char-shading-value="0" style:font-style-asian="normal" style:font-weight-asian="normal" style:font-style-complex="normal" style:font-weight-complex="normal"/>
    </style:style>
    <style:style style:name="T190" style:family="text">
      <style:text-properties style:font-name="times new roman" fo:font-style="normal" fo:font-weight="normal" officeooo:rsid="02e56e7c" fo:background-color="transparent" loext:char-shading-value="0" style:font-style-asian="normal" style:font-weight-asian="normal" style:font-style-complex="normal" style:font-weight-complex="normal"/>
    </style:style>
    <style:style style:name="T191" style:family="text">
      <style:text-properties style:font-name="times new roman" fo:font-style="normal" fo:font-weight="normal" officeooo:rsid="0eca212d" fo:background-color="transparent" loext:char-shading-value="0" style:font-style-asian="normal" style:font-weight-asian="normal" style:font-style-complex="normal" style:font-weight-complex="normal"/>
    </style:style>
    <style:style style:name="T192" style:family="text">
      <style:text-properties style:font-name="times new roman" fo:font-style="normal" style:font-style-asian="normal" style:font-style-complex="normal"/>
    </style:style>
    <style:style style:name="T193" style:family="text">
      <style:text-properties style:font-name="times new roman" fo:font-style="normal" officeooo:rsid="0281ead2" style:font-style-asian="normal" style:font-style-complex="normal"/>
    </style:style>
    <style:style style:name="T194" style:family="text">
      <style:text-properties style:font-name="times new roman" fo:font-size="12pt" fo:language="en" fo:country="US" fo:font-style="normal" fo:font-weight="normal" officeooo:rsid="011f55b1" style:font-size-asian="12pt" style:font-style-asian="normal" style:font-weight-asian="normal" style:font-size-complex="12pt" style:font-style-complex="normal" style:font-weight-complex="normal"/>
    </style:style>
    <style:style style:name="T195" style:family="text">
      <style:text-properties style:font-name="times new roman" fo:font-size="12pt" fo:language="en" fo:country="US" fo:font-style="normal" fo:font-weight="normal" officeooo:rsid="025e52ae" style:font-size-asian="12pt" style:font-style-asian="normal" style:font-weight-asian="normal" style:font-size-complex="12pt" style:font-style-complex="normal" style:font-weight-complex="normal"/>
    </style:style>
    <style:style style:name="T196" style:family="text">
      <style:text-properties style:font-name="times new roman" fo:font-size="12pt" fo:language="en" fo:country="US" fo:font-style="normal" fo:font-weight="normal" officeooo:rsid="0109fa88" style:font-size-asian="12pt" style:font-style-asian="normal" style:font-weight-asian="normal" style:font-size-complex="12pt" style:font-style-complex="normal" style:font-weight-complex="normal"/>
    </style:style>
    <style:style style:name="T197" style:family="text">
      <style:text-properties style:font-name="times new roman" fo:font-size="12pt" fo:language="en" fo:country="US" fo:font-style="normal" fo:font-weight="normal" officeooo:rsid="02b945fd" style:font-size-asian="12pt" style:font-style-asian="normal" style:font-weight-asian="normal" style:font-size-complex="12pt" style:font-style-complex="normal" style:font-weight-complex="normal"/>
    </style:style>
    <style:style style:name="T198" style:family="text">
      <style:text-properties style:font-name="times new roman" fo:font-size="12pt" fo:language="en" fo:country="US" fo:font-style="normal" fo:font-weight="normal" officeooo:rsid="0ec57651" style:font-size-asian="12pt" style:font-style-asian="normal" style:font-weight-asian="normal" style:font-size-complex="12pt" style:font-style-complex="normal" style:font-weight-complex="normal"/>
    </style:style>
    <style:style style:name="T19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00" style:family="text">
      <style:text-properties style:font-name="times new roman" fo:font-size="12pt" fo:font-style="normal" fo:font-weight="normal" officeooo:rsid="011f55b1" style:font-size-asian="12pt" style:font-style-asian="normal" style:font-weight-asian="normal" style:font-size-complex="12pt" style:font-style-complex="normal" style:font-weight-complex="normal"/>
    </style:style>
    <style:style style:name="T201" style:family="text">
      <style:text-properties style:font-name="times new roman" fo:font-size="12pt" fo:font-style="normal" fo:font-weight="normal" officeooo:rsid="0eeedcf7" style:font-size-asian="12pt" style:font-style-asian="normal" style:font-weight-asian="normal" style:font-size-complex="12pt" style:font-style-complex="normal" style:font-weight-complex="normal"/>
    </style:style>
    <style:style style:name="T202" style:family="text">
      <style:text-properties style:font-name="times new roman" fo:font-size="12pt" fo:font-style="normal" fo:font-weight="normal" officeooo:rsid="0f045092" style:font-size-asian="12pt" style:font-style-asian="normal" style:font-weight-asian="normal" style:font-size-complex="12pt" style:font-style-complex="normal" style:font-weight-complex="normal"/>
    </style:style>
    <style:style style:name="T203" style:family="text">
      <style:text-properties style:font-name="times new roman" fo:font-size="12pt" fo:font-style="normal" fo:font-weight="normal" officeooo:rsid="0ef0934b" style:font-size-asian="12pt" style:font-style-asian="normal" style:font-weight-asian="normal" style:font-size-complex="12pt" style:font-style-complex="normal" style:font-weight-complex="normal"/>
    </style:style>
    <style:style style:name="T204" style:family="text">
      <style:text-properties style:font-name="times new roman" fo:font-size="12pt" fo:font-style="normal" fo:font-weight="normal" officeooo:rsid="0f0a256b" style:font-size-asian="12pt" style:font-style-asian="normal" style:font-weight-asian="normal" style:font-size-complex="12pt" style:font-style-complex="normal" style:font-weight-complex="normal"/>
    </style:style>
    <style:style style:name="T205" style:family="text">
      <style:text-properties style:font-name="times new roman" fo:font-size="12pt" fo:font-style="normal" fo:font-weight="normal" officeooo:rsid="0f1467fc" style:font-size-asian="12pt" style:font-style-asian="normal" style:font-weight-asian="normal" style:font-size-complex="12pt" style:font-style-complex="normal" style:font-weight-complex="normal"/>
    </style:style>
    <style:style style:name="T206" style:family="text">
      <style:text-properties style:font-name="times new roman" officeooo:rsid="012f4ebc"/>
    </style:style>
    <style:style style:name="T207" style:family="text">
      <style:text-properties style:font-name="times new roman" officeooo:rsid="02ef4a4c"/>
    </style:style>
    <style:style style:name="T208" style:family="text">
      <style:text-properties style:font-name="times new roman" officeooo:rsid="02ffed10"/>
    </style:style>
    <style:style style:name="T209" style:family="text">
      <style:text-properties style:font-name="times new roman" officeooo:rsid="02efa254"/>
    </style:style>
    <style:style style:name="T210" style:family="text">
      <style:text-properties style:font-name="times new roman" officeooo:rsid="0300836e"/>
    </style:style>
    <style:style style:name="T211" style:family="text">
      <style:text-properties style:font-name="times new roman" officeooo:rsid="02effc19"/>
    </style:style>
    <style:style style:name="T212" style:family="text">
      <style:text-properties style:font-name="times new roman" officeooo:rsid="0301ff64"/>
    </style:style>
    <style:style style:name="T213" style:family="text">
      <style:text-properties style:font-name="times new roman" officeooo:rsid="0ebf8638"/>
    </style:style>
    <style:style style:name="T214" style:family="text">
      <style:text-properties style:font-name="times new roman" officeooo:rsid="0ec0f14d"/>
    </style:style>
    <style:style style:name="T215" style:family="text">
      <style:text-properties style:font-name="times new roman" officeooo:rsid="0ec1c993"/>
    </style:style>
    <style:style style:name="T216" style:family="text">
      <style:text-properties style:font-name="times new roman" officeooo:rsid="0ec52664"/>
    </style:style>
    <style:style style:name="T217" style:family="text">
      <style:text-properties style:font-name="times new roman" officeooo:rsid="0ee76fdd"/>
    </style:style>
    <style:style style:name="T218" style:family="text">
      <style:text-properties style:font-name="times new roman" officeooo:rsid="0f01dcc8"/>
    </style:style>
    <style:style style:name="T219" style:family="text">
      <style:text-properties style:font-name="times new roman" fo:background-color="transparent" loext:char-shading-value="0"/>
    </style:style>
    <style:style style:name="T220" style:family="text">
      <style:text-properties style:font-name="times new roman" officeooo:rsid="0f0246de" fo:background-color="transparent" loext:char-shading-value="0"/>
    </style:style>
    <style:style style:name="T221" style:family="text">
      <style:text-properties style:font-name="times new roman" officeooo:rsid="0f0d4d6f" fo:background-color="transparent" loext:char-shading-value="0"/>
    </style:style>
    <style:style style:name="T222" style:family="text">
      <style:text-properties style:font-name="times new roman" officeooo:rsid="0f1467fc" fo:background-color="transparent" loext:char-shading-value="0"/>
    </style:style>
    <style:style style:name="T223" style:family="text">
      <style:text-properties style:font-name="times new roman" officeooo:rsid="0f045092"/>
    </style:style>
    <style:style style:name="T224" style:family="text">
      <style:text-properties style:font-name="times new roman" fo:background-color="#fff200" loext:char-shading-value="0"/>
    </style:style>
    <style:style style:name="T225" style:family="text">
      <style:text-properties style:font-name="times new roman" officeooo:rsid="02ef4a4c" fo:background-color="#fff200" loext:char-shading-value="0"/>
    </style:style>
    <style:style style:name="T226" style:family="text">
      <style:text-properties style:font-name="times new roman" officeooo:rsid="0ebf8638" fo:background-color="#fff200" loext:char-shading-value="0"/>
    </style:style>
    <style:style style:name="T227" style:family="text">
      <style:text-properties officeooo:rsid="02b91cde"/>
    </style:style>
    <style:style style:name="T228" style:family="text">
      <style:text-properties officeooo:rsid="02857a61"/>
    </style:style>
    <style:style style:name="T229" style:family="text">
      <style:text-properties officeooo:rsid="02897638"/>
    </style:style>
    <style:style style:name="T230" style:family="text">
      <style:text-properties fo:font-style="normal" fo:font-weight="normal" officeooo:rsid="01329442" style:font-style-asian="normal" style:font-weight-asian="normal" style:font-style-complex="normal" style:font-weight-complex="normal"/>
    </style:style>
    <style:style style:name="T231" style:family="text">
      <style:text-properties fo:font-style="normal" fo:font-weight="normal" officeooo:rsid="02f1813b" style:font-style-asian="normal" style:font-weight-asian="normal" style:font-style-complex="normal" style:font-weight-complex="normal"/>
    </style:style>
    <style:style style:name="T232" style:family="text">
      <style:text-properties fo:font-style="normal" fo:font-weight="normal" officeooo:rsid="012f4ebc" style:font-style-asian="normal" style:font-weight-asian="normal" style:font-style-complex="normal" style:font-weight-complex="normal"/>
    </style:style>
    <style:style style:name="T233" style:family="text">
      <style:text-properties fo:font-style="normal" fo:font-weight="normal" officeooo:rsid="03031250" style:font-style-asian="normal" style:font-weight-asian="normal" style:font-style-complex="normal" style:font-weight-complex="normal"/>
    </style:style>
    <style:style style:name="T234" style:family="text">
      <style:text-properties fo:font-style="normal" fo:font-weight="normal" officeooo:rsid="0ec0f14d" style:font-style-asian="normal" style:font-weight-asian="normal" style:font-style-complex="normal" style:font-weight-complex="normal"/>
    </style:style>
    <style:style style:name="T235" style:family="text">
      <style:text-properties fo:font-style="normal" fo:font-weight="normal" officeooo:rsid="0f05f4fd" style:font-style-asian="normal" style:font-weight-asian="normal" style:font-style-complex="normal" style:font-weight-complex="normal"/>
    </style:style>
    <style:style style:name="T236" style:family="text">
      <style:text-properties fo:font-style="normal" fo:font-weight="normal" officeooo:rsid="02f1813b" fo:background-color="transparent" loext:char-shading-value="0" style:font-style-asian="normal" style:font-weight-asian="normal" style:font-style-complex="normal" style:font-weight-complex="normal"/>
    </style:style>
    <style:style style:name="T237" style:family="text">
      <style:text-properties fo:font-style="normal" fo:font-weight="normal" officeooo:rsid="0302fd09" fo:background-color="transparent" loext:char-shading-value="0" style:font-style-asian="normal" style:font-weight-asian="normal" style:font-style-complex="normal" style:font-weight-complex="normal"/>
    </style:style>
    <style:style style:name="T238" style:family="text">
      <style:text-properties fo:font-style="normal" fo:font-weight="normal" officeooo:rsid="01329442" fo:background-color="transparent" loext:char-shading-value="0" style:font-style-asian="normal" style:font-weight-asian="normal" style:font-style-complex="normal" style:font-weight-complex="normal"/>
    </style:style>
    <style:style style:name="T239" style:family="text">
      <style:text-properties fo:font-style="normal" fo:font-weight="normal" officeooo:rsid="0132f4fa" fo:background-color="transparent" loext:char-shading-value="0" style:font-style-asian="normal" style:font-weight-asian="normal" style:font-style-complex="normal" style:font-weight-complex="normal"/>
    </style:style>
    <style:style style:name="T240" style:family="text">
      <style:text-properties fo:font-style="normal" fo:font-weight="normal" officeooo:rsid="012f4ebc" fo:background-color="transparent" loext:char-shading-value="0" style:font-style-asian="normal" style:font-weight-asian="normal" style:font-style-complex="normal" style:font-weight-complex="normal"/>
    </style:style>
    <style:style style:name="T241" style:family="text">
      <style:text-properties officeooo:rsid="0ebe1876"/>
    </style:style>
    <style:style style:name="T242" style:family="text">
      <style:text-properties officeooo:rsid="0ec0f14d"/>
    </style:style>
    <style:style style:name="T243" style:family="text">
      <style:text-properties officeooo:rsid="0edc03c2" fo:background-color="#ffffff" loext:char-shading-value="0"/>
    </style:style>
    <style:style style:name="T244" style:family="text">
      <style:text-properties fo:background-color="transparent" loext:char-shading-value="0"/>
    </style:style>
    <style:style style:name="T245" style:family="text">
      <style:text-properties officeooo:rsid="0edbf5f6" fo:background-color="transparent" loext:char-shading-value="0"/>
    </style:style>
    <style:style style:name="T246" style:family="text">
      <style:text-properties officeooo:rsid="0edc03c2" fo:background-color="transparent" loext:char-shading-value="0"/>
    </style:style>
    <style:style style:name="T247" style:family="text">
      <style:text-properties officeooo:rsid="0e8d2b99" fo:background-color="transparent" loext:char-shading-value="0"/>
    </style:style>
    <style:style style:name="T248" style:family="text">
      <style:text-properties officeooo:rsid="0e8ee5b1" fo:background-color="transparent" loext:char-shading-value="0"/>
    </style:style>
    <style:style style:name="T249" style:family="text">
      <style:text-properties officeooo:rsid="0f0246de" fo:background-color="transparent" loext:char-shading-value="0"/>
    </style:style>
    <style:style style:name="T250" style:family="text">
      <style:text-properties officeooo:rsid="0f147d6f" fo:background-color="transparent" loext:char-shading-value="0"/>
    </style:style>
    <style:style style:name="T251" style:family="text">
      <style:text-properties officeooo:rsid="0efbb088" fo:background-color="transparent" loext:char-shading-value="0"/>
    </style:style>
    <style:style style:name="T252" style:family="text">
      <style:text-properties officeooo:rsid="0f14ce6b" fo:background-color="transparent" loext:char-shading-value="0"/>
    </style:style>
    <style:style style:name="T253" style:family="text">
      <style:text-properties officeooo:rsid="0eddd7f0"/>
    </style:style>
    <style:style style:name="T254" style:family="text">
      <style:text-properties officeooo:rsid="0edf2903"/>
    </style:style>
    <style:style style:name="T255" style:family="text">
      <style:text-properties officeooo:rsid="0ee2ab2e"/>
    </style:style>
    <style:style style:name="T256" style:family="text">
      <style:text-properties style:font-name="Times New Roman"/>
    </style:style>
    <style:style style:name="T257" style:family="text">
      <style:text-properties style:font-name="Times New Roman" officeooo:rsid="0e952ce2"/>
    </style:style>
    <style:style style:name="T258" style:family="text">
      <style:text-properties style:font-name="Times New Roman" officeooo:rsid="0ed72b1c"/>
    </style:style>
    <style:style style:name="T259" style:family="text">
      <style:text-properties style:font-name="Times New Roman" officeooo:rsid="0e9fe2d4"/>
    </style:style>
    <style:style style:name="T260" style:family="text">
      <style:text-properties style:font-name="Times New Roman" officeooo:rsid="0ea0a46b"/>
    </style:style>
    <style:style style:name="T261" style:family="text">
      <style:text-properties style:font-name="Times New Roman" officeooo:rsid="0f1178c7"/>
    </style:style>
    <style:style style:name="T262" style:family="text">
      <style:text-properties style:font-name="Times New Roman" officeooo:rsid="0f147d6f"/>
    </style:style>
    <style:style style:name="T263" style:family="text">
      <style:text-properties style:font-name="Times New Roman" officeooo:rsid="0f14ce6b"/>
    </style:style>
    <style:style style:name="T264" style:family="text">
      <style:text-properties officeooo:rsid="0ee14ec4"/>
    </style:style>
    <style:style style:name="T265" style:family="text">
      <style:text-properties officeooo:rsid="0ef1926f"/>
    </style:style>
    <style:style style:name="T266" style:family="text">
      <style:text-properties officeooo:rsid="0ef8af97"/>
    </style:style>
    <style:style style:name="T267" style:family="text">
      <style:text-properties officeooo:rsid="0efba0e4"/>
    </style:style>
    <style:style style:name="T268" style:family="text">
      <style:text-properties officeooo:rsid="0efbb088"/>
    </style:style>
    <style:style style:name="T269" style:family="text">
      <style:text-properties officeooo:rsid="0efd4db6"/>
    </style:style>
    <style:style style:name="T270" style:family="text">
      <style:text-properties officeooo:rsid="0f01dcc8"/>
    </style:style>
    <style:style style:name="T271" style:family="text">
      <style:text-properties officeooo:rsid="0f16d4b8"/>
    </style:style>
    <style:style style:name="T272" style:family="text">
      <style:text-properties officeooo:rsid="0f1701f7"/>
    </style:style>
    <style:style style:name="T273" style:family="text">
      <style:text-properties fo:font-style="italic" style:font-style-asian="italic"/>
    </style:style>
    <style:style style:name="T274" style:family="text">
      <style:text-properties fo:font-style="italic" officeooo:rsid="0ea75c18" style:font-style-asian="italic" style:font-style-complex="italic"/>
    </style:style>
    <style:style style:name="T275" style:family="text">
      <style:text-properties fo:font-style="italic" officeooo:rsid="0f218bfd" style:font-style-asian="italic" style:font-style-complex="italic"/>
    </style:style>
    <style:style style:name="T276" style:family="text">
      <style:text-properties officeooo:rsid="0f21b2e1"/>
    </style:style>
    <style:style style:name="T2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fo:margin-left="0cm" fo:margin-right="0cm" fo:margin-top="0cm" fo:margin-bottom="0cm" style:vertical-pos="top" style:vertical-rel="paragraph" style:horizontal-pos="center" style:horizontal-rel="paragraph-content" draw:ole-draw-aspect="1"/>
    </style:style>
    <style:style style:name="fr5" style:family="graphic" style:parent-style-name="Formula">
      <style:graphic-properties fo:margin-left="0cm" fo:margin-right="0cm" fo:margin-top="0cm" fo:margin-bottom="0cm" style:wrap="parallel" style:number-wrapped-paragraphs="no-limit" style:wrap-contour="false" style:vertical-pos="from-top" style:vertical-rel="paragraph-content" style:horizontal-pos="center" style:horizontal-rel="paragraph-content" style:shadow="none" draw:shadow-opacity="100%" draw:ole-draw-aspect="1"/>
    </style:style>
    <style:style style:name="fr6" style:family="graphic" style:parent-style-name="Formula">
      <style:graphic-properties fo:margin-left="0cm" fo:margin-right="0cm" fo:margin-top="0cm" fo:margin-bottom="0cm" style:vertical-pos="from-top" style:vertical-rel="paragraph-content" style:horizontal-pos="center" style:horizontal-rel="paragraph-content" draw:ole-draw-aspect="1"/>
    </style:style>
    <style:style style:name="fr7" style:family="graphic" style:parent-style-name="Formula">
      <style:graphic-properties style:vertical-pos="top" style:vertical-rel="paragraph-content" style:horizontal-pos="center"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span text:style-name="T193">A</text:span><text:span text:style-name="T192">ppendix </text:span></text:p>
      <text:p text:style-name="P90"><text:span text:style-name="T241">A.1 </text:span>Creating and sampling PLS</text:p>
      <text:p text:style-name="P82"><office:annotation office:name="__Annotation__5752_110837945"><dc:creator>Bianca Rius</dc:creator><dc:date>2020-09-08T15:43:06.901069015</dc:date><loext:sender-initials>BR</loext:sender-initials><text:p text:style-name="P116"><text:span text:style-name="T277">João, I need some help with this.</text:span></text:p></office:annotation>In order to create the hypervolume that contains all the possible combination of functional traits and, hence, the PLSs, each trait own a range of values that determines the minimum and the maximum value that will be sampled (Table A<text:span text:style-name="T270">3</text:span>). <text:span text:style-name="T225">From th</text:span><text:span text:style-name="T224">is initial</text:span><text:span text:style-name="T225"> range </text:span><text:span text:style-name="T224">of values</text:span><text:span text:style-name="T225">, </text:span><text:span text:style-name="T224">for allocation traits, XXXX. </text:span><text:span text:style-name="T226">For the residence time traits</text:span><text:span text:style-name="T224"> </text:span><text:span text:style-name="T226">the </text:span><text:span text:style-name="T225">values are randomly and uniformly sampled.</text:span><office:annotation-end office:name="__Annotation__5752_110837945"/><text:span text:style-name="T207"> </text:span><text:span text:style-name="T213">All the sampled traits are combined to create the potential funcional </text:span><text:span text:style-name="T223">space</text:span><text:span text:style-name="T208"> that contains all the possible combination of values.</text:span><text:span text:style-name="T207"> From this </text:span><text:span text:style-name="T208">potential</text:span><text:span text:style-name="T207"> space some combinations are excluded following a via</text:span><text:span text:style-name="T209">bility standard: first, the </text:span><text:span text:style-name="T210">combination of </text:span><text:span text:style-name="T209">values for allocation functional traits, necessarily, must sum 100%, otherwise this combination is excluded from the functional space.</text:span><text:span text:style-name="T207"> </text:span><text:span text:style-name="T209">After that, all the combinations are submitted to a spinup simulation </text:span><text:span text:style-name="T211">in order to verify if </text:span><text:span text:style-name="T213">it</text:span><text:span text:style-name="T211"> presents </text:span><text:span text:style-name="T210">carbon content </text:span><text:span text:style-name="T211">on fine roots and on leaves </text:span><text:span text:style-name="T210">that are </text:span><text:span text:style-name="T212">higher</text:span><text:span text:style-name="T210"> than 0.001</text:span><text:span text:style-name="T211">. </text:span><text:span text:style-name="T213">Then, </text:span><text:span text:style-name="T214">from </text:span><text:span text:style-name="T213">the combinations that respect this premise </text:span><text:span text:style-name="T214">3000 </text:span><text:span text:style-name="T213">PLS</text:span><text:span text:style-name="T214">s (see </text:span><text:span text:style-name="T217">A.2</text:span><text:span text:style-name="T214"> for the sensitivity number test)</text:span><text:span text:style-name="T213"> </text:span><text:span text:style-name="T214">are</text:span><text:span text:style-name="T213"> sampled </text:span><text:span text:style-name="T214">and seeded in each grid-cell </text:span></text:p>
      <text:p text:style-name="P81"><office:annotation office:name="__Annotation__10367_1754511422"><dc:creator>Bianca Rius</dc:creator><dc:date>2020-12-08T13:40:32.618537059</dc:date><loext:sender-initials>BR</loext:sender-initials><text:p text:style-name="P116"><text:span text:style-name="T277">João, need your help again</text:span></text:p></office:annotation><text:span text:style-name="T164">Grasses and herbs percentage</text:span><office:annotation-end office:name="__Annotation__10367_1754511422"/></text:p>
      <text:p text:style-name="P91"/>
      <text:p text:style-name="P90"><text:span text:style-name="T242">A.2 </text:span>Sens<text:span text:style-name="T242">itivity</text:span> for the <text:span text:style-name="T242">sampled</text:span> number of PLS</text:p>
      <text:p text:style-name="P92"><text:span text:style-name="T234">A</text:span><text:span text:style-name="T231">fter creating the potential functional </text:span><text:span text:style-name="T234">space</text:span><text:span text:style-name="T231"> </text:span><text:span text:style-name="T234">with more then 10</text:span><text:span text:style-name="T3">5 </text:span><text:span text:style-name="T230">a problem emerges: how many PLS</text:span><text:span text:style-name="T231">s</text:span><text:span text:style-name="T230"> are </text:span><text:span text:style-name="T231">enough</text:span><text:span text:style-name="T230"> to be sampled </text:span><text:span text:style-name="T231">in orde</text:span><text:span text:style-name="T236">r </text:span><text:span text:style-name="T237">to</text:span><text:span text:style-name="T236"> make </text:span><text:span text:style-name="T237">meaningful</text:span><text:span text:style-name="T236"> representation of all</text:span><text:span text:style-name="T238">? </text:span><text:span text:style-name="T239">To answer this question </text:span><text:span text:style-name="T240">a set of 6 ensembles with different numbers of sampled PLS</text:span><text:span text:style-name="T236">s</text:span><text:span text:style-name="T240"> (number of </text:span><text:span text:style-name="T232">PLS</text:span><text:span text:style-name="T231">s</text:span><text:span text:style-name="T232"> = 50, 100, 200, 500, 1000, 3000) was ran to test the model sensitivity. Each ensemble contains 10 runs, this is required because of the random nature of the </text:span><text:span text:style-name="T233">initial </text:span><text:span text:style-name="T232">sampling process. </text:span><text:span text:style-name="T235">T</text:span><text:span text:style-name="T232">he only difference between the ensembles is the number of initialized PLS. </text:span></text:p>
      <text:p text:style-name="P77"><text:soft-page-break/><text:span text:style-name="T149">To </text:span><text:span text:style-name="T150">explore </text:span><text:span text:style-name="T151">the sensitivity of the model </text:span><text:span text:style-name="T154">for the number of sampled PLSs </text:span><text:span text:style-name="T152">we assessed the mean values and the variance in each of the 10 runs for the 6 ensembles </text:span><text:span text:style-name="T159">for total plant carbon sto</text:span><text:span text:style-name="T163">rage </text:span><text:span text:style-name="T152"><text:s/></text:span><text:span text:style-name="T159">and for all the six functional t</text:span><text:span text:style-name="T166">raits (Fig</text:span><text:span text:style-name="T170">ure</text:span><text:span text:style-name="T166"> </text:span><text:span text:style-name="T167">A.1</text:span><text:span text:style-name="T166">).</text:span><text:span text:style-name="T168"> With </text:span><text:span text:style-name="T152">this strategy we seeked to understand how </text:span><text:span text:style-name="T159">the mean and the variances</text:span><text:span text:style-name="T152"> change between the runs </text:span><text:span text:style-name="T159">for each ensemble of PLS number.</text:span><text:span text:style-name="T152"> </text:span><text:span text:style-name="T149"><text:s/></text:span><text:span text:style-name="T151">Our idea is that since the sampling of functional trait values is random, </text:span><text:span text:style-name="T159">we expect that the higher the number of PLSs the lower the difference in mean and variance between the runs.</text:span><text:span text:style-name="T151"> </text:span><text:span text:style-name="T153">It </text:span><text:span text:style-name="T159">would </text:span><text:span text:style-name="T153">ensure </text:span><text:span text:style-name="T150">that the result that emerges from the model, both for biogeochemical and func</text:span><text:span text:style-name="T151">t</text:span><text:span text:style-name="T150">ional divers</text:span><text:span text:style-name="T151">i</text:span><text:span text:style-name="T150">ty variables are not product of </text:span><text:span text:style-name="T148">a “false” </text:span><text:span text:style-name="T150">diversity </text:span><text:span text:style-name="T148">derived from the simple difference between the runs.</text:span></text:p>
      <text:p text:style-name="P105"><text:span text:style-name="T201">As expected, it is notable that the number of PLSs sampled from all the possible combinations presents a meaning</text:span><text:span text:style-name="T202">ful</text:span><text:span text:style-name="T201"> influence on estimating the mean value and variance between the runs, both for the total plant carbon stock and the functional traits. </text:span><text:span text:style-name="T203">We observed </text:span><text:span text:style-name="T204">that </text:span><text:span text:style-name="T162">as more PLSs are sampled, the greater the c</text:span><text:span text:style-name="T204">onvergence in the mean values (orange ticks on Figure A.1)</text:span><text:span text:style-name="T203"> </text:span><text:span text:style-name="T204">and </text:span><text:span text:style-name="T205">in </text:span><text:span text:style-name="T204">the variance </text:span><text:span text:style-name="T203">between the 10 runs. Th</text:span><text:span text:style-name="T204">ese</text:span><text:span text:style-name="T203"> results emerge from the fact that the increase in the number of sampled PLSs turns better the ability in representing </text:span><text:span text:style-name="T204">the total</text:span><text:span text:style-name="T203"> traits combinations in the </text:span><text:span text:style-name="T204">potential </text:span><text:span text:style-name="T203">functional space.</text:span></text:p>
      <text:p text:style-name="P89"/>
      <text:p text:style-name="P80"><text:span text:style-name="T215">A.3 </text:span><text:span text:style-name="T216">CAETÊ formulation description</text:span></text:p>
      <text:p text:style-name="P83"><text:span text:style-name="T216">T</text:span><text:span text:style-name="T138">he symbols used for each variable, its description and unit can be found in </text:span><text:span text:style-name="T219">Table A.</text:span><text:span text:style-name="T220">4</text:span><text:span text:style-name="T219">. </text:span><text:span text:style-name="T221">The constants </text:span><text:span text:style-name="T222">with its respective values <text:s/>are </text:span><text:span text:style-name="T221">shown in Table A.5.</text:span></text:p>
      <text:p text:style-name="P69"><text:span text:style-name="T218">A.3.1 </text:span><text:span text:style-name="T206">G</text:span><text:span text:style-name="T138">ridcell occupation and survivorship</text:span></text:p>
      <text:p text:style-name="P70"><text:span text:style-name="T177">The model </text:span><text:span text:style-name="T178">CAETÊ is </text:span><text:span text:style-name="T179">an area-based model, </text:span><text:span text:style-name="T177">t</text:span><text:span text:style-name="T179">hus,</text:span><text:span text:style-name="T178"> the </text:span><text:span text:style-name="T175">abundance</text:span><text:span text:style-name="T178"> of a strate</text:span><text:span text:style-name="T189">gy </text:span><text:span text:style-name="T190">(</text:span><text:span text:style-name="T191">a PLS or a PFT</text:span><text:span text:style-name="T190">)</text:span><text:span text:style-name="T188"> </text:span><text:span text:style-name="T171">is the fraction of the grid cell that </text:span><text:span text:style-name="T178">it</text:span><text:span text:style-name="T171"> occupies </text:span><text:span text:style-name="T180">based on</text:span><text:span text:style-name="T171"> the biomass contribution of </text:span><text:span text:style-name="T177">this</text:span><text:span text:style-name="T171"> strategy </text:span><text:span text:style-name="T178">in </text:span><text:soft-page-break/><text:span text:style-name="T178">relation</text:span><text:span text:style-name="T171"> to the total grid cell biomass. This procedure has support in the biomass-ratio hypothesis </text:span><text:bookmark-start text:name="Mendeley_Bookmark_j8zUqoWD9c"/><text:bookmark-start text:name="Mendeley_Bookmark_aaLut4mhEx"/><text:reference-mark-start text:name="ADDIN CSL_CITATION {&quot;citationItems&quot;: [{&quot;id&quot;: &quot;ITEM-1&quot;, &quot;itemData&quot;: {&quot;DOI&quot;: &quot;10.1046/j.1365-2745.1998.00306.x&quot;, &quot;ISBN&quot;: &quot;0022-0477&quot;, &quot;ISSN&quot;: &quot;00220477&quot;, &quot;PMID&quot;: &quot;21524132&quot;, &quot;abstract&quot;: &quot;0 It is useful to distinguish between the immediate e}ects of species richness on ecosystems and those which become apparent on a longer time scale\\ described here as _lter and founder e}ects[ 1 Relationships between plant diversity and ecosystem properties can be explored by classifying component species into three categories \u00d0 dominants\\ subordinates and transients[ Dominants recur in particular vegetation types\\ are relatively large\\ exhibit coarse!grained foraging for resources and\\ as individual species\\ make a substantial contribution to the plant biomass[ Subordinates also show high _delity of association with particular vegetation types but they are smaller in stature\\ forage on a more restricted scale and tend to occupy microhabitats delimited by the architecture and phenology of their associated dominants[ Transients comprise a heterogeneous assort! ment of species of low abundance and persistence^ a high proportion are juveniles of species that occur as dominants or subordinates in neighbouring ecosystems[ 2 A {mass ratio| theory proposes that immediate controls are in proportion to inputs to primary production\\ are determined to an overwhelming extent by the traits and functional diversity of the dominant plants and are relatively insensitive to the richness of subordinates and transients[ Recent experiments support the mass ratio hypothesis and the conclusion of Huston \&quot;0886# that claims of immediate bene_ts of high species richness to ecosystem functions arise from misinterpretation of data[ 3 Attribution of immediate control to dominants does not exclude subordinates and transients from involvement in the determination of ecosystem function and sustainability[ Both are suspected to play a crucial\\ if intermittent\\ role by in~uencing the recruitment of dominants[ Some subordinates may act as a _lter in~uencing regeneration by dominants following major perturbations[ 4 Transients originate from the seed rain and seed banks and provide an index of the pool of potential dominants and subordinates at speci_c sites[ Where the landscape carousel operates against a background of declining diversity in the reservoir of colonizing transients\\ we may predict that a progressive loss of ecosystem functions will arise from the decline in the precision with which dominants can engage in the re!assembly and relocation of ecosystems&quot;, &quot;author&quot;: [{&quot;dropping-particle&quot;: &quot;&quot;, &quot;family&quot;: &quot;Grime&quot;, &quot;given&quot;: &quot;J. P.&quot;, &quot;non-dropping-particle&quot;: &quot;&quot;, &quot;parse-names&quot;: false, &quot;suffix&quot;: &quot;&quot;}], &quot;container-title&quot;: &quot;Journal of Ecology&quot;, &quot;id&quot;: &quot;ITEM-1&quot;, &quot;issue&quot;: &quot;6&quot;, &quot;issued&quot;: {&quot;date-parts&quot;: [[&quot;1998&quot;]]}, &quot;page&quot;: &quot;902-910&quot;, &quot;title&quot;: &quot;Benefits of plant diversity to ecosystems: Immediate, filter and founder effects&quot;, &quot;type&quot;: &quot;article-journal&quot;, &quot;volume&quot;: &quot;86&quot;}, &quot;uris&quot;: [&quot;http://www.mendeley.com/documents/?uuid=942129f0-e642-45a8-9e7f-bcccbaa69188&quot;]}], &quot;mendeley&quot;: {&quot;formattedCitation&quot;: &quot;(Grime, 1998)&quot;, &quot;plainTextFormattedCitation&quot;: &quot;(Grime, 1998)&quot;, &quot;previouslyFormattedCitation&quot;: &quot;(Grime, 1998)&quot;}, &quot;properties&quot;: {&quot;noteIndex&quot;: 0}, &quot;schema&quot;: &quot;https://github.com/citation-style-language/schema/raw/master/csl-citation.json&quot;} RNDz40M6RXDio"/><text:span text:style-name="T48">(Grime, 1998)</text:span><text:bookmark-end text:name="Mendeley_Bookmark_j8zUqoWD9c"/><text:bookmark-end text:name="Mendeley_Bookmark_aaLut4mhEx"/><text:bookmark text:name="__UnoMark__3258_23778306681"/><text:reference-mark-end text:name="ADDIN CSL_CITATION {&quot;citationItems&quot;: [{&quot;id&quot;: &quot;ITEM-1&quot;, &quot;itemData&quot;: {&quot;DOI&quot;: &quot;10.1046/j.1365-2745.1998.00306.x&quot;, &quot;ISBN&quot;: &quot;0022-0477&quot;, &quot;ISSN&quot;: &quot;00220477&quot;, &quot;PMID&quot;: &quot;21524132&quot;, &quot;abstract&quot;: &quot;0 It is useful to distinguish between the immediate e}ects of species richness on ecosystems and those which become apparent on a longer time scale\\ described here as _lter and founder e}ects[ 1 Relationships between plant diversity and ecosystem properties can be explored by classifying component species into three categories \u00d0 dominants\\ subordinates and transients[ Dominants recur in particular vegetation types\\ are relatively large\\ exhibit coarse!grained foraging for resources and\\ as individual species\\ make a substantial contribution to the plant biomass[ Subordinates also show high _delity of association with particular vegetation types but they are smaller in stature\\ forage on a more restricted scale and tend to occupy microhabitats delimited by the architecture and phenology of their associated dominants[ Transients comprise a heterogeneous assort! ment of species of low abundance and persistence^ a high proportion are juveniles of species that occur as dominants or subordinates in neighbouring ecosystems[ 2 A {mass ratio| theory proposes that immediate controls are in proportion to inputs to primary production\\ are determined to an overwhelming extent by the traits and functional diversity of the dominant plants and are relatively insensitive to the richness of subordinates and transients[ Recent experiments support the mass ratio hypothesis and the conclusion of Huston \&quot;0886# that claims of immediate bene_ts of high species richness to ecosystem functions arise from misinterpretation of data[ 3 Attribution of immediate control to dominants does not exclude subordinates and transients from involvement in the determination of ecosystem function and sustainability[ Both are suspected to play a crucial\\ if intermittent\\ role by in~uencing the recruitment of dominants[ Some subordinates may act as a _lter in~uencing regeneration by dominants following major perturbations[ 4 Transients originate from the seed rain and seed banks and provide an index of the pool of potential dominants and subordinates at speci_c sites[ Where the landscape carousel operates against a background of declining diversity in the reservoir of colonizing transients\\ we may predict that a progressive loss of ecosystem functions will arise from the decline in the precision with which dominants can engage in the re!assembly and relocation of ecosystems&quot;, &quot;author&quot;: [{&quot;dropping-particle&quot;: &quot;&quot;, &quot;family&quot;: &quot;Grime&quot;, &quot;given&quot;: &quot;J. P.&quot;, &quot;non-dropping-particle&quot;: &quot;&quot;, &quot;parse-names&quot;: false, &quot;suffix&quot;: &quot;&quot;}], &quot;container-title&quot;: &quot;Journal of Ecology&quot;, &quot;id&quot;: &quot;ITEM-1&quot;, &quot;issue&quot;: &quot;6&quot;, &quot;issued&quot;: {&quot;date-parts&quot;: [[&quot;1998&quot;]]}, &quot;page&quot;: &quot;902-910&quot;, &quot;title&quot;: &quot;Benefits of plant diversity to ecosystems: Immediate, filter and founder effects&quot;, &quot;type&quot;: &quot;article-journal&quot;, &quot;volume&quot;: &quot;86&quot;}, &quot;uris&quot;: [&quot;http://www.mendeley.com/documents/?uuid=942129f0-e642-45a8-9e7f-bcccbaa69188&quot;]}], &quot;mendeley&quot;: {&quot;formattedCitation&quot;: &quot;(Grime, 1998)&quot;, &quot;plainTextFormattedCitation&quot;: &quot;(Grime, 1998)&quot;, &quot;previouslyFormattedCitation&quot;: &quot;(Grime, 1998)&quot;}, &quot;properties&quot;: {&quot;noteIndex&quot;: 0}, &quot;schema&quot;: &quot;https://github.com/citation-style-language/schema/raw/master/csl-citation.json&quot;} RNDz40M6RXDio"/><text:span text:style-name="T48"> that predicts that the immediate effects of a species </text:span><text:span text:style-name="T52">is</text:span><text:span text:style-name="T48"> proportional to the </text:span><text:span text:style-name="T55">its</text:span><text:span text:style-name="T48"> relative contribution to the total biomass of the community. </text:span><text:span text:style-name="T53">Then, f</text:span><text:span text:style-name="T49">rom the relative abundace</text:span><text:span text:style-name="T54">s</text:span><text:span text:style-name="T49"> </text:span><text:span text:style-name="T54">it </text:span><text:span text:style-name="T49">is possible to aggregate the biogeochemical variables to the grid cell scale. </text:span><text:span text:style-name="T171">This approach is also necessary because the </text:span><text:span text:style-name="T178">competition scheme </text:span><text:span text:style-name="T171">in CAETÊ model </text:span><text:span text:style-name="T178">is </text:span><text:span text:style-name="T176">still</text:span><text:span text:style-name="T171"> not mechanistic. However, the differential capture of carbon, water and light through the differential combination of functional </text:span><text:span text:style-name="T181">traits</text:span><text:span text:style-name="T171"> is capable of leading to difference of abundance</text:span><text:span text:style-name="T181">s </text:span><text:bookmark-start text:name="Mendeley_Bookmark_2nnSPFp1M5"/><text:bookmark-start text:name="Mendeley_Bookmark_ar1fbGFBtj"/><text:reference-mark-start text:name="ADDIN CSL_CITATION {&quot;citationItems&quot;: [{&quot;id&quot;: &quot;ITEM-1&quot;, &quot;itemData&quot;: {&quot;DOI&quot;: &quot;10.1046/j.1365-2745.1998.00306.x&quot;, &quot;ISBN&quot;: &quot;0022-0477&quot;, &quot;ISSN&quot;: &quot;00220477&quot;, &quot;PMID&quot;: &quot;21524132&quot;, &quot;abstract&quot;: &quot;0 It is useful to distinguish between the immediate e}ects of species richness on ecosystems and those which become apparent on a longer time scale\\ described here as _lter and founder e}ects[ 1 Relationships between plant diversity and ecosystem properties can be explored by classifying component species into three categories \u00d0 dominants\\ subordinates and transients[ Dominants recur in particular vegetation types\\ are relatively large\\ exhibit coarse!grained foraging for resources and\\ as individual species\\ make a substantial contribution to the plant biomass[ Subordinates also show high _delity of association with particular vegetation types but they are smaller in stature\\ forage on a more restricted scale and tend to occupy microhabitats delimited by the architecture and phenology of their associated dominants[ Transients comprise a heterogeneous assort! ment of species of low abundance and persistence^ a high proportion are juveniles of species that occur as dominants or subordinates in neighbouring ecosystems[ 2 A {mass ratio| theory proposes that immediate controls are in proportion to inputs to primary production\\ are determined to an overwhelming extent by the traits and functional diversity of the dominant plants and are relatively insensitive to the richness of subordinates and transients[ Recent experiments support the mass ratio hypothesis and the conclusion of Huston \&quot;0886# that claims of immediate bene_ts of high species richness to ecosystem functions arise from misinterpretation of data[ 3 Attribution of immediate control to dominants does not exclude subordinates and transients from involvement in the determination of ecosystem function and sustainability[ Both are suspected to play a crucial\\ if intermittent\\ role by in~uencing the recruitment of dominants[ Some subordinates may act as a _lter in~uencing regeneration by dominants following major perturbations[ 4 Transients originate from the seed rain and seed banks and provide an index of the pool of potential dominants and subordinates at speci_c sites[ Where the landscape carousel operates against a background of declining diversity in the reservoir of colonizing transients\\ we may predict that a progressive loss of ecosystem functions will arise from the decline in the precision with which dominants can engage in the re!assembly and relocation of ecosystems&quot;, &quot;author&quot;: [{&quot;dropping-particle&quot;: &quot;&quot;, &quot;family&quot;: &quot;Grime&quot;, &quot;given&quot;: &quot;J. P.&quot;, &quot;non-dropping-particle&quot;: &quot;&quot;, &quot;parse-names&quot;: false, &quot;suffix&quot;: &quot;&quot;}], &quot;container-title&quot;: &quot;Journal of Ecology&quot;, &quot;id&quot;: &quot;ITEM-1&quot;, &quot;issue&quot;: &quot;6&quot;, &quot;issued&quot;: {&quot;date-parts&quot;: [[&quot;1998&quot;]]}, &quot;page&quot;: &quot;902-910&quot;, &quot;title&quot;: &quot;Benefits of plant diversity to ecosystems: Immediate, filter and founder effects&quot;, &quot;type&quot;: &quot;article-journal&quot;, &quot;volume&quot;: &quot;86&quot;}, &quot;uris&quot;: [&quot;http://www.mendeley.com/documents/?uuid=942129f0-e642-45a8-9e7f-bcccbaa69188&quot;]}], &quot;mendeley&quot;: {&quot;formattedCitation&quot;: &quot;(Grime, 1998)&quot;, &quot;plainTextFormattedCitation&quot;: &quot;(Grime, 1998)&quot;, &quot;previouslyFormattedCitation&quot;: &quot;(Grime, 1998)&quot;}, &quot;properties&quot;: {&quot;noteIndex&quot;: 0}, &quot;schema&quot;: &quot;https://github.com/citation-style-language/schema/raw/master/csl-citation.json&quot;} RNDeoVy26c8zI"/><text:span text:style-name="T58">(Grime, 1998)</text:span><text:bookmark-end text:name="Mendeley_Bookmark_2nnSPFp1M5"/><text:bookmark-end text:name="Mendeley_Bookmark_ar1fbGFBtj"/><text:reference-mark-end text:name="ADDIN CSL_CITATION {&quot;citationItems&quot;: [{&quot;id&quot;: &quot;ITEM-1&quot;, &quot;itemData&quot;: {&quot;DOI&quot;: &quot;10.1046/j.1365-2745.1998.00306.x&quot;, &quot;ISBN&quot;: &quot;0022-0477&quot;, &quot;ISSN&quot;: &quot;00220477&quot;, &quot;PMID&quot;: &quot;21524132&quot;, &quot;abstract&quot;: &quot;0 It is useful to distinguish between the immediate e}ects of species richness on ecosystems and those which become apparent on a longer time scale\\ described here as _lter and founder e}ects[ 1 Relationships between plant diversity and ecosystem properties can be explored by classifying component species into three categories \u00d0 dominants\\ subordinates and transients[ Dominants recur in particular vegetation types\\ are relatively large\\ exhibit coarse!grained foraging for resources and\\ as individual species\\ make a substantial contribution to the plant biomass[ Subordinates also show high _delity of association with particular vegetation types but they are smaller in stature\\ forage on a more restricted scale and tend to occupy microhabitats delimited by the architecture and phenology of their associated dominants[ Transients comprise a heterogeneous assort! ment of species of low abundance and persistence^ a high proportion are juveniles of species that occur as dominants or subordinates in neighbouring ecosystems[ 2 A {mass ratio| theory proposes that immediate controls are in proportion to inputs to primary production\\ are determined to an overwhelming extent by the traits and functional diversity of the dominant plants and are relatively insensitive to the richness of subordinates and transients[ Recent experiments support the mass ratio hypothesis and the conclusion of Huston \&quot;0886# that claims of immediate bene_ts of high species richness to ecosystem functions arise from misinterpretation of data[ 3 Attribution of immediate control to dominants does not exclude subordinates and transients from involvement in the determination of ecosystem function and sustainability[ Both are suspected to play a crucial\\ if intermittent\\ role by in~uencing the recruitment of dominants[ Some subordinates may act as a _lter in~uencing regeneration by dominants following major perturbations[ 4 Transients originate from the seed rain and seed banks and provide an index of the pool of potential dominants and subordinates at speci_c sites[ Where the landscape carousel operates against a background of declining diversity in the reservoir of colonizing transients\\ we may predict that a progressive loss of ecosystem functions will arise from the decline in the precision with which dominants can engage in the re!assembly and relocation of ecosystems&quot;, &quot;author&quot;: [{&quot;dropping-particle&quot;: &quot;&quot;, &quot;family&quot;: &quot;Grime&quot;, &quot;given&quot;: &quot;J. P.&quot;, &quot;non-dropping-particle&quot;: &quot;&quot;, &quot;parse-names&quot;: false, &quot;suffix&quot;: &quot;&quot;}], &quot;container-title&quot;: &quot;Journal of Ecology&quot;, &quot;id&quot;: &quot;ITEM-1&quot;, &quot;issue&quot;: &quot;6&quot;, &quot;issued&quot;: {&quot;date-parts&quot;: [[&quot;1998&quot;]]}, &quot;page&quot;: &quot;902-910&quot;, &quot;title&quot;: &quot;Benefits of plant diversity to ecosystems: Immediate, filter and founder effects&quot;, &quot;type&quot;: &quot;article-journal&quot;, &quot;volume&quot;: &quot;86&quot;}, &quot;uris&quot;: [&quot;http://www.mendeley.com/documents/?uuid=942129f0-e642-45a8-9e7f-bcccbaa69188&quot;]}], &quot;mendeley&quot;: {&quot;formattedCitation&quot;: &quot;(Grime, 1998)&quot;, &quot;plainTextFormattedCitation&quot;: &quot;(Grime, 1998)&quot;, &quot;previouslyFormattedCitation&quot;: &quot;(Grime, 1998)&quot;}, &quot;properties&quot;: {&quot;noteIndex&quot;: 0}, &quot;schema&quot;: &quot;https://github.com/citation-style-language/schema/raw/master/csl-citation.json&quot;} RNDeoVy26c8zI"/><text:span text:style-name="T171"> </text:span><text:span text:style-name="T181">between the</text:span><text:span text:style-name="T171"> PLSs </text:span><text:span text:style-name="T182">(for the trait-based modeling approach) and between the PFTs (for the PFT modeling approach)</text:span><text:span text:style-name="T171"> </text:span><text:span text:style-name="T181">in a grid cell</text:span><text:span text:style-name="T171">. </text:span><text:span text:style-name="T181">In that sense, the competition is indirectly considered by deriving the relative abundances <text:s/></text:span><text:span text:style-name="T58">(Grime, 1998)</text:span><text:span text:style-name="T171">. A </text:span><text:span text:style-name="T174">PLS/PFT</text:span><text:span text:style-name="T171"> is considered as </text:span><text:span text:style-name="T175">a</text:span><text:span text:style-name="T171"> survivor if it present</text:span><text:span text:style-name="T176">s</text:span><text:span text:style-name="T171"> a positive carbon balance and </text:span><text:span text:style-name="T174">also if it presents</text:span><text:span text:style-name="T176">, </text:span><text:span text:style-name="T171">concomitantly, at least 100 g of carbon in fine roots and in leaves.</text:span></text:p>
      <text:p text:style-name="P85"><text:span text:style-name="T172">In the subsequent formulas</text:span><text:span text:style-name="T172"><draw:frame draw:style-name="fr1" draw:name="Objeto126" text:anchor-type="as-char" svg:y="-0.295cm" svg:width="0.326cm" svg:height="0.385cm" draw:z-index="18"><draw:object xlink:href="./Object 132" xlink:type="simple" xlink:show="embed" xlink:actuate="onLoad"/><draw:image xlink:href="./ObjectReplacements/Object 132" xlink:type="simple" xlink:show="embed" xlink:actuate="onLoad"/><svg:desc>fórmula</svg:desc></draw:frame></text:span><text:span text:style-name="T172">means that the values is specific for a PFT or PLS in a grid cell</text:span><text:span text:style-name="T172"><draw:frame draw:style-name="fr1" draw:name="Objeto127" text:anchor-type="as-char" svg:y="-0.295cm" svg:width="0.466cm" svg:height="0.385cm" draw:z-index="20"><draw:object xlink:href="./Object 133" xlink:type="simple" xlink:show="embed" xlink:actuate="onLoad"/><draw:image xlink:href="./ObjectReplacements/Object 133" xlink:type="simple" xlink:show="embed" xlink:actuate="onLoad"/><svg:desc>fórmula</svg:desc></draw:frame></text:span><text:span text:style-name="T172">. </text:span><text:span text:style-name="T139">The allocation traits</text:span><text:span text:style-name="T165"> </text:span><text:span text:style-name="T165"><draw:frame draw:style-name="fr1" draw:name="Objeto181" text:anchor-type="as-char" svg:y="-0.215cm" svg:width="0.646cm" svg:height="0.462cm" draw:z-index="21"><draw:object xlink:href="./Object 134" xlink:type="simple" xlink:show="embed" xlink:actuate="onLoad"/><draw:image xlink:href="./ObjectReplacements/Object 134" xlink:type="simple" xlink:show="embed" xlink:actuate="onLoad"/><svg:desc>fórmula</svg:desc></draw:frame></text:span><text:span text:style-name="T167">(Table </text:span><text:span text:style-name="T169">A1 and A2)</text:span><text:span text:style-name="T167"> </text:span><text:span text:style-name="T165">se</text:span><text:span text:style-name="T139">eks to represent the percentage of the net primary productivity (</text:span><text:span text:style-name="T139"><draw:frame draw:style-name="fr2" draw:name="Objeto128" text:anchor-type="as-char" svg:y="-0.377cm" svg:width="1.6cm" svg:height="0.568cm" draw:z-index="22"><draw:object xlink:href="./Object 135" xlink:type="simple" xlink:show="embed" xlink:actuate="onLoad"/><draw:image xlink:href="./ObjectReplacements/Object 135" xlink:type="simple" xlink:show="embed" xlink:actuate="onLoad"/><svg:desc>fórmula</svg:desc></draw:frame></text:span><text:span text:style-name="T139">; </text:span><text:span text:style-name="T161">Eq. A15</text:span><text:span text:style-name="T139">) distributed to each compartment</text:span><text:span text:style-name="T139"><draw:frame draw:style-name="fr1" draw:name="Objeto180" text:anchor-type="as-char" svg:y="-0.377cm" svg:width="0.407cm" svg:height="0.467cm" draw:z-index="23"><draw:object xlink:href="./Object 136" xlink:type="simple" xlink:show="embed" xlink:actuate="onLoad"/><draw:image xlink:href="./ObjectReplacements/Object 136" xlink:type="simple" xlink:show="embed" xlink:actuate="onLoad"/><svg:desc>fórmula</svg:desc></draw:frame></text:span><text:span text:style-name="T139">; the carbon residence time traits</text:span><text:span text:style-name="T165"> </text:span><text:span text:style-name="T165"><draw:frame draw:style-name="fr1" draw:name="Objeto182" text:anchor-type="as-char" svg:y="-0.222cm" svg:width="0.594cm" svg:height="0.469cm" draw:z-index="24"><draw:object xlink:href="./Object 137" xlink:type="simple" xlink:show="embed" xlink:actuate="onLoad"/><draw:image xlink:href="./ObjectReplacements/Object 137" xlink:type="simple" xlink:show="embed" xlink:actuate="onLoad"/><svg:desc>fórmula</svg:desc></draw:frame></text:span><text:span text:style-name="T167">(Table </text:span><text:span text:style-name="T169">A1 and A2</text:span><text:span text:style-name="T167">)</text:span><text:span text:style-name="T165"> seeks to represe</text:span><text:span text:style-name="T139">nt </text:span><text:span text:style-name="T141">how long</text:span><text:span text:style-name="T139"> the carbon stay in each </text:span><text:span text:style-name="T155">of these </text:span><text:span text:style-name="T139">compartment</text:span><text:span text:style-name="T155">s</text:span><text:span text:style-name="T139">. Together, these functional traits ultimately define the amount of carbon (</text:span><text:span text:style-name="T139"><draw:frame draw:style-name="fr2" draw:name="Objeto129" text:anchor-type="as-char" svg:y="-0.377cm" svg:width="0.533cm" svg:height="0.75cm" draw:z-index="25"><draw:object xlink:href="./Object 138" xlink:type="simple" xlink:show="embed" xlink:actuate="onLoad"/><draw:image xlink:href="./ObjectReplacements/Object 138" xlink:type="simple" xlink:show="embed" xlink:actuate="onLoad"/><svg:desc>fórmula</svg:desc></draw:frame></text:span><text:span text:style-name="T139">; </text:span><text:span text:style-name="T160">Eq. A1</text:span><text:span text:style-name="T139">) in each compartment of a PLS </text:span><text:span text:style-name="T142">or PFT</text:span><text:span text:style-name="T139"> </text:span><text:span text:style-name="T139"><draw:frame draw:style-name="fr1" draw:name="Objeto131" text:anchor-type="as-char" svg:y="-0.295cm" svg:width="0.326cm" svg:height="0.385cm" draw:z-index="26"><draw:object xlink:href="./Object 139" xlink:type="simple" xlink:show="embed" xlink:actuate="onLoad"/><draw:image xlink:href="./ObjectReplacements/Object 139" xlink:type="simple" xlink:show="embed" xlink:actuate="onLoad"/><svg:desc>fórmula</svg:desc></draw:frame></text:span><text:span text:style-name="T139"><text:s/></text:span><text:span text:style-name="T143">in a certain time</text:span><draw:frame draw:style-name="fr1" draw:name="Objeto132" text:anchor-type="as-char" svg:y="-0.295cm" svg:width="0.349cm" svg:height="0.385cm" draw:z-index="30"><draw:object xlink:href="./Object 140" xlink:type="simple" xlink:show="embed" xlink:actuate="onLoad"/><draw:image xlink:href="./ObjectReplacements/Object 140" xlink:type="simple" xlink:show="embed" xlink:actuate="onLoad"/><svg:desc>fórmula</svg:desc></draw:frame><text:span text:style-name="T139">, and then, the total plant </text:span><text:span text:style-name="T144">carbon</text:span><text:span text:style-name="T139"> of </text:span><text:span text:style-name="T142">that</text:span><text:span text:style-name="T139"> PLS </text:span><text:span text:style-name="T142">or PFT </text:span><text:span text:style-name="T139">(</text:span><text:span text:style-name="T139"><draw:frame draw:style-name="fr2" draw:name="Objeto133" text:anchor-type="as-char" svg:y="-0.295cm" svg:width="0.388cm" svg:height="0.474cm" draw:z-index="32"><draw:object xlink:href="./Object 141" xlink:type="simple" xlink:show="embed" xlink:actuate="onLoad"/><draw:image xlink:href="./ObjectReplacements/Object 141" xlink:type="simple" xlink:show="embed" xlink:actuate="onLoad"/><svg:desc>fórmula</svg:desc></draw:frame></text:span><text:span text:style-name="T139">; </text:span><text:span text:style-name="T160">Eq. A2</text:span><text:span text:style-name="T139">). </text:span></text:p>
      <table:table table:name="Tabela19" table:style-name="Tabela19">
        <table:table-column table:style-name="Tabela19.A"/>
        <table:table-column table:style-name="Tabela19.B"/>
        <table:table-header-rows>
          <table:table-row>
            <table:table-cell table:style-name="Tabela19.A1" office:value-type="string">
              <text:p text:style-name="P13"><draw:frame draw:style-name="fr1" draw:name="Objeto134" text:anchor-type="as-char" svg:y="-0.377cm" svg:width="5.159cm" svg:height="0.854cm" draw:z-index="33"><draw:object xlink:href="./Object 172" xlink:type="simple" xlink:show="embed" xlink:actuate="onLoad"/><draw:image xlink:href="./ObjectReplacements/Object 172" xlink:type="simple" xlink:show="embed" xlink:actuate="onLoad"/><svg:desc>fórmula</svg:desc></draw:frame></text:p>
            </table:table-cell>
            <table:table-cell table:style-name="Tabela19.A1" office:value-type="string">
              <text:p text:style-name="P24">(<text:span text:style-name="T255">A</text:span><text:sequence text:ref-name="refText0" text:name="Text" text:formula="ooow:Text+1" style:num-format="1">1</text:sequence>)</text:p>
            </table:table-cell>
          </table:table-row>
        </table:table-header-rows>
      </table:table>
      <table:table table:name="Tabela23" table:style-name="Tabela23">
        <table:table-column table:style-name="Tabela23.A"/>
        <table:table-column table:style-name="Tabela23.B"/>
        <table:table-header-rows>
          <text:soft-page-break/>
          <table:table-row>
            <table:table-cell table:style-name="Tabela23.A1" office:value-type="string">
              <text:p text:style-name="P13"><draw:frame draw:style-name="fr1" draw:name="Objeto135" text:anchor-type="as-char" svg:y="-0.432cm" svg:width="2.152cm" svg:height="0.908cm" draw:z-index="69"><draw:object xlink:href="./Object 173" xlink:type="simple" xlink:show="embed" xlink:actuate="onLoad"/><draw:image xlink:href="./ObjectReplacements/Object 173" xlink:type="simple" xlink:show="embed" xlink:actuate="onLoad"/><svg:desc>fórmula</svg:desc></draw:frame></text:p>
            </table:table-cell>
            <table:table-cell table:style-name="Tabela23.A1" office:value-type="string">
              <text:p text:style-name="P6">(<text:span text:style-name="T255">A</text:span><text:sequence text:ref-name="refText1" text:name="Text" text:formula="ooow:Text+1" style:num-format="1">2</text:sequence>)</text:p>
            </table:table-cell>
          </table:table-row>
        </table:table-header-rows>
      </table:table>
      <text:p text:style-name="P93"/>
      <text:p text:style-name="P95"><text:span text:style-name="T198">T</text:span><text:span text:style-name="T194">he </text:span><text:span text:style-name="T195">abundance</text:span><text:span text:style-name="T194"> of a strategy</text:span><text:span text:style-name="T196"> is the fraction of the grid cell that </text:span><text:span text:style-name="T194">it</text:span><text:span text:style-name="T196"> occupies </text:span><text:span text:style-name="T197">based on</text:span><text:span text:style-name="T199"> the biomass contribution of a strategy </text:span><text:span text:style-name="T200">in relation</text:span><text:span text:style-name="T199"> to the total grid cell biomass.</text:span><text:span text:style-name="T42"> Therefore, the relative abundance </text:span><text:span text:style-name="T43">(</text:span><text:span text:style-name="T42"><draw:frame draw:style-name="fr2" draw:name="Objeto166" text:anchor-type="as-char" svg:y="-0.377cm" svg:width="0.85cm" svg:height="0.75cm" draw:z-index="38"><draw:object xlink:href="./Object 174" xlink:type="simple" xlink:show="embed" xlink:actuate="onLoad"/><draw:image xlink:href="./ObjectReplacements/Object 174" xlink:type="simple" xlink:show="embed" xlink:actuate="onLoad"/><svg:desc>fórmula</svg:desc></draw:frame></text:span><text:span text:style-name="T42">; </text:span><text:span text:style-name="T46">Eq. A3</text:span><text:span text:style-name="T43">) </text:span><text:span text:style-name="T42">of a PLS/</text:span><text:span text:style-name="T44">PFT</text:span><text:span text:style-name="T42"><draw:frame draw:style-name="fr1" draw:name="Objeto167" text:anchor-type="as-char" svg:y="-0.295cm" svg:width="0.326cm" svg:height="0.385cm" draw:z-index="40"><draw:object xlink:href="./Object 175" xlink:type="simple" xlink:show="embed" xlink:actuate="onLoad"/><draw:image xlink:href="./ObjectReplacements/Object 175" xlink:type="simple" xlink:show="embed" xlink:actuate="onLoad"/><svg:desc>fórmula</svg:desc></draw:frame></text:span><text:span text:style-name="T42">in a grid cell</text:span><text:span text:style-name="T42"><draw:frame draw:style-name="fr1" draw:name="Objeto168" text:anchor-type="as-char" svg:y="-0.377cm" svg:width="0.466cm" svg:height="0.467cm" draw:z-index="41"><draw:object xlink:href="./Object 176" xlink:type="simple" xlink:show="embed" xlink:actuate="onLoad"/><draw:image xlink:href="./ObjectReplacements/Object 176" xlink:type="simple" xlink:show="embed" xlink:actuate="onLoad"/><svg:desc>fórmula</svg:desc></draw:frame></text:span><text:span text:style-name="T42">is assumed to be proportional to its relative contribution to the total grid cell biomass (</text:span><text:span text:style-name="T42"><draw:frame draw:style-name="fr2" draw:name="Objeto169" text:anchor-type="as-char" svg:y="-0.377cm" svg:width="0.683cm" svg:height="0.75cm" draw:z-index="42"><draw:object xlink:href="./Object 177" xlink:type="simple" xlink:show="embed" xlink:actuate="onLoad"/><draw:image xlink:href="./ObjectReplacements/Object 177" xlink:type="simple" xlink:show="embed" xlink:actuate="onLoad"/><svg:desc>fórmula</svg:desc></draw:frame></text:span><text:span text:style-name="T42">; </text:span><text:span text:style-name="T47">Eq. A4</text:span><text:span text:style-name="T42">), in its turn determined by the sum of biomass of all the survival PLS/</text:span><text:span text:style-name="T45">PFT</text:span><text:span text:style-name="T42"> (</text:span><text:span text:style-name="T42"><draw:frame draw:style-name="fr1" draw:name="Objeto170" text:anchor-type="as-char" svg:y="-0.295cm" svg:width="0.443cm" svg:height="0.385cm" draw:z-index="46"><draw:object xlink:href="./Object 178" xlink:type="simple" xlink:show="embed" xlink:actuate="onLoad"/><draw:image xlink:href="./ObjectReplacements/Object 178" xlink:type="simple" xlink:show="embed" xlink:actuate="onLoad"/><svg:desc>fórmula</svg:desc></draw:frame></text:span><text:span text:style-name="T42">) in that grid cell:</text:span></text:p>
      <table:table table:name="Tabela39" table:style-name="Tabela39">
        <table:table-column table:style-name="Tabela39.A"/>
        <table:table-column table:style-name="Tabela39.B"/>
        <table:table-header-rows>
          <table:table-row>
            <table:table-cell table:style-name="Tabela39.A1" office:value-type="string">
              <text:p text:style-name="P13"><draw:frame draw:style-name="fr1" draw:name="Objeto171" text:anchor-type="as-char" svg:y="-0.377cm" svg:width="3.279cm" svg:height="0.854cm" draw:z-index="58"><draw:object xlink:href="./Object 179" xlink:type="simple" xlink:show="embed" xlink:actuate="onLoad"/><draw:image xlink:href="./ObjectReplacements/Object 179" xlink:type="simple" xlink:show="embed" xlink:actuate="onLoad"/><svg:desc>fórmula</svg:desc></draw:frame></text:p>
            </table:table-cell>
            <table:table-cell table:style-name="Tabela39.A1" office:value-type="string">
              <text:p text:style-name="P6">(<text:span text:style-name="T255">A</text:span><text:sequence text:ref-name="refText2" text:name="Text" text:formula="ooow:Text+1" style:num-format="1">3</text:sequence>)</text:p>
            </table:table-cell>
          </table:table-row>
        </table:table-header-rows>
      </table:table>
      <table:table table:name="Tabela40" table:style-name="Tabela40">
        <table:table-column table:style-name="Tabela40.A"/>
        <table:table-column table:style-name="Tabela40.B"/>
        <table:table-header-rows>
          <table:table-row>
            <table:table-cell table:style-name="Tabela40.A1" office:value-type="string">
              <text:p text:style-name="P13"><draw:frame draw:style-name="fr1" draw:name="Objeto172" text:anchor-type="as-char" svg:y="-0.713cm" svg:width="2.683cm" svg:height="1.189cm" draw:z-index="62"><draw:object xlink:href="./Object 180" xlink:type="simple" xlink:show="embed" xlink:actuate="onLoad"/><draw:image xlink:href="./ObjectReplacements/Object 180" xlink:type="simple" xlink:show="embed" xlink:actuate="onLoad"/><svg:desc>fórmula</svg:desc></draw:frame></text:p>
            </table:table-cell>
            <table:table-cell table:style-name="Tabela40.A1" office:value-type="string">
              <text:p text:style-name="P24">(<text:span text:style-name="T255">A4</text:span>)</text:p>
            </table:table-cell>
          </table:table-row>
        </table:table-header-rows>
      </table:table>
      <text:p text:style-name="P41"><text:tab/></text:p>
      <text:p text:style-name="P86"><text:span text:style-name="T49">From the relative abundace is possible to aggregate the biogeochemical variables from <text:s/>a PFT</text:span><text:span text:style-name="T50">s</text:span><text:span text:style-name="T49">/PLS</text:span><text:span text:style-name="T50">s</text:span><text:span text:style-name="T49"> to the grid cell scale. For example, the </text:span><text:span text:style-name="T57">net primary production (</text:span><text:span text:style-name="T49"><draw:frame draw:style-name="fr1" draw:name="Objeto173" text:anchor-type="as-char" svg:y="-0.377cm" svg:width="1.797cm" svg:height="0.75cm" draw:z-index="47"><draw:object xlink:href="./Object 181" xlink:type="simple" xlink:show="embed" xlink:actuate="onLoad"/><draw:image xlink:href="./ObjectReplacements/Object 181" xlink:type="simple" xlink:show="embed" xlink:actuate="onLoad"/><svg:desc>fórmula</svg:desc></draw:frame></text:span><text:span text:style-name="T49">; </text:span><text:span text:style-name="T57">Eq. A5) </text:span><text:span text:style-name="T49">of a grid cell</text:span><text:span text:style-name="T49"><draw:frame draw:style-name="fr1" draw:name="Objeto174" text:anchor-type="as-char" svg:y="-0.377cm" svg:width="0.51cm" svg:height="0.467cm" draw:z-index="48"><draw:object xlink:href="./Object 182" xlink:type="simple" xlink:show="embed" xlink:actuate="onLoad"/><draw:image xlink:href="./ObjectReplacements/Object 182" xlink:type="simple" xlink:show="embed" xlink:actuate="onLoad"/><svg:desc>fórmula</svg:desc></draw:frame></text:span><text:span text:style-name="T50">is equal to the sum of the</text:span><draw:frame draw:style-name="fr1" draw:name="Objeto175" text:anchor-type="as-char" svg:y="-0.377cm" svg:width="1.108cm" svg:height="0.531cm" draw:z-index="51"><draw:object xlink:href="./Object 183" xlink:type="simple" xlink:show="embed" xlink:actuate="onLoad"/><draw:image xlink:href="./ObjectReplacements/Object 183" xlink:type="simple" xlink:show="embed" xlink:actuate="onLoad"/><svg:desc>fórmula</svg:desc></draw:frame><text:span text:style-name="T59">of a</text:span><text:span text:style-name="T50">ll </text:span><text:span text:style-name="T51">PFT/PLS</text:span><text:span text:style-name="T50"><draw:frame draw:style-name="fr1" draw:name="Objeto176" text:anchor-type="as-char" svg:y="-0.295cm" svg:width="0.326cm" svg:height="0.385cm" draw:z-index="54"><draw:object xlink:href="./Object 184" xlink:type="simple" xlink:show="embed" xlink:actuate="onLoad"/><draw:image xlink:href="./ObjectReplacements/Object 184" xlink:type="simple" xlink:show="embed" xlink:actuate="onLoad"/><svg:desc>fórmula</svg:desc></draw:frame></text:span><text:span text:style-name="T50">that survived (</text:span><text:span text:style-name="T50"><draw:frame draw:style-name="fr1" draw:name="Objeto177" text:anchor-type="as-char" svg:y="-0.295cm" svg:width="0.443cm" svg:height="0.385cm" draw:z-index="55"><draw:object xlink:href="./Object 185" xlink:type="simple" xlink:show="embed" xlink:actuate="onLoad"/><draw:image xlink:href="./ObjectReplacements/Object 185" xlink:type="simple" xlink:show="embed" xlink:actuate="onLoad"/><svg:desc>fórmula</svg:desc></draw:frame></text:span><text:span text:style-name="T50">) </text:span><text:span text:style-name="T51">in that grid cell,</text:span><text:span text:style-name="T50"> weighted by their respective relative abundance (</text:span><text:span text:style-name="T50"><draw:frame draw:style-name="fr3" draw:name="Objeto178" text:anchor-type="as-char" svg:width="1.05cm" svg:height="0.75cm" draw:z-index="57"><draw:object xlink:href="./Object 21" xlink:type="simple" xlink:show="embed" xlink:actuate="onLoad"/><draw:image xlink:href="./ObjectReplacements/Object 21" xlink:type="simple" xlink:show="embed" xlink:actuate="onLoad"/><svg:desc>fórmula</svg:desc></draw:frame></text:span><text:span text:style-name="T50">)</text:span><text:span text:style-name="T49">:</text:span></text:p>
      <table:table table:name="Tabela41" table:style-name="Tabela41">
        <table:table-column table:style-name="Tabela41.A"/>
        <table:table-column table:style-name="Tabela41.B"/>
        <table:table-header-rows>
          <table:table-row>
            <table:table-cell table:style-name="Tabela41.A1" office:value-type="string">
              <text:p text:style-name="P13"><draw:frame draw:style-name="fr1" draw:name="Objeto179" text:anchor-type="as-char" svg:y="-0.713cm" svg:width="5.51cm" svg:height="1.189cm" draw:z-index="63"><draw:object xlink:href="./Object 187" xlink:type="simple" xlink:show="embed" xlink:actuate="onLoad"/><draw:image xlink:href="./ObjectReplacements/Object 187" xlink:type="simple" xlink:show="embed" xlink:actuate="onLoad"/><svg:desc>fórmula</svg:desc></draw:frame></text:p>
            </table:table-cell>
            <table:table-cell table:style-name="Tabela41.A1" office:value-type="string">
              <text:p text:style-name="P24">(<text:span text:style-name="T255">A5</text:span>)</text:p>
            </table:table-cell>
          </table:table-row>
        </table:table-header-rows>
      </table:table>
      <text:p text:style-name="P40"/>
      <text:p text:style-name="P94"><text:span text:style-name="T270">A.3.2 </text:span>Functional traits trade-offs and associated ecophysiological processes</text:p>
      <text:p text:style-name="P84"><text:span text:style-name="T183">Hereafter</text:span><text:span text:style-name="T184"> we describe </text:span><text:span text:style-name="T183">the</text:span><text:span text:style-name="T173"> </text:span><text:span text:style-name="T184">ecophysi</text:span><text:span text:style-name="T183">o</text:span><text:span text:style-name="T184">logical </text:span><text:span text:style-name="T185">processes</text:span><text:span text:style-name="T184"> </text:span><text:span text:style-name="T173">linked to the traits trade-offs. </text:span><text:span text:style-name="T185">The first trade-off of CAETÊ’s traits linked to allocation emerges from the fact that the carbon allocated to </text:span><text:soft-page-break/><text:span text:style-name="T185">one function or organ becomes unavailable to other</text:span><text:span text:style-name="T187">s</text:span><text:span text:style-name="T185">. As a consequence, some capabilities are, </text:span><text:span text:style-name="T186">necessarily,</text:span><text:span text:style-name="T185"> prioritized at the expense of others </text:span><text:bookmark-start text:name="Mendeley_Bookmark_TKgspwcuU0"/><text:bookmark-start text:name="Mendeley_Bookmark_1ThADhDpiU"/><text:reference-mark-start text:name="ADDIN CSL_CITATION {&quot;citationItems&quot;: [{&quot;id&quot;: &quot;ITEM-1&quot;, &quot;itemData&quot;: {&quot;DOI&quot;: &quot;10.1078/1433-8319-00083&quot;, &quot;ISSN&quot;: &quot;14338319&quot;, &quot;abstract&quot;: &quot;Allocation is one of the central concepts in modern ecology, providing the basis for different strategies. Allocation in plants has been conceptualized as a proportional or ratio-driven process ('partitioning'). In this view, a plant has a given amount of resources at any point in time and it allocates these resources to different structures. But many plant ecological processes are better understood in terms of growth and size than in terms of time. In an allometric perspective, allocation is seen as a size-dependent process: allometry is the quantitative relationship between growth and allocation. Therefore most questions of allocation should be posed allometrically, not as ratios or proportions. Plants evolve allometric patterns in response to numerous selection pressures and constraints, and these patterns explain many behaviours of plant populations. In the allometric view, plasticity in allocation can be understood as a change in a plant's allometric trajectory in response to the environment. Some allocation patterns show relatively fixed allometric trajectories, varying in different environments primarily in the speed at which the trajectory is travelled, whereas other allocation patterns show great flexibility in their behaviour at a given size. Because plant growth is often indeterminate and its rate highly influenced by environmental conditions, 'plasticity in size' is not a meaningful concept. We need a new way to classify, describe and analyze plant allocation and plasticity because the concepts 'trait' and 'plasticity' are too broad. Three degrees of plasticity can be distinguished: (1) allometric growth ('apparent plasticity'), (2) modular proliferation and local physiological adaptation, and (3) integrated plastic responses. Plasticity, which has evolved because it increases individual fitness, can be a disadvantage in plant production systems, where we want to optimize population, not individual, performance.&quot;, &quot;author&quot;: [{&quot;dropping-particle&quot;: &quot;&quot;, &quot;family&quot;: &quot;Weiner&quot;, &quot;given&quot;: &quot;Jacob&quot;, &quot;non-dropping-particle&quot;: &quot;&quot;, &quot;parse-names&quot;: false, &quot;suffix&quot;: &quot;&quot;}], &quot;container-title&quot;: &quot;Perspectives in Plant Ecology, Evolution and Systematics&quot;, &quot;id&quot;: &quot;ITEM-1&quot;, &quot;issue&quot;: &quot;4&quot;, &quot;issued&quot;: {&quot;date-parts&quot;: [[&quot;2004&quot;]]}, &quot;page&quot;: &quot;207-215&quot;, &quot;title&quot;: &quot;Allocation, plasticity and allometry in plants&quot;, &quot;type&quot;: &quot;article-journal&quot;, &quot;volume&quot;: &quot;6&quot;}, &quot;uris&quot;: [&quot;http://www.mendeley.com/documents/?uuid=b197ae7a-4434-4074-944c-a591edb94a3b&quot;]}], &quot;mendeley&quot;: {&quot;formattedCitation&quot;: &quot;(Weiner, 2004)&quot;, &quot;plainTextFormattedCitation&quot;: &quot;(Weiner, 2004)&quot;, &quot;previouslyFormattedCitation&quot;: &quot;(Weiner, 2004)&quot;}, &quot;properties&quot;: {&quot;noteIndex&quot;: 0}, &quot;schema&quot;: &quot;https://github.com/citation-style-language/schema/raw/master/csl-citation.json&quot;} RNDLCNWnF45OK"/><text:span text:style-name="T4">(Weiner, 2004)</text:span><text:bookmark-end text:name="Mendeley_Bookmark_TKgspwcuU0"/><text:bookmark-end text:name="Mendeley_Bookmark_1ThADhDpiU"/><text:reference-mark-end text:name="ADDIN CSL_CITATION {&quot;citationItems&quot;: [{&quot;id&quot;: &quot;ITEM-1&quot;, &quot;itemData&quot;: {&quot;DOI&quot;: &quot;10.1078/1433-8319-00083&quot;, &quot;ISSN&quot;: &quot;14338319&quot;, &quot;abstract&quot;: &quot;Allocation is one of the central concepts in modern ecology, providing the basis for different strategies. Allocation in plants has been conceptualized as a proportional or ratio-driven process ('partitioning'). In this view, a plant has a given amount of resources at any point in time and it allocates these resources to different structures. But many plant ecological processes are better understood in terms of growth and size than in terms of time. In an allometric perspective, allocation is seen as a size-dependent process: allometry is the quantitative relationship between growth and allocation. Therefore most questions of allocation should be posed allometrically, not as ratios or proportions. Plants evolve allometric patterns in response to numerous selection pressures and constraints, and these patterns explain many behaviours of plant populations. In the allometric view, plasticity in allocation can be understood as a change in a plant's allometric trajectory in response to the environment. Some allocation patterns show relatively fixed allometric trajectories, varying in different environments primarily in the speed at which the trajectory is travelled, whereas other allocation patterns show great flexibility in their behaviour at a given size. Because plant growth is often indeterminate and its rate highly influenced by environmental conditions, 'plasticity in size' is not a meaningful concept. We need a new way to classify, describe and analyze plant allocation and plasticity because the concepts 'trait' and 'plasticity' are too broad. Three degrees of plasticity can be distinguished: (1) allometric growth ('apparent plasticity'), (2) modular proliferation and local physiological adaptation, and (3) integrated plastic responses. Plasticity, which has evolved because it increases individual fitness, can be a disadvantage in plant production systems, where we want to optimize population, not individual, performance.&quot;, &quot;author&quot;: [{&quot;dropping-particle&quot;: &quot;&quot;, &quot;family&quot;: &quot;Weiner&quot;, &quot;given&quot;: &quot;Jacob&quot;, &quot;non-dropping-particle&quot;: &quot;&quot;, &quot;parse-names&quot;: false, &quot;suffix&quot;: &quot;&quot;}], &quot;container-title&quot;: &quot;Perspectives in Plant Ecology, Evolution and Systematics&quot;, &quot;id&quot;: &quot;ITEM-1&quot;, &quot;issue&quot;: &quot;4&quot;, &quot;issued&quot;: {&quot;date-parts&quot;: [[&quot;2004&quot;]]}, &quot;page&quot;: &quot;207-215&quot;, &quot;title&quot;: &quot;Allocation, plasticity and allometry in plants&quot;, &quot;type&quot;: &quot;article-journal&quot;, &quot;volume&quot;: &quot;6&quot;}, &quot;uris&quot;: [&quot;http://www.mendeley.com/documents/?uuid=b197ae7a-4434-4074-944c-a591edb94a3b&quot;]}], &quot;mendeley&quot;: {&quot;formattedCitation&quot;: &quot;(Weiner, 2004)&quot;, &quot;plainTextFormattedCitation&quot;: &quot;(Weiner, 2004)&quot;, &quot;previouslyFormattedCitation&quot;: &quot;(Weiner, 2004)&quot;}, &quot;properties&quot;: {&quot;noteIndex&quot;: 0}, &quot;schema&quot;: &quot;https://github.com/citation-style-language/schema/raw/master/csl-citation.json&quot;} RNDLCNWnF45OK"/><text:span text:style-name="T56">. </text:span><text:span text:style-name="T65">In order to include the limitation of photosynthesis by water availability</text:span><text:span text:style-name="T66"> and to include a trade-off for the fine roots traits </text:span><text:span text:style-name="T67">investiment</text:span><text:span text:style-name="T66">,</text:span><text:span text:style-name="T65"> w</text:span><text:span text:style-name="T68">e added to </text:span><text:span text:style-name="T69">the photosynthesis </text:span><text:span text:style-name="T72">(</text:span><text:span text:style-name="T72"><draw:frame draw:style-name="fr1" draw:name="Objeto130" text:anchor-type="as-char" svg:y="-0.377cm" svg:width="1.132cm" svg:height="0.624cm" draw:z-index="65"><draw:object xlink:href="./Object 188" xlink:type="simple" xlink:show="embed" xlink:actuate="onLoad"/><draw:image xlink:href="./ObjectReplacements/Object 188" xlink:type="simple" xlink:show="embed" xlink:actuate="onLoad"/></draw:frame></text:span><text:span text:style-name="T72">; </text:span><text:span text:style-name="T74">Eq. A14</text:span><text:span text:style-name="T72">)</text:span><text:span text:style-name="T68"> equation a water stress factor (</text:span><text:span text:style-name="T68"><draw:frame draw:style-name="fr1" draw:name="Objeto136" text:anchor-type="as-char" svg:y="-0.295cm" svg:width="0.658cm" svg:height="0.547cm" draw:z-index="66"><draw:object xlink:href="./Object 142" xlink:type="simple" xlink:show="embed" xlink:actuate="onLoad"/><draw:image xlink:href="./ObjectReplacements/Object 142" xlink:type="simple" xlink:show="embed" xlink:actuate="onLoad"/><svg:desc>fórmula</svg:desc></draw:frame></text:span><text:span text:style-name="T68">; </text:span><text:span text:style-name="T73">Eq. A6</text:span><text:span text:style-name="T68">).</text:span><text:span text:style-name="T70"> </text:span><text:span text:style-name="T71">This </text:span><text:span text:style-name="T69">factor is</text:span><text:span text:style-name="T71"> calculated in function of the ratio between the potential water supply for transpiration (</text:span><text:span text:style-name="T71"><draw:frame draw:style-name="fr1" draw:name="Objeto137" text:anchor-type="as-char" svg:y="-0.295cm" svg:width="0.563cm" svg:height="0.474cm" draw:z-index="67"><draw:object xlink:href="./Object 143" xlink:type="simple" xlink:show="embed" xlink:actuate="onLoad"/><draw:image xlink:href="./ObjectReplacements/Object 143" xlink:type="simple" xlink:show="embed" xlink:actuate="onLoad"/><svg:desc>fórmula</svg:desc></draw:frame></text:span><text:span text:style-name="T71">; </text:span><text:span text:style-name="T74">Eq. A7</text:span><text:span text:style-name="T71">) and th</text:span><text:span text:style-name="T75">e atmospheric demand for transpiration (</text:span><text:span text:style-name="T75"><draw:frame draw:style-name="fr1" draw:name="Objeto138" text:anchor-type="as-char" svg:y="-0.377cm" svg:width="0.623cm" svg:height="0.531cm" draw:z-index="68"><draw:object xlink:href="./Object 144" xlink:type="simple" xlink:show="embed" xlink:actuate="onLoad"/><draw:image xlink:href="./ObjectReplacements/Object 144" xlink:type="simple" xlink:show="embed" xlink:actuate="onLoad"/><svg:desc>fórmula</svg:desc></draw:frame></text:span><text:span text:style-name="T75">; </text:span><text:span text:style-name="T76">Eq. A32</text:span><text:span text:style-name="T75">). This approach is based on Pavlick et al. (2013). </text:span></text:p>
      <table:table table:name="Tabela32" table:style-name="Tabela32">
        <table:table-column table:style-name="Tabela32.A"/>
        <table:table-column table:style-name="Tabela32.B"/>
        <table:table-header-rows>
          <table:table-row>
            <table:table-cell table:style-name="Tabela32.A1" office:value-type="string">
              <text:p text:style-name="P12"><draw:frame draw:style-name="fr1" draw:name="Objeto139" text:anchor-type="as-char" svg:y="-0.386cm" svg:width="3.605cm" svg:height="0.864cm" draw:z-index="77"><draw:object xlink:href="./Object 145" xlink:type="simple" xlink:show="embed" xlink:actuate="onLoad"/><draw:image xlink:href="./ObjectReplacements/Object 145" xlink:type="simple" xlink:show="embed" xlink:actuate="onLoad"/><svg:desc>fórmula</svg:desc></draw:frame></text:p>
            </table:table-cell>
            <table:table-cell table:style-name="Tabela32.A1" office:value-type="string">
              <text:p text:style-name="P23">(<text:span text:style-name="T255">A</text:span><text:sequence text:ref-name="refText3" text:name="Text" text:formula="ooow:A+1" style:num-format="1">6</text:sequence>)</text:p>
            </table:table-cell>
          </table:table-row>
        </table:table-header-rows>
      </table:table>
      <text:p text:style-name="P37"><text:tab/></text:p>
      <text:p text:style-name="P78"><text:span text:style-name="T6">T</text:span><text:span text:style-name="T5">he potential water supply for transpiration </text:span><text:span text:style-name="T77">(</text:span><text:span text:style-name="T5"><draw:frame draw:style-name="fr1" draw:name="Objeto140" text:anchor-type="as-char" svg:y="-0.295cm" svg:width="0.563cm" svg:height="0.474cm" draw:z-index="70"><draw:object xlink:href="./Object 146" xlink:type="simple" xlink:show="embed" xlink:actuate="onLoad"/><draw:image xlink:href="./ObjectReplacements/Object 146" xlink:type="simple" xlink:show="embed" xlink:actuate="onLoad"/><svg:desc>fórmula</svg:desc></draw:frame></text:span><text:span text:style-name="T77">) </text:span><text:span text:style-name="T6">is a function of the carbon stock on fine roots compartment </text:span><text:span text:style-name="T77">(</text:span><text:span text:style-name="T6"><draw:frame draw:style-name="fr1" draw:name="Objeto141" text:anchor-type="as-char" svg:y="-0.377cm" svg:width="1.145cm" svg:height="0.75cm" draw:z-index="71"><draw:object xlink:href="./Object 147" xlink:type="simple" xlink:show="embed" xlink:actuate="onLoad"/><draw:image xlink:href="./ObjectReplacements/Object 147" xlink:type="simple" xlink:show="embed" xlink:actuate="onLoad"/><svg:desc>fórmula</svg:desc></draw:frame></text:span><text:span text:style-name="T6">; </text:span><text:span text:style-name="T93">Eq. A1</text:span><text:span text:style-name="T6">) </text:span><text:span text:style-name="T7">multiplied by</text:span><text:span text:style-name="T6"> a constant water uptake capacity </text:span><text:span text:style-name="T7">(</text:span><text:span text:style-name="T7"><draw:frame draw:style-name="fr1" draw:name="Objeto142" text:anchor-type="as-char" svg:y="-0.295cm" svg:width="0.954cm" svg:height="0.474cm" draw:z-index="74"><draw:object xlink:href="./Object 148" xlink:type="simple" xlink:show="embed" xlink:actuate="onLoad"/><draw:image xlink:href="./ObjectReplacements/Object 148" xlink:type="simple" xlink:show="embed" xlink:actuate="onLoad"/><svg:desc>fórmula</svg:desc></draw:frame></text:span><text:span text:style-name="T7">)</text:span><text:span text:style-name="T6"> </text:span><text:span text:style-name="T7">with a value of <text:s/></text:span><text:span text:style-name="T5">0.0005 mm</text:span><text:span text:style-name="T7">H</text:span><text:span text:style-name="T99">2</text:span><text:span text:style-name="T7">OkgC</text:span><text:span text:style-name="T1">-1</text:span><text:span text:style-name="T7">day</text:span><text:span text:style-name="T1">-1</text:span><text:span text:style-name="T7">, and of the degree of water soil saturation </text:span><text:span text:style-name="T77">in the grid cell </text:span><text:span text:style-name="T7">(</text:span><text:span text:style-name="T7"><draw:frame draw:style-name="fr1" draw:name="Objeto143" text:anchor-type="as-char" svg:y="-0.377cm" svg:width="0.67cm" svg:height="0.531cm" draw:z-index="75"><draw:object xlink:href="./Object 149" xlink:type="simple" xlink:show="embed" xlink:actuate="onLoad"/><draw:image xlink:href="./ObjectReplacements/Object 149" xlink:type="simple" xlink:show="embed" xlink:actuate="onLoad"/><svg:desc>fórmula</svg:desc></draw:frame></text:span><text:span text:style-name="T7">; </text:span><text:span text:style-name="T93">Eq. A39</text:span><text:span text:style-name="T7">). It is important to highlight that the value for </text:span><text:span text:style-name="T7"><draw:frame draw:style-name="fr1" draw:name="Objeto144" text:anchor-type="as-char" svg:y="-0.377cm" svg:width="0.67cm" svg:height="0.531cm" draw:z-index="76"><draw:object xlink:href="./Object 150" xlink:type="simple" xlink:show="embed" xlink:actuate="onLoad"/><draw:image xlink:href="./ObjectReplacements/Object 150" xlink:type="simple" xlink:show="embed" xlink:actuate="onLoad"/><svg:desc>fórmula</svg:desc></draw:frame></text:span><text:span text:style-name="T7"><text:s/>is correspondent to </text:span><text:span text:style-name="T60">that of</text:span><text:span text:style-name="T7"> the previous day calculated by the water balance sub-model (</text:span><text:span text:style-name="T85">see section </text:span><text:span text:style-name="T91">Water balance submodel</text:span><text:span text:style-name="T92">)</text:span><text:span text:style-name="T91"> </text:span><text:span text:style-name="T7">.</text:span></text:p>
      <table:table table:name="Tabela33" table:style-name="Tabela33">
        <table:table-column table:style-name="Tabela33.A"/>
        <table:table-column table:style-name="Tabela33.B"/>
        <table:table-header-rows>
          <table:table-row>
            <table:table-cell table:style-name="Tabela33.A1" office:value-type="string">
              <text:p text:style-name="P12"><draw:frame draw:style-name="fr1" draw:name="Objeto145" text:anchor-type="as-char" svg:y="-0.377cm" svg:width="3.992cm" svg:height="0.854cm" draw:z-index="78"><draw:object xlink:href="./Object 151" xlink:type="simple" xlink:show="embed" xlink:actuate="onLoad"/><draw:image xlink:href="./ObjectReplacements/Object 151" xlink:type="simple" xlink:show="embed" xlink:actuate="onLoad"/><svg:desc>fórmula</svg:desc></draw:frame></text:p>
            </table:table-cell>
            <table:table-cell table:style-name="Tabela33.A1" office:value-type="string">
              <text:p text:style-name="P23">(<text:span text:style-name="T255">A</text:span><text:sequence text:ref-name="refText4" text:name="Text" text:formula="ooow:Text+1" style:num-format="1">7</text:sequence>)</text:p>
            </table:table-cell>
          </table:table-row>
        </table:table-header-rows>
      </table:table>
      <text:p text:style-name="P87"/>
      <text:p text:style-name="P72"><text:span text:style-name="T227">Following Pavlick et al. (2013), the leaf area index (</text:span><text:span text:style-name="T227"><draw:frame draw:style-name="fr1" draw:name="Objeto146" text:anchor-type="as-char" svg:y="-0.295cm" svg:width="0.997cm" svg:height="0.474cm" draw:z-index="79"><draw:object xlink:href="./Object 152" xlink:type="simple" xlink:show="embed" xlink:actuate="onLoad"/><draw:image xlink:href="./ObjectReplacements/Object 152" xlink:type="simple" xlink:show="embed" xlink:actuate="onLoad"/><svg:desc>fórmula</svg:desc></draw:frame></text:span><text:span text:style-name="T227">; Eq. A8) takes into account the carbon content on leaves (</text:span><text:span text:style-name="T227"><draw:frame draw:style-name="fr1" draw:name="Objeto147" text:anchor-type="as-char" svg:y="-0.377cm" svg:width="1.418cm" svg:height="0.75cm" draw:z-index="80"><draw:object xlink:href="./Object 153" xlink:type="simple" xlink:show="embed" xlink:actuate="onLoad"/><draw:image xlink:href="./ObjectReplacements/Object 153" xlink:type="simple" xlink:show="embed" xlink:actuate="onLoad"/><svg:desc>fórmula</svg:desc></draw:frame></text:span><text:span text:style-name="T227">; Eq. A1</text:span><text:span text:style-name="T8">) and its specific leaf area (</text:span><text:span text:style-name="T8"><draw:frame draw:style-name="fr1" draw:name="Objeto148" text:anchor-type="as-char" svg:y="-0.295cm" svg:width="1.042cm" svg:height="0.474cm" draw:z-index="81"><draw:object xlink:href="./Object 154" xlink:type="simple" xlink:show="embed" xlink:actuate="onLoad"/><draw:image xlink:href="./ObjectReplacements/Object 154" xlink:type="simple" xlink:show="embed" xlink:actuate="onLoad"/><svg:desc>fórmula</svg:desc></draw:frame></text:span><text:span text:style-name="T8">; </text:span><text:span text:style-name="T88">Eq. A9</text:span><text:span text:style-name="T62">)</text:span><text:span text:style-name="T8">. </text:span><text:span text:style-name="T63">In order to consider the part of the canopy that receives direct light and the other that receive only </text:span><text:soft-page-break/><text:span text:style-name="T63">diffused light,</text:span><text:span text:style-name="T8"><draw:frame draw:style-name="fr1" draw:name="Objeto149" text:anchor-type="as-char" svg:y="-0.295cm" svg:width="0.997cm" svg:height="0.474cm" draw:z-index="82"><draw:object xlink:href="./Object 155" xlink:type="simple" xlink:show="embed" xlink:actuate="onLoad"/><draw:image xlink:href="./ObjectReplacements/Object 155" xlink:type="simple" xlink:show="embed" xlink:actuate="onLoad"/><svg:desc>fórmula</svg:desc></draw:frame></text:span><text:span text:style-name="T94">(Eq. A8) </text:span><text:span text:style-name="T63">is</text:span><text:span text:style-name="T61"> partitionned in </text:span><text:span text:style-name="T61"><draw:frame draw:style-name="fr1" draw:name="Objeto150" text:anchor-type="as-char" svg:y="-0.295cm" svg:width="1.461cm" svg:height="0.547cm" draw:z-index="83"><draw:object xlink:href="./Object 156" xlink:type="simple" xlink:show="embed" xlink:actuate="onLoad"/><draw:image xlink:href="./ObjectReplacements/Object 156" xlink:type="simple" xlink:show="embed" xlink:actuate="onLoad"/><svg:desc>fórmula</svg:desc></draw:frame></text:span><text:span text:style-name="T94">(Eq. A30)</text:span><text:span text:style-name="T61"> and</text:span><text:span text:style-name="T61"><draw:frame draw:style-name="fr1" draw:name="Objeto151" text:anchor-type="as-char" svg:y="-0.295cm" svg:width="1.785cm" svg:height="0.547cm" draw:z-index="85"><draw:object xlink:href="./Object 157" xlink:type="simple" xlink:show="embed" xlink:actuate="onLoad"/><draw:image xlink:href="./ObjectReplacements/Object 157" xlink:type="simple" xlink:show="embed" xlink:actuate="onLoad"/><svg:desc>fórmula</svg:desc></draw:frame></text:span><text:span text:style-name="T61">(</text:span><text:span text:style-name="T94">Eq. A31; see section</text:span><text:span text:style-name="T61"> </text:span><text:span text:style-name="T95">General ecophysiological formulations</text:span><text:span text:style-name="T61">).</text:span></text:p>
      <table:table table:name="Tabela34" table:style-name="Tabela34">
        <table:table-column table:style-name="Tabela34.A"/>
        <table:table-column table:style-name="Tabela34.B"/>
        <table:table-header-rows>
          <table:table-row>
            <table:table-cell table:style-name="Tabela34.A1" office:value-type="string">
              <text:p text:style-name="P12"><draw:frame draw:style-name="fr1" draw:name="Objeto152" text:anchor-type="as-char" svg:y="-0.377cm" svg:width="3.607cm" svg:height="0.854cm" draw:z-index="86"><draw:object xlink:href="./Object 158" xlink:type="simple" xlink:show="embed" xlink:actuate="onLoad"/><draw:image xlink:href="./ObjectReplacements/Object 158" xlink:type="simple" xlink:show="embed" xlink:actuate="onLoad"/><svg:desc>fórmula</svg:desc></draw:frame></text:p>
            </table:table-cell>
            <table:table-cell table:style-name="Tabela34.A1" office:value-type="string">
              <text:p text:style-name="P23">(<text:span text:style-name="T255">A8</text:span>)</text:p>
            </table:table-cell>
          </table:table-row>
        </table:table-header-rows>
      </table:table>
      <table:table table:name="Tabela35" table:style-name="Tabela35">
        <table:table-column table:style-name="Tabela35.A"/>
        <table:table-column table:style-name="Tabela35.B"/>
        <table:table-header-rows>
          <table:table-row>
            <table:table-cell table:style-name="Tabela35.A1" office:value-type="string">
              <text:p text:style-name="P12"><draw:frame draw:style-name="fr1" draw:name="Objeto153" text:anchor-type="as-char" svg:y="-0.386cm" svg:width="6.592cm" svg:height="0.864cm" draw:z-index="87"><draw:object xlink:href="./Object 159" xlink:type="simple" xlink:show="embed" xlink:actuate="onLoad"/><draw:image xlink:href="./ObjectReplacements/Object 159" xlink:type="simple" xlink:show="embed" xlink:actuate="onLoad"/><svg:desc>fórmula</svg:desc></draw:frame></text:p>
            </table:table-cell>
            <table:table-cell table:style-name="Tabela35.A1" office:value-type="string">
              <text:p text:style-name="P23">(<text:span text:style-name="T255">A</text:span><text:sequence text:ref-name="refText5" text:name="Text" text:formula="ooow:Text+1" style:num-format="1">9</text:sequence>)</text:p>
            </table:table-cell>
          </table:table-row>
        </table:table-header-rows>
      </table:table>
      <text:p text:style-name="P87"/>
      <text:p text:style-name="P74"><text:span text:style-name="T139">where </text:span><text:span text:style-name="T139"><draw:frame draw:style-name="fr1" draw:name="Objeto154" text:anchor-type="as-char" svg:y="-0.222cm" svg:width="0.72cm" svg:height="0.474cm" draw:z-index="89"><draw:object xlink:href="./Object 160" xlink:type="simple" xlink:show="embed" xlink:actuate="onLoad"/><draw:image xlink:href="./ObjectReplacements/Object 160" xlink:type="simple" xlink:show="embed" xlink:actuate="onLoad"/><svg:desc>fórmula</svg:desc></draw:frame></text:span><text:span text:style-name="T145"><text:s/></text:span><text:span text:style-name="T139">is the carbon residence time on leaves. </text:span><text:span text:style-name="T145">This equation uses an empirical relationship derived from Reich et al. (1997) </text:span><text:span text:style-name="T156">and aims to computes the so called leaf economic spectrum </text:span><text:bookmark-start text:name="Mendeley_Bookmark_NLNk3oomhn"/><text:bookmark-start text:name="Mendeley_Bookmark_TMhFULu2pp"/><text:reference-mark-start text:name="ADDIN CSL_CITATION {&quot;citationItems&quot;: [{&quot;id&quot;: &quot;ITEM-1&quot;, &quot;itemData&quot;: {&quot;author&quot;: [{&quot;dropping-particle&quot;: &quot;&quot;, &quot;family&quot;: &quot;Wright&quot;, &quot;given&quot;: &quot;Ian J&quot;, &quot;non-dropping-particle&quot;: &quot;&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Westoby&quot;, &quot;given&quot;: &quot;Mark&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Baruch&quot;, &quot;given&quot;: &quot;Zdravko&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hapin&quot;, &quot;given&quot;: &quot;Terry&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Diemer&quot;, &quot;given&quot;: &quot;Matthias&quot;, &quot;non-dropping-particle&quot;: &quot;&quot;, &quot;parse-names&quot;: false, &quot;suffix&quot;: &quot;&quot;}, {&quot;dropping-particle&quot;: &quot;&quot;, &quot;family&quot;: &quot;Flexas&quot;, &quot;given&quot;: &quot;Jaume&quot;, &quot;non-dropping-particle&quot;: &quot;&quot;, &quot;parse-names&quot;: false, &quot;suffix&quot;: &quot;&quot;}, {&quot;dropping-particle&quot;: &quot;&quot;, &quot;family&quot;: &quot;Garnier&quot;, &quot;given&quot;: &quot;Eric&quot;, &quot;non-dropping-particle&quot;: &quot;&quot;, &quot;parse-names&quot;: false, &quot;suffix&quot;: &quot;&quot;}, {&quot;dropping-particle&quot;: &quot;&quot;, &quot;family&quot;: &quot;Groom&quot;, &quot;given&quot;: &quot;Philip K&quot;, &quot;non-dropping-particle&quot;: &quot;&quot;, &quot;parse-names&quot;: false, &quot;suffix&quot;: &quot;&quot;}, {&quot;dropping-particle&quot;: &quot;&quot;, &quot;family&quot;: &quot;Gulias&quot;, &quot;given&quot;: &quot;Javier&quot;, &quot;non-dropping-particle&quot;: &quot;&quot;, &quot;parse-names&quot;: false, &quot;suffix&quot;: &quot;&quot;}], &quot;container-title&quot;: &quot;Nature&quot;, &quot;id&quot;: &quot;ITEM-1&quot;, &quot;issued&quot;: {&quot;date-parts&quot;: [[&quot;2004&quot;]]}, &quot;page&quot;: &quot;821-827&quot;, &quot;title&quot;: &quot;The worldwide leaf economics spectrum&quot;, &quot;type&quot;: &quot;article-journal&quot;, &quot;volume&quot;: &quot;428&quot;}, &quot;uris&quot;: [&quot;http://www.mendeley.com/documents/?uuid=482d7c52-def4-4d88-b873-10d24ecf918e&quot;]}], &quot;mendeley&quot;: {&quot;formattedCitation&quot;: &quot;(Wright et al., 2004)&quot;, &quot;plainTextFormattedCitation&quot;: &quot;(Wright et al., 2004)&quot;, &quot;previouslyFormattedCitation&quot;: &quot;(Wright et al., 2004)&quot;}, &quot;properties&quot;: {&quot;noteIndex&quot;: 0}, &quot;schema&quot;: &quot;https://github.com/citation-style-language/schema/raw/master/csl-citation.json&quot;} RNDQEgO1d1mXP"/>(Wright et al., 2004)<text:bookmark-end text:name="Mendeley_Bookmark_NLNk3oomhn"/><text:bookmark-end text:name="Mendeley_Bookmark_TMhFULu2pp"/><text:reference-mark-end text:name="ADDIN CSL_CITATION {&quot;citationItems&quot;: [{&quot;id&quot;: &quot;ITEM-1&quot;, &quot;itemData&quot;: {&quot;author&quot;: [{&quot;dropping-particle&quot;: &quot;&quot;, &quot;family&quot;: &quot;Wright&quot;, &quot;given&quot;: &quot;Ian J&quot;, &quot;non-dropping-particle&quot;: &quot;&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Westoby&quot;, &quot;given&quot;: &quot;Mark&quot;, &quot;non-dropping-particle&quot;: &quot;&quot;, &quot;parse-names&quot;: false, &quot;suffix&quot;: &quot;&quot;}, {&quot;dropping-particle&quot;: &quot;&quot;, &quot;family&quot;: &quot;Ackerly&quot;, &quot;given&quot;: &quot;David D&quot;, &quot;non-dropping-particle&quot;: &quot;&quot;, &quot;parse-names&quot;: false, &quot;suffix&quot;: &quot;&quot;}, {&quot;dropping-particle&quot;: &quot;&quot;, &quot;family&quot;: &quot;Baruch&quot;, &quot;given&quot;: &quot;Zdravko&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hapin&quot;, &quot;given&quot;: &quot;Terry&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Diemer&quot;, &quot;given&quot;: &quot;Matthias&quot;, &quot;non-dropping-particle&quot;: &quot;&quot;, &quot;parse-names&quot;: false, &quot;suffix&quot;: &quot;&quot;}, {&quot;dropping-particle&quot;: &quot;&quot;, &quot;family&quot;: &quot;Flexas&quot;, &quot;given&quot;: &quot;Jaume&quot;, &quot;non-dropping-particle&quot;: &quot;&quot;, &quot;parse-names&quot;: false, &quot;suffix&quot;: &quot;&quot;}, {&quot;dropping-particle&quot;: &quot;&quot;, &quot;family&quot;: &quot;Garnier&quot;, &quot;given&quot;: &quot;Eric&quot;, &quot;non-dropping-particle&quot;: &quot;&quot;, &quot;parse-names&quot;: false, &quot;suffix&quot;: &quot;&quot;}, {&quot;dropping-particle&quot;: &quot;&quot;, &quot;family&quot;: &quot;Groom&quot;, &quot;given&quot;: &quot;Philip K&quot;, &quot;non-dropping-particle&quot;: &quot;&quot;, &quot;parse-names&quot;: false, &quot;suffix&quot;: &quot;&quot;}, {&quot;dropping-particle&quot;: &quot;&quot;, &quot;family&quot;: &quot;Gulias&quot;, &quot;given&quot;: &quot;Javier&quot;, &quot;non-dropping-particle&quot;: &quot;&quot;, &quot;parse-names&quot;: false, &quot;suffix&quot;: &quot;&quot;}], &quot;container-title&quot;: &quot;Nature&quot;, &quot;id&quot;: &quot;ITEM-1&quot;, &quot;issued&quot;: {&quot;date-parts&quot;: [[&quot;2004&quot;]]}, &quot;page&quot;: &quot;821-827&quot;, &quot;title&quot;: &quot;The worldwide leaf economics spectrum&quot;, &quot;type&quot;: &quot;article-journal&quot;, &quot;volume&quot;: &quot;428&quot;}, &quot;uris&quot;: [&quot;http://www.mendeley.com/documents/?uuid=482d7c52-def4-4d88-b873-10d24ecf918e&quot;]}], &quot;mendeley&quot;: {&quot;formattedCitation&quot;: &quot;(Wright et al., 2004)&quot;, &quot;plainTextFormattedCitation&quot;: &quot;(Wright et al., 2004)&quot;, &quot;previouslyFormattedCitation&quot;: &quot;(Wright et al., 2004)&quot;}, &quot;properties&quot;: {&quot;noteIndex&quot;: 0}, &quot;schema&quot;: &quot;https://github.com/citation-style-language/schema/raw/master/csl-citation.json&quot;} RNDQEgO1d1mXP"/><text:span text:style-name="T4">.</text:span></text:p>
      <text:p text:style-name="P74"><text:span text:style-name="T33">The carbon stored on aboveground wood tissues are highly correlated to light competition (Reich, 2014). However, the model CAETÊ is still not able no represent the competition ecological process mechanistically, since there is no representation of shading of PFT</text:span><text:span text:style-name="T35">s</text:span><text:span text:style-name="T33">/PLSs that resemble </text:span><text:span text:style-name="T34">understory plants by the ones that resemble trees with higher height and higher canopy area, for example. The majority of models represents the plants competitive ability for light associated to woody tissues through variables that describe height, wood density and canopy ratio </text:span><text:span text:style-name="T38">[e.g. aDGVM </text:span><text:bookmark-start text:name="Mendeley_Bookmark_fWrwzMy8qn"/><text:bookmark-start text:name="Mendeley_Bookmark_UTLkGZazbU"/><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Scheiter, Langan, &amp; Higgins, 2013)&quot;, &quot;plainTextFormattedCitation&quot;: &quot;(Scheiter, Langan, &amp; Higgins, 2013)&quot;, &quot;previouslyFormattedCitation&quot;: &quot;(Scheiter, Langan, &amp; Higgins, 2013)&quot;}, &quot;properties&quot;: {&quot;noteIndex&quot;: 0}, &quot;schema&quot;: &quot;https://github.com/citation-style-language/schema/raw/master/csl-citation.json&quot;} RNDmK8wX8tTDR"/><text:span text:style-name="T38">(Scheiter, Langan, &amp; Higgins, 2013)</text:span><text:bookmark-end text:name="Mendeley_Bookmark_fWrwzMy8qn"/><text:bookmark-end text:name="Mendeley_Bookmark_UTLkGZazbU"/><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Scheiter, Langan, &amp; Higgins, 2013)&quot;, &quot;plainTextFormattedCitation&quot;: &quot;(Scheiter, Langan, &amp; Higgins, 2013)&quot;, &quot;previouslyFormattedCitation&quot;: &quot;(Scheiter, Langan, &amp; Higgins, 2013)&quot;}, &quot;properties&quot;: {&quot;noteIndex&quot;: 0}, &quot;schema&quot;: &quot;https://github.com/citation-style-language/schema/raw/master/csl-citation.json&quot;} RNDmK8wX8tTDR"/><text:span text:style-name="T38"> and LPJ </text:span><text:bookmark-start text:name="Mendeley_Bookmark_ptzwaLf7Nn"/><text:bookmark-start text:name="Mendeley_Bookmark_42FbVb4db6"/><text:reference-mark-start text:name="ADDIN CSL_CITATION {&quot;citationItems&quot;: [{&quot;id&quot;: &quot;ITEM-1&quot;, &quot;itemData&quot;: {&quot;DOI&quot;: &quot;10.1046/j.1365-2486.2003.00569.x&quot;, &quot;ISBN&quot;: &quot;1365-2486&quot;, &quot;ISSN&quot;: &quot;1354-1013&quot;, &quot;PMID&quot;: &quot;2488675&quot;, &quot;abstract&quot;: &quot;The Lund-Potsdam-Jena Dynamic Global Vegetation Model (LPJ) combines process-based, large-scale representations of terrestrial vegetation dynamics and land-atmosphere carbon and water exchanges in a modular framework. Features include feedback through canopy conductance between photosynthesis and transpiration and interactive coupling between these 'fast' processes and other ecosystem processes including resource competition, tissue turnover, population dynamics, soil organic matter and litter dynamics and fire disturbance. Ten plants functional types (PFTs) are differentiated by physiological, morphological, phenological, bioclimatic and fire-response attributes. Resource competition and differential responses to fire between PFTs influence their relative fractional cover from year to year. Photosynthesis, evapotranspiration and soil water dynamics are modelled on a daily time step, while vegetation structure and PFT population densities are updated annually. Simulations have been made over the industrial period both for specific sites where field measurements were available for model evaluation, and globally on a 0.5\u00b0\u00b0 \u00d7 0.5\u00b0\u00b0 grid. Modelled vegetation patterns are consistent with observations, including remotely sensed vegetation structure and phenology. Seasonal cycles of net ecosystem exchange and soil moisture compare well with local measurements. Global carbon exchange fields used as input to an atmospheric tracer transport model (TM2) provided a good fit to observed seasonal cycles of CO2 concentration at all latitudes. Simulated inter-annual variability of the global terrestrial carbon balance is in phase with and comparable in amplitude to observed variability in the growth rate of atmospheric CO2. Global terrestrial carbon and water cycle parameters (pool sizes and fluxes) lie within their accepted ranges. The model is being used to study past, present and future terrestrial ecosystem dynamics, biochemical and biophysical interactions between ecosystems and the atmosphere, and as a component of coupled Earth system models.&quot;, &quot;author&quot;: [{&quot;dropping-particle&quot;: &quot;&quot;, &quot;family&quot;: &quot;Sitch&quot;, &quot;given&quot;: &quot;S&quot;, &quot;non-dropping-particle&quot;: &quot;&quot;, &quot;parse-names&quot;: false, &quot;suffix&quot;: &quot;&quot;}, {&quot;dropping-particle&quot;: &quot;&quot;, &quot;family&quot;: &quot;Smith&quot;, &quot;given&quot;: &quot;B&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Bondeau&quot;, &quot;given&quot;: &quot;A&quot;, &quot;non-dropping-particle&quot;: &quot;&quot;, &quot;parse-names&quot;: false, &quot;suffix&quot;: &quot;&quot;}, {&quot;dropping-particle&quot;: &quot;&quot;, &quot;family&quot;: &quot;Cramer&quot;, &quot;given&quot;: &quot;W&quot;, &quot;non-dropping-particle&quot;: &quot;&quot;, &quot;parse-names&quot;: false, &quot;suffix&quot;: &quot;&quot;}, {&quot;dropping-particle&quot;: &quot;&quot;, &quot;family&quot;: &quot;Kaplan&quot;, &quot;given&quot;: &quot;J O&quot;, &quot;non-dropping-particle&quot;: &quot;&quot;, &quot;parse-names&quot;: false, &quot;suffix&quot;: &quot;&quot;}, {&quot;dropping-particle&quot;: &quot;&quot;, &quot;family&quot;: &quot;Levis&quot;, &quot;given&quot;: &quot;S&quot;, &quot;non-dropping-particle&quot;: &quot;&quot;, &quot;parse-names&quot;: false, &quot;suffix&quot;: &quot;&quot;}, {&quot;dropping-particle&quot;: &quot;&quot;, &quot;family&quot;: &quot;Lucht&quot;, &quot;given&quot;: &quot;W&quot;, &quot;non-dropping-particle&quot;: &quot;&quot;, &quot;parse-names&quot;: false, &quot;suffix&quot;: &quot;&quot;}, {&quot;dropping-particle&quot;: &quot;&quot;, &quot;family&quot;: &quot;Sykes&quot;, &quot;given&quot;: &quot;M T&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Venevsky&quot;, &quot;given&quot;: &quot;S&quot;, &quot;non-dropping-particle&quot;: &quot;&quot;, &quot;parse-names&quot;: false, &quot;suffix&quot;: &quot;&quot;}], &quot;container-title&quot;: &quot;Global Change Biology&quot;, &quot;id&quot;: &quot;ITEM-1&quot;, &quot;issue&quot;: &quot;2&quot;, &quot;issued&quot;: {&quot;date-parts&quot;: [[&quot;2003&quot;]]}, &quot;page&quot;: &quot;161-185&quot;, &quot;title&quot;: &quot;Evaluation of ecosystem dynamics, plant geography and terrestrial carbon cycling in the LPJ dynamic global vegetation model&quot;, &quot;type&quot;: &quot;article&quot;, &quot;volume&quot;: &quot;9&quot;}, &quot;uris&quot;: [&quot;http://www.mendeley.com/documents/?uuid=ec46db38-4075-4a44-a18a-f8a872c226e8&quot;]}], &quot;mendeley&quot;: {&quot;formattedCitation&quot;: &quot;(Sitch et al., 2003)&quot;, &quot;plainTextFormattedCitation&quot;: &quot;(Sitch et al., 2003)&quot;, &quot;previouslyFormattedCitation&quot;: &quot;(Sitch et al., 2003)&quot;}, &quot;properties&quot;: {&quot;noteIndex&quot;: 0}, &quot;schema&quot;: &quot;https://github.com/citation-style-language/schema/raw/master/csl-citation.json&quot;} RNDsViyreP6Fu"/><text:span text:style-name="T38">(Sitch et al., 2003)</text:span><text:bookmark-end text:name="Mendeley_Bookmark_ptzwaLf7Nn"/><text:bookmark-end text:name="Mendeley_Bookmark_42FbVb4db6"/><text:reference-mark-end text:name="ADDIN CSL_CITATION {&quot;citationItems&quot;: [{&quot;id&quot;: &quot;ITEM-1&quot;, &quot;itemData&quot;: {&quot;DOI&quot;: &quot;10.1046/j.1365-2486.2003.00569.x&quot;, &quot;ISBN&quot;: &quot;1365-2486&quot;, &quot;ISSN&quot;: &quot;1354-1013&quot;, &quot;PMID&quot;: &quot;2488675&quot;, &quot;abstract&quot;: &quot;The Lund-Potsdam-Jena Dynamic Global Vegetation Model (LPJ) combines process-based, large-scale representations of terrestrial vegetation dynamics and land-atmosphere carbon and water exchanges in a modular framework. Features include feedback through canopy conductance between photosynthesis and transpiration and interactive coupling between these 'fast' processes and other ecosystem processes including resource competition, tissue turnover, population dynamics, soil organic matter and litter dynamics and fire disturbance. Ten plants functional types (PFTs) are differentiated by physiological, morphological, phenological, bioclimatic and fire-response attributes. Resource competition and differential responses to fire between PFTs influence their relative fractional cover from year to year. Photosynthesis, evapotranspiration and soil water dynamics are modelled on a daily time step, while vegetation structure and PFT population densities are updated annually. Simulations have been made over the industrial period both for specific sites where field measurements were available for model evaluation, and globally on a 0.5\u00b0\u00b0 \u00d7 0.5\u00b0\u00b0 grid. Modelled vegetation patterns are consistent with observations, including remotely sensed vegetation structure and phenology. Seasonal cycles of net ecosystem exchange and soil moisture compare well with local measurements. Global carbon exchange fields used as input to an atmospheric tracer transport model (TM2) provided a good fit to observed seasonal cycles of CO2 concentration at all latitudes. Simulated inter-annual variability of the global terrestrial carbon balance is in phase with and comparable in amplitude to observed variability in the growth rate of atmospheric CO2. Global terrestrial carbon and water cycle parameters (pool sizes and fluxes) lie within their accepted ranges. The model is being used to study past, present and future terrestrial ecosystem dynamics, biochemical and biophysical interactions between ecosystems and the atmosphere, and as a component of coupled Earth system models.&quot;, &quot;author&quot;: [{&quot;dropping-particle&quot;: &quot;&quot;, &quot;family&quot;: &quot;Sitch&quot;, &quot;given&quot;: &quot;S&quot;, &quot;non-dropping-particle&quot;: &quot;&quot;, &quot;parse-names&quot;: false, &quot;suffix&quot;: &quot;&quot;}, {&quot;dropping-particle&quot;: &quot;&quot;, &quot;family&quot;: &quot;Smith&quot;, &quot;given&quot;: &quot;B&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Bondeau&quot;, &quot;given&quot;: &quot;A&quot;, &quot;non-dropping-particle&quot;: &quot;&quot;, &quot;parse-names&quot;: false, &quot;suffix&quot;: &quot;&quot;}, {&quot;dropping-particle&quot;: &quot;&quot;, &quot;family&quot;: &quot;Cramer&quot;, &quot;given&quot;: &quot;W&quot;, &quot;non-dropping-particle&quot;: &quot;&quot;, &quot;parse-names&quot;: false, &quot;suffix&quot;: &quot;&quot;}, {&quot;dropping-particle&quot;: &quot;&quot;, &quot;family&quot;: &quot;Kaplan&quot;, &quot;given&quot;: &quot;J O&quot;, &quot;non-dropping-particle&quot;: &quot;&quot;, &quot;parse-names&quot;: false, &quot;suffix&quot;: &quot;&quot;}, {&quot;dropping-particle&quot;: &quot;&quot;, &quot;family&quot;: &quot;Levis&quot;, &quot;given&quot;: &quot;S&quot;, &quot;non-dropping-particle&quot;: &quot;&quot;, &quot;parse-names&quot;: false, &quot;suffix&quot;: &quot;&quot;}, {&quot;dropping-particle&quot;: &quot;&quot;, &quot;family&quot;: &quot;Lucht&quot;, &quot;given&quot;: &quot;W&quot;, &quot;non-dropping-particle&quot;: &quot;&quot;, &quot;parse-names&quot;: false, &quot;suffix&quot;: &quot;&quot;}, {&quot;dropping-particle&quot;: &quot;&quot;, &quot;family&quot;: &quot;Sykes&quot;, &quot;given&quot;: &quot;M T&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Venevsky&quot;, &quot;given&quot;: &quot;S&quot;, &quot;non-dropping-particle&quot;: &quot;&quot;, &quot;parse-names&quot;: false, &quot;suffix&quot;: &quot;&quot;}], &quot;container-title&quot;: &quot;Global Change Biology&quot;, &quot;id&quot;: &quot;ITEM-1&quot;, &quot;issue&quot;: &quot;2&quot;, &quot;issued&quot;: {&quot;date-parts&quot;: [[&quot;2003&quot;]]}, &quot;page&quot;: &quot;161-185&quot;, &quot;title&quot;: &quot;Evaluation of ecosystem dynamics, plant geography and terrestrial carbon cycling in the LPJ dynamic global vegetation model&quot;, &quot;type&quot;: &quot;article&quot;, &quot;volume&quot;: &quot;9&quot;}, &quot;uris&quot;: [&quot;http://www.mendeley.com/documents/?uuid=ec46db38-4075-4a44-a18a-f8a872c226e8&quot;]}], &quot;mendeley&quot;: {&quot;formattedCitation&quot;: &quot;(Sitch et al., 2003)&quot;, &quot;plainTextFormattedCitation&quot;: &quot;(Sitch et al., 2003)&quot;, &quot;previouslyFormattedCitation&quot;: &quot;(Sitch et al., 2003)&quot;}, &quot;properties&quot;: {&quot;noteIndex&quot;: 0}, &quot;schema&quot;: &quot;https://github.com/citation-style-language/schema/raw/master/csl-citation.json&quot;} RNDsViyreP6Fu"/><text:span text:style-name="T38">.</text:span><text:span text:style-name="T34"> These variables are estimated via allometric relationships that were not used by CAETÊ in this study. So in order to implement a trade-off for the traits </text:span><text:span text:style-name="T35">(allocation and residence time)</text:span><text:span text:style-name="T34"> that determines the carbon content on ABGW (</text:span><text:span text:style-name="T34"><draw:frame draw:style-name="fr1" draw:name="Objeto75" text:anchor-type="as-char" svg:y="-0.377cm" svg:width="1.319cm" svg:height="0.75cm" draw:z-index="90"><draw:object xlink:href="./Object 88" xlink:type="simple" xlink:show="embed" xlink:actuate="onLoad"/><draw:image xlink:href="./ObjectReplacements/Object 88" xlink:type="simple" xlink:show="embed" xlink:actuate="onLoad"/></draw:frame></text:span><text:span text:style-name="T34">; </text:span><text:span text:style-name="T37">Eq. A1</text:span><text:span text:style-name="T34">), we used a simplified approach for the sake of represent the differential light capture between the different PFT</text:span><text:span text:style-name="T35">s</text:span><text:span text:style-name="T34">/PLSs in a grid cell. We considered that </text:span><text:span text:style-name="T35">5% of the PFTs/PLSs that present the higher relative carbon content on ABGW in a grid cell can capture 100% of the incident </text:span><text:span text:style-name="T36">photosinthetically active rad</text:span><text:span text:style-name="T39">iaton</text:span><text:span text:style-name="T40"> </text:span><text:span text:style-name="T39">(</text:span><text:span text:style-name="T39"><draw:frame draw:style-name="fr1" draw:name="Objeto193" text:anchor-type="as-char" svg:y="-0.377cm" svg:width="1.097cm" svg:height="0.467cm" draw:z-index="93"><draw:object xlink:href="./Object 199" xlink:type="simple" xlink:show="embed" xlink:actuate="onLoad"/><draw:image xlink:href="./ObjectReplacements/Object 199" xlink:type="simple" xlink:show="embed" xlink:actuate="onLoad"/><svg:desc>fórmula</svg:desc></draw:frame></text:span><text:span text:style-name="T39">; </text:span><text:span text:style-name="T41">Eq. A10</text:span><text:span text:style-name="T39">), while the </text:span><text:soft-page-break/><text:span text:style-name="T39">other ones can capture 80% of the</text:span><text:span text:style-name="T244"><draw:frame draw:style-name="fr1" draw:name="Objeto194" text:anchor-type="as-char" svg:y="-0.377cm" svg:width="1.097cm" svg:height="0.467cm" draw:z-index="96"><draw:object xlink:href="./Object 64" xlink:type="simple" xlink:show="embed" xlink:actuate="onLoad"/><draw:image xlink:href="./ObjectReplacements/Object 64" xlink:type="simple" xlink:show="embed" xlink:actuate="onLoad"/><svg:desc>fórmula</svg:desc></draw:frame></text:span><text:span text:style-name="T244">.</text:span><text:span text:style-name="T39"> Here</text:span><text:span text:style-name="T39"><draw:frame draw:style-name="fr1" draw:name="Objeto195" text:anchor-type="as-char" svg:y="-0.377cm" svg:width="1.097cm" svg:height="0.467cm" draw:z-index="97"><draw:object xlink:href="./Object 201" xlink:type="simple" xlink:show="embed" xlink:actuate="onLoad"/><draw:image xlink:href="./ObjectReplacements/Object 201" xlink:type="simple" xlink:show="embed" xlink:actuate="onLoad"/><svg:desc>fórmula</svg:desc></draw:frame></text:span><text:span text:style-name="T39">represents 50% of the</text:span><text:span text:style-name="T36"> shortwave radiation (</text:span><text:span text:style-name="T36"><draw:frame draw:style-name="fr1" draw:name="Objeto196" text:anchor-type="as-char" svg:y="-0.377cm" svg:width="0.958cm" svg:height="0.467cm" draw:z-index="99"><draw:object xlink:href="./Object 202" xlink:type="simple" xlink:show="embed" xlink:actuate="onLoad"/><draw:image xlink:href="./ObjectReplacements/Object 202" xlink:type="simple" xlink:show="embed" xlink:actuate="onLoad"/><svg:desc>fórmula</svg:desc></draw:frame></text:span><text:span text:style-name="T36">; input) that reaches the surface:</text:span></text:p>
      <table:table table:name="Tabela7" table:style-name="Tabela7">
        <table:table-column table:style-name="Tabela7.A"/>
        <table:table-column table:style-name="Tabela7.B"/>
        <table:table-header-rows>
          <table:table-row>
            <table:table-cell table:style-name="Tabela7.A1" office:value-type="string">
              <text:p text:style-name="P16"><draw:frame draw:style-name="fr1" draw:name="Objeto197" text:anchor-type="as-char" svg:y="-0.377cm" svg:width="2.789cm" svg:height="0.467cm" draw:z-index="111"><draw:object xlink:href="./Object 203" xlink:type="simple" xlink:show="embed" xlink:actuate="onLoad"/><draw:image xlink:href="./ObjectReplacements/Object 203" xlink:type="simple" xlink:show="embed" xlink:actuate="onLoad"/><svg:desc>fórmula</svg:desc></draw:frame></text:p>
            </table:table-cell>
            <table:table-cell table:style-name="Tabela7.A1" office:value-type="string">
              <text:p text:style-name="P27">(<text:span text:style-name="T265">A</text:span><text:sequence text:ref-name="refText6" text:name="Text" text:formula="ooow:Text+1" style:num-format="1">10</text:sequence>)</text:p>
            </table:table-cell>
          </table:table-row>
        </table:table-header-rows>
      </table:table>
      <text:p text:style-name="P42"/>
      <text:p text:style-name="P74"><text:span text:style-name="T31">⁠</text:span><text:span text:style-name="T156">⁠</text:span><text:span text:style-name="T158">Lastly, all the plant compartments and, consequently, all the traits are associated to respiratory costs </text:span><text:span text:style-name="T147">for maintenance and grwoth</text:span><text:span text:style-name="T158"> </text:span><text:span text:style-name="T146">that, ultimately, imposes restrictions to investiment in </text:span><text:span text:style-name="T157">each of the</text:span><text:span text:style-name="T146"> compartment</text:span><text:span text:style-name="T157">s</text:span><text:span text:style-name="T158">. </text:span><text:span text:style-name="T112">The autotrophic respiration (</text:span><text:span text:style-name="T112"><draw:frame draw:style-name="fr1" draw:name="Objeto155" text:anchor-type="as-char" svg:y="-0.295cm" svg:width="0.757cm" svg:height="0.547cm" draw:z-index="100"><draw:object xlink:href="./Object 161" xlink:type="simple" xlink:show="embed" xlink:actuate="onLoad"/><draw:image xlink:href="./ObjectReplacements/Object 161" xlink:type="simple" xlink:show="embed" xlink:actuate="onLoad"/><svg:desc>fórmula</svg:desc></draw:frame></text:span><text:span text:style-name="T112">; </text:span><text:span text:style-name="T117">Eq. </text:span><text:span text:style-name="T116">A11</text:span><text:span text:style-name="T112">) is splitted in growth respiration (</text:span><text:span text:style-name="T112"><draw:frame draw:style-name="fr1" draw:name="Objeto156" text:anchor-type="as-char" svg:y="-0.295cm" svg:width="0.769cm" svg:height="0.547cm" draw:z-index="102"><draw:object xlink:href="./Object 162" xlink:type="simple" xlink:show="embed" xlink:actuate="onLoad"/><draw:image xlink:href="./ObjectReplacements/Object 162" xlink:type="simple" xlink:show="embed" xlink:actuate="onLoad"/><svg:desc>fórmula</svg:desc></draw:frame></text:span><text:span text:style-name="T112">; </text:span><text:span text:style-name="T117">Eq. A12</text:span><text:span text:style-name="T112">) and maintenance respiration (</text:span><text:span text:style-name="T112"><draw:frame draw:style-name="fr1" draw:name="Objeto157" text:anchor-type="as-char" svg:y="-0.295cm" svg:width="0.827cm" svg:height="0.547cm" draw:z-index="105"><draw:object xlink:href="./Object 163" xlink:type="simple" xlink:show="embed" xlink:actuate="onLoad"/><draw:image xlink:href="./ObjectReplacements/Object 163" xlink:type="simple" xlink:show="embed" xlink:actuate="onLoad"/><svg:desc>fórmula</svg:desc></draw:frame></text:span><text:span text:style-name="T112">; </text:span><text:span text:style-name="T117">Eq. A13</text:span><text:span text:style-name="T112">) following Ryan (1991a; 1991b). </text:span></text:p>
      <table:table table:name="Tabela36" table:style-name="Tabela36">
        <table:table-column table:style-name="Tabela36.A"/>
        <table:table-column table:style-name="Tabela36.B"/>
        <table:table-header-rows>
          <table:table-row>
            <table:table-cell table:style-name="Tabela36.A1" office:value-type="string">
              <text:p text:style-name="P12"><draw:frame draw:style-name="fr1" draw:name="Objeto158" text:anchor-type="as-char" svg:y="-0.377cm" svg:width="2.739cm" svg:height="0.854cm" draw:z-index="112"><draw:object xlink:href="./Object 164" xlink:type="simple" xlink:show="embed" xlink:actuate="onLoad"/><draw:image xlink:href="./ObjectReplacements/Object 164" xlink:type="simple" xlink:show="embed" xlink:actuate="onLoad"/><svg:desc>fórmula</svg:desc></draw:frame></text:p>
            </table:table-cell>
            <table:table-cell table:style-name="Tabela36.A1" office:value-type="string">
              <text:p text:style-name="P23">(<text:span text:style-name="T265">A11</text:span>)</text:p>
            </table:table-cell>
          </table:table-row>
        </table:table-header-rows>
      </table:table>
      <text:p text:style-name="P73"/>
      <text:p text:style-name="P73"><text:span text:style-name="T228">The </text:span><text:span text:style-name="T228"><draw:frame draw:style-name="fr1" draw:name="Objeto159" text:anchor-type="as-char" svg:y="-0.295cm" svg:width="0.769cm" svg:height="0.547cm" draw:z-index="106"><draw:object xlink:href="./Object 165" xlink:type="simple" xlink:show="embed" xlink:actuate="onLoad"/><draw:image xlink:href="./ObjectReplacements/Object 165" xlink:type="simple" xlink:show="embed" xlink:actuate="onLoad"/><svg:desc>fórmula</svg:desc></draw:frame></text:span><text:span text:style-name="T228">formulation is based on Ryan et al. (1991a; 1991b),</text:span> <text:span text:style-name="T228">which postulates that a reasonable growth respiration estimate can be done assuming that its metabolics costs in each tissue consumes an amount of carbon equal to a quarter of the carbon incoporated in the new tissue (i.e. the difference between the carbon content in a compartment in a time </text:span><text:span text:style-name="T228"><draw:frame draw:style-name="fr1" draw:name="Objeto160" text:anchor-type="as-char" svg:y="-0.295cm" svg:width="0.349cm" svg:height="0.385cm" draw:z-index="107"><draw:object xlink:href="./Object 166" xlink:type="simple" xlink:show="embed" xlink:actuate="onLoad"/><draw:image xlink:href="./ObjectReplacements/Object 166" xlink:type="simple" xlink:show="embed" xlink:actuate="onLoad"/><svg:desc>fórmula</svg:desc></draw:frame></text:span><text:span text:style-name="T228">(</text:span><text:span text:style-name="T228"><draw:frame draw:style-name="fr1" draw:name="Objeto161" text:anchor-type="as-char" svg:y="-0.295cm" svg:width="1.005cm" svg:height="0.547cm" draw:z-index="108"><draw:object xlink:href="./Object 167" xlink:type="simple" xlink:show="embed" xlink:actuate="onLoad"/><draw:image xlink:href="./ObjectReplacements/Object 167" xlink:type="simple" xlink:show="embed" xlink:actuate="onLoad"/><svg:desc>fórmula</svg:desc></draw:frame></text:span><text:span text:style-name="T228">) and the carbon content in the same compartment in a time </text:span><text:span text:style-name="T228"><draw:frame draw:style-name="fr1" draw:name="Objeto162" text:anchor-type="as-char" svg:y="-0.295cm" svg:width="0.915cm" svg:height="0.385cm" draw:z-index="109"><draw:object xlink:href="./Object 168" xlink:type="simple" xlink:show="embed" xlink:actuate="onLoad"/><draw:image xlink:href="./ObjectReplacements/Object 168" xlink:type="simple" xlink:show="embed" xlink:actuate="onLoad"/><svg:desc>fórmula</svg:desc></draw:frame></text:span><text:span text:style-name="T228">(</text:span><text:span text:style-name="T228"><draw:frame draw:style-name="fr1" draw:name="Objeto163" text:anchor-type="as-char" svg:y="-0.295cm" svg:width="1.162cm" svg:height="0.547cm" draw:z-index="110"><draw:object xlink:href="./Object 169" xlink:type="simple" xlink:show="embed" xlink:actuate="onLoad"/><draw:image xlink:href="./ObjectReplacements/Object 169" xlink:type="simple" xlink:show="embed" xlink:actuate="onLoad"/><svg:desc>fórmula</svg:desc></draw:frame></text:span><text:span text:style-name="T228">). </text:span></text:p>
      <table:table table:name="Tabela37" table:style-name="Tabela37">
        <table:table-column table:style-name="Tabela37.A"/>
        <table:table-column table:style-name="Tabela37.B"/>
        <table:table-header-rows>
          <table:table-row>
            <table:table-cell table:style-name="Tabela37.A1" office:value-type="string">
              <text:p text:style-name="P12"><draw:frame draw:style-name="fr1" draw:name="Objeto164" text:anchor-type="as-char" svg:y="-0.386cm" svg:width="4.784cm" svg:height="0.864cm" draw:z-index="113"><draw:object xlink:href="./Object 170" xlink:type="simple" xlink:show="embed" xlink:actuate="onLoad"/><draw:image xlink:href="./ObjectReplacements/Object 170" xlink:type="simple" xlink:show="embed" xlink:actuate="onLoad"/><svg:desc>fórmula</svg:desc></draw:frame></text:p>
            </table:table-cell>
            <table:table-cell table:style-name="Tabela37.A1" office:value-type="string">
              <text:p text:style-name="P23">(<text:span text:style-name="T265">A12</text:span>)</text:p>
            </table:table-cell>
          </table:table-row>
        </table:table-header-rows>
      </table:table>
      <text:p text:style-name="P71"/>
      <text:p text:style-name="P71"><text:span text:style-name="T229">The maintenance respiration is calculated according to the nitrogen and carbon content in each compartment. The nitrogen content on plant tissues is intimately connected to the maintenance </text:span><text:soft-page-break/><text:span text:style-name="T229">respiration since about 60% of it is used to protein repare and substitution </text:span><text:bookmark-start text:name="Mendeley_Bookmark_1kKroS0F8T"/><text:bookmark-start text:name="Mendeley_Bookmark_lkkq5R5GqL"/><text:reference-mark-start text:name="ADDIN CSL_CITATION {&quot;citationItems&quot;: [{&quot;id&quot;: &quot;ITEM-1&quot;, &quot;itemData&quot;: {&quot;DOI&quot;: &quot;10.1093/treephys/9.1-2.255&quot;, &quot;ISBN&quot;: &quot;0829-318X (Print)&quot;, &quot;ISSN&quot;: &quot;1758-4469&quot;, &quot;PMID&quot;: &quot;14972868&quot;, &quot;abstract&quot;: &quot;Gross carbon budgets for vegetation in forest ecosystems are difficult to construct because of problems in scaling flux measurements made on small samples over short periods of time and in determining belowground carbon allocation. Recently, empirical relationships have been developed to estimate total belowground carbon allocation from litterfall, and maintenance respiration from tissue nitrogen content. I outline a method for estimating gross carbon budgets using these empirical relationships together with data readily available from ecosystem studies (aboveground wood and canopy production, aboveground wood and canopy biomass, litterfall, and tissue nitrogen contents). Estimates generated with this method are compared with annual carbon fixation estimates from the Forest-BGC model for a lodgepole pine (Pinus contorta Dougl.) and a Pacific silver fir (Abies amabilis Dougl.) chronosequence.&quot;, &quot;author&quot;: [{&quot;dropping-particle&quot;: &quot;&quot;, &quot;family&quot;: &quot;Ryan&quot;, &quot;given&quot;: &quot;Michael G.&quot;, &quot;non-dropping-particle&quot;: &quot;&quot;, &quot;parse-names&quot;: false, &quot;suffix&quot;: &quot;&quot;}], &quot;container-title&quot;: &quot;Tree physiology&quot;, &quot;id&quot;: &quot;ITEM-1&quot;, &quot;issue&quot;: &quot;1_2&quot;, &quot;issued&quot;: {&quot;date-parts&quot;: [[&quot;1991&quot;]]}, &quot;page&quot;: &quot;255-266&quot;, &quot;title&quot;: &quot;A simple method for estimating gross carbon budgets for vegetation in forest ecosystems.&quot;, &quot;type&quot;: &quot;article-journal&quot;, &quot;volume&quot;: &quot;9&quot;}, &quot;uris&quot;: [&quot;http://www.mendeley.com/documents/?uuid=d1f35ac7-937a-4bac-b3b3-6acb528bed98&quot;]}, {&quot;id&quot;: &quot;ITEM-2&quot;, &quot;itemData&quot;: {&quot;author&quot;: [{&quot;dropping-particle&quot;: &quot;&quot;, &quot;family&quot;: &quot;Ryan&quot;, &quot;given&quot;: &quot;Michael G&quot;, &quot;non-dropping-particle&quot;: &quot;&quot;, &quot;parse-names&quot;: false, &quot;suffix&quot;: &quot;&quot;}], &quot;id&quot;: &quot;ITEM-2&quot;, &quot;issue&quot;: &quot;2&quot;, &quot;issued&quot;: {&quot;date-parts&quot;: [[&quot;1991&quot;]]}, &quot;page&quot;: &quot;157-167&quot;, &quot;title&quot;: &quot;Effects of Climate Change on Plant Respiration&quot;, &quot;type&quot;: &quot;article-journal&quot;, &quot;volume&quot;: &quot;1&quot;}, &quot;uris&quot;: [&quot;http://www.mendeley.com/documents/?uuid=1cb935ce-6d3a-4c3e-92a5-4d46950362a5&quot;]}], &quot;mendeley&quot;: {&quot;formattedCitation&quot;: &quot;(Ryan, 1991a, 1991b)&quot;, &quot;plainTextFormattedCitation&quot;: &quot;(Ryan, 1991a, 1991b)&quot;, &quot;previouslyFormattedCitation&quot;: &quot;(Ryan, 1991a, 1991b)&quot;}, &quot;properties&quot;: {&quot;noteIndex&quot;: 0}, &quot;schema&quot;: &quot;https://github.com/citation-style-language/schema/raw/master/csl-citation.json&quot;} RNDVuTzlBCy2U"/><text:span text:style-name="T64">(Ryan, 1991a, 1991b)</text:span><text:bookmark-end text:name="Mendeley_Bookmark_1kKroS0F8T"/><text:bookmark-end text:name="Mendeley_Bookmark_lkkq5R5GqL"/><text:reference-mark-end text:name="ADDIN CSL_CITATION {&quot;citationItems&quot;: [{&quot;id&quot;: &quot;ITEM-1&quot;, &quot;itemData&quot;: {&quot;DOI&quot;: &quot;10.1093/treephys/9.1-2.255&quot;, &quot;ISBN&quot;: &quot;0829-318X (Print)&quot;, &quot;ISSN&quot;: &quot;1758-4469&quot;, &quot;PMID&quot;: &quot;14972868&quot;, &quot;abstract&quot;: &quot;Gross carbon budgets for vegetation in forest ecosystems are difficult to construct because of problems in scaling flux measurements made on small samples over short periods of time and in determining belowground carbon allocation. Recently, empirical relationships have been developed to estimate total belowground carbon allocation from litterfall, and maintenance respiration from tissue nitrogen content. I outline a method for estimating gross carbon budgets using these empirical relationships together with data readily available from ecosystem studies (aboveground wood and canopy production, aboveground wood and canopy biomass, litterfall, and tissue nitrogen contents). Estimates generated with this method are compared with annual carbon fixation estimates from the Forest-BGC model for a lodgepole pine (Pinus contorta Dougl.) and a Pacific silver fir (Abies amabilis Dougl.) chronosequence.&quot;, &quot;author&quot;: [{&quot;dropping-particle&quot;: &quot;&quot;, &quot;family&quot;: &quot;Ryan&quot;, &quot;given&quot;: &quot;Michael G.&quot;, &quot;non-dropping-particle&quot;: &quot;&quot;, &quot;parse-names&quot;: false, &quot;suffix&quot;: &quot;&quot;}], &quot;container-title&quot;: &quot;Tree physiology&quot;, &quot;id&quot;: &quot;ITEM-1&quot;, &quot;issue&quot;: &quot;1_2&quot;, &quot;issued&quot;: {&quot;date-parts&quot;: [[&quot;1991&quot;]]}, &quot;page&quot;: &quot;255-266&quot;, &quot;title&quot;: &quot;A simple method for estimating gross carbon budgets for vegetation in forest ecosystems.&quot;, &quot;type&quot;: &quot;article-journal&quot;, &quot;volume&quot;: &quot;9&quot;}, &quot;uris&quot;: [&quot;http://www.mendeley.com/documents/?uuid=d1f35ac7-937a-4bac-b3b3-6acb528bed98&quot;]}, {&quot;id&quot;: &quot;ITEM-2&quot;, &quot;itemData&quot;: {&quot;author&quot;: [{&quot;dropping-particle&quot;: &quot;&quot;, &quot;family&quot;: &quot;Ryan&quot;, &quot;given&quot;: &quot;Michael G&quot;, &quot;non-dropping-particle&quot;: &quot;&quot;, &quot;parse-names&quot;: false, &quot;suffix&quot;: &quot;&quot;}], &quot;id&quot;: &quot;ITEM-2&quot;, &quot;issue&quot;: &quot;2&quot;, &quot;issued&quot;: {&quot;date-parts&quot;: [[&quot;1991&quot;]]}, &quot;page&quot;: &quot;157-167&quot;, &quot;title&quot;: &quot;Effects of Climate Change on Plant Respiration&quot;, &quot;type&quot;: &quot;article-journal&quot;, &quot;volume&quot;: &quot;1&quot;}, &quot;uris&quot;: [&quot;http://www.mendeley.com/documents/?uuid=1cb935ce-6d3a-4c3e-92a5-4d46950362a5&quot;]}], &quot;mendeley&quot;: {&quot;formattedCitation&quot;: &quot;(Ryan, 1991a, 1991b)&quot;, &quot;plainTextFormattedCitation&quot;: &quot;(Ryan, 1991a, 1991b)&quot;, &quot;previouslyFormattedCitation&quot;: &quot;(Ryan, 1991a, 1991b)&quot;}, &quot;properties&quot;: {&quot;noteIndex&quot;: 0}, &quot;schema&quot;: &quot;https://github.com/citation-style-language/schema/raw/master/csl-citation.json&quot;} RNDVuTzlBCy2U"/><text:span text:style-name="T229">. Yet, the nitrogen supriment is not considered as a limiting factor. </text:span></text:p>
      <table:table table:name="Tabela38" table:style-name="Tabela38">
        <table:table-column table:style-name="Tabela38.A"/>
        <table:table-column table:style-name="Tabela38.B"/>
        <table:table-header-rows>
          <table:table-row>
            <table:table-cell table:style-name="Tabela38.A1" office:value-type="string">
              <text:p text:style-name="P12"><draw:frame draw:style-name="fr1" draw:name="Objeto165" text:anchor-type="as-char" svg:y="-0.432cm" svg:width="5.978cm" svg:height="0.908cm" draw:z-index="137"><draw:object xlink:href="./Object 171" xlink:type="simple" xlink:show="embed" xlink:actuate="onLoad"/><draw:image xlink:href="./ObjectReplacements/Object 171" xlink:type="simple" xlink:show="embed" xlink:actuate="onLoad"/><svg:desc>fórmula</svg:desc></draw:frame></text:p>
            </table:table-cell>
            <table:table-cell table:style-name="Tabela38.A1" office:value-type="string">
              <text:p text:style-name="P23">(<text:span text:style-name="T265">A13</text:span>)</text:p>
            </table:table-cell>
          </table:table-row>
        </table:table-header-rows>
      </table:table>
      <text:p text:style-name="P88"/>
      <text:p text:style-name="P79"><text:span text:style-name="T140">where </text:span><text:span text:style-name="T140"><draw:frame draw:style-name="fr1" draw:name="Objeto122" text:anchor-type="as-char" svg:y="-0.295cm" svg:width="0.841cm" svg:height="0.474cm" draw:z-index="123"><draw:object xlink:href="./Object 128" xlink:type="simple" xlink:show="embed" xlink:actuate="onLoad"/><draw:image xlink:href="./ObjectReplacements/Object 128" xlink:type="simple" xlink:show="embed" xlink:actuate="onLoad"/><svg:desc>fórmula</svg:desc></draw:frame></text:span><text:span text:style-name="T140">represents the N:C</text:span><text:span text:style-name="T27"> ratio for each plant compartment </text:span><text:span text:style-name="T27"><draw:frame draw:style-name="fr1" draw:name="Objeto123" text:anchor-type="as-char" svg:y="-0.295cm" svg:width="0.476cm" svg:height="0.385cm" draw:z-index="128"><draw:object xlink:href="./Object 129" xlink:type="simple" xlink:show="embed" xlink:actuate="onLoad"/><draw:image xlink:href="./ObjectReplacements/Object 129" xlink:type="simple" xlink:show="embed" xlink:actuate="onLoad"/><svg:desc>fórmula</svg:desc></draw:frame></text:span><text:span text:style-name="T27">and </text:span><text:span text:style-name="T27"><draw:frame draw:style-name="fr1" draw:name="Objeto124" text:anchor-type="as-char" svg:y="-0.295cm" svg:width="0.482cm" svg:height="0.385cm" draw:z-index="129"><draw:object xlink:href="./Object 130" xlink:type="simple" xlink:show="embed" xlink:actuate="onLoad"/><draw:image xlink:href="./ObjectReplacements/Object 130" xlink:type="simple" xlink:show="embed" xlink:actuate="onLoad"/><svg:desc>fórmula</svg:desc></draw:frame></text:span><text:span text:style-name="T27">(ºC) is the mean annual temperature. </text:span><text:span text:style-name="T28">A considerable amount of the woody tissues do not respire (the so called heartwood; </text:span><text:bookmark-start text:name="Mendeley_Bookmark_nSkMWr4wAt"/><text:bookmark-start text:name="Mendeley_Bookmark_lNKPGBGbJs"/><text:reference-mark-start text:name="ADDIN CSL_CITATION {&quot;citationItems&quot;: [{&quot;id&quot;: &quot;ITEM-1&quot;, &quot;itemData&quot;: {&quot;author&quot;: [{&quot;dropping-particle&quot;: &quot;&quot;, &quot;family&quot;: &quot;Ryan&quot;, &quot;given&quot;: &quot;Michael G&quot;, &quot;non-dropping-particle&quot;: &quot;&quot;, &quot;parse-names&quot;: false, &quot;suffix&quot;: &quot;&quot;}], &quot;id&quot;: &quot;ITEM-1&quot;, &quot;issue&quot;: &quot;2&quot;, &quot;issued&quot;: {&quot;date-parts&quot;: [[&quot;1991&quot;]]}, &quot;page&quot;: &quot;157-167&quot;, &quot;title&quot;: &quot;Effects of Climate Change on Plant Respiration&quot;, &quot;type&quot;: &quot;article-journal&quot;, &quot;volume&quot;: &quot;1&quot;}, &quot;uris&quot;: [&quot;http://www.mendeley.com/documents/?uuid=1cb935ce-6d3a-4c3e-92a5-4d46950362a5&quot;]}], &quot;mendeley&quot;: {&quot;formattedCitation&quot;: &quot;(Ryan, 1991b)&quot;, &quot;plainTextFormattedCitation&quot;: &quot;(Ryan, 1991b)&quot;, &quot;previouslyFormattedCitation&quot;: &quot;(Ryan, 1991b)&quot;}, &quot;properties&quot;: {&quot;noteIndex&quot;: 0}, &quot;schema&quot;: &quot;https://github.com/citation-style-language/schema/raw/master/csl-citation.json&quot;} RND0HJZgFkYat"/><text:span text:style-name="T28">(Ryan, 1991b)</text:span><text:bookmark-end text:name="Mendeley_Bookmark_nSkMWr4wAt"/><text:bookmark-end text:name="Mendeley_Bookmark_lNKPGBGbJs"/><text:reference-mark-end text:name="ADDIN CSL_CITATION {&quot;citationItems&quot;: [{&quot;id&quot;: &quot;ITEM-1&quot;, &quot;itemData&quot;: {&quot;author&quot;: [{&quot;dropping-particle&quot;: &quot;&quot;, &quot;family&quot;: &quot;Ryan&quot;, &quot;given&quot;: &quot;Michael G&quot;, &quot;non-dropping-particle&quot;: &quot;&quot;, &quot;parse-names&quot;: false, &quot;suffix&quot;: &quot;&quot;}], &quot;id&quot;: &quot;ITEM-1&quot;, &quot;issue&quot;: &quot;2&quot;, &quot;issued&quot;: {&quot;date-parts&quot;: [[&quot;1991&quot;]]}, &quot;page&quot;: &quot;157-167&quot;, &quot;title&quot;: &quot;Effects of Climate Change on Plant Respiration&quot;, &quot;type&quot;: &quot;article-journal&quot;, &quot;volume&quot;: &quot;1&quot;}, &quot;uris&quot;: [&quot;http://www.mendeley.com/documents/?uuid=1cb935ce-6d3a-4c3e-92a5-4d46950362a5&quot;]}], &quot;mendeley&quot;: {&quot;formattedCitation&quot;: &quot;(Ryan, 1991b)&quot;, &quot;plainTextFormattedCitation&quot;: &quot;(Ryan, 1991b)&quot;, &quot;previouslyFormattedCitation&quot;: &quot;(Ryan, 1991b)&quot;}, &quot;properties&quot;: {&quot;noteIndex&quot;: 0}, &quot;schema&quot;: &quot;https://github.com/citation-style-language/schema/raw/master/csl-citation.json&quot;} RND0HJZgFkYat"/><text:span text:style-name="T28">, and then we consider only 5% of the aboveground woody tissues carbon content on the maintenance respiration for this compartment. This 5% aims to represent the sapwood </text:span><text:bookmark-start text:name="Mendeley_Bookmark_vnJN9BEzqf"/><text:bookmark-start text:name="Mendeley_Bookmark_0hdEoDi24m"/><text:reference-mark-start text:name="ADDIN CSL_CITATION {&quot;citationItems&quot;: [{&quot;id&quot;: &quot;ITEM-1&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1&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Drewry, Bohn, Reu, &amp; Kleidon, 2013)&quot;, &quot;plainTextFormattedCitation&quot;: &quot;(Pavlick, Drewry, Bohn, Reu, &amp; Kleidon, 2013)&quot;, &quot;previouslyFormattedCitation&quot;: &quot;(Pavlick, Drewry, Bohn, Reu, &amp; Kleidon, 2013)&quot;}, &quot;properties&quot;: {&quot;noteIndex&quot;: 0}, &quot;schema&quot;: &quot;https://github.com/citation-style-language/schema/raw/master/csl-citation.json&quot;} RNDR3XSaJXvJ2"/><text:span text:style-name="T28">(Pavlick, Drewry, Bohn, Reu, &amp; Kleidon, 2013)</text:span><text:bookmark-end text:name="Mendeley_Bookmark_vnJN9BEzqf"/><text:bookmark-end text:name="Mendeley_Bookmark_0hdEoDi24m"/><text:reference-mark-end text:name="ADDIN CSL_CITATION {&quot;citationItems&quot;: [{&quot;id&quot;: &quot;ITEM-1&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1&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Drewry, Bohn, Reu, &amp; Kleidon, 2013)&quot;, &quot;plainTextFormattedCitation&quot;: &quot;(Pavlick, Drewry, Bohn, Reu, &amp; Kleidon, 2013)&quot;, &quot;previouslyFormattedCitation&quot;: &quot;(Pavlick, Drewry, Bohn, Reu, &amp; Kleidon, 2013)&quot;}, &quot;properties&quot;: {&quot;noteIndex&quot;: 0}, &quot;schema&quot;: &quot;https://github.com/citation-style-language/schema/raw/master/csl-citation.json&quot;} RNDR3XSaJXvJ2"/><text:span text:style-name="T28">. </text:span><text:span text:style-name="T27">The N:C ratio is equal to 0.034, </text:span><text:span text:style-name="T28">0.003 and 0.034 for leaves, sapwood and fine roots, respectively </text:span><text:bookmark-start text:name="Mendeley_Bookmark_XyOat7Ou5T"/><text:bookmark-start text:name="Mendeley_Bookmark_Llx9Hm1zOh"/><text:reference-mark-start text:name="ADDIN CSL_CITATION {&quot;citationItems&quot;: [{&quot;id&quot;: &quot;ITEM-1&quot;, &quot;itemData&quot;: {&quot;DOI&quot;: &quot;10.5065/D6P26W36 CN - 03559 LA - en&quot;, &quot;abstract&quot;: &quot;A Dynamic Global Vegetation Model (DGVM) has been coupled to the Community Land Model (CLM3.0). We refer to this coupled model as CLM-DGVM. The present document serves as a combined technical description and user\u2019s guide for this model. The technical description is designed to be used in conjunction with the source code to ex- plain the processes included in the DGVM. The user\u2019s guide provides information on running CLM-DGVM. This document is considered an addendum to the standard CLM technical description (Oleson et al. 2004), user\u2019s guide (Vertenstein et al. 2004), devel- oper\u2019s guide (Hoffman et al. 2004), and other available CLM and Community Climate System Model (CCSM) documentation. The CLM-DGVM work summarized here was supported in part by the NASA Land Cover Land Use Change program through grant W- 19,735. ___________&quot;, &quot;author&quot;: [{&quot;dropping-particle&quot;: &quot;&quot;, &quot;family&quot;: &quot;Levis&quot;, &quot;given&quot;: &quot;S&quot;, &quot;non-dropping-particle&quot;: &quot;&quot;, &quot;parse-names&quot;: false, &quot;suffix&quot;: &quot;&quot;}, {&quot;dropping-particle&quot;: &quot;&quot;, &quot;family&quot;: &quot;Bonan&quot;, &quot;given&quot;: &quot;G B&quot;, &quot;non-dropping-particle&quot;: &quot;&quot;, &quot;parse-names&quot;: false, &quot;suffix&quot;: &quot;&quot;}, {&quot;dropping-particle&quot;: &quot;&quot;, &quot;family&quot;: &quot;Vertenstein&quot;, &quot;given&quot;: &quot;M&quot;, &quot;non-dropping-particle&quot;: &quot;&quot;, &quot;parse-names&quot;: false, &quot;suffix&quot;: &quot;&quot;}, {&quot;dropping-particle&quot;: &quot;&quot;, &quot;family&quot;: &quot;Oleson&quot;, &quot;given&quot;: &quot;K W&quot;, &quot;non-dropping-particle&quot;: &quot;&quot;, &quot;parse-names&quot;: false, &quot;suffix&quot;: &quot;&quot;}], &quot;container-title&quot;: &quot;Ncar/Tn-459+Ia&quot;, &quot;id&quot;: &quot;ITEM-1&quot;, &quot;issued&quot;: {&quot;date-parts&quot;: [[&quot;2004&quot;]]}, &quot;page&quot;: &quot;50&quot;, &quot;title&quot;: &quot;The Community Land Model\u2019s Dynamic Global Vegetation Model (CLM-DGVM)&quot;, &quot;type&quot;: &quot;article-journal&quot;}, &quot;uris&quot;: [&quot;http://www.mendeley.com/documents/?uuid=ac91d894-27b5-4a7b-94e7-adf2c807cd02&quot;]}, {&quot;id&quot;: &quot;ITEM-2&quot;, &quot;itemData&quot;: {&quot;DOI&quot;: &quot;10.1046/j.1365-2486.2003.00569.x&quot;, &quot;ISBN&quot;: &quot;1365-2486&quot;, &quot;ISSN&quot;: &quot;1354-1013&quot;, &quot;PMID&quot;: &quot;2488675&quot;, &quot;abstract&quot;: &quot;The Lund-Potsdam-Jena Dynamic Global Vegetation Model (LPJ) combines process-based, large-scale representations of terrestrial vegetation dynamics and land-atmosphere carbon and water exchanges in a modular framework. Features include feedback through canopy conductance between photosynthesis and transpiration and interactive coupling between these 'fast' processes and other ecosystem processes including resource competition, tissue turnover, population dynamics, soil organic matter and litter dynamics and fire disturbance. Ten plants functional types (PFTs) are differentiated by physiological, morphological, phenological, bioclimatic and fire-response attributes. Resource competition and differential responses to fire between PFTs influence their relative fractional cover from year to year. Photosynthesis, evapotranspiration and soil water dynamics are modelled on a daily time step, while vegetation structure and PFT population densities are updated annually. Simulations have been made over the industrial period both for specific sites where field measurements were available for model evaluation, and globally on a 0.5\u00b0\u00b0 \u00d7 0.5\u00b0\u00b0 grid. Modelled vegetation patterns are consistent with observations, including remotely sensed vegetation structure and phenology. Seasonal cycles of net ecosystem exchange and soil moisture compare well with local measurements. Global carbon exchange fields used as input to an atmospheric tracer transport model (TM2) provided a good fit to observed seasonal cycles of CO2 concentration at all latitudes. Simulated inter-annual variability of the global terrestrial carbon balance is in phase with and comparable in amplitude to observed variability in the growth rate of atmospheric CO2. Global terrestrial carbon and water cycle parameters (pool sizes and fluxes) lie within their accepted ranges. The model is being used to study past, present and future terrestrial ecosystem dynamics, biochemical and biophysical interactions between ecosystems and the atmosphere, and as a component of coupled Earth system models.&quot;, &quot;author&quot;: [{&quot;dropping-particle&quot;: &quot;&quot;, &quot;family&quot;: &quot;Sitch&quot;, &quot;given&quot;: &quot;S&quot;, &quot;non-dropping-particle&quot;: &quot;&quot;, &quot;parse-names&quot;: false, &quot;suffix&quot;: &quot;&quot;}, {&quot;dropping-particle&quot;: &quot;&quot;, &quot;family&quot;: &quot;Smith&quot;, &quot;given&quot;: &quot;B&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Bondeau&quot;, &quot;given&quot;: &quot;A&quot;, &quot;non-dropping-particle&quot;: &quot;&quot;, &quot;parse-names&quot;: false, &quot;suffix&quot;: &quot;&quot;}, {&quot;dropping-particle&quot;: &quot;&quot;, &quot;family&quot;: &quot;Cramer&quot;, &quot;given&quot;: &quot;W&quot;, &quot;non-dropping-particle&quot;: &quot;&quot;, &quot;parse-names&quot;: false, &quot;suffix&quot;: &quot;&quot;}, {&quot;dropping-particle&quot;: &quot;&quot;, &quot;family&quot;: &quot;Kaplan&quot;, &quot;given&quot;: &quot;J O&quot;, &quot;non-dropping-particle&quot;: &quot;&quot;, &quot;parse-names&quot;: false, &quot;suffix&quot;: &quot;&quot;}, {&quot;dropping-particle&quot;: &quot;&quot;, &quot;family&quot;: &quot;Levis&quot;, &quot;given&quot;: &quot;S&quot;, &quot;non-dropping-particle&quot;: &quot;&quot;, &quot;parse-names&quot;: false, &quot;suffix&quot;: &quot;&quot;}, {&quot;dropping-particle&quot;: &quot;&quot;, &quot;family&quot;: &quot;Lucht&quot;, &quot;given&quot;: &quot;W&quot;, &quot;non-dropping-particle&quot;: &quot;&quot;, &quot;parse-names&quot;: false, &quot;suffix&quot;: &quot;&quot;}, {&quot;dropping-particle&quot;: &quot;&quot;, &quot;family&quot;: &quot;Sykes&quot;, &quot;given&quot;: &quot;M T&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Venevsky&quot;, &quot;given&quot;: &quot;S&quot;, &quot;non-dropping-particle&quot;: &quot;&quot;, &quot;parse-names&quot;: false, &quot;suffix&quot;: &quot;&quot;}], &quot;container-title&quot;: &quot;Global Change Biology&quot;, &quot;id&quot;: &quot;ITEM-2&quot;, &quot;issue&quot;: &quot;2&quot;, &quot;issued&quot;: {&quot;date-parts&quot;: [[&quot;2003&quot;]]}, &quot;page&quot;: &quot;161-185&quot;, &quot;title&quot;: &quot;Evaluation of ecosystem dynamics, plant geography and terrestrial carbon cycling in the LPJ dynamic global vegetation model&quot;, &quot;type&quot;: &quot;article&quot;, &quot;volume&quot;: &quot;9&quot;}, &quot;uris&quot;: [&quot;http://www.mendeley.com/documents/?uuid=ec46db38-4075-4a44-a18a-f8a872c226e8&quot;]}], &quot;mendeley&quot;: {&quot;formattedCitation&quot;: &quot;(Levis, Bonan, Vertenstein, &amp; Oleson, 2004; Sitch et al., 2003)&quot;, &quot;plainTextFormattedCitation&quot;: &quot;(Levis, Bonan, Vertenstein, &amp; Oleson, 2004; Sitch et al., 2003)&quot;, &quot;previouslyFormattedCitation&quot;: &quot;(Levis, Bonan, Vertenstein, &amp; Oleson, 2004; Sitch et al., 2003)&quot;}, &quot;properties&quot;: {&quot;noteIndex&quot;: 0}, &quot;schema&quot;: &quot;https://github.com/citation-style-language/schema/raw/master/csl-citation.json&quot;} RNDBV4RVHSfIz"/><text:span text:style-name="T28">(Levis, Bonan, Vertenstein, &amp; Oleson, 2004; Sitch et al., 2003)</text:span><text:bookmark-end text:name="Mendeley_Bookmark_XyOat7Ou5T"/><text:bookmark-end text:name="Mendeley_Bookmark_Llx9Hm1zOh"/><text:reference-mark-end text:name="ADDIN CSL_CITATION {&quot;citationItems&quot;: [{&quot;id&quot;: &quot;ITEM-1&quot;, &quot;itemData&quot;: {&quot;DOI&quot;: &quot;10.5065/D6P26W36 CN - 03559 LA - en&quot;, &quot;abstract&quot;: &quot;A Dynamic Global Vegetation Model (DGVM) has been coupled to the Community Land Model (CLM3.0). We refer to this coupled model as CLM-DGVM. The present document serves as a combined technical description and user\u2019s guide for this model. The technical description is designed to be used in conjunction with the source code to ex- plain the processes included in the DGVM. The user\u2019s guide provides information on running CLM-DGVM. This document is considered an addendum to the standard CLM technical description (Oleson et al. 2004), user\u2019s guide (Vertenstein et al. 2004), devel- oper\u2019s guide (Hoffman et al. 2004), and other available CLM and Community Climate System Model (CCSM) documentation. The CLM-DGVM work summarized here was supported in part by the NASA Land Cover Land Use Change program through grant W- 19,735. ___________&quot;, &quot;author&quot;: [{&quot;dropping-particle&quot;: &quot;&quot;, &quot;family&quot;: &quot;Levis&quot;, &quot;given&quot;: &quot;S&quot;, &quot;non-dropping-particle&quot;: &quot;&quot;, &quot;parse-names&quot;: false, &quot;suffix&quot;: &quot;&quot;}, {&quot;dropping-particle&quot;: &quot;&quot;, &quot;family&quot;: &quot;Bonan&quot;, &quot;given&quot;: &quot;G B&quot;, &quot;non-dropping-particle&quot;: &quot;&quot;, &quot;parse-names&quot;: false, &quot;suffix&quot;: &quot;&quot;}, {&quot;dropping-particle&quot;: &quot;&quot;, &quot;family&quot;: &quot;Vertenstein&quot;, &quot;given&quot;: &quot;M&quot;, &quot;non-dropping-particle&quot;: &quot;&quot;, &quot;parse-names&quot;: false, &quot;suffix&quot;: &quot;&quot;}, {&quot;dropping-particle&quot;: &quot;&quot;, &quot;family&quot;: &quot;Oleson&quot;, &quot;given&quot;: &quot;K W&quot;, &quot;non-dropping-particle&quot;: &quot;&quot;, &quot;parse-names&quot;: false, &quot;suffix&quot;: &quot;&quot;}], &quot;container-title&quot;: &quot;Ncar/Tn-459+Ia&quot;, &quot;id&quot;: &quot;ITEM-1&quot;, &quot;issued&quot;: {&quot;date-parts&quot;: [[&quot;2004&quot;]]}, &quot;page&quot;: &quot;50&quot;, &quot;title&quot;: &quot;The Community Land Model\u2019s Dynamic Global Vegetation Model (CLM-DGVM)&quot;, &quot;type&quot;: &quot;article-journal&quot;}, &quot;uris&quot;: [&quot;http://www.mendeley.com/documents/?uuid=ac91d894-27b5-4a7b-94e7-adf2c807cd02&quot;]}, {&quot;id&quot;: &quot;ITEM-2&quot;, &quot;itemData&quot;: {&quot;DOI&quot;: &quot;10.1046/j.1365-2486.2003.00569.x&quot;, &quot;ISBN&quot;: &quot;1365-2486&quot;, &quot;ISSN&quot;: &quot;1354-1013&quot;, &quot;PMID&quot;: &quot;2488675&quot;, &quot;abstract&quot;: &quot;The Lund-Potsdam-Jena Dynamic Global Vegetation Model (LPJ) combines process-based, large-scale representations of terrestrial vegetation dynamics and land-atmosphere carbon and water exchanges in a modular framework. Features include feedback through canopy conductance between photosynthesis and transpiration and interactive coupling between these 'fast' processes and other ecosystem processes including resource competition, tissue turnover, population dynamics, soil organic matter and litter dynamics and fire disturbance. Ten plants functional types (PFTs) are differentiated by physiological, morphological, phenological, bioclimatic and fire-response attributes. Resource competition and differential responses to fire between PFTs influence their relative fractional cover from year to year. Photosynthesis, evapotranspiration and soil water dynamics are modelled on a daily time step, while vegetation structure and PFT population densities are updated annually. Simulations have been made over the industrial period both for specific sites where field measurements were available for model evaluation, and globally on a 0.5\u00b0\u00b0 \u00d7 0.5\u00b0\u00b0 grid. Modelled vegetation patterns are consistent with observations, including remotely sensed vegetation structure and phenology. Seasonal cycles of net ecosystem exchange and soil moisture compare well with local measurements. Global carbon exchange fields used as input to an atmospheric tracer transport model (TM2) provided a good fit to observed seasonal cycles of CO2 concentration at all latitudes. Simulated inter-annual variability of the global terrestrial carbon balance is in phase with and comparable in amplitude to observed variability in the growth rate of atmospheric CO2. Global terrestrial carbon and water cycle parameters (pool sizes and fluxes) lie within their accepted ranges. The model is being used to study past, present and future terrestrial ecosystem dynamics, biochemical and biophysical interactions between ecosystems and the atmosphere, and as a component of coupled Earth system models.&quot;, &quot;author&quot;: [{&quot;dropping-particle&quot;: &quot;&quot;, &quot;family&quot;: &quot;Sitch&quot;, &quot;given&quot;: &quot;S&quot;, &quot;non-dropping-particle&quot;: &quot;&quot;, &quot;parse-names&quot;: false, &quot;suffix&quot;: &quot;&quot;}, {&quot;dropping-particle&quot;: &quot;&quot;, &quot;family&quot;: &quot;Smith&quot;, &quot;given&quot;: &quot;B&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Bondeau&quot;, &quot;given&quot;: &quot;A&quot;, &quot;non-dropping-particle&quot;: &quot;&quot;, &quot;parse-names&quot;: false, &quot;suffix&quot;: &quot;&quot;}, {&quot;dropping-particle&quot;: &quot;&quot;, &quot;family&quot;: &quot;Cramer&quot;, &quot;given&quot;: &quot;W&quot;, &quot;non-dropping-particle&quot;: &quot;&quot;, &quot;parse-names&quot;: false, &quot;suffix&quot;: &quot;&quot;}, {&quot;dropping-particle&quot;: &quot;&quot;, &quot;family&quot;: &quot;Kaplan&quot;, &quot;given&quot;: &quot;J O&quot;, &quot;non-dropping-particle&quot;: &quot;&quot;, &quot;parse-names&quot;: false, &quot;suffix&quot;: &quot;&quot;}, {&quot;dropping-particle&quot;: &quot;&quot;, &quot;family&quot;: &quot;Levis&quot;, &quot;given&quot;: &quot;S&quot;, &quot;non-dropping-particle&quot;: &quot;&quot;, &quot;parse-names&quot;: false, &quot;suffix&quot;: &quot;&quot;}, {&quot;dropping-particle&quot;: &quot;&quot;, &quot;family&quot;: &quot;Lucht&quot;, &quot;given&quot;: &quot;W&quot;, &quot;non-dropping-particle&quot;: &quot;&quot;, &quot;parse-names&quot;: false, &quot;suffix&quot;: &quot;&quot;}, {&quot;dropping-particle&quot;: &quot;&quot;, &quot;family&quot;: &quot;Sykes&quot;, &quot;given&quot;: &quot;M T&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Venevsky&quot;, &quot;given&quot;: &quot;S&quot;, &quot;non-dropping-particle&quot;: &quot;&quot;, &quot;parse-names&quot;: false, &quot;suffix&quot;: &quot;&quot;}], &quot;container-title&quot;: &quot;Global Change Biology&quot;, &quot;id&quot;: &quot;ITEM-2&quot;, &quot;issue&quot;: &quot;2&quot;, &quot;issued&quot;: {&quot;date-parts&quot;: [[&quot;2003&quot;]]}, &quot;page&quot;: &quot;161-185&quot;, &quot;title&quot;: &quot;Evaluation of ecosystem dynamics, plant geography and terrestrial carbon cycling in the LPJ dynamic global vegetation model&quot;, &quot;type&quot;: &quot;article&quot;, &quot;volume&quot;: &quot;9&quot;}, &quot;uris&quot;: [&quot;http://www.mendeley.com/documents/?uuid=ec46db38-4075-4a44-a18a-f8a872c226e8&quot;]}], &quot;mendeley&quot;: {&quot;formattedCitation&quot;: &quot;(Levis, Bonan, Vertenstein, &amp; Oleson, 2004; Sitch et al., 2003)&quot;, &quot;plainTextFormattedCitation&quot;: &quot;(Levis, Bonan, Vertenstein, &amp; Oleson, 2004; Sitch et al., 2003)&quot;, &quot;previouslyFormattedCitation&quot;: &quot;(Levis, Bonan, Vertenstein, &amp; Oleson, 2004; Sitch et al., 2003)&quot;}, &quot;properties&quot;: {&quot;noteIndex&quot;: 0}, &quot;schema&quot;: &quot;https://github.com/citation-style-language/schema/raw/master/csl-citation.json&quot;} RNDBV4RVHSfIz"/><text:span text:style-name="T28">. </text:span><text:span text:style-name="T29">The parameter 0.07 is a sensibility factor of the maintenance respiration to temperature. Because in tropical forests the soil temperature is lower than the air temperature, </text:span><text:span text:style-name="T30">then </text:span><text:span text:style-name="T29">for calculating the fine roots maintenance respiration we used the soil temperature (</text:span><text:span text:style-name="T29"><draw:frame draw:style-name="fr1" draw:name="Objeto125" text:anchor-type="as-char" svg:y="-0.295cm" svg:width="0.99cm" svg:height="0.474cm" draw:z-index="130"><draw:object xlink:href="./Object 131" xlink:type="simple" xlink:show="embed" xlink:actuate="onLoad"/><draw:image xlink:href="./ObjectReplacements/Object 131" xlink:type="simple" xlink:show="embed" xlink:actuate="onLoad"/><svg:desc>fórmula</svg:desc></draw:frame></text:span><text:span text:style-name="T29">; </text:span><text:span text:style-name="T32">see Oyama &amp; Nobre, 2004</text:span><text:span text:style-name="T29">).</text:span></text:p>
      <text:p text:style-name="P57">General ecophysiological formulations</text:p>
      <text:p text:style-name="P35"><text:span text:style-name="T105">The photosynthesis equation (</text:span><text:span text:style-name="T105"><draw:frame draw:style-name="fr1" draw:name="Objeto9" text:anchor-type="as-char" svg:y="-0.295cm" svg:width="1.132cm" svg:height="0.474cm" draw:z-index="131"><draw:object xlink:href="./Object 5" xlink:type="simple" xlink:show="embed" xlink:actuate="onLoad"/><draw:image xlink:href="./ObjectReplacements/Object 5" xlink:type="simple" xlink:show="embed" xlink:actuate="onLoad"/><svg:desc>fórmula</svg:desc></draw:frame></text:span><text:span text:style-name="T106">) and the ones associated to it are based on Farquhar et al. (1980) formulation, </text:span><text:span text:style-name="T107">which</text:span><text:span text:style-name="T108"> takes into account three limiting factors: rubisco carboxilation (</text:span><text:span text:style-name="T108"><draw:frame draw:style-name="fr1" draw:name="Objeto29" text:anchor-type="as-char" svg:y="-0.295cm" svg:width="0.686cm" svg:height="0.474cm" draw:z-index="133"><draw:object xlink:href="./Object 1" xlink:type="simple" xlink:show="embed" xlink:actuate="onLoad"/><draw:image xlink:href="./ObjectReplacements/Object 1" xlink:type="simple" xlink:show="embed" xlink:actuate="onLoad"/><svg:desc>fórmula</svg:desc></draw:frame></text:span><text:span text:style-name="T108">; </text:span><text:span text:style-name="T120">Eq. A18</text:span><text:span text:style-name="T108">), light (</text:span><text:span text:style-name="T108"><draw:frame draw:style-name="fr1" draw:name="Objeto106" text:anchor-type="as-char" svg:y="-0.295cm" svg:width="0.73cm" svg:height="0.547cm" draw:z-index="134"><draw:object xlink:href="./Object 114" xlink:type="simple" xlink:show="embed" xlink:actuate="onLoad"/><draw:image xlink:href="./ObjectReplacements/Object 114" xlink:type="simple" xlink:show="embed" xlink:actuate="onLoad"/><svg:desc>fórmula</svg:desc></draw:frame></text:span><text:span text:style-name="T108">; </text:span><text:span text:style-name="T122">Eq. A19</text:span><text:span text:style-name="T108">) </text:span><text:span text:style-name="T107">and electron transport (</text:span><text:span text:style-name="T107"><draw:frame draw:style-name="fr1" draw:name="Objeto107" text:anchor-type="as-char" svg:y="-0.295cm" svg:width="0.677cm" svg:height="0.474cm" draw:z-index="135"><draw:object xlink:href="./Object 115" xlink:type="simple" xlink:show="embed" xlink:actuate="onLoad"/><draw:image xlink:href="./ObjectReplacements/Object 115" xlink:type="simple" xlink:show="embed" xlink:actuate="onLoad"/><svg:desc>fórmula</svg:desc></draw:frame></text:span><text:span text:style-name="T107">; </text:span><text:span text:style-name="T121">Eq. A20</text:span><text:span text:style-name="T107">)</text:span><text:span text:style-name="T106">. </text:span><text:span text:style-name="T113">We also included water stress limitation (</text:span><text:span text:style-name="T113"><draw:frame draw:style-name="fr1" draw:name="Objeto81" text:anchor-type="as-char" svg:y="-0.295cm" svg:width="0.658cm" svg:height="0.547cm" draw:z-index="136"><draw:object xlink:href="./Object 60" xlink:type="simple" xlink:show="embed" xlink:actuate="onLoad"/><draw:image xlink:href="./ObjectReplacements/Object 60" xlink:type="simple" xlink:show="embed" xlink:actuate="onLoad"/><svg:desc>fórmula</svg:desc></draw:frame></text:span><text:span text:style-name="T113">) as above described</text:span><text:span text:style-name="T107">.</text:span></text:p>
      <table:table table:name="Tabela17" table:style-name="Tabela17">
        <table:table-column table:style-name="Tabela17.A"/>
        <table:table-column table:style-name="Tabela17.B"/>
        <table:table-header-rows>
          <table:table-row>
            <table:table-cell table:style-name="Tabela17.A1" office:value-type="string">
              <text:p text:style-name="P11"><draw:frame draw:style-name="fr1" draw:name="Objeto109" text:anchor-type="as-char" svg:y="-0.377cm" svg:width="6.306cm" svg:height="0.854cm" draw:z-index="138"><draw:object xlink:href="./Object 117" xlink:type="simple" xlink:show="embed" xlink:actuate="onLoad"/><draw:image xlink:href="./ObjectReplacements/Object 117" xlink:type="simple" xlink:show="embed" xlink:actuate="onLoad"/><svg:desc>fórmula</svg:desc></draw:frame></text:p>
            </table:table-cell>
            <table:table-cell table:style-name="Tabela17.A1" office:value-type="string">
              <text:p text:style-name="P22">(<text:span text:style-name="T265">A14</text:span>)</text:p>
            </table:table-cell>
          </table:table-row>
        </table:table-header-rows>
      </table:table>
      <text:p text:style-name="P38"/>
      <text:p text:style-name="P36"><text:soft-page-break/><text:span text:style-name="T115">w</text:span><text:span text:style-name="T106">here </text:span><text:span text:style-name="T106"><draw:frame draw:style-name="fr1" draw:name="Objeto110" text:anchor-type="as-char" svg:y="-0.295cm" svg:width="0.653cm" svg:height="0.547cm" draw:z-index="139"><draw:object xlink:href="./Object 118" xlink:type="simple" xlink:show="embed" xlink:actuate="onLoad"/><draw:image xlink:href="./ObjectReplacements/Object 118" xlink:type="simple" xlink:show="embed" xlink:actuate="onLoad"/><svg:desc>fórmula</svg:desc></draw:frame></text:span><text:span text:style-name="T109"><text:s/></text:span><text:span text:style-name="T117">(Eq. A16) </text:span><text:span text:style-name="T109">is the leaf level gross photosynthesis </text:span><text:span text:style-name="T110">and</text:span><text:span text:style-name="T110"><draw:frame draw:style-name="fr1" draw:name="Objeto111" text:anchor-type="as-char" svg:y="-0.295cm" svg:width="0.676cm" svg:height="0.547cm" draw:z-index="140"><draw:object xlink:href="./Object 119" xlink:type="simple" xlink:show="embed" xlink:actuate="onLoad"/><draw:image xlink:href="./ObjectReplacements/Object 119" xlink:type="simple" xlink:show="embed" xlink:actuate="onLoad"/><svg:desc>fórmula</svg:desc></draw:frame></text:span><text:span text:style-name="T111"> </text:span><text:span text:style-name="T110">is a function for upscaling the leaf level photosynthesis to the canopy level.</text:span></text:p>
      <text:p text:style-name="P75"><text:span text:style-name="T78">T</text:span><text:span text:style-name="T25">he net primary productivity (</text:span><text:span text:style-name="T25"><draw:frame draw:style-name="fr1" draw:name="Objeto114" text:anchor-type="as-char" svg:y="-0.295cm" svg:width="1.132cm" svg:height="0.474cm" draw:z-index="141"><draw:object xlink:href="./Object 66" xlink:type="simple" xlink:show="embed" xlink:actuate="onLoad"/><draw:image xlink:href="./ObjectReplacements/Object 66" xlink:type="simple" xlink:show="embed" xlink:actuate="onLoad"/><svg:desc>fórmula</svg:desc></draw:frame></text:span><text:span text:style-name="T25">; </text:span><text:span text:style-name="T89">Eq. A15</text:span><text:span text:style-name="T25">) </text:span><text:span text:style-name="T26">is the carbon available from photosynthesis (</text:span><text:span text:style-name="T26"><draw:frame draw:style-name="fr1" draw:name="Objeto115" text:anchor-type="as-char" svg:y="-0.295cm" svg:width="1.132cm" svg:height="0.474cm" draw:z-index="142"><draw:object xlink:href="./Object 122" xlink:type="simple" xlink:show="embed" xlink:actuate="onLoad"/><draw:image xlink:href="./ObjectReplacements/Object 122" xlink:type="simple" xlink:show="embed" xlink:actuate="onLoad"/><svg:desc>fórmula</svg:desc></draw:frame></text:span><text:span text:style-name="T26">) discounting the respiratory costs (</text:span><text:span text:style-name="T26"><draw:frame draw:style-name="fr1" draw:name="Objeto116" text:anchor-type="as-char" svg:y="-0.295cm" svg:width="0.757cm" svg:height="0.547cm" draw:z-index="143"><draw:object xlink:href="./Object 123" xlink:type="simple" xlink:show="embed" xlink:actuate="onLoad"/><draw:image xlink:href="./ObjectReplacements/Object 123" xlink:type="simple" xlink:show="embed" xlink:actuate="onLoad"/><svg:desc>fórmula</svg:desc></draw:frame></text:span><text:span text:style-name="T26">).</text:span></text:p>
      <table:table table:name="Tabela3" table:style-name="Tabela3">
        <table:table-column table:style-name="Tabela3.A"/>
        <table:table-column table:style-name="Tabela3.B"/>
        <table:table-header-rows>
          <table:table-row>
            <table:table-cell table:style-name="Tabela3.A1" office:value-type="string">
              <text:p text:style-name="P14"><draw:frame draw:style-name="fr1" draw:name="Objeto117" text:anchor-type="as-char" svg:y="-0.377cm" svg:width="3.399cm" svg:height="0.854cm" draw:z-index="150"><draw:object xlink:href="./Object 124" xlink:type="simple" xlink:show="embed" xlink:actuate="onLoad"/><draw:image xlink:href="./ObjectReplacements/Object 124" xlink:type="simple" xlink:show="embed" xlink:actuate="onLoad"/><svg:desc>fórmula</svg:desc></draw:frame></text:p>
            </table:table-cell>
            <table:table-cell table:style-name="Tabela3.A1" office:value-type="string">
              <text:p text:style-name="P25">(<text:span text:style-name="T265">A15</text:span>)</text:p>
            </table:table-cell>
          </table:table-row>
        </table:table-header-rows>
      </table:table>
      <text:p text:style-name="P39"/>
      <text:p text:style-name="P33"><text:span text:style-name="T114">In the following equations</text:span><text:span text:style-name="T114"><draw:frame draw:style-name="fr1" draw:name="Objeto82" text:anchor-type="as-char" svg:y="-0.377cm" svg:width="0.6cm" svg:height="0.624cm" draw:z-index="144"><draw:object xlink:href="./Object 76" xlink:type="simple" xlink:show="embed" xlink:actuate="onLoad"/><draw:image xlink:href="./ObjectReplacements/Object 76" xlink:type="simple" xlink:show="embed" xlink:actuate="onLoad"/><svg:desc>fórmula</svg:desc></draw:frame></text:span><text:span text:style-name="T114">are constants summariz</text:span><text:span text:style-name="T123">ed in Table </text:span><text:span text:style-name="T124">A</text:span><text:span text:style-name="T126">5</text:span><text:span text:style-name="T123">. </text:span><text:span text:style-name="T125">T</text:span><text:span text:style-name="T104">he</text:span><text:span text:style-name="T104"><draw:frame draw:style-name="fr1" draw:name="Objeto47" text:anchor-type="as-char" svg:y="-0.295cm" svg:width="0.653cm" svg:height="0.547cm" draw:z-index="0"><draw:object xlink:href="./Object 74" xlink:type="simple" xlink:show="embed" xlink:actuate="onLoad"/><draw:image xlink:href="./ObjectReplacements/Object 74" xlink:type="simple" xlink:show="embed" xlink:actuate="onLoad"/></draw:frame></text:span><text:span text:style-name="T104"> is calculated as the smalle</text:span><text:span text:style-name="T114">st</text:span><text:span text:style-name="T104"> root between the three limiting rates:</text:span><text:span text:style-name="T104"><draw:frame draw:style-name="fr1" draw:name="Objeto48" text:anchor-type="as-char" svg:y="-0.295cm" svg:width="0.686cm" svg:height="0.474cm" draw:z-index="1"><draw:object xlink:href="./Object 75" xlink:type="simple" xlink:show="embed" xlink:actuate="onLoad"/><draw:image xlink:href="./ObjectReplacements/Object 75" xlink:type="simple" xlink:show="embed" xlink:actuate="onLoad"/></draw:frame></text:span><text:span text:style-name="T118">(Eq. A18)</text:span><text:span text:style-name="T104">,</text:span><draw:frame draw:style-name="fr1" draw:name="Objeto49" text:anchor-type="as-char" svg:y="-0.295cm" svg:width="0.73cm" svg:height="0.547cm" draw:z-index="145"><draw:object xlink:href="./Object 73" xlink:type="simple" xlink:show="embed" xlink:actuate="onLoad"/><draw:image xlink:href="./ObjectReplacements/Object 73" xlink:type="simple" xlink:show="embed" xlink:actuate="onLoad"/></draw:frame><text:span text:style-name="T267">(</text:span><text:span text:style-name="T119">Eq. A19)</text:span><text:span text:style-name="T103"> and </text:span><text:span text:style-name="T103"><draw:frame draw:style-name="fr1" draw:name="Objeto54" text:anchor-type="as-char" svg:y="-0.295cm" svg:width="0.619cm" svg:height="0.432cm" draw:z-index="2"><draw:object xlink:href="./Object 77" xlink:type="simple" xlink:show="embed" xlink:actuate="onLoad"/><draw:image xlink:href="./ObjectReplacements/Object 77" xlink:type="simple" xlink:show="embed" xlink:actuate="onLoad"/></draw:frame></text:span><text:span text:style-name="T119">(Eq. A20)</text:span><text:span text:style-name="T103">:</text:span></text:p>
      <table:table table:name="Tabela22" table:style-name="Tabela22">
        <table:table-column table:style-name="Tabela22.A"/>
        <table:table-column table:style-name="Tabela22.B"/>
        <table:table-header-rows>
          <table:table-row>
            <table:table-cell table:style-name="Tabela22.A1" office:value-type="string">
              <text:p text:style-name="P16"><draw:frame draw:style-name="fr1" draw:name="Objeto198" text:anchor-type="as-char" svg:y="-0.422cm" svg:width="9.133cm" svg:height="0.944cm" draw:z-index="151"><draw:object xlink:href="./Object 204" xlink:type="simple" xlink:show="embed" xlink:actuate="onLoad"/><draw:image xlink:href="./ObjectReplacements/Object 204" xlink:type="simple" xlink:show="embed" xlink:actuate="onLoad"/><svg:desc>fórmula</svg:desc></draw:frame></text:p>
            </table:table-cell>
            <table:table-cell table:style-name="Tabela22.A1" office:value-type="string">
              <text:p text:style-name="P27">(<text:span text:style-name="T265">A16</text:span>)</text:p>
            </table:table-cell>
          </table:table-row>
        </table:table-header-rows>
      </table:table>
      <text:p text:style-name="P99"/>
      <text:p text:style-name="P50"><text:span text:style-name="T129">w</text:span>here <draw:frame draw:style-name="fr1" draw:name="Objeto57" text:anchor-type="as-char" svg:y="-0.377cm" svg:width="0.753cm" svg:height="0.75cm" draw:z-index="146"><draw:object xlink:href="./Object 78" xlink:type="simple" xlink:show="embed" xlink:actuate="onLoad"/><draw:image xlink:href="./ObjectReplacements/Object 78" xlink:type="simple" xlink:show="embed" xlink:actuate="onLoad"/></draw:frame><text:span text:style-name="T266">(Eq. A17) </text:span>is the minimum between <draw:frame draw:style-name="fr1" draw:name="Objeto58" text:anchor-type="as-char" svg:y="-0.295cm" svg:width="0.686cm" svg:height="0.474cm" draw:z-index="147"><draw:object xlink:href="./Object 79" xlink:type="simple" xlink:show="embed" xlink:actuate="onLoad"/><draw:image xlink:href="./ObjectReplacements/Object 79" xlink:type="simple" xlink:show="embed" xlink:actuate="onLoad"/></draw:frame>and <draw:frame draw:style-name="fr1" draw:name="Objeto59" text:anchor-type="as-char" svg:y="-0.295cm" svg:width="0.73cm" svg:height="0.547cm" draw:z-index="148"><draw:object xlink:href="./Object 80" xlink:type="simple" xlink:show="embed" xlink:actuate="onLoad"/><draw:image xlink:href="./ObjectReplacements/Object 80" xlink:type="simple" xlink:show="embed" xlink:actuate="onLoad"/></draw:frame>:</text:p>
      <table:table table:name="Tabela27" table:style-name="Tabela27">
        <table:table-column table:style-name="Tabela27.A"/>
        <table:table-column table:style-name="Tabela27.B"/>
        <table:table-header-rows>
          <table:table-row table:style-name="Tabela27.1">
            <table:table-cell table:style-name="Tabela27.A1" office:value-type="string">
              <text:p text:style-name="P1"><draw:frame draw:style-name="fr4" draw:name="Objeto62" text:anchor-type="paragraph" svg:width="6.705cm" svg:height="1.025cm" draw:z-index="4"><draw:object xlink:href="./Object 81" xlink:type="simple" xlink:show="embed" xlink:actuate="onLoad"/><draw:image xlink:href="./ObjectReplacements/Object 81" xlink:type="simple" xlink:show="embed" xlink:actuate="onLoad"/><svg:desc>fórmula</svg:desc></draw:frame></text:p>
            </table:table-cell>
            <table:table-cell table:style-name="Tabela27.A1" office:value-type="string">
              <text:p text:style-name="P1"><text:s text:c="6"/>(<text:span text:style-name="T265">A17</text:span>)</text:p>
            </table:table-cell>
          </table:table-row>
        </table:table-header-rows>
      </table:table>
      <text:p text:style-name="P51"/>
      <text:p text:style-name="P51"><draw:frame draw:style-name="fr1" draw:name="Objeto18" text:anchor-type="as-char" svg:y="-0.295cm" svg:width="0.686cm" svg:height="0.474cm" draw:z-index="149"><draw:object xlink:href="./Object 68" xlink:type="simple" xlink:show="embed" xlink:actuate="onLoad"/><draw:image xlink:href="./ObjectReplacements/Object 68" xlink:type="simple" xlink:show="embed" xlink:actuate="onLoad"/></draw:frame><text:span text:style-name="T129">is the photosynthesis rate limited by the Rubisco carboxilation capacity:</text:span></text:p>
      <table:table table:name="Tabela28" table:style-name="Tabela28">
        <table:table-column table:style-name="Tabela28.A"/>
        <table:table-column table:style-name="Tabela28.B"/>
        <table:table-header-rows>
          <table:table-row table:style-name="Tabela28.1">
            <table:table-cell table:style-name="Tabela28.A1" office:value-type="string">
              <text:p text:style-name="P2"><draw:frame draw:style-name="fr5" draw:name="Objeto63" text:anchor-type="paragraph" svg:y="0cm" svg:width="7.572cm" svg:height="0.908cm" draw:z-index="5"><draw:object xlink:href="./Object 82" xlink:type="simple" xlink:show="embed" xlink:actuate="onLoad"/><draw:image xlink:href="./ObjectReplacements/Object 82" xlink:type="simple" xlink:show="embed" xlink:actuate="onLoad"/><svg:desc>fórmula</svg:desc></draw:frame></text:p>
            </table:table-cell>
            <table:table-cell table:style-name="Tabela28.A1" office:value-type="string">
              <text:p text:style-name="P7">(<text:span text:style-name="T265">A18</text:span>)</text:p>
            </table:table-cell>
          </table:table-row>
        </table:table-header-rows>
      </table:table>
      <text:p text:style-name="P52"/>
      <text:p text:style-name="P43"><text:span text:style-name="T129">where </text:span><text:span text:style-name="T129"><draw:frame draw:style-name="fr1" draw:name="Objeto64" text:anchor-type="as-char" svg:y="-0.295cm" svg:width="0.771cm" svg:height="0.474cm" draw:z-index="152"><draw:object xlink:href="./Object 83" xlink:type="simple" xlink:show="embed" xlink:actuate="onLoad"/><draw:image xlink:href="./ObjectReplacements/Object 83" xlink:type="simple" xlink:show="embed" xlink:actuate="onLoad"/></draw:frame></text:span><text:span text:style-name="T129">(Eq. A21) is the rate of Rubisco carboxilation, </text:span><text:span text:style-name="T129"><draw:frame draw:style-name="fr1" draw:name="Objeto68" text:anchor-type="as-char" svg:y="-0.377cm" svg:width="1.249cm" svg:height="0.624cm" draw:z-index="153"><draw:object xlink:href="./Object 84" xlink:type="simple" xlink:show="embed" xlink:actuate="onLoad"/><draw:image xlink:href="./ObjectReplacements/Object 84" xlink:type="simple" xlink:show="embed" xlink:actuate="onLoad"/><svg:desc>fórmula</svg:desc></draw:frame></text:span><text:span text:style-name="T129"><text:s/>(Eq. A22) is the partial CO</text:span><text:span text:style-name="T100">2</text:span><text:span text:style-name="T12"> pressure at leaf interior</text:span><text:span text:style-name="T11">,</text:span><text:span text:style-name="T11"><draw:frame draw:style-name="fr1" draw:name="Objeto69" text:anchor-type="as-char" svg:y="-0.3cm" svg:width="0.482cm" svg:height="0.319cm" draw:z-index="154"><draw:object xlink:href="./Object 85" xlink:type="simple" xlink:show="embed" xlink:actuate="onLoad"/><draw:image xlink:href="./ObjectReplacements/Object 85" xlink:type="simple" xlink:show="embed" xlink:actuate="onLoad"/></draw:frame></text:span><text:span text:style-name="T90">(Eq. A23) </text:span><text:span text:style-name="T11">is the photo</text:span><text:span text:style-name="T13">respiration</text:span><text:span text:style-name="T11"> compensation point, </text:span><text:span text:style-name="T11"><draw:frame draw:style-name="fr1" draw:name="Objeto71" text:anchor-type="as-char" svg:y="-0.295cm" svg:width="0.573cm" svg:height="0.474cm" draw:z-index="156"><draw:object xlink:href="./Object 86" xlink:type="simple" xlink:show="embed" xlink:actuate="onLoad"/><draw:image xlink:href="./ObjectReplacements/Object 86" xlink:type="simple" xlink:show="embed" xlink:actuate="onLoad"/><svg:desc>fórmula</svg:desc></draw:frame></text:span><text:span text:style-name="T90">(Eq. A24) </text:span><text:span text:style-name="T11">is the Michaelis-Menten constant for CO</text:span><text:span text:style-name="T101">2 <text:s/></text:span><text:span text:style-name="T11">and </text:span><text:span text:style-name="T11"><draw:frame draw:style-name="fr1" draw:name="Objeto74" text:anchor-type="as-char" svg:y="-0.295cm" svg:width="0.577cm" svg:height="0.474cm" draw:z-index="157"><draw:object xlink:href="./Object 54" xlink:type="simple" xlink:show="embed" xlink:actuate="onLoad"/><draw:image xlink:href="./ObjectReplacements/Object 54" xlink:type="simple" xlink:show="embed" xlink:actuate="onLoad"/><svg:desc>fórmula</svg:desc></draw:frame></text:span><text:span text:style-name="T90">(Eq. A25) </text:span><text:span text:style-name="T11">the Michaelis-Menten constant for O</text:span><text:span text:style-name="T101">2</text:span><text:span text:style-name="T14">.</text:span><text:span text:style-name="T101">.</text:span></text:p>
      <text:p text:style-name="P43"><text:soft-page-break/><draw:frame draw:style-name="fr1" draw:name="Objeto2" text:anchor-type="as-char" svg:y="-0.295cm" svg:width="0.73cm" svg:height="0.547cm" draw:z-index="158"><draw:object xlink:href="./Object 87" xlink:type="simple" xlink:show="embed" xlink:actuate="onLoad"/><draw:image xlink:href="./ObjectReplacements/Object 87" xlink:type="simple" xlink:show="embed" xlink:actuate="onLoad"/><svg:desc>fórmula</svg:desc></draw:frame><text:span text:style-name="T130">is the photosynthetic rate limited by light as a function of </text:span><text:span text:style-name="T130"><draw:frame draw:style-name="fr1" draw:name="Objeto78" text:anchor-type="as-char" svg:y="-0.295cm" svg:width="1.198cm" svg:height="0.474cm" draw:z-index="159"><draw:object xlink:href="./Object 91" xlink:type="simple" xlink:show="embed" xlink:actuate="onLoad"/><draw:image xlink:href="./ObjectReplacements/Object 91" xlink:type="simple" xlink:show="embed" xlink:actuate="onLoad"/></draw:frame></text:span><text:span text:style-name="T130">:</text:span></text:p>
      <table:table table:name="Tabela13" table:style-name="Tabela13">
        <table:table-column table:style-name="Tabela13.A"/>
        <table:table-column table:style-name="Tabela13.B"/>
        <table:table-header-rows>
          <table:table-row table:style-name="Tabela13.1">
            <table:table-cell table:style-name="Tabela13.A1" office:value-type="string">
              <text:p text:style-name="P3"><draw:frame draw:style-name="fr6" draw:name="Objeto77" text:anchor-type="paragraph" svg:y="0cm" svg:width="8.19cm" svg:height="0.891cm" draw:z-index="7"><draw:object xlink:href="./Object 90" xlink:type="simple" xlink:show="embed" xlink:actuate="onLoad"/><draw:image xlink:href="./ObjectReplacements/Object 90" xlink:type="simple" xlink:show="embed" xlink:actuate="onLoad"/><svg:desc>fórmula</svg:desc></draw:frame></text:p>
            </table:table-cell>
            <table:table-cell table:style-name="Tabela13.A1" office:value-type="string">
              <text:p text:style-name="P8">(<text:span text:style-name="T265">A19</text:span>)</text:p>
            </table:table-cell>
          </table:table-row>
        </table:table-header-rows>
      </table:table>
      <text:p text:style-name="P44"/>
      <text:p text:style-name="P44"><text:span text:style-name="T130">The photosynthetic rate limited by the electron transport </text:span><text:span text:style-name="T130"><draw:frame draw:style-name="fr1" draw:name="Objeto79" text:anchor-type="as-char" svg:y="-0.295cm" svg:width="0.677cm" svg:height="0.474cm" draw:z-index="160"><draw:object xlink:href="./Object 92" xlink:type="simple" xlink:show="embed" xlink:actuate="onLoad"/><draw:image xlink:href="./ObjectReplacements/Object 92" xlink:type="simple" xlink:show="embed" xlink:actuate="onLoad"/><svg:desc>fórmula</svg:desc></draw:frame></text:span><text:span text:style-name="T130">is given by:</text:span></text:p>
      <table:table table:name="Tabela21" table:style-name="Tabela21">
        <table:table-column table:style-name="Tabela21.A"/>
        <table:table-column table:style-name="Tabela21.B"/>
        <table:table-header-rows>
          <table:table-row>
            <table:table-cell table:style-name="Tabela21.A1" office:value-type="string">
              <text:p text:style-name="P15"><draw:frame draw:style-name="fr1" draw:name="Objeto11" text:anchor-type="as-char" svg:y="-0.377cm" svg:width="2.127cm" svg:height="0.67cm" draw:z-index="166"><draw:object xlink:href="./Object 62" xlink:type="simple" xlink:show="embed" xlink:actuate="onLoad"/><draw:image xlink:href="./ObjectReplacements/Object 62" xlink:type="simple" xlink:show="embed" xlink:actuate="onLoad"/><svg:desc>fórmula</svg:desc></draw:frame></text:p>
            </table:table-cell>
            <table:table-cell table:style-name="Tabela21.A1" office:value-type="string">
              <text:p text:style-name="P8">(<text:span text:style-name="T265">A20</text:span>)</text:p>
            </table:table-cell>
          </table:table-row>
        </table:table-header-rows>
      </table:table>
      <table:table table:name="Tabela9" table:style-name="Tabela9">
        <table:table-column table:style-name="Tabela9.A"/>
        <table:table-column table:style-name="Tabela9.B"/>
        <table:table-header-rows>
          <table:table-row>
            <table:table-cell table:style-name="Tabela9.A1" office:value-type="string">
              <text:p text:style-name="P15"><draw:frame draw:style-name="fr1" draw:name="Objeto20" text:anchor-type="as-char" svg:y="-0.852cm" svg:width="8.535cm" svg:height="1.221cm" draw:z-index="167"><draw:object xlink:href="./Object 36" xlink:type="simple" xlink:show="embed" xlink:actuate="onLoad"/><draw:image xlink:href="./ObjectReplacements/Object 36" xlink:type="simple" xlink:show="embed" xlink:actuate="onLoad"/><svg:desc>fórmula</svg:desc></draw:frame></text:p>
            </table:table-cell>
            <table:table-cell table:style-name="Tabela9.A1" office:value-type="string">
              <text:p text:style-name="P26"><text:span text:style-name="T265">(A21</text:span>)</text:p>
            </table:table-cell>
          </table:table-row>
        </table:table-header-rows>
      </table:table>
      <text:p text:style-name="P104"/>
      <text:p text:style-name="P44"><text:span text:style-name="T247">where </text:span><text:span text:style-name="T247"><draw:frame draw:style-name="fr1" draw:name="Objeto80" text:anchor-type="as-char" svg:y="-0.295cm" svg:width="1.252cm" svg:height="0.474cm" draw:z-index="6"><draw:object xlink:href="./Object 93" xlink:type="simple" xlink:show="embed" xlink:actuate="onLoad"/><draw:image xlink:href="./ObjectReplacements/Object 93" xlink:type="simple" xlink:show="embed" xlink:actuate="onLoad"/><svg:desc>fórmula</svg:desc></draw:frame></text:span><text:span text:style-name="T248">(Table </text:span><text:span text:style-name="T249">A</text:span><text:span text:style-name="T250">5</text:span><text:span text:style-name="T248">) is the ma</text:span><text:span text:style-name="T131">ximum rate of Rubisco carboxilation and </text:span><text:span text:style-name="T131"><draw:frame draw:style-name="fr1" draw:name="Objeto83" text:anchor-type="as-char" svg:y="-0.295cm" svg:width="0.482cm" svg:height="0.385cm" draw:z-index="161"><draw:object xlink:href="./Object 94" xlink:type="simple" xlink:show="embed" xlink:actuate="onLoad"/><draw:image xlink:href="./ObjectReplacements/Object 94" xlink:type="simple" xlink:show="embed" xlink:actuate="onLoad"/><svg:desc>fórmula</svg:desc></draw:frame></text:span><text:span text:style-name="T131">(input) is temperature.</text:span></text:p>
      <table:table table:name="Tabela2" table:style-name="Tabela2">
        <table:table-column table:style-name="Tabela2.A"/>
        <table:table-column table:style-name="Tabela2.B"/>
        <table:table-header-rows>
          <table:table-row>
            <table:table-cell table:style-name="Tabela2.A1" office:value-type="string">
              <text:p text:style-name="P17"><draw:frame draw:style-name="fr1" draw:name="Objeto13" text:anchor-type="as-char" svg:y="-0.453cm" svg:width="6.473cm" svg:height="0.822cm" draw:z-index="168"><draw:object xlink:href="./Object 65" xlink:type="simple" xlink:show="embed" xlink:actuate="onLoad"/><draw:image xlink:href="./ObjectReplacements/Object 65" xlink:type="simple" xlink:show="embed" xlink:actuate="onLoad"/><svg:desc>fórmula</svg:desc></draw:frame></text:p>
            </table:table-cell>
            <table:table-cell table:style-name="Tabela2.A1" office:value-type="string">
              <text:p text:style-name="P28">(<text:span text:style-name="T265">A22</text:span>)</text:p>
            </table:table-cell>
          </table:table-row>
        </table:table-header-rows>
      </table:table>
      <text:p text:style-name="P100"/>
      <text:p text:style-name="P45"><text:span text:style-name="T132">where </text:span><text:span text:style-name="T132"><draw:frame draw:style-name="fr1" draw:name="Objeto85" text:anchor-type="as-char" svg:y="-0.295cm" svg:width="0.392cm" svg:height="0.385cm" draw:z-index="162"><draw:object xlink:href="./Object 95" xlink:type="simple" xlink:show="embed" xlink:actuate="onLoad"/><draw:image xlink:href="./ObjectReplacements/Object 95" xlink:type="simple" xlink:show="embed" xlink:actuate="onLoad"/><svg:desc>fórmula</svg:desc></draw:frame></text:span><text:span text:style-name="T132"><text:s/>is the leaf level moisture deficit and </text:span><text:span text:style-name="T132"><draw:frame draw:style-name="fr1" draw:name="Objeto86" text:anchor-type="as-char" svg:y="-0.295cm" svg:width="0.686cm" svg:height="0.474cm" draw:z-index="163"><draw:object xlink:href="./Object 96" xlink:type="simple" xlink:show="embed" xlink:actuate="onLoad"/><draw:image xlink:href="./ObjectReplacements/Object 96" xlink:type="simple" xlink:show="embed" xlink:actuate="onLoad"/><svg:desc>fórmula</svg:desc></draw:frame></text:span><text:span text:style-name="T132">is the atmospheric CO</text:span><text:span text:style-name="T102">2</text:span><text:span text:style-name="T87"> concentration.</text:span></text:p>
      <table:table table:name="Tabela11" table:style-name="Tabela11">
        <table:table-column table:style-name="Tabela11.A"/>
        <table:table-column table:style-name="Tabela11.B"/>
        <table:table-header-rows>
          <table:table-row table:style-name="Tabela11.1">
            <table:table-cell table:style-name="Tabela11.A1" office:value-type="string">
              <text:p text:style-name="P4"><draw:frame draw:style-name="fr7" draw:name="Objeto22" text:anchor-type="paragraph" svg:width="4.073cm" svg:height="1.032cm" draw:z-index="3"><draw:object xlink:href="./Object 40" xlink:type="simple" xlink:show="embed" xlink:actuate="onLoad"/><draw:image xlink:href="./ObjectReplacements/Object 40" xlink:type="simple" xlink:show="embed" xlink:actuate="onLoad"/><svg:desc>fórmula</svg:desc></draw:frame></text:p>
            </table:table-cell>
            <table:table-cell table:style-name="Tabela11.A1" office:value-type="string">
              <text:p text:style-name="P8">(<text:span text:style-name="T265">A23</text:span>)</text:p>
            </table:table-cell>
          </table:table-row>
        </table:table-header-rows>
      </table:table>
      <table:table table:name="Tabela8" table:style-name="Tabela8">
        <table:table-column table:style-name="Tabela8.A"/>
        <table:table-column table:style-name="Tabela8.B"/>
        <table:table-header-rows>
          <table:table-row table:style-name="Tabela8.1">
            <table:table-cell table:style-name="Tabela8.A1" office:value-type="string">
              <text:p text:style-name="P5"><draw:frame draw:style-name="fr7" draw:name="Objeto19" text:anchor-type="paragraph" svg:width="4.447cm" svg:height="1.032cm" draw:z-index="8"><draw:object xlink:href="./Object 89" xlink:type="simple" xlink:show="embed" xlink:actuate="onLoad"/><draw:image xlink:href="./ObjectReplacements/Object 89" xlink:type="simple" xlink:show="embed" xlink:actuate="onLoad"/><svg:desc>fórmula</svg:desc></draw:frame></text:p>
            </table:table-cell>
            <table:table-cell table:style-name="Tabela8.A1" office:value-type="string">
              <text:p text:style-name="P8">(<text:span text:style-name="T265">A24</text:span>)</text:p>
            </table:table-cell>
          </table:table-row>
        </table:table-header-rows>
      </table:table>
      <table:table table:name="Tabela24" table:style-name="Tabela24">
        <table:table-column table:style-name="Tabela24.A"/>
        <table:table-column table:style-name="Tabela24.B"/>
        <table:table-header-rows>
          <table:table-row table:style-name="Tabela24.1">
            <table:table-cell table:style-name="Tabela24.A1" office:value-type="string">
              <text:p text:style-name="P5"><draw:frame draw:style-name="fr7" draw:name="Objeto76" text:anchor-type="paragraph" svg:width="4.574cm" svg:height="1.032cm" draw:z-index="9"><draw:object xlink:href="./Object 69" xlink:type="simple" xlink:show="embed" xlink:actuate="onLoad"/><draw:image xlink:href="./ObjectReplacements/Object 69" xlink:type="simple" xlink:show="embed" xlink:actuate="onLoad"/><svg:desc>fórmula</svg:desc></draw:frame></text:p>
            </table:table-cell>
            <table:table-cell table:style-name="Tabela24.A1" office:value-type="string">
              <text:p text:style-name="P8">(<text:span text:style-name="T265">A25)</text:span></text:p>
            </table:table-cell>
          </table:table-row>
        </table:table-header-rows>
      </table:table>
      <text:p text:style-name="P103"/>
      <text:p text:style-name="P66"><text:span text:style-name="T132">The leaf level moisture deficit (</text:span><text:span text:style-name="T132"><draw:frame draw:style-name="fr1" draw:name="Objeto87" text:anchor-type="as-char" svg:y="-0.295cm" svg:width="0.392cm" svg:height="0.385cm" draw:z-index="164"><draw:object xlink:href="./Object 97" xlink:type="simple" xlink:show="embed" xlink:actuate="onLoad"/><draw:image xlink:href="./ObjectReplacements/Object 97" xlink:type="simple" xlink:show="embed" xlink:actuate="onLoad"/><svg:desc>fórmula</svg:desc></draw:frame></text:span><text:span text:style-name="T132">; Eq. A26) is obtained by the actual mixing ratio on leaf level <text:s/>and the saturated mixing ratio (</text:span><text:span text:style-name="T132"><draw:frame draw:style-name="fr1" draw:name="Objeto112" text:anchor-type="as-char" svg:y="-0.377cm" svg:width="0.972cm" svg:height="0.624cm" draw:z-index="165"><draw:object xlink:href="./Object 120" xlink:type="simple" xlink:show="embed" xlink:actuate="onLoad"/><draw:image xlink:href="./ObjectReplacements/Object 120" xlink:type="simple" xlink:show="embed" xlink:actuate="onLoad"/><svg:desc>fórmula</svg:desc></draw:frame></text:span><text:span text:style-name="T132">; Eq. A27):</text:span></text:p>
      <table:table table:name="Tabela12" table:style-name="Tabela12">
        <table:table-column table:style-name="Tabela12.A"/>
        <table:table-column table:style-name="Tabela12.B"/>
        <table:table-header-rows>
          <table:table-row table:style-name="Tabela12.1">
            <table:table-cell table:style-name="Tabela12.A1" office:value-type="string">
              <text:p text:style-name="P5"><draw:frame draw:style-name="fr7" draw:name="Objeto1" text:anchor-type="paragraph" svg:width="2.912cm" svg:height="0.67cm" draw:z-index="10"><draw:object xlink:href="./Object 53" xlink:type="simple" xlink:show="embed" xlink:actuate="onLoad"/><draw:image xlink:href="./ObjectReplacements/Object 53" xlink:type="simple" xlink:show="embed" xlink:actuate="onLoad"/><svg:desc>fórmula</svg:desc></draw:frame></text:p>
            </table:table-cell>
            <table:table-cell table:style-name="Tabela12.A1" office:value-type="string">
              <text:p text:style-name="P8">(<text:span text:style-name="T265">A26</text:span>)</text:p>
            </table:table-cell>
          </table:table-row>
        </table:table-header-rows>
      </table:table>
      <text:p text:style-name="P101"/>
      <text:p text:style-name="P97"><text:span text:style-name="T257"><draw:frame draw:style-name="fr1" draw:name="Objeto90" text:anchor-type="as-char" svg:y="-0.295cm" svg:width="0.972cm" svg:height="0.474cm" draw:z-index="169"><draw:object xlink:href="./Object 100" xlink:type="simple" xlink:show="embed" xlink:actuate="onLoad"/><draw:image xlink:href="./ObjectReplacements/Object 100" xlink:type="simple" xlink:show="embed" xlink:actuate="onLoad"/><svg:desc>fórmula</svg:desc></draw:frame></text:span><text:span text:style-name="T256">is a function of partial pressure of water vapor (</text:span><text:span text:style-name="T256"><draw:frame draw:style-name="fr1" draw:name="Objeto108" text:anchor-type="as-char" svg:y="-0.377cm" svg:width="1.252cm" svg:height="0.624cm" draw:z-index="170"><draw:object xlink:href="./Object 116" xlink:type="simple" xlink:show="embed" xlink:actuate="onLoad"/><draw:image xlink:href="./ObjectReplacements/Object 116" xlink:type="simple" xlink:show="embed" xlink:actuate="onLoad"/><svg:desc>fórmula</svg:desc></draw:frame></text:span><text:span text:style-name="T256">; </text:span><text:span text:style-name="T262">Eq. A28</text:span><text:span text:style-name="T256">) </text:span><text:span text:style-name="T258">and the surface pressure (</text:span><text:span text:style-name="T258"><draw:frame draw:style-name="fr1" draw:name="Objeto113" text:anchor-type="as-char" svg:y="-0.377cm" svg:width="1.085cm" svg:height="0.624cm" draw:z-index="171"><draw:object xlink:href="./Object 121" xlink:type="simple" xlink:show="embed" xlink:actuate="onLoad"/><draw:image xlink:href="./ObjectReplacements/Object 121" xlink:type="simple" xlink:show="embed" xlink:actuate="onLoad"/><svg:desc>fórmula</svg:desc></draw:frame></text:span><text:span text:style-name="T258">; </text:span><text:span text:style-name="T263">input</text:span><text:span text:style-name="T258">)</text:span><text:span text:style-name="T256">:</text:span></text:p>
      <table:table table:name="Tabela29" table:style-name="Tabela29">
        <table:table-column table:style-name="Tabela29.A"/>
        <table:table-column table:style-name="Tabela29.B"/>
        <table:table-header-rows>
          <text:soft-page-break/>
          <table:table-row>
            <table:table-cell table:style-name="Tabela29.A1" office:value-type="string">
              <text:p text:style-name="P18"><draw:frame draw:style-name="fr1" draw:name="Objeto89" text:anchor-type="as-char" svg:y="-0.386cm" svg:width="6.488cm" svg:height="0.681cm" draw:z-index="172"><draw:object xlink:href="./Object 99" xlink:type="simple" xlink:show="embed" xlink:actuate="onLoad"/><draw:image xlink:href="./ObjectReplacements/Object 99" xlink:type="simple" xlink:show="embed" xlink:actuate="onLoad"/><svg:desc>fórmula</svg:desc></draw:frame></text:p>
            </table:table-cell>
            <table:table-cell table:style-name="Tabela29.A1" office:value-type="string">
              <text:p text:style-name="P29">(<text:span text:style-name="T265">A27</text:span>)</text:p>
            </table:table-cell>
          </table:table-row>
        </table:table-header-rows>
      </table:table>
      <text:p text:style-name="P61"/>
      <table:table table:name="Tabela1" table:style-name="Tabela1">
        <table:table-column table:style-name="Tabela1.A"/>
        <table:table-column table:style-name="Tabela1.B"/>
        <table:table-header-rows>
          <table:table-row>
            <table:table-cell table:style-name="Tabela1.A1" office:value-type="string">
              <text:p text:style-name="P21"><draw:frame draw:style-name="fr1" draw:name="Objeto12" text:anchor-type="as-char" svg:y="-0.386cm" svg:width="10.172cm" svg:height="0.681cm" draw:z-index="103"><draw:object xlink:href="./Object 189" xlink:type="simple" xlink:show="embed" xlink:actuate="onLoad"/><draw:image xlink:href="./ObjectReplacements/Object 189" xlink:type="simple" xlink:show="embed" xlink:actuate="onLoad"/><svg:desc>fórmula</svg:desc></draw:frame></text:p>
            </table:table-cell>
            <table:table-cell table:style-name="Tabela1.A1" office:value-type="string">
              <text:p text:style-name="P32">(<text:span text:style-name="T265">A28</text:span>)</text:p>
            </table:table-cell>
          </table:table-row>
        </table:table-header-rows>
      </table:table>
      <text:p text:style-name="P62"/>
      <text:p text:style-name="P47"><text:span text:style-name="T133">The function </text:span><text:span text:style-name="T133"><draw:frame draw:style-name="fr1" draw:name="Objeto3" text:anchor-type="as-char" svg:y="-0.295cm" svg:width="0.676cm" svg:height="0.547cm" draw:z-index="52"><draw:object xlink:href="./Object 17" xlink:type="simple" xlink:show="embed" xlink:actuate="onLoad"/><draw:image xlink:href="./ObjectReplacements/Object 17" xlink:type="simple" xlink:show="embed" xlink:actuate="onLoad"/><svg:desc>fórmula</svg:desc></draw:frame></text:span><text:span text:style-name="T133">is used in the canopy scaling of photosynthesis. Since we assume <text:s/>a canopy division in sun and shade parts the function </text:span><text:span text:style-name="T133"><draw:frame draw:style-name="fr1" draw:name="Objeto4" text:anchor-type="as-char" svg:y="-0.295cm" svg:width="0.676cm" svg:height="0.547cm" draw:z-index="84"><draw:object xlink:href="./Object 55" xlink:type="simple" xlink:show="embed" xlink:actuate="onLoad"/><draw:image xlink:href="./ObjectReplacements/Object 55" xlink:type="simple" xlink:show="embed" xlink:actuate="onLoad"/><svg:desc>fórmula</svg:desc></draw:frame></text:span><text:span text:style-name="T133">is subdivided in </text:span><text:span text:style-name="T133"><draw:frame draw:style-name="fr1" draw:name="Objeto6" text:anchor-type="as-char" svg:y="-0.434cm" svg:width="0.887cm" svg:height="0.686cm" draw:z-index="95"><draw:object xlink:href="./Object 56" xlink:type="simple" xlink:show="embed" xlink:actuate="onLoad"/><draw:image xlink:href="./ObjectReplacements/Object 56" xlink:type="simple" xlink:show="embed" xlink:actuate="onLoad"/><svg:desc>fórmula</svg:desc></draw:frame></text:span><text:span text:style-name="T133">(Eq. A29) and </text:span><text:span text:style-name="T133"><draw:frame draw:style-name="fr1" draw:name="Objeto21" text:anchor-type="as-char" svg:y="-0.434cm" svg:width="1.212cm" svg:height="0.686cm" draw:z-index="98"><draw:object xlink:href="./Object 70" xlink:type="simple" xlink:show="embed" xlink:actuate="onLoad"/><draw:image xlink:href="./ObjectReplacements/Object 70" xlink:type="simple" xlink:show="embed" xlink:actuate="onLoad"/><svg:desc>fórmula</svg:desc></draw:frame></text:span><text:span text:style-name="T133">(Eq. A30). The</text:span> sun <text:span text:style-name="T134">part aims to represent the canopy portion in which solar radiation reaches it directly in a 90º angle, while the shade part receives diffuse radiation in a 20º angle. <text:s/></text:span></text:p>
      <table:table table:name="Tabela30" table:style-name="Tabela30">
        <table:table-column table:style-name="Tabela30.A"/>
        <table:table-column table:style-name="Tabela30.B"/>
        <table:table-header-rows>
          <table:table-row>
            <table:table-cell table:style-name="Tabela30.A1" office:value-type="string">
              <text:p text:style-name="P18"><draw:frame draw:style-name="fr1" draw:name="Objeto88" text:anchor-type="as-char" svg:y="-0.893cm" svg:width="5.228cm" svg:height="1.371cm" draw:z-index="104"><draw:object xlink:href="./Object 98" xlink:type="simple" xlink:show="embed" xlink:actuate="onLoad"/><draw:image xlink:href="./ObjectReplacements/Object 98" xlink:type="simple" xlink:show="embed" xlink:actuate="onLoad"/><svg:desc>fórmula</svg:desc></draw:frame></text:p>
            </table:table-cell>
            <table:table-cell table:style-name="Tabela30.A1" office:value-type="string">
              <text:p text:style-name="P29">(<text:span text:style-name="T265">A29</text:span>)</text:p>
            </table:table-cell>
          </table:table-row>
        </table:table-header-rows>
      </table:table>
      <table:table table:name="Tabela10" table:style-name="Tabela10">
        <table:table-column table:style-name="Tabela10.A"/>
        <table:table-column table:style-name="Tabela10.B"/>
        <table:table-header-rows>
          <table:table-row>
            <table:table-cell table:style-name="Tabela10.A1" office:value-type="string">
              <text:p text:style-name="P18"><draw:frame draw:style-name="fr1" draw:name="Objeto91" text:anchor-type="as-char" svg:y="-0.893cm" svg:width="5.923cm" svg:height="1.371cm" draw:z-index="114"><draw:object xlink:href="./Object 101" xlink:type="simple" xlink:show="embed" xlink:actuate="onLoad"/><draw:image xlink:href="./ObjectReplacements/Object 101" xlink:type="simple" xlink:show="embed" xlink:actuate="onLoad"/><svg:desc>fórmula</svg:desc></draw:frame></text:p>
            </table:table-cell>
            <table:table-cell table:style-name="Tabela10.A1" office:value-type="string">
              <text:p text:style-name="P29">(<text:span text:style-name="T265">A30</text:span>)</text:p>
            </table:table-cell>
          </table:table-row>
        </table:table-header-rows>
      </table:table>
      <text:p text:style-name="P46"/>
      <text:p text:style-name="P63"/>
      <text:p text:style-name="P67">where<draw:frame draw:style-name="fr1" draw:name="Objeto7" text:anchor-type="as-char" svg:y="-0.295cm" svg:width="0.997cm" svg:height="0.474cm" draw:z-index="11"><draw:object xlink:href="./Object 3" xlink:type="simple" xlink:show="embed" xlink:actuate="onLoad"/><draw:image xlink:href="./ObjectReplacements/Object 3" xlink:type="simple" xlink:show="embed" xlink:actuate="onLoad"/><svg:desc>fórmula</svg:desc></draw:frame><text:span text:style-name="T135"> is the leaf area index also splitted in</text:span><text:span text:style-name="T135"><draw:frame draw:style-name="fr1" draw:name="Objeto8" text:anchor-type="as-char" svg:y="-0.295cm" svg:width="1.461cm" svg:height="0.547cm" draw:z-index="94"><draw:object xlink:href="./Object 4" xlink:type="simple" xlink:show="embed" xlink:actuate="onLoad"/><draw:image xlink:href="./ObjectReplacements/Object 4" xlink:type="simple" xlink:show="embed" xlink:actuate="onLoad"/><svg:desc>fórmula</svg:desc></draw:frame></text:span><text:span text:style-name="T135">(Eq. A31) and</text:span><text:span text:style-name="T135"><draw:frame draw:style-name="fr1" draw:name="Objeto93" text:anchor-type="as-char" svg:y="-0.295cm" svg:width="1.785cm" svg:height="0.547cm" draw:z-index="101"><draw:object xlink:href="./Object 103" xlink:type="simple" xlink:show="embed" xlink:actuate="onLoad"/><draw:image xlink:href="./ObjectReplacements/Object 103" xlink:type="simple" xlink:show="embed" xlink:actuate="onLoad"/><svg:desc>fórmula</svg:desc></draw:frame></text:span><text:span text:style-name="T135">(Eq. A32) <text:s/>in order to follow the canopy subdivision. Then, following Beer-Lambert’s Law (see </text:span><text:bookmark-start text:name="Mendeley_Bookmark_bKkPuWVBdS"/><text:bookmark-start text:name="Mendeley_Bookmark_0t84XgShzY"/><text:reference-mark-start text:name="ADDIN CSL_CITATION {&quot;citationItems&quot;: [{&quot;id&quot;: &quot;ITEM-1&quot;, &quot;itemData&quot;: {&quot;DOI&quot;: &quot;10.1111/j.1365-3040.1997.00094.x&quot;, &quot;ISSN&quot;: &quot;01407791&quot;, &quot;abstract&quot;: &quot;In big-leaf models of canopy photosynthesis, the Rubisco activity per unit ground area is taken as the sum of activities per unit leaf area within the canopy, and electron transport capacity is similarly summed. Such models overestimate rates of photosynthesis and require empirical curvature factors in the response to irradiance. We show that, with any distribution of leaf nitrogen within the canopy (including optimal), the required curvature factors are not constant but vary with canopy leaf area index and leaf nitrogen content. We further show that the underlying reason is the difference between the time-averaged and instantaneous distributions of absorbed irradiance, caused by penetration of sunflecks and the range of leaf angles in canopies. These errors are avoided in models that treat the canopy in terms of a number of layers - the multi-layer models. We present an alternative to the multi-layer model: by separately integrating the sunlit and shaded leaf fractions of the canopy, a single layered sun/shade model is obtained, which is as accurate and simpler. The model is a scaled version of a leaf model as distinct from an integrative approach.&quot;, &quot;author&quot;: [{&quot;dropping-particle&quot;: &quot;&quot;, &quot;family&quot;: &quot;Pury&quot;, &quot;given&quot;: &quot;D. G.G.&quot;, &quot;non-dropping-particle&quot;: &quot;De&quot;, &quot;parse-names&quot;: false, &quot;suffix&quot;: &quot;&quot;}, {&quot;dropping-particle&quot;: &quot;&quot;, &quot;family&quot;: &quot;Farquhar&quot;, &quot;given&quot;: &quot;G. D.&quot;, &quot;non-dropping-particle&quot;: &quot;&quot;, &quot;parse-names&quot;: false, &quot;suffix&quot;: &quot;&quot;}], &quot;container-title&quot;: &quot;Plant, Cell and Environment&quot;, &quot;id&quot;: &quot;ITEM-1&quot;, &quot;issue&quot;: &quot;5&quot;, &quot;issued&quot;: {&quot;date-parts&quot;: [[&quot;1997&quot;]]}, &quot;page&quot;: &quot;537-557&quot;, &quot;title&quot;: &quot;Simple scaling of photosynthesis from leaves to canopies without the errors of big-leaf models&quot;, &quot;type&quot;: &quot;article-journal&quot;, &quot;volume&quot;: &quot;20&quot;}, &quot;uris&quot;: [&quot;http://www.mendeley.com/documents/?uuid=ae295e6b-8993-49af-809f-7b821a8c1d8b&quot;]}], &quot;mendeley&quot;: {&quot;formattedCitation&quot;: &quot;(De Pury &amp; Farquhar, 1997)&quot;, &quot;manualFormatting&quot;: &quot;De Pury &amp; Farquhar, 199&quot;, &quot;plainTextFormattedCitation&quot;: &quot;(De Pury &amp; Farquhar, 1997)&quot;, &quot;previouslyFormattedCitation&quot;: &quot;(De Pury &amp; Farquhar, 1997)&quot;}, &quot;properties&quot;: {&quot;noteIndex&quot;: 0}, &quot;schema&quot;: &quot;https://github.com/citation-style-language/schema/raw/master/csl-citation.json&quot;} RNDiozYzBlciu"/><text:span text:style-name="T98">De Pury &amp; Farquhar, 199</text:span><text:bookmark-end text:name="Mendeley_Bookmark_bKkPuWVBdS"/><text:bookmark-end text:name="Mendeley_Bookmark_0t84XgShzY"/><text:reference-mark-end text:name="ADDIN CSL_CITATION {&quot;citationItems&quot;: [{&quot;id&quot;: &quot;ITEM-1&quot;, &quot;itemData&quot;: {&quot;DOI&quot;: &quot;10.1111/j.1365-3040.1997.00094.x&quot;, &quot;ISSN&quot;: &quot;01407791&quot;, &quot;abstract&quot;: &quot;In big-leaf models of canopy photosynthesis, the Rubisco activity per unit ground area is taken as the sum of activities per unit leaf area within the canopy, and electron transport capacity is similarly summed. Such models overestimate rates of photosynthesis and require empirical curvature factors in the response to irradiance. We show that, with any distribution of leaf nitrogen within the canopy (including optimal), the required curvature factors are not constant but vary with canopy leaf area index and leaf nitrogen content. We further show that the underlying reason is the difference between the time-averaged and instantaneous distributions of absorbed irradiance, caused by penetration of sunflecks and the range of leaf angles in canopies. These errors are avoided in models that treat the canopy in terms of a number of layers - the multi-layer models. We present an alternative to the multi-layer model: by separately integrating the sunlit and shaded leaf fractions of the canopy, a single layered sun/shade model is obtained, which is as accurate and simpler. The model is a scaled version of a leaf model as distinct from an integrative approach.&quot;, &quot;author&quot;: [{&quot;dropping-particle&quot;: &quot;&quot;, &quot;family&quot;: &quot;Pury&quot;, &quot;given&quot;: &quot;D. G.G.&quot;, &quot;non-dropping-particle&quot;: &quot;De&quot;, &quot;parse-names&quot;: false, &quot;suffix&quot;: &quot;&quot;}, {&quot;dropping-particle&quot;: &quot;&quot;, &quot;family&quot;: &quot;Farquhar&quot;, &quot;given&quot;: &quot;G. D.&quot;, &quot;non-dropping-particle&quot;: &quot;&quot;, &quot;parse-names&quot;: false, &quot;suffix&quot;: &quot;&quot;}], &quot;container-title&quot;: &quot;Plant, Cell and Environment&quot;, &quot;id&quot;: &quot;ITEM-1&quot;, &quot;issue&quot;: &quot;5&quot;, &quot;issued&quot;: {&quot;date-parts&quot;: [[&quot;1997&quot;]]}, &quot;page&quot;: &quot;537-557&quot;, &quot;title&quot;: &quot;Simple scaling of photosynthesis from leaves to canopies without the errors of big-leaf models&quot;, &quot;type&quot;: &quot;article-journal&quot;, &quot;volume&quot;: &quot;20&quot;}, &quot;uris&quot;: [&quot;http://www.mendeley.com/documents/?uuid=ae295e6b-8993-49af-809f-7b821a8c1d8b&quot;]}], &quot;mendeley&quot;: {&quot;formattedCitation&quot;: &quot;(De Pury &amp; Farquhar, 1997)&quot;, &quot;manualFormatting&quot;: &quot;De Pury &amp; Farquhar, 199&quot;, &quot;plainTextFormattedCitation&quot;: &quot;(De Pury &amp; Farquhar, 1997)&quot;, &quot;previouslyFormattedCitation&quot;: &quot;(De Pury &amp; Farquhar, 1997)&quot;}, &quot;properties&quot;: {&quot;noteIndex&quot;: 0}, &quot;schema&quot;: &quot;https://github.com/citation-style-language/schema/raw/master/csl-citation.json&quot;} RNDiozYzBlciu"/><text:span text:style-name="T135">7):</text:span></text:p>
      <table:table table:name="Tabela14" table:style-name="Tabela14">
        <table:table-column table:style-name="Tabela14.A"/>
        <table:table-column table:style-name="Tabela14.B"/>
        <table:table-header-rows>
          <table:table-row>
            <table:table-cell table:style-name="Tabela14.A1" office:value-type="string">
              <text:p text:style-name="P18"><draw:frame draw:style-name="fr1" draw:name="Objeto92" text:anchor-type="as-char" svg:y="-0.386cm" svg:width="5.985cm" svg:height="0.864cm" draw:z-index="115"><draw:object xlink:href="./Object 102" xlink:type="simple" xlink:show="embed" xlink:actuate="onLoad"/><draw:image xlink:href="./ObjectReplacements/Object 102" xlink:type="simple" xlink:show="embed" xlink:actuate="onLoad"/><svg:desc>fórmula</svg:desc></draw:frame></text:p>
            </table:table-cell>
            <table:table-cell table:style-name="Tabela14.A1" office:value-type="string">
              <text:p text:style-name="P29">(<text:span text:style-name="T265">A31</text:span>)</text:p>
            </table:table-cell>
          </table:table-row>
        </table:table-header-rows>
      </table:table>
      <table:table table:name="Tabela31" table:style-name="Tabela31">
        <table:table-column table:style-name="Tabela31.A"/>
        <table:table-column table:style-name="Tabela31.B"/>
        <table:table-header-rows>
          <table:table-row>
            <table:table-cell table:style-name="Tabela31.A1" office:value-type="string">
              <text:p text:style-name="P18"><draw:frame draw:style-name="fr1" draw:name="Objeto199" text:anchor-type="as-char" svg:y="-0.377cm" svg:width="4.785cm" svg:height="0.854cm" draw:z-index="116"><draw:object xlink:href="./Object 205" xlink:type="simple" xlink:show="embed" xlink:actuate="onLoad"/><draw:image xlink:href="./ObjectReplacements/Object 205" xlink:type="simple" xlink:show="embed" xlink:actuate="onLoad"/><svg:desc>fórmula</svg:desc></draw:frame></text:p>
            </table:table-cell>
            <table:table-cell table:style-name="Tabela31.A1" office:value-type="string">
              <text:p text:style-name="P29">(<text:span text:style-name="T265">A32</text:span>)</text:p>
            </table:table-cell>
          </table:table-row>
        </table:table-header-rows>
      </table:table>
      <text:p text:style-name="P64"/>
      <text:p text:style-name="P64">Following Gerten et al. (2004), the atmospheric demand for transpiration (<draw:frame draw:style-name="fr1" draw:name="Objeto95" text:anchor-type="as-char" svg:y="-0.295cm" svg:width="0.547cm" svg:height="0.385cm" draw:z-index="117"><draw:object xlink:href="./Object 104" xlink:type="simple" xlink:show="embed" xlink:actuate="onLoad"/><draw:image xlink:href="./ObjectReplacements/Object 104" xlink:type="simple" xlink:show="embed" xlink:actuate="onLoad"/><svg:desc>fórmula</svg:desc></draw:frame>; <text:span text:style-name="T268">Eq. A33</text:span>) used to calculate the water stress factor (<draw:frame draw:style-name="fr1" draw:name="Objeto96" text:anchor-type="as-char" svg:y="-0.295cm" svg:width="0.658cm" svg:height="0.547cm" draw:z-index="118"><draw:object xlink:href="./Object 105" xlink:type="simple" xlink:show="embed" xlink:actuate="onLoad"/><draw:image xlink:href="./ObjectReplacements/Object 105" xlink:type="simple" xlink:show="embed" xlink:actuate="onLoad"/><svg:desc>fórmula</svg:desc></draw:frame>) represents the condition of a “unstressed transpiration” which occurs when stomatal opening is not limited by reduced water potential in the plant:</text:p>
      <table:table table:name="Tabela4" table:style-name="Tabela4">
        <table:table-column table:style-name="Tabela4.A"/>
        <table:table-column table:style-name="Tabela4.B"/>
        <table:table-header-rows>
          <text:soft-page-break/>
          <table:table-row>
            <table:table-cell table:style-name="Tabela4.A1" office:value-type="string">
              <text:p text:style-name="P18"><draw:frame draw:style-name="fr1" draw:name="Objeto15" text:anchor-type="as-char" svg:y="-0.386cm" svg:width="6.532cm" svg:height="0.681cm" draw:z-index="155"><draw:object xlink:href="./Object 26" xlink:type="simple" xlink:show="embed" xlink:actuate="onLoad"/><draw:image xlink:href="./ObjectReplacements/Object 26" xlink:type="simple" xlink:show="embed" xlink:actuate="onLoad"/><svg:desc>fórmula</svg:desc></draw:frame></text:p>
            </table:table-cell>
            <table:table-cell table:style-name="Tabela4.A1" office:value-type="string">
              <text:p text:style-name="P29">(<text:span text:style-name="T265">A33)</text:span></text:p>
            </table:table-cell>
          </table:table-row>
        </table:table-header-rows>
      </table:table>
      <text:p text:style-name="P101"/>
      <text:p text:style-name="P96"><text:span text:style-name="T259">where </text:span><text:span text:style-name="T259"><draw:frame draw:style-name="fr1" draw:name="Objeto99" text:anchor-type="as-char" svg:y="-0.377cm" svg:width="0.94cm" svg:height="0.624cm" draw:z-index="53"><draw:object xlink:href="./Object 107" xlink:type="simple" xlink:show="embed" xlink:actuate="onLoad"/><draw:image xlink:href="./ObjectReplacements/Object 107" xlink:type="simple" xlink:show="embed" xlink:actuate="onLoad"/><svg:desc>fórmula</svg:desc></draw:frame></text:span><text:span text:style-name="T261">(Eq. A39) </text:span><text:span text:style-name="T260">is</text:span><text:span text:style-name="T259"> </text:span><text:span text:style-name="T16">the degree of water soil saturation</text:span><text:span text:style-name="T17">,</text:span><text:span text:style-name="T16"><draw:frame draw:style-name="fr1" draw:name="Objeto100" text:anchor-type="as-char" svg:y="-0.377cm" svg:width="0.99cm" svg:height="0.624cm" draw:z-index="60"><draw:object xlink:href="./Object 108" xlink:type="simple" xlink:show="embed" xlink:actuate="onLoad"/><draw:image xlink:href="./ObjectReplacements/Object 108" xlink:type="simple" xlink:show="embed" xlink:actuate="onLoad"/><svg:desc>fórmula</svg:desc></draw:frame></text:span><text:span text:style-name="T17">the potential evapotranspiration, </text:span><text:span text:style-name="T17"><draw:frame draw:style-name="fr1" draw:name="Objeto101" text:anchor-type="as-char" svg:y="-0.22cm" svg:width="0.727cm" svg:height="0.4cm" draw:z-index="61"><draw:object xlink:href="./Object 109" xlink:type="simple" xlink:show="embed" xlink:actuate="onLoad"/><draw:image xlink:href="./ObjectReplacements/Object 109" xlink:type="simple" xlink:show="embed" xlink:actuate="onLoad"/><svg:desc>fórmula</svg:desc></draw:frame></text:span><text:span text:style-name="T18">is a maximum Priestley-Taylor coefficient equal to 1.391 and </text:span><text:span text:style-name="T18"><draw:frame draw:style-name="fr1" draw:name="Objeto102" text:anchor-type="as-char" svg:y="-0.295cm" svg:width="0.691cm" svg:height="0.474cm" draw:z-index="64"><draw:object xlink:href="./Object 110" xlink:type="simple" xlink:show="embed" xlink:actuate="onLoad"/><draw:image xlink:href="./ObjectReplacements/Object 110" xlink:type="simple" xlink:show="embed" xlink:actuate="onLoad"/><svg:desc>fórmula</svg:desc></draw:frame></text:span><text:span text:style-name="T18">is the upscaling of stomatal conductance to canopy with value equal to 3.26 mms</text:span><text:span text:style-name="T2">-1</text:span><text:span text:style-name="T18"> </text:span><text:bookmark-start text:name="Mendeley_Bookmark_yMrh1gY93Q"/><text:bookmark-start text:name="Mendeley_Bookmark_jD11nGABer"/><text:reference-mark-start text:name="ADDIN CSL_CITATION {&quot;citationItems&quot;: [{&quot;id&quot;: &quot;ITEM-1&quot;, &quot;itemData&quot;: {&quot;DOI&quot;: &quot;10.1016/j.jhydrol.2003.09.029&quot;, &quot;ISBN&quot;: &quot;0022-1694&quot;, &quot;ISSN&quot;: &quot;00221694&quot;, &quot;abstract&quot;: &quot;Earth's vegetation plays a pivotal role in the global water balance. Hence, there is a need to model dynamic interactions and feedbacks between the terrestrial biosphere and the water cycle. Here, the hydrological performance of the Lund-Potsdam-Jena model (LPJ), a prominent dynamic global vegetation model, is evaluated. Models of this type simulate the coupled terrestrial carbon and water cycle, thus they are well suited for investigating biosphere-hydrosphere interactions over large domains. We demonstrate that runoff and evapotranspiration computed by LPJ agree well with respective results from state-of-the-art global hydrological models, while in some regions, runoff is significantly over- or underestimated compared to observations. The direction and magnitude of these biases is largely similar to those from other macro-scale models, rather than specific to LPJ. They are attributable primarily to uncertainties in the climate input data, and to human interventions not considered by the model (e.g. water withdrawal, land cover conversions). Additional model development is required to perform integrated assessments of water exchanges among the biosphere, the hydrosphere, and the anthroposphere. Yet, the LPJ model can now be used to study inter-relations between the world's major vegetation types and the terrestrial water balance. As an example, it is shown that a doubling of atmospheric CO2 content alone would result in pronounced changes in evapotranspiration and runoff for many parts of the world. Although significant, these changes would remain unseen by stand-alone hydrological models, thereby emphasizing the importance of simulating the coupled carbon and water cycle. ?? 2003 Elsevier B.V. All rights reserved.&quot;, &quot;author&quot;: [{&quot;dropping-particle&quot;: &quot;&quot;, &quot;family&quot;: &quot;Gerten&quot;, &quot;given&quot;: &quot;Dieter&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Haberlandt&quot;, &quot;given&quot;: &quot;Uwe&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Sitch&quot;, &quot;given&quot;: &quot;Stephen&quot;, &quot;non-dropping-particle&quot;: &quot;&quot;, &quot;parse-names&quot;: false, &quot;suffix&quot;: &quot;&quot;}], &quot;container-title&quot;: &quot;Journal of Hydrology&quot;, &quot;id&quot;: &quot;ITEM-1&quot;, &quot;issue&quot;: &quot;1-4&quot;, &quot;issued&quot;: {&quot;date-parts&quot;: [[&quot;2004&quot;]]}, &quot;page&quot;: &quot;249-270&quot;, &quot;title&quot;: &quot;Terrestrial vegetation and water balance - Hydrological evaluation of a dynamic global vegetation model&quot;, &quot;type&quot;: &quot;article-journal&quot;, &quot;volume&quot;: &quot;286&quot;}, &quot;uris&quot;: [&quot;http://www.mendeley.com/documents/?uuid=ed0b4bf7-4ee0-49c2-9e92-32b81c56df8d&quot;]}], &quot;mendeley&quot;: {&quot;formattedCitation&quot;: &quot;(Gerten, Schaphoff, Haberlandt, Lucht, &amp; Sitch, 2004)&quot;, &quot;plainTextFormattedCitation&quot;: &quot;(Gerten, Schaphoff, Haberlandt, Lucht, &amp; Sitch, 2004)&quot;, &quot;previouslyFormattedCitation&quot;: &quot;(Gerten, Schaphoff, Haberlandt, Lucht, &amp; Sitch, 2004)&quot;}, &quot;properties&quot;: {&quot;noteIndex&quot;: 0}, &quot;schema&quot;: &quot;https://github.com/citation-style-language/schema/raw/master/csl-citation.json&quot;} RNDgINzTGRNrs"/><text:span text:style-name="T18">(Gerten, Schaphoff, Haberlandt, Lucht, &amp; Sitch, 2004)</text:span><text:bookmark-end text:name="Mendeley_Bookmark_yMrh1gY93Q"/><text:bookmark-end text:name="Mendeley_Bookmark_jD11nGABer"/><text:reference-mark-end text:name="ADDIN CSL_CITATION {&quot;citationItems&quot;: [{&quot;id&quot;: &quot;ITEM-1&quot;, &quot;itemData&quot;: {&quot;DOI&quot;: &quot;10.1016/j.jhydrol.2003.09.029&quot;, &quot;ISBN&quot;: &quot;0022-1694&quot;, &quot;ISSN&quot;: &quot;00221694&quot;, &quot;abstract&quot;: &quot;Earth's vegetation plays a pivotal role in the global water balance. Hence, there is a need to model dynamic interactions and feedbacks between the terrestrial biosphere and the water cycle. Here, the hydrological performance of the Lund-Potsdam-Jena model (LPJ), a prominent dynamic global vegetation model, is evaluated. Models of this type simulate the coupled terrestrial carbon and water cycle, thus they are well suited for investigating biosphere-hydrosphere interactions over large domains. We demonstrate that runoff and evapotranspiration computed by LPJ agree well with respective results from state-of-the-art global hydrological models, while in some regions, runoff is significantly over- or underestimated compared to observations. The direction and magnitude of these biases is largely similar to those from other macro-scale models, rather than specific to LPJ. They are attributable primarily to uncertainties in the climate input data, and to human interventions not considered by the model (e.g. water withdrawal, land cover conversions). Additional model development is required to perform integrated assessments of water exchanges among the biosphere, the hydrosphere, and the anthroposphere. Yet, the LPJ model can now be used to study inter-relations between the world's major vegetation types and the terrestrial water balance. As an example, it is shown that a doubling of atmospheric CO2 content alone would result in pronounced changes in evapotranspiration and runoff for many parts of the world. Although significant, these changes would remain unseen by stand-alone hydrological models, thereby emphasizing the importance of simulating the coupled carbon and water cycle. ?? 2003 Elsevier B.V. All rights reserved.&quot;, &quot;author&quot;: [{&quot;dropping-particle&quot;: &quot;&quot;, &quot;family&quot;: &quot;Gerten&quot;, &quot;given&quot;: &quot;Dieter&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Haberlandt&quot;, &quot;given&quot;: &quot;Uwe&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Sitch&quot;, &quot;given&quot;: &quot;Stephen&quot;, &quot;non-dropping-particle&quot;: &quot;&quot;, &quot;parse-names&quot;: false, &quot;suffix&quot;: &quot;&quot;}], &quot;container-title&quot;: &quot;Journal of Hydrology&quot;, &quot;id&quot;: &quot;ITEM-1&quot;, &quot;issue&quot;: &quot;1-4&quot;, &quot;issued&quot;: {&quot;date-parts&quot;: [[&quot;2004&quot;]]}, &quot;page&quot;: &quot;249-270&quot;, &quot;title&quot;: &quot;Terrestrial vegetation and water balance - Hydrological evaluation of a dynamic global vegetation model&quot;, &quot;type&quot;: &quot;article-journal&quot;, &quot;volume&quot;: &quot;286&quot;}, &quot;uris&quot;: [&quot;http://www.mendeley.com/documents/?uuid=ed0b4bf7-4ee0-49c2-9e92-32b81c56df8d&quot;]}], &quot;mendeley&quot;: {&quot;formattedCitation&quot;: &quot;(Gerten, Schaphoff, Haberlandt, Lucht, &amp; Sitch, 2004)&quot;, &quot;plainTextFormattedCitation&quot;: &quot;(Gerten, Schaphoff, Haberlandt, Lucht, &amp; Sitch, 2004)&quot;, &quot;previouslyFormattedCitation&quot;: &quot;(Gerten, Schaphoff, Haberlandt, Lucht, &amp; Sitch, 2004)&quot;}, &quot;properties&quot;: {&quot;noteIndex&quot;: 0}, &quot;schema&quot;: &quot;https://github.com/citation-style-language/schema/raw/master/csl-citation.json&quot;} RNDgINzTGRNrs"/><text:span text:style-name="T18">. </text:span><text:span text:style-name="T19">Lastly, </text:span><text:span text:style-name="T19"><draw:frame draw:style-name="fr1" draw:name="Objeto103" text:anchor-type="as-char" svg:y="-0.295cm" svg:width="0.931cm" svg:height="0.474cm" draw:z-index="88"><draw:object xlink:href="./Object 111" xlink:type="simple" xlink:show="embed" xlink:actuate="onLoad"/><draw:image xlink:href="./ObjectReplacements/Object 111" xlink:type="simple" xlink:show="embed" xlink:actuate="onLoad"/><svg:desc>fórmula</svg:desc></draw:frame></text:span><text:span text:style-name="T21">(Eq. A3</text:span><text:span text:style-name="T23">4</text:span><text:span text:style-name="T21">) </text:span><text:span text:style-name="T19">is the canopy potential conductance when there is no water limitation and is calculated through the minimum stomatal resistance (</text:span><text:span text:style-name="T19"><draw:frame draw:style-name="fr1" draw:name="Objeto104" text:anchor-type="as-char" svg:y="-0.295cm" svg:width="1.071cm" svg:height="0.474cm" draw:z-index="91"><draw:object xlink:href="./Object 112" xlink:type="simple" xlink:show="embed" xlink:actuate="onLoad"/><draw:image xlink:href="./ObjectReplacements/Object 112" xlink:type="simple" xlink:show="embed" xlink:actuate="onLoad"/><svg:desc>fórmula</svg:desc></draw:frame></text:span><text:span text:style-name="T19">) that is equal to 100:</text:span></text:p>
      <table:table table:name="Tabela15" table:style-name="Tabela15">
        <table:table-column table:style-name="Tabela15.A"/>
        <table:table-column table:style-name="Tabela15.B"/>
        <table:table-header-rows>
          <table:table-row>
            <table:table-cell table:style-name="Tabela15.A1" office:value-type="string">
              <text:p text:style-name="P18"><draw:frame draw:style-name="fr1" draw:name="Objeto98" text:anchor-type="as-char" svg:y="-0.377cm" svg:width="2.672cm" svg:height="0.67cm" draw:z-index="124"><draw:object xlink:href="./Object 106" xlink:type="simple" xlink:show="embed" xlink:actuate="onLoad"/><draw:image xlink:href="./ObjectReplacements/Object 106" xlink:type="simple" xlink:show="embed" xlink:actuate="onLoad"/><svg:desc>fórmula</svg:desc></draw:frame></text:p>
            </table:table-cell>
            <table:table-cell table:style-name="Tabela15.A1" office:value-type="string">
              <text:p text:style-name="P29">(<text:span text:style-name="T265">A34</text:span>)</text:p>
            </table:table-cell>
          </table:table-row>
        </table:table-header-rows>
      </table:table>
      <text:p text:style-name="P101"/>
      <text:p text:style-name="P76"><text:span text:style-name="T80">T</text:span><text:span text:style-name="T79">he productivity </text:span><text:span text:style-name="T83">(</text:span><text:span text:style-name="T83"><draw:frame draw:style-name="fr1" draw:name="Objeto187" text:anchor-type="as-char" svg:y="-0.377cm" svg:width="1.132cm" svg:height="0.624cm" draw:z-index="132"><draw:object xlink:href="./Object 193" xlink:type="simple" xlink:show="embed" xlink:actuate="onLoad"/><draw:image xlink:href="./ObjectReplacements/Object 193" xlink:type="simple" xlink:show="embed" xlink:actuate="onLoad"/><svg:desc>fórmula</svg:desc></draw:frame></text:span><text:span text:style-name="T83">) </text:span><text:span text:style-name="T79">is coupled to the water balance sub-model (see section </text:span><text:span text:style-name="T91">Water balance submodel)</text:span><text:span text:style-name="T79"> through the calculation of </text:span><text:span text:style-name="T81">canopy</text:span><text:span text:style-name="T79"> resistance (</text:span><text:span text:style-name="T79"><draw:frame draw:style-name="fr1" draw:name="Objeto118" text:anchor-type="as-char" svg:y="-0.377cm" svg:width="0.769cm" svg:height="0.624cm" draw:z-index="92"><draw:object xlink:href="./Object 126" xlink:type="simple" xlink:show="embed" xlink:actuate="onLoad"/><draw:image xlink:href="./ObjectReplacements/Object 126" xlink:type="simple" xlink:show="embed" xlink:actuate="onLoad"/><svg:desc>fórmula</svg:desc></draw:frame></text:span><text:span text:style-name="T79">; </text:span><text:span text:style-name="T84">Eq. A3</text:span><text:span text:style-name="T86">5</text:span><text:span text:style-name="T79">) </text:span><text:span text:style-name="T82">and the stomatal conductance (</text:span><text:span text:style-name="T82"><draw:frame draw:style-name="fr1" draw:name="Objeto14" text:anchor-type="as-char" svg:y="-0.377cm" svg:width="0.706cm" svg:height="0.624cm" draw:z-index="119"><draw:object xlink:href="./Object 125" xlink:type="simple" xlink:show="embed" xlink:actuate="onLoad"/><draw:image xlink:href="./ObjectReplacements/Object 125" xlink:type="simple" xlink:show="embed" xlink:actuate="onLoad"/><svg:desc>fórmula</svg:desc></draw:frame></text:span><text:span text:style-name="T82">; </text:span><text:span text:style-name="T84">Eq. A3</text:span><text:span text:style-name="T86">6</text:span><text:span text:style-name="T82">):</text:span></text:p>
      <table:table table:name="Tabela16" table:style-name="Tabela16">
        <table:table-column table:style-name="Tabela16.A"/>
        <table:table-column table:style-name="Tabela16.B"/>
        <table:table-header-rows>
          <table:table-row>
            <table:table-cell table:style-name="Tabela16.A1" office:value-type="string">
              <text:p text:style-name="P18"><draw:frame draw:style-name="fr1" draw:name="Objeto105" text:anchor-type="as-char" svg:y="-0.377cm" svg:width="2.048cm" svg:height="0.67cm" draw:z-index="125"><draw:object xlink:href="./Object 113" xlink:type="simple" xlink:show="embed" xlink:actuate="onLoad"/><draw:image xlink:href="./ObjectReplacements/Object 113" xlink:type="simple" xlink:show="embed" xlink:actuate="onLoad"/><svg:desc>fórmula</svg:desc></draw:frame></text:p>
            </table:table-cell>
            <table:table-cell table:style-name="Tabela16.A1" office:value-type="string">
              <text:p text:style-name="P29">(<text:span text:style-name="T265">A35</text:span>)</text:p>
            </table:table-cell>
          </table:table-row>
        </table:table-header-rows>
      </table:table>
      <text:p text:style-name="P101"/>
      <table:table table:name="Tabela5" table:style-name="Tabela5">
        <table:table-column table:style-name="Tabela5.A"/>
        <table:table-column table:style-name="Tabela5.B"/>
        <table:table-header-rows>
          <table:table-row>
            <table:table-cell table:style-name="Tabela5.A1" office:value-type="string">
              <text:p text:style-name="P18"><draw:frame draw:style-name="fr1" draw:name="Objeto16" text:anchor-type="as-char" svg:y="-0.471cm" svg:width="6.634cm" svg:height="0.766cm" draw:z-index="126"><draw:object xlink:href="./Object 67" xlink:type="simple" xlink:show="embed" xlink:actuate="onLoad"/><draw:image xlink:href="./ObjectReplacements/Object 67" xlink:type="simple" xlink:show="embed" xlink:actuate="onLoad"/><svg:desc>fórmula</svg:desc></draw:frame></text:p>
            </table:table-cell>
            <table:table-cell table:style-name="Tabela5.A1" office:value-type="string">
              <text:p text:style-name="P29">(<text:span text:style-name="T265">A36)</text:span></text:p>
            </table:table-cell>
          </table:table-row>
        </table:table-header-rows>
      </table:table>
      <text:p text:style-name="P60">a</text:p>
      <text:p text:style-name="P59"><draw:frame draw:style-name="fr1" draw:name="Objeto184" text:anchor-type="as-char" svg:y="-0.377cm" svg:width="0.617cm" svg:height="0.624cm" draw:z-index="120"><draw:object xlink:href="./Object 190" xlink:type="simple" xlink:show="embed" xlink:actuate="onLoad"/><draw:image xlink:href="./ObjectReplacements/Object 190" xlink:type="simple" xlink:show="embed" xlink:actuate="onLoad"/><svg:desc>fórmula</svg:desc></draw:frame><text:span text:style-name="T245">is the minimal stomatal conductance with a fix value of 0.001,</text:span><text:span text:style-name="T245"><draw:frame draw:style-name="fr1" draw:name="Objeto185" text:anchor-type="as-char" svg:y="-0.377cm" svg:width="0.61cm" svg:height="0.624cm" draw:z-index="121"><draw:object xlink:href="./Object 191" xlink:type="simple" xlink:show="embed" xlink:actuate="onLoad"/><draw:image xlink:href="./ObjectReplacements/Object 191" xlink:type="simple" xlink:show="embed" xlink:actuate="onLoad"/><svg:desc>fórmula</svg:desc></draw:frame></text:span><text:span text:style-name="T245">is the condunctance sensibility to the carbon assimilation </text:span><text:bookmark-start text:name="Mendeley_Bookmark_Hq07GYZsKt"/><text:reference-mark-start text:name="ADDIN CSL_CITATION {&quot;citationItems&quot;: [{&quot;id&quot;: &quot;ITEM-1&quot;, &quot;itemData&quot;: {&quot;DOI&quot;: &quot;10.1111/j.1365-2486.2010.02375.x&quot;, &quot;ISBN&quot;: &quot;1354-1013&quot;, &quot;ISSN&quot;: &quot;13541013&quot;, &quot;PMID&quot;: &quot;79955035036&quot;, &quot;abstract&quot;: &quot;Models of vegetation function are widely used to predict the effects\\nof climate change on carbon, water and nutrient cycles of terrestrial\\necosystems, and their feedbacks to climate. Stomatal conductance,\\nthe process that governs plant water use and carbon uptake, is fundamental\\nto such models. In this paper, we reconcile two long-standing theories\\nof stomatal conductance. The empirical approach, which is most commonly\\nused in vegetation models, is phenomenological, based on experimental\\nobservations of stomatal behaviour in response to environmental conditions.\\nThe optimal approach is based on the theoretical argument that stomata\\nshould act to minimize the amount of water used per unit carbon gained.\\nWe reconcile these two approaches by showing that the theory of optimal\\nstomatal conductance can be used to derive a model of stomatal conductance\\nthat is closely analogous to the empirical models. Consequently,\\nwe obtain a unified stomatal model which has a similar form to existing\\nempirical models, but which now provides a theoretical interpretation\\nfor model parameter values. The key model parameter, g(1), is predicted\\nto increase with growth temperature and with the marginal water cost\\nof carbon gain. The new model is fitted to a range of datasets ranging\\nfrom tropical to boreal trees. The parameter g(1) is shown to vary\\nwith growth temperature, as predicted, and also with plant functional\\ntype. The model is shown to correctly capture responses of stomatal\\nconductance to changing atmospheric CO2, and thus can be used to\\ntest for stomatal acclimation to elevated CO2. The reconciliation\\nof the optimal and empirical approaches to modelling stomatal conductance\\nis important for global change biology because it provides a simple\\ntheoretical framework for analyzing, and simulating, the coupling\\nbetween carbon and water cycles under environmental change. &quot;, &quot;author&quot;: [{&quot;dropping-particle&quot;: &quot;&quot;, &quot;family&quot;: &quot;Medlyn&quot;, &quot;given&quot;: &quot;Belinda E.&quot;, &quot;non-dropping-particle&quot;: &quot;&quot;, &quot;parse-names&quot;: false, &quot;suffix&quot;: &quot;&quot;}, {&quot;dropping-particle&quot;: &quot;&quot;, &quot;family&quot;: &quot;Duursma&quot;, &quot;given&quot;: &quot;Remko A.&quot;, &quot;non-dropping-particle&quot;: &quot;&quot;, &quot;parse-names&quot;: false, &quot;suffix&quot;: &quot;&quot;}, {&quot;dropping-particle&quot;: &quot;&quot;, &quot;family&quot;: &quot;Eamus&quot;, &quot;given&quot;: &quot;Derek&quot;, &quot;non-dropping-particle&quot;: &quot;&quot;, &quot;parse-names&quot;: false, &quot;suffix&quot;: &quot;&quot;}, {&quot;dropping-particle&quot;: &quot;&quot;, &quot;family&quot;: &quot;Ellsworth&quot;, &quot;given&quot;: &quot;David S.&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arton&quot;, &quot;given&quot;: &quot;Craig V.M.&quot;, &quot;non-dropping-particle&quot;: &quot;&quot;, &quot;parse-names&quot;: false, &quot;suffix&quot;: &quot;&quot;}, {&quot;dropping-particle&quot;: &quot;&quot;, &quot;family&quot;: &quot;Crous&quot;, &quot;given&quot;: &quot;Kristine Y.&quot;, &quot;non-dropping-particle&quot;: &quot;&quot;, &quot;parse-names&quot;: false, &quot;suffix&quot;: &quot;&quot;}, {&quot;dropping-particle&quot;: &quot;&quot;, &quot;family&quot;: &quot;Angelis&quot;, &quot;given&quot;: &quot;Paolo&quot;, &quot;non-dropping-particle&quot;: &quot;De&quot;, &quot;parse-names&quot;: false, &quot;suffix&quot;: &quot;&quot;}, {&quot;dropping-particle&quot;: &quot;&quot;, &quot;family&quot;: &quot;Freeman&quot;, &quot;given&quot;: &quot;Michael&quot;, &quot;non-dropping-particle&quot;: &quot;&quot;, &quot;parse-names&quot;: false, &quot;suffix&quot;: &quot;&quot;}, {&quot;dropping-particle&quot;: &quot;&quot;, &quot;family&quot;: &quot;Wingate&quot;, &quot;given&quot;: &quot;Lisa&quot;, &quot;non-dropping-particle&quot;: &quot;&quot;, &quot;parse-names&quot;: false, &quot;suffix&quot;: &quot;&quot;}], &quot;container-title&quot;: &quot;Global Change Biology&quot;, &quot;id&quot;: &quot;ITEM-1&quot;, &quot;issue&quot;: &quot;6&quot;, &quot;issued&quot;: {&quot;date-parts&quot;: [[&quot;2011&quot;]]}, &quot;page&quot;: &quot;2134-2144&quot;, &quot;title&quot;: &quot;Reconciling the optimal and empirical approaches to modelling stomatal conductance&quot;, &quot;type&quot;: &quot;article-journal&quot;, &quot;volume&quot;: &quot;17&quot;}, &quot;uris&quot;: [&quot;http://www.mendeley.com/documents/?uuid=b90906f1-2fff-4fa7-aa5e-7cfe545ffba7&quot;]}], &quot;mendeley&quot;: {&quot;formattedCitation&quot;: &quot;(Medlyn et al., 2011)&quot;, &quot;plainTextFormattedCitation&quot;: &quot;(Medlyn et al., 2011)&quot;, &quot;previouslyFormattedCitation&quot;: &quot;(Medlyn et al., 2011)&quot;}, &quot;properties&quot;: {&quot;noteIndex&quot;: 0}, &quot;schema&quot;: &quot;https://github.com/citation-style-language/schema/raw/master/csl-citation.json&quot;} RNDzwGuFizI1J"/><text:span text:style-name="T82">(Medlyn et al., 2011)</text:span><text:bookmark-end text:name="Mendeley_Bookmark_Hq07GYZsKt"/><text:reference-mark-end text:name="ADDIN CSL_CITATION {&quot;citationItems&quot;: [{&quot;id&quot;: &quot;ITEM-1&quot;, &quot;itemData&quot;: {&quot;DOI&quot;: &quot;10.1111/j.1365-2486.2010.02375.x&quot;, &quot;ISBN&quot;: &quot;1354-1013&quot;, &quot;ISSN&quot;: &quot;13541013&quot;, &quot;PMID&quot;: &quot;79955035036&quot;, &quot;abstract&quot;: &quot;Models of vegetation function are widely used to predict the effects\\nof climate change on carbon, water and nutrient cycles of terrestrial\\necosystems, and their feedbacks to climate. Stomatal conductance,\\nthe process that governs plant water use and carbon uptake, is fundamental\\nto such models. In this paper, we reconcile two long-standing theories\\nof stomatal conductance. The empirical approach, which is most commonly\\nused in vegetation models, is phenomenological, based on experimental\\nobservations of stomatal behaviour in response to environmental conditions.\\nThe optimal approach is based on the theoretical argument that stomata\\nshould act to minimize the amount of water used per unit carbon gained.\\nWe reconcile these two approaches by showing that the theory of optimal\\nstomatal conductance can be used to derive a model of stomatal conductance\\nthat is closely analogous to the empirical models. Consequently,\\nwe obtain a unified stomatal model which has a similar form to existing\\nempirical models, but which now provides a theoretical interpretation\\nfor model parameter values. The key model parameter, g(1), is predicted\\nto increase with growth temperature and with the marginal water cost\\nof carbon gain. The new model is fitted to a range of datasets ranging\\nfrom tropical to boreal trees. The parameter g(1) is shown to vary\\nwith growth temperature, as predicted, and also with plant functional\\ntype. The model is shown to correctly capture responses of stomatal\\nconductance to changing atmospheric CO2, and thus can be used to\\ntest for stomatal acclimation to elevated CO2. The reconciliation\\nof the optimal and empirical approaches to modelling stomatal conductance\\nis important for global change biology because it provides a simple\\ntheoretical framework for analyzing, and simulating, the coupling\\nbetween carbon and water cycles under environmental change. &quot;, &quot;author&quot;: [{&quot;dropping-particle&quot;: &quot;&quot;, &quot;family&quot;: &quot;Medlyn&quot;, &quot;given&quot;: &quot;Belinda E.&quot;, &quot;non-dropping-particle&quot;: &quot;&quot;, &quot;parse-names&quot;: false, &quot;suffix&quot;: &quot;&quot;}, {&quot;dropping-particle&quot;: &quot;&quot;, &quot;family&quot;: &quot;Duursma&quot;, &quot;given&quot;: &quot;Remko A.&quot;, &quot;non-dropping-particle&quot;: &quot;&quot;, &quot;parse-names&quot;: false, &quot;suffix&quot;: &quot;&quot;}, {&quot;dropping-particle&quot;: &quot;&quot;, &quot;family&quot;: &quot;Eamus&quot;, &quot;given&quot;: &quot;Derek&quot;, &quot;non-dropping-particle&quot;: &quot;&quot;, &quot;parse-names&quot;: false, &quot;suffix&quot;: &quot;&quot;}, {&quot;dropping-particle&quot;: &quot;&quot;, &quot;family&quot;: &quot;Ellsworth&quot;, &quot;given&quot;: &quot;David S.&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arton&quot;, &quot;given&quot;: &quot;Craig V.M.&quot;, &quot;non-dropping-particle&quot;: &quot;&quot;, &quot;parse-names&quot;: false, &quot;suffix&quot;: &quot;&quot;}, {&quot;dropping-particle&quot;: &quot;&quot;, &quot;family&quot;: &quot;Crous&quot;, &quot;given&quot;: &quot;Kristine Y.&quot;, &quot;non-dropping-particle&quot;: &quot;&quot;, &quot;parse-names&quot;: false, &quot;suffix&quot;: &quot;&quot;}, {&quot;dropping-particle&quot;: &quot;&quot;, &quot;family&quot;: &quot;Angelis&quot;, &quot;given&quot;: &quot;Paolo&quot;, &quot;non-dropping-particle&quot;: &quot;De&quot;, &quot;parse-names&quot;: false, &quot;suffix&quot;: &quot;&quot;}, {&quot;dropping-particle&quot;: &quot;&quot;, &quot;family&quot;: &quot;Freeman&quot;, &quot;given&quot;: &quot;Michael&quot;, &quot;non-dropping-particle&quot;: &quot;&quot;, &quot;parse-names&quot;: false, &quot;suffix&quot;: &quot;&quot;}, {&quot;dropping-particle&quot;: &quot;&quot;, &quot;family&quot;: &quot;Wingate&quot;, &quot;given&quot;: &quot;Lisa&quot;, &quot;non-dropping-particle&quot;: &quot;&quot;, &quot;parse-names&quot;: false, &quot;suffix&quot;: &quot;&quot;}], &quot;container-title&quot;: &quot;Global Change Biology&quot;, &quot;id&quot;: &quot;ITEM-1&quot;, &quot;issue&quot;: &quot;6&quot;, &quot;issued&quot;: {&quot;date-parts&quot;: [[&quot;2011&quot;]]}, &quot;page&quot;: &quot;2134-2144&quot;, &quot;title&quot;: &quot;Reconciling the optimal and empirical approaches to modelling stomatal conductance&quot;, &quot;type&quot;: &quot;article-journal&quot;, &quot;volume&quot;: &quot;17&quot;}, &quot;uris&quot;: [&quot;http://www.mendeley.com/documents/?uuid=b90906f1-2fff-4fa7-aa5e-7cfe545ffba7&quot;]}], &quot;mendeley&quot;: {&quot;formattedCitation&quot;: &quot;(Medlyn et al., 2011)&quot;, &quot;plainTextFormattedCitation&quot;: &quot;(Medlyn et al., 2011)&quot;, &quot;previouslyFormattedCitation&quot;: &quot;(Medlyn et al., 2011)&quot;}, &quot;properties&quot;: {&quot;noteIndex&quot;: 0}, &quot;schema&quot;: &quot;https://github.com/citation-style-language/schema/raw/master/csl-citation.json&quot;} RNDzwGuFizI1J"/><text:span text:style-name="T245"> </text:span><text:span text:style-name="T246">and has a constant value of 3.77. </text:span><text:span text:style-name="T243">L</text:span><text:span text:style-name="T246">astly, </text:span><text:span text:style-name="T246"><draw:frame draw:style-name="fr1" draw:name="Objeto186" text:anchor-type="as-char" svg:y="-0.377cm" svg:width="1.035cm" svg:height="0.467cm" draw:z-index="122"><draw:object xlink:href="./Object 192" xlink:type="simple" xlink:show="embed" xlink:actuate="onLoad"/><draw:image xlink:href="./ObjectReplacements/Object 192" xlink:type="simple" xlink:show="embed" xlink:actuate="onLoad"/><svg:desc>fórmula</svg:desc></draw:frame></text:span><text:span text:style-name="T251">(Eq. A3</text:span><text:span text:style-name="T252">7</text:span><text:span text:style-name="T251">) </text:span><text:span text:style-name="T246">is the </text:span><text:span text:style-name="T245">the deficit of vapor pressure on the leaf surface:</text:span></text:p>
      <table:table table:name="Tabela18" table:style-name="Tabela18">
        <table:table-column table:style-name="Tabela18.A"/>
        <table:table-column table:style-name="Tabela18.B"/>
        <table:table-header-rows>
          <table:table-row>
            <table:table-cell table:style-name="Tabela18.A1" office:value-type="string">
              <text:p text:style-name="P9"><text:s text:c="51"/><draw:frame draw:style-name="fr1" draw:name="Objeto183" text:anchor-type="as-char" svg:y="-0.386cm" svg:width="3.658cm" svg:height="0.681cm" draw:z-index="127"><draw:object xlink:href="./Object 200" xlink:type="simple" xlink:show="embed" xlink:actuate="onLoad"/><draw:image xlink:href="./ObjectReplacements/Object 200" xlink:type="simple" xlink:show="embed" xlink:actuate="onLoad"/><svg:desc>fórmula</svg:desc></draw:frame></text:p>
            </table:table-cell>
            <table:table-cell table:style-name="Tabela18.A1" office:value-type="string">
              <text:p text:style-name="P10"><text:span text:style-name="T265">A37</text:span>)</text:p>
            </table:table-cell>
          </table:table-row>
        </table:table-header-rows>
      </table:table>
      <text:p text:style-name="P58"/>
      <text:p text:style-name="P68"><text:soft-page-break/><text:span text:style-name="T272">w</text:span>here <draw:frame draw:style-name="fr1" draw:name="Objeto188" text:anchor-type="as-char" svg:y="-0.377cm" svg:width="0.422cm" svg:height="0.467cm" draw:z-index="12"><draw:object xlink:href="./Object 194" xlink:type="simple" xlink:show="embed" xlink:actuate="onLoad"/><draw:image xlink:href="./ObjectReplacements/Object 194" xlink:type="simple" xlink:show="embed" xlink:actuate="onLoad"/><svg:desc>fórmula</svg:desc></draw:frame><text:span text:style-name="T271">(input) is the relative humidity and </text:span><text:span text:style-name="T271"><draw:frame draw:style-name="fr1" draw:name="Objeto32" text:anchor-type="as-char" svg:y="-0.377cm" svg:width="1.005cm" svg:height="0.624cm" draw:z-index="13"><draw:object xlink:href="./Object 19" xlink:type="simple" xlink:show="embed" xlink:actuate="onLoad"/><draw:image xlink:href="./ObjectReplacements/Object 19" xlink:type="simple" xlink:show="embed" xlink:actuate="onLoad"/><svg:desc>fórmula</svg:desc></draw:frame></text:span><text:span text:style-name="T271">is the evapotranspiration (see </text:span><text:span text:style-name="T274">Water balance sub-model</text:span><text:span text:style-name="T275">)</text:span><text:span text:style-name="T271"> </text:span></text:p>
      <text:p text:style-name="P58"><text:span text:style-name="T270">A.3.3</text:span> Water balance sub-model</text:p>
      <text:p text:style-name="P55"><text:span text:style-name="T136">The CAETÊ uses a sub-model to calculate the water balance in a grid cell scale. This sub-model is based on Oyama &amp; Nobre (2004) and is evaluated o</text:span>ver an homogeneous soil layer <text:span text:style-name="T136">with a unique water maximum holding capacity (</text:span><text:span text:style-name="T136"><draw:frame draw:style-name="fr1" draw:name="Objeto119" text:anchor-type="as-char" svg:y="-0.295cm" svg:width="1.152cm" svg:height="0.474cm" draw:z-index="14"><draw:object xlink:href="./Object 46" xlink:type="simple" xlink:show="embed" xlink:actuate="onLoad"/><draw:image xlink:href="./ObjectReplacements/Object 46" xlink:type="simple" xlink:show="embed" xlink:actuate="onLoad"/><svg:desc>fórmula</svg:desc></draw:frame></text:span><text:span text:style-name="T136">) equal to 500 mm</text:span>. In the present study <text:span text:style-name="T136">d</text:span>ifferent types of soil are not considered. <text:span text:style-name="T136">Developments on CAETÊ have being done in order to increase the amount of soil layers and to implement different soil types with different water holding capacity and different nutrients availability.</text:span></text:p>
      <text:p text:style-name="P56"><text:span text:style-name="T253">The model here employed</text:span> calculates soil water and snow budgets separately, however given the climatic conditions of the study area we do not present here the soil snow budget formulation [see Oyama &amp; Nobre (2004) for <text:span text:style-name="T137">accessing it]. </text:span>The <text:span text:style-name="T137">actual </text:span>soil water <text:span text:style-name="T137">content (</text:span><text:span text:style-name="T137"><draw:frame draw:style-name="fr1" draw:name="Objeto120" text:anchor-type="as-char" svg:y="-0.377cm" svg:width="0.783cm" svg:height="0.624cm" draw:z-index="15"><draw:object xlink:href="./Object 48" xlink:type="simple" xlink:show="embed" xlink:actuate="onLoad"/><draw:image xlink:href="./ObjectReplacements/Object 48" xlink:type="simple" xlink:show="embed" xlink:actuate="onLoad"/><svg:desc>fórmula</svg:desc></draw:frame></text:span><text:span text:style-name="T137">; Eq. A38) in a grid cell </text:span><text:span text:style-name="T137"><draw:frame draw:style-name="fr1" draw:name="Objeto5" text:anchor-type="as-char" svg:y="-0.377cm" svg:width="0.466cm" svg:height="0.467cm" draw:z-index="16"><draw:object xlink:href="./Object 6" xlink:type="simple" xlink:show="embed" xlink:actuate="onLoad"/><draw:image xlink:href="./ObjectReplacements/Object 6" xlink:type="simple" xlink:show="embed" xlink:actuate="onLoad"/><svg:desc>fórmula</svg:desc></draw:frame></text:span><text:span text:style-name="T137"><text:s/>in a time </text:span><text:span text:style-name="T137"><draw:frame draw:style-name="fr1" draw:name="Objeto189" text:anchor-type="as-char" svg:y="-0.377cm" svg:width="0.349cm" svg:height="0.467cm" draw:z-index="27"><draw:object xlink:href="./Object 195" xlink:type="simple" xlink:show="embed" xlink:actuate="onLoad"/><draw:image xlink:href="./ObjectReplacements/Object 195" xlink:type="simple" xlink:show="embed" xlink:actuate="onLoad"/><svg:desc>fórmula</svg:desc></draw:frame></text:span><text:span text:style-name="T137">depends on the precipitation (</text:span><text:span text:style-name="T137"><draw:frame draw:style-name="fr1" draw:name="Objeto121" text:anchor-type="as-char" svg:y="-0.377cm" svg:width="0.924cm" svg:height="0.624cm" draw:z-index="28"><draw:object xlink:href="./Object 127" xlink:type="simple" xlink:show="embed" xlink:actuate="onLoad"/><draw:image xlink:href="./ObjectReplacements/Object 127" xlink:type="simple" xlink:show="embed" xlink:actuate="onLoad"/><svg:desc>fórmula</svg:desc></draw:frame></text:span><text:span text:style-name="T137">, input)</text:span> , <text:span text:style-name="T254">the evapotranspiration (</text:span><text:span text:style-name="T254"><draw:frame draw:style-name="fr1" draw:name="Objeto191" text:anchor-type="as-char" svg:y="-0.377cm" svg:width="1.005cm" svg:height="0.624cm" draw:z-index="31"><draw:object xlink:href="./Object 197" xlink:type="simple" xlink:show="embed" xlink:actuate="onLoad"/><draw:image xlink:href="./ObjectReplacements/Object 197" xlink:type="simple" xlink:show="embed" xlink:actuate="onLoad"/><svg:desc>fórmula</svg:desc></draw:frame></text:span><text:span text:style-name="T254">; see Oyama &amp; Nobre, 2004) and the runoff ( </text:span><text:span text:style-name="T254"><draw:frame draw:style-name="fr1" draw:name="Objeto192" text:anchor-type="as-char" svg:y="-0.377cm" svg:width="0.914cm" svg:height="0.624cm" draw:z-index="37"><draw:object xlink:href="./Object 198" xlink:type="simple" xlink:show="embed" xlink:actuate="onLoad"/><draw:image xlink:href="./ObjectReplacements/Object 198" xlink:type="simple" xlink:show="embed" xlink:actuate="onLoad"/><svg:desc>fórmula</svg:desc></draw:frame></text:span><text:span text:style-name="T254">; see Oyama &amp; Nobre, 2004) on this grid cell:</text:span></text:p>
      <table:table table:name="Tabela6" table:style-name="Tabela6">
        <table:table-column table:style-name="Tabela6.A"/>
        <table:table-column table:style-name="Tabela6.B"/>
        <table:table-header-rows>
          <table:table-row>
            <table:table-cell table:style-name="Tabela6.A1" office:value-type="string">
              <text:p text:style-name="P19"><draw:frame draw:style-name="fr1" draw:name="Objeto17" text:anchor-type="as-char" svg:y="-0.377cm" svg:width="5.779cm" svg:height="0.854cm" draw:z-index="72"><draw:object xlink:href="./Object 30" xlink:type="simple" xlink:show="embed" xlink:actuate="onLoad"/><draw:image xlink:href="./ObjectReplacements/Object 30" xlink:type="simple" xlink:show="embed" xlink:actuate="onLoad"/><svg:desc>fórmula</svg:desc></draw:frame></text:p>
            </table:table-cell>
            <table:table-cell table:style-name="Tabela6.A1" office:value-type="string">
              <text:p text:style-name="P30">(<text:span text:style-name="T265">A38</text:span>)</text:p>
            </table:table-cell>
          </table:table-row>
        </table:table-header-rows>
      </table:table>
      <text:p text:style-name="P102"/>
      <text:p text:style-name="P98"/>
      <text:p text:style-name="P65">Then, t<text:span text:style-name="T16">he degree of water soil saturation </text:span><text:span text:style-name="T20">in the grid cell </text:span><text:span text:style-name="T16">(</text:span><text:span text:style-name="T16"><draw:frame draw:style-name="fr1" draw:name="Objeto30" text:anchor-type="as-char" svg:y="-0.377cm" svg:width="0.93cm" svg:height="0.568cm" draw:z-index="39"><draw:object xlink:href="./Object 63" xlink:type="simple" xlink:show="embed" xlink:actuate="onLoad"/><draw:image xlink:href="./ObjectReplacements/Object 63" xlink:type="simple" xlink:show="embed" xlink:actuate="onLoad"/><svg:desc>fórmula</svg:desc></draw:frame></text:span><text:span text:style-name="T16">; </text:span><text:span text:style-name="T22">Eq. A</text:span><text:span text:style-name="T24">39</text:span><text:span text:style-name="T16">) </text:span><text:span text:style-name="T15">can be calculated: </text:span></text:p>
      <table:table table:name="Tabela20" table:style-name="Tabela20">
        <table:table-column table:style-name="Tabela20.A"/>
        <table:table-column table:style-name="Tabela20.B"/>
        <table:table-header-rows>
          <table:table-row>
            <table:table-cell table:style-name="Tabela20.A1" office:value-type="string">
              <text:p text:style-name="P19"><draw:frame draw:style-name="fr1" draw:name="Objeto10" text:anchor-type="as-char" svg:y="-0.377cm" svg:width="3.38cm" svg:height="0.854cm" draw:z-index="73"><draw:object xlink:href="./Object 61" xlink:type="simple" xlink:show="embed" xlink:actuate="onLoad"/><draw:image xlink:href="./ObjectReplacements/Object 61" xlink:type="simple" xlink:show="embed" xlink:actuate="onLoad"/><svg:desc>fórmula</svg:desc></draw:frame></text:p>
            </table:table-cell>
            <table:table-cell table:style-name="Tabela20.A1" office:value-type="string">
              <text:p text:style-name="P30">(<text:span text:style-name="T265">A39</text:span>)</text:p>
            </table:table-cell>
          </table:table-row>
        </table:table-header-rows>
      </table:table>
      <text:p text:style-name="P102"/>
      <text:p text:style-name="P48"><text:span text:style-name="T264">For more in-depth information about the water balance submodel access </text:span><text:span text:style-name="T10">Oyama e Nobre (2004).</text:span></text:p>
      <text:p text:style-name="P34"><text:soft-page-break/><text:span text:style-name="T270">A.3.4 </text:span>Spinup simulation</text:p>
      <text:p text:style-name="P49"><text:span text:style-name="T127"><text:tab/>Before the model initialization a spinup simulation was perfomed to determine the initial carbon content </text:span><text:span text:style-name="T128">on</text:span><text:span text:style-name="T127"> plant compartments. This spinup was run until the stability attainment of the total biomass (i.e. the sum of carbon in all plant compartments) in all the grid cells, with a sensibility of 10% of difference between </text:span><text:span text:style-name="T127"><draw:frame draw:style-name="fr2" draw:name="1" text:anchor-type="as-char" svg:y="-0.295cm" svg:width="0.333cm" svg:height="0.474cm" draw:z-index="17"><draw:object xlink:href="./Object 12" xlink:type="simple" xlink:show="embed" xlink:actuate="onLoad"/><draw:image xlink:href="./ObjectReplacements/Object 12" xlink:type="simple" xlink:show="embed" xlink:actuate="onLoad"/><svg:desc>fórmula</svg:desc></draw:frame></text:span><text:span text:style-name="T127"><text:s/>and</text:span><text:span text:style-name="T127"><draw:frame draw:style-name="fr1" draw:name="Objeto23" text:anchor-type="as-char" svg:y="-0.295cm" svg:width="0.982cm" svg:height="0.474cm" draw:z-index="19"><draw:object xlink:href="./Object 13" xlink:type="simple" xlink:show="embed" xlink:actuate="onLoad"/><draw:image xlink:href="./ObjectReplacements/Object 13" xlink:type="simple" xlink:show="embed" xlink:actuate="onLoad"/><svg:desc>fórmula</svg:desc></draw:frame></text:span><text:span text:style-name="T127">. Thus, the initial amount of <text:s/>carbon (</text:span><draw:frame draw:style-name="fr1" draw:name="Objeto24" text:anchor-type="as-char" svg:y="-0.377cm" svg:width="1.316cm" svg:height="0.75cm" draw:z-index="29"><draw:object xlink:href="./Object 14" xlink:type="simple" xlink:show="embed" xlink:actuate="onLoad"/><draw:image xlink:href="./ObjectReplacements/Object 14" xlink:type="simple" xlink:show="embed" xlink:actuate="onLoad"/><svg:desc>fórmula</svg:desc></draw:frame>; <text:span text:style-name="T269">Eq. A40</text:span><text:span text:style-name="T9">) in each plant compartment </text:span><text:span text:style-name="T9"><draw:frame draw:style-name="fr2" draw:name="4" text:anchor-type="as-char" svg:y="-0.377cm" svg:width="0.206cm" svg:height="0.467cm" draw:z-index="34"><draw:object xlink:href="./Object 15" xlink:type="simple" xlink:show="embed" xlink:actuate="onLoad"/><draw:image xlink:href="./ObjectReplacements/Object 15" xlink:type="simple" xlink:show="embed" xlink:actuate="onLoad"/><svg:desc>fórmula</svg:desc></draw:frame></text:span><text:span text:style-name="T9"><text:s/>in an specific PFT or PLS </text:span><text:span text:style-name="T9"><draw:frame draw:style-name="fr8" draw:name="5" text:anchor-type="as-char" svg:width="0.127cm" svg:height="0.385cm" draw:z-index="35"><draw:object xlink:href="./Object 16" xlink:type="simple" xlink:show="embed" xlink:actuate="onLoad"/><draw:image xlink:href="./ObjectReplacements/Object 16" xlink:type="simple" xlink:show="embed" xlink:actuate="onLoad"/><svg:desc>fórmula</svg:desc></draw:frame></text:span><text:span text:style-name="T9"><text:s/>in a given time </text:span><text:span text:style-name="T9"><draw:frame draw:style-name="fr2" draw:name="6" text:anchor-type="as-char" svg:y="-0.295cm" svg:width="0.333cm" svg:height="0.474cm" draw:z-index="36"><draw:object xlink:href="./Object 20" xlink:type="simple" xlink:show="embed" xlink:actuate="onLoad"/><draw:image xlink:href="./ObjectReplacements/Object 20" xlink:type="simple" xlink:show="embed" xlink:actuate="onLoad"/><svg:desc>fórmula</svg:desc></draw:frame></text:span><text:span text:style-name="T9">:</text:span></text:p>
      <table:table table:name="Tabela25" table:style-name="Tabela25">
        <table:table-column table:style-name="Tabela25.A"/>
        <table:table-column table:style-name="Tabela25.B"/>
        <table:table-header-rows>
          <table:table-row>
            <table:table-cell table:style-name="Tabela25.A1" office:value-type="string">
              <text:p text:style-name="P20"><draw:frame draw:style-name="fr1" draw:name="Objeto31" text:anchor-type="as-char" svg:y="-0.377cm" svg:width="7.532cm" svg:height="0.854cm" draw:z-index="59"><draw:object xlink:href="./Object 18" xlink:type="simple" xlink:show="embed" xlink:actuate="onLoad"/><draw:image xlink:href="./ObjectReplacements/Object 18" xlink:type="simple" xlink:show="embed" xlink:actuate="onLoad"/><svg:desc>fórmula</svg:desc></draw:frame></text:p>
            </table:table-cell>
            <table:table-cell table:style-name="Tabela25.A1" office:value-type="string">
              <text:p text:style-name="P31">(<text:span text:style-name="T265">A40</text:span>)</text:p>
            </table:table-cell>
          </table:table-row>
        </table:table-header-rows>
      </table:table>
      <text:p text:style-name="P53"/>
      <text:p text:style-name="P110"><text:span text:style-name="T244">where </text:span><text:span text:style-name="T244"><draw:frame draw:style-name="fr2" draw:name="7" text:anchor-type="as-char" svg:y="-0.377cm" svg:width="0.679cm" svg:height="0.624cm" draw:z-index="43"><draw:object xlink:href="./Object 2" xlink:type="simple" xlink:show="embed" xlink:actuate="onLoad"/><draw:image xlink:href="./ObjectReplacements/Object 2" xlink:type="simple" xlink:show="embed" xlink:actuate="onLoad"/><svg:desc>fórmula</svg:desc></draw:frame></text:span><text:span text:style-name="T244"><text:s/>(Table </text:span><text:span text:style-name="T249">A1 and A2)</text:span><text:span text:style-name="T244"> is</text:span> the fraction of <draw:frame draw:style-name="fr1" draw:name="Objeto25" text:anchor-type="as-char" svg:y="-0.295cm" svg:width="1.032cm" svg:height="0.385cm" draw:z-index="44"><draw:object xlink:href="./Object 7" xlink:type="simple" xlink:show="embed" xlink:actuate="onLoad"/><draw:image xlink:href="./ObjectReplacements/Object 7" xlink:type="simple" xlink:show="embed" xlink:actuate="onLoad"/><svg:desc>fórmula</svg:desc></draw:frame><text:s/>allocated to a plant compartment in each PFT/PLS<draw:frame draw:style-name="fr1" draw:name="Objeto26" text:anchor-type="as-char" svg:y="-0.295cm" svg:width="0.326cm" svg:height="0.385cm" draw:z-index="45"><draw:object xlink:href="./Object 8" xlink:type="simple" xlink:show="embed" xlink:actuate="onLoad"/><draw:image xlink:href="./ObjectReplacements/Object 8" xlink:type="simple" xlink:show="embed" xlink:actuate="onLoad"/><svg:desc>fórmula</svg:desc></draw:frame>and<draw:frame draw:style-name="fr1" draw:name="Objeto27" text:anchor-type="as-char" svg:y="-0.222cm" svg:width="0.84cm" svg:height="0.402cm" draw:z-index="49"><draw:object xlink:href="./Object 9" xlink:type="simple" xlink:show="embed" xlink:actuate="onLoad"/><draw:image xlink:href="./ObjectReplacements/Object 9" xlink:type="simple" xlink:show="embed" xlink:actuate="onLoad"/><svg:desc>fórmula</svg:desc></draw:frame>(<text:span text:style-name="T244">Table </text:span><text:span text:style-name="T249">A1 and A2</text:span>) represents the carbon residence time in a compartment. Here,<draw:frame draw:style-name="fr1" draw:name="Objeto28" text:anchor-type="as-char" svg:y="-0.295cm" svg:width="1.032cm" svg:height="0.385cm" draw:z-index="50"><draw:object xlink:href="./Object 10" xlink:type="simple" xlink:show="embed" xlink:actuate="onLoad"/><draw:image xlink:href="./ObjectReplacements/Object 10" xlink:type="simple" xlink:show="embed" xlink:actuate="onLoad"/><svg:desc>fórmula</svg:desc></draw:frame>is potential (<draw:frame draw:style-name="fr2" draw:name="9" text:anchor-type="as-char" svg:y="-0.377cm" svg:width="1.321cm" svg:height="0.624cm" draw:z-index="56"><draw:object xlink:href="./Object 11" xlink:type="simple" xlink:show="embed" xlink:actuate="onLoad"/><draw:image xlink:href="./ObjectReplacements/Object 11" xlink:type="simple" xlink:show="embed" xlink:actuate="onLoad"/><svg:desc>fórmula</svg:desc></draw:frame>) calculated from the model CPTEC Potential Vegetation Model 2 (CPTEC-PVM2; <text:bookmark-start text:name="Mendeley_Bookmark_UVmWCRvYCW"/><text:reference-mark-start text:name="ADDIN CSL_CITATION {&quot;citationItems&quot;: [{&quot;id&quot;: &quot;ITEM-1&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1&quot;, &quot;issue&quot;: &quot;August 2008&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53ddb5b2-3872-4924-9f7e-bb1397ab00a8&quot;]}], &quot;mendeley&quot;: {&quot;formattedCitation&quot;: &quot;(Lapola, Oyama, &amp; Nobre, 2009)&quot;, &quot;plainTextFormattedCitation&quot;: &quot;(Lapola, Oyama, &amp; Nobre, 2009)&quot;}, &quot;properties&quot;: {&quot;noteIndex&quot;: 0}, &quot;schema&quot;: &quot;https://github.com/citation-style-language/schema/raw/master/csl-citation.json&quot;} RNDe2ZTOunbWN"/>Lapola, Oyama, &amp; Nobre, 2009)<text:bookmark-end text:name="Mendeley_Bookmark_UVmWCRvYCW"/><text:reference-mark-end text:name="ADDIN CSL_CITATION {&quot;citationItems&quot;: [{&quot;id&quot;: &quot;ITEM-1&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1&quot;, &quot;issue&quot;: &quot;August 2008&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53ddb5b2-3872-4924-9f7e-bb1397ab00a8&quot;]}], &quot;mendeley&quot;: {&quot;formattedCitation&quot;: &quot;(Lapola, Oyama, &amp; Nobre, 2009)&quot;, &quot;plainTextFormattedCitation&quot;: &quot;(Lapola, Oyama, &amp; Nobre, 2009)&quot;}, &quot;properties&quot;: {&quot;noteIndex&quot;: 0}, &quot;schema&quot;: &quot;https://github.com/citation-style-language/schema/raw/master/csl-citation.json&quot;} RNDe2ZTOunbWN"/>⁠, a precursor model for CAETÊ. The potential NPP was calculated using the same climatology applyed to CAETÊ.</text:p>
      <text:p text:style-name="P54"><text:span text:style-name="T96"><text:s/></text:span><text:span text:style-name="T97">References</text:span></text:p>
      <text:p text:style-name="P108">De Pury, D. G. G., &amp; Farquhar, G. D. (1997). Simple scaling of photosynthesis from leaves to canopies without the errors of big-leaf models. Plant, Cell and Environment, 20(5), 537–557. https://doi.org/10.1111/j.1365-3040.1997.00094.x</text:p>
      <text:p text:style-name="P108">Farquhar, G. D., Caemmerer, S. Von, &amp; Berry, J. a. (1980). A biochemical model of photosynthetic CO2 assimilation in leaves of C3 species. Planta, 90, 78–90. https://doi.org/10.1007/BF00386231</text:p>
      <text:p text:style-name="P108">Gerten, D., Schaphoff, S., Haberlandt, U., Lucht, W., &amp; Sitch, S. (2004). Terrestrial vegetation and water balance - Hydrological evaluation of a dynamic global vegetation model. Journal of Hydrology, 286(1–4), 249–270. https://doi.org/10.1016/j.jhydrol.2003.09.029</text:p>
      <text:p text:style-name="P108"><text:soft-page-break/>Grime, J. P. (1998). Benefits of plant diversity to ecosystems: Immediate, filter and founder effects. Journal of Ecology, 86(6), 902–910. https://doi.org/10.1046/j.1365-2745.1998.00306.x</text:p>
      <text:p text:style-name="P108">Lapola, D. M., Oyama, M. D., &amp; Nobre, C. A. (2009). Exploring the range of climate biome projections for tropical South America: The role of CO2 fertilization and seasonality. Global Biogeochemical Cycles, 23(3), 1–22. https://doi.org/10.1029/2008GB003357</text:p>
      <text:p text:style-name="P108">Levis, S., Bonan, G. B., Vertenstein, M., &amp; Oleson, K. W. (2004). The Community Land Model’s Dynamic Global Vegetation Model (CLM-DGVM). Ncar/Tn-459+Ia, 50. https://doi.org/10.5065/D6P26W36 CN - 03559 LA - en</text:p>
      <text:p text:style-name="P108">Medlyn, B. E., Duursma, R. A., Eamus, D., Ellsworth, D. S., Prentice, I. C., Barton, C. V. M., … Wingate, L. (2011). Reconciling the optimal and empirical approaches to modelling stomatal conductance. Global Change Biology, 17(6), 2134–2144. https://doi.org/10.1111/j.1365-2486.2010.02375.x</text:p>
      <text:p text:style-name="P108">Oyama, M. D., &amp; Nobre, C. a. (2004). A simple potential vegetation model for coupling with the Simple Biosphere Model (SiB). Rev. Bras. Meteorol., 19, 203–216.</text:p>
      <text:p text:style-name="P108">Pavlick, R., Drewry, D. T., Bohn, K., Reu, B., &amp; Kleidon, A. (2013). The Jena Diversity-Dynamic Global Vegetation Model (JeDi-DGVM): a diverse approach to representing terrestrial biogeography and biogeochemistry based on plant functional trade-offs. Biogeosciences, 10(6), 4137–4177. https://doi.org/10.5194/bg-10-4137-2013</text:p>
      <text:p text:style-name="P108">Reich, P B, Walters, M. B., &amp; Ellsworth, D. S. (1997). From tropics to tundra: global convergence in plant functioning. Proceedings of the National Academy of Sciences of the United States of America, 94(25), 13730–13734. https://doi.org/10.1073/pnas.94.25.13730</text:p>
      <text:p text:style-name="P108">Reich, Peter B. (2014). The world-wide “fast-slow” plant economics spectrum: A traits manifesto. Journal of Ecology, 102(2), 275–301. https://doi.org/10.1111/1365-2745.12211</text:p>
      <text:p text:style-name="P108">Ryan, M. G. (1991a). A simple method for estimating gross carbon budgets for vegetation in forest ecosystems. Tree Physiology, 9(1_2), 255–266. https://doi.org/10.1093/treephys/9.1-2.255</text:p>
      <text:p text:style-name="P108">Ryan, M. G. (1991b). Effects of Climate Change on Plant Respiration, 1(2), 157–167.</text:p>
      <text:p text:style-name="P108">Scheiter, S., Langan, L., &amp; Higgins, S. I. (2013). Next-generation dynamic global vegetation models: learning from community ecology. The New Phytologist, 198(3), 957–969. https://doi.org/10.1111/nph.12210</text:p>
      <text:p text:style-name="P108">Sitch, S, Smith, B., Prentice, I. C., Arneth, A., Bondeau, A., Cramer, W., … Venevsky, S. (2003). Evaluation of ecosystem dynamics, plant geography and terrestrial carbon cycling in the LPJ <text:soft-page-break/>dynamic global vegetation model. Global Change Biology. https://doi.org/10.1046/j.1365-2486.2003.00569.x</text:p>
      <text:p text:style-name="P108">Sitch, Stephan, Huntingford, C., Gedney, N., Levy, P. E., Lomas, M., Piao, S. L., … Woodward, F. I. (2008). Evaluation of the terrestrial carbon cycle, future plant geography and climate-carbon cycle feedbacks using five Dynamic Global Vegetation Models (DGVMs). Global Change Biology, 14(9), 2015–2039. https://doi.org/10.1111/j.1365-2486.2008.01626.x</text:p>
      <text:p text:style-name="P108">Weiner, J. (2004). Allocation, plasticity and allometry in plants. Perspectives in Plant Ecology, Evolution and Systematics, 6(4), 207–215. https://doi.org/10.1078/1433-8319-00083</text:p>
      <text:p text:style-name="P108">Wright, I. J., Reich, P. B., Westoby, M., Ackerly, D. D., Baruch, Z., Bongers, F., … Gulias, J. (2004). The worldwide leaf economics spectrum. Nature, 428, 821–827.</text:p>
      <text:p text:style-name="P10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class="extra">
      <style:text-properties style:font-name="Times New Roman1" fo:font-family="'Times New Roman'" style:font-style-name="Regular" style:font-family-generic="roman" style:font-pitch="variable"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center" style:justify-single-word="false" text:number-lines="false" text:line-number="0">
        <style:tab-stops>
          <style:tab-stop style:position="8.296cm" style:type="center"/>
          <style:tab-stop style:position="16.591cm" style:type="right"/>
        </style:tab-stops>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o_20_de_20_texto" style:display-name="Corpo de texto" style:family="graphic" style:parent-style-name="Formula">
      <style:graphic-properties svg:width="1.05cm" svg:height="0.75cm" svg:x="0cm" svg:y="-0.377cm" fo:margin-left="0.201cm" fo:margin-right="0.201cm" fo:margin-top="0cm" fo:margin-bottom="0cm" style:vertical-pos="from-top" style:horizontal-pos="from-left" style:horizontal-rel="paragraph-content"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5:23:31</meta:creation-date>
    <meta:initial-creator>Bianca Rius</meta:initial-creator>
    <dc:language>en-US</dc:language>
    <dc:creator>Bianca Rius</dc:creator>
    <dc:date>2021-02-24T16:30:39.586780685</dc:date>
    <meta:editing-cycles>58</meta:editing-cycles>
    <meta:editing-duration>P2DT18H24M46S</meta:editing-duration>
    <meta:generator>LibreOffice/6.0.7.3$Linux_X86_64 LibreOffice_project/00m0$Build-3</meta:generator>
    <meta:document-statistic meta:table-count="40" meta:image-count="0" meta:object-count="173" meta:page-count="16" meta:paragraph-count="151" meta:word-count="3328" meta:character-count="21007" meta:non-whitespace-character-count="17716"/>
    <meta:user-defined meta:name="Mendeley Citation Style_1">http://www.zotero.org/styles/global-change-biology</meta:user-defined>
    <meta:user-defined meta:name="Mendeley Document_1">True</meta:user-defined>
    <meta:user-defined meta:name="Mendeley Unique User Id_1">749d104f-7c44-33fc-be0f-8ae5ad177ee8</meta:user-defined>
    <meta:user-defined meta:name="Mendeley_Bookmark_0hdEoDi24m_1">ADDIN CSL_CITATION {"citationItems": [{"id": "ITEM-1", "itemData": {"DOI": "10.5194/bg-10-4137-2013", "ISBN": "1726-4170", "ISSN": "1726-4189", "PMID": "25246403", "abstract": "Dynamic Global Vegetation Models (DGVMs) typically abstract the immense divers</meta:user-defined>
    <meta:user-defined meta:name="Mendeley_Bookmark_0hdEoDi24m_10" meta:value-type="string">tion for future applications that will explore the impacts of explicitly resolving diverse plant communities, allowing for a more flexible temporal and spatial representation of the structure and function of the terrestrial biosphere.", "author": [{"dropp</meta:user-defined>
    <meta:user-defined meta:name="Mendeley_Bookmark_0hdEoDi24m_11" meta:value-type="string">ing-particle": "", "family": "Pavlick", "given": "R.", "non-dropping-particle": "", "parse-names": false, "suffix": ""}, {"dropping-particle": "", "family": "Drewry", "given": "D. T.", "non-dropping-particle": "", "parse-names": false, "suffix": ""}, {"dr</meta:user-defined>
    <meta:user-defined meta:name="Mendeley_Bookmark_0hdEoDi24m_12" meta:value-type="string">opping-particle": "", "family": "Bohn", "given": "K.", "non-dropping-particle": "", "parse-names": false, "suffix": ""}, {"dropping-particle": "", "family": "Reu", "given": "B.", "non-dropping-particle": "", "parse-names": false, "suffix": ""}, {"dropping</meta:user-defined>
    <meta:user-defined meta:name="Mendeley_Bookmark_0hdEoDi24m_13" meta:value-type="string">-particle": "", "family": "Kleidon", "given": "A.", "non-dropping-particle": "", "parse-names": false, "suffix": ""}], "container-title": "Biogeosciences", "id": "ITEM-1", "issue": "6", "issued": {"date-parts": [["2013"]]}, "page": "4137-4177", "title": "</meta:user-defined>
    <meta:user-defined meta:name="Mendeley_Bookmark_0hdEoDi24m_14" meta:value-type="string">The Jena Diversity-Dynamic Global Vegetation Model (JeDi-DGVM): a diverse approach to representing terrestrial biogeography and biogeochemistry based on plant functional trade-offs", "type": "article-journal", "volume": "10"}, "uris": ["http://www.mendele</meta:user-defined>
    <meta:user-defined meta:name="Mendeley_Bookmark_0hdEoDi24m_15" meta:value-type="string">y.com/documents/?uuid=dcae40eb-9810-46cc-8a6a-79b202cf85a1"]}], "mendeley": {"formattedCitation": "(Pavlick, Drewry, Bohn, Reu, &amp; Kleidon, 2013)", "plainTextFormattedCitation": "(Pavlick, Drewry, Bohn, Reu, &amp; Kleidon, 2013)", "previouslyFormattedCitation"</meta:user-defined>
    <meta:user-defined meta:name="Mendeley_Bookmark_0hdEoDi24m_16" meta:value-type="string">: "(Pavlick, Drewry, Bohn, Reu, &amp; Kleidon, 2013)"}, "properties": {"noteIndex": 0}, "schema": "https://github.com/citation-style-language/schema/raw/master/csl-citation.json"}</meta:user-defined>
    <meta:user-defined meta:name="Mendeley_Bookmark_0hdEoDi24m_2" meta:value-type="string">ity of vegetation forms and functioning into a relatively small set of predefined semi-empirical Plant Functional Types (PFTs). There is growing evidence, however, from the field ecology community as well as from modelling studies that current PFT schemes</meta:user-defined>
    <meta:user-defined meta:name="Mendeley_Bookmark_0hdEoDi24m_3" meta:value-type="string"> may not adequately represent the observed variations in plant functional traits and their effect on ecosystem functioning. In this paper, we introduce the Jena Diversity DGVM (JeDi-DGVM) as a new approach to global vegetation modelling with a richer repr</meta:user-defined>
    <meta:user-defined meta:name="Mendeley_Bookmark_0hdEoDi24m_4" meta:value-type="string">esentation of functional diversity than traditional modelling approaches based on a small number of fixed PFTs. JeDi-DGVM simulates the performance of a large number of randomly-generated plant growth strategies (PGSs), each defined by a set of 15 trait p</meta:user-defined>
    <meta:user-defined meta:name="Mendeley_Bookmark_0hdEoDi24m_5" meta:value-type="string">arameters which characterize various aspects of plant functioning including carbon allocation, ecophysiology and phenology. Each trait parameter is involved in one or more functional trade-offs. These trade-offs ultimately determine whether a PGS is able </meta:user-defined>
    <meta:user-defined meta:name="Mendeley_Bookmark_0hdEoDi24m_6" meta:value-type="string">to survive under the climatic conditions in a given model grid cell and its performance relative to the other PGSs. The biogeochemical fluxes and land-surface properties of the individual PGSs are aggregated to the grid cell scale using a mass-based weigh</meta:user-defined>
    <meta:user-defined meta:name="Mendeley_Bookmark_0hdEoDi24m_7" meta:value-type="string">ting scheme. Simulated global biogeochemical and biogeographical patterns are evaluated against a variety of field and satellite-based observations following a protocol established by the Carbon-Land Model Intercomparison Project. The land surface fluxes </meta:user-defined>
    <meta:user-defined meta:name="Mendeley_Bookmark_0hdEoDi24m_8" meta:value-type="string">and vegetation structural properties are reasonably well simulated by JeDi-DGVM, and compare favorably with other state-of-the-art terrestrial biosphere models. This is despite the parameters describing the ecophysiological functioning and allometry of Je</meta:user-defined>
    <meta:user-defined meta:name="Mendeley_Bookmark_0hdEoDi24m_9" meta:value-type="string">Di-DGVM plants evolving as a function of vegetation survival in a given climate, as opposed to typical approaches that fix land surface parameters derived from observational datasets for each PFT. The approach implemented here in JeDi-DGVM sets the founda</meta:user-defined>
    <meta:user-defined meta:name="Mendeley_Bookmark_0t84XgShzY_1" meta:value-type="string">ADDIN CSL_CITATION {"citationItems": [{"id": "ITEM-1", "itemData": {"DOI": "10.1111/j.1365-3040.1997.00094.x", "ISSN": "01407791", "abstract": "In big-leaf models of canopy photosynthesis, the Rubisco activity per unit ground area is taken as the sum of a</meta:user-defined>
    <meta:user-defined meta:name="Mendeley_Bookmark_0t84XgShzY_10" meta:value-type="string">/raw/master/csl-citation.json"}</meta:user-defined>
    <meta:user-defined meta:name="Mendeley_Bookmark_0t84XgShzY_2" meta:value-type="string">ctivities per unit leaf area within the canopy, and electron transport capacity is similarly summed. Such models overestimate rates of photosynthesis and require empirical curvature factors in the response to irradiance. We show that, with any distributio</meta:user-defined>
    <meta:user-defined meta:name="Mendeley_Bookmark_0t84XgShzY_3" meta:value-type="string">n of leaf nitrogen within the canopy (including optimal), the required curvature factors are not constant but vary with canopy leaf area index and leaf nitrogen content. We further show that the underlying reason is the difference between the time-average</meta:user-defined>
    <meta:user-defined meta:name="Mendeley_Bookmark_0t84XgShzY_4" meta:value-type="string">d and instantaneous distributions of absorbed irradiance, caused by penetration of sunflecks and the range of leaf angles in canopies. These errors are avoided in models that treat the canopy in terms of a number of layers - the multi-layer models. We pre</meta:user-defined>
    <meta:user-defined meta:name="Mendeley_Bookmark_0t84XgShzY_5" meta:value-type="string">sent an alternative to the multi-layer model: by separately integrating the sunlit and shaded leaf fractions of the canopy, a single layered sun/shade model is obtained, which is as accurate and simpler. The model is a scaled version of a leaf model as di</meta:user-defined>
    <meta:user-defined meta:name="Mendeley_Bookmark_0t84XgShzY_6" meta:value-type="string">stinct from an integrative approach.", "author": [{"dropping-particle": "", "family": "Pury", "given": "D. G.G.", "non-dropping-particle": "De", "parse-names": false, "suffix": ""}, {"dropping-particle": "", "family": "Farquhar", "given": "G. D.", "non-dr</meta:user-defined>
    <meta:user-defined meta:name="Mendeley_Bookmark_0t84XgShzY_7" meta:value-type="string">opping-particle": "", "parse-names": false, "suffix": ""}], "container-title": "Plant, Cell and Environment", "id": "ITEM-1", "issue": "5", "issued": {"date-parts": [["1997"]]}, "page": "537-557", "title": "Simple scaling of photosynthesis from leaves to </meta:user-defined>
    <meta:user-defined meta:name="Mendeley_Bookmark_0t84XgShzY_8" meta:value-type="string">canopies without the errors of big-leaf models", "type": "article-journal", "volume": "20"}, "uris": ["http://www.mendeley.com/documents/?uuid=ae295e6b-8993-49af-809f-7b821a8c1d8b"]}], "mendeley": {"formattedCitation": "(De Pury &amp; Farquhar, 1997)", "manua</meta:user-defined>
    <meta:user-defined meta:name="Mendeley_Bookmark_0t84XgShzY_9" meta:value-type="string">lFormatting": "De Pury &amp; Farquhar, 199", "plainTextFormattedCitation": "(De Pury &amp; Farquhar, 1997)", "previouslyFormattedCitation": "(De Pury &amp; Farquhar, 1997)"}, "properties": {"noteIndex": 0}, "schema": "https://github.com/citation-style-language/schema</meta:user-defined>
    <meta:user-defined meta:name="Mendeley_Bookmark_1ThADhDpiU_1" meta:value-type="string">ADDIN CSL_CITATION {"citationItems": [{"id": "ITEM-1", "itemData": {"DOI": "10.1078/1433-8319-00083", "ISSN": "14338319", "abstract": "Allocation is one of the central concepts in modern ecology, providing the basis for different strategies. Allocation in</meta:user-defined>
    <meta:user-defined meta:name="Mendeley_Bookmark_1ThADhDpiU_10" meta:value-type="string">on and Systematics", "id": "ITEM-1", "issue": "4", "issued": {"date-parts": [["2004"]]}, "page": "207-215", "title": "Allocation, plasticity and allometry in plants", "type": "article-journal", "volume": "6"}, "uris": ["http://www.mendeley.com/documents/?</meta:user-defined>
    <meta:user-defined meta:name="Mendeley_Bookmark_1ThADhDpiU_11" meta:value-type="string">uuid=b197ae7a-4434-4074-944c-a591edb94a3b"]}], "mendeley": {"formattedCitation": "(Weiner, 2004)", "plainTextFormattedCitation": "(Weiner, 2004)", "previouslyFormattedCitation": "(Weiner, 2004)"}, "properties": {"noteIndex": 0}, "schema": "https://github.</meta:user-defined>
    <meta:user-defined meta:name="Mendeley_Bookmark_1ThADhDpiU_12" meta:value-type="string">com/citation-style-language/schema/raw/master/csl-citation.json"}</meta:user-defined>
    <meta:user-defined meta:name="Mendeley_Bookmark_1ThADhDpiU_2" meta:value-type="string"> plants has been conceptualized as a proportional or ratio-driven process ('partitioning'). In this view, a plant has a given amount of resources at any point in time and it allocates these resources to different structures. But many plant ecological proc</meta:user-defined>
    <meta:user-defined meta:name="Mendeley_Bookmark_1ThADhDpiU_3" meta:value-type="string">esses are better understood in terms of growth and size than in terms of time. In an allometric perspective, allocation is seen as a size-dependent process: allometry is the quantitative relationship between growth and allocation. Therefore most questions</meta:user-defined>
    <meta:user-defined meta:name="Mendeley_Bookmark_1ThADhDpiU_4" meta:value-type="string"> of allocation should be posed allometrically, not as ratios or proportions. Plants evolve allometric patterns in response to numerous selection pressures and constraints, and these patterns explain many behaviours of plant populations. In the allometric </meta:user-defined>
    <meta:user-defined meta:name="Mendeley_Bookmark_1ThADhDpiU_5" meta:value-type="string">view, plasticity in allocation can be understood as a change in a plant's allometric trajectory in response to the environment. Some allocation patterns show relatively fixed allometric trajectories, varying in different environments primarily in the spee</meta:user-defined>
    <meta:user-defined meta:name="Mendeley_Bookmark_1ThADhDpiU_6" meta:value-type="string">d at which the trajectory is travelled, whereas other allocation patterns show great flexibility in their behaviour at a given size. Because plant growth is often indeterminate and its rate highly influenced by environmental conditions, 'plasticity in siz</meta:user-defined>
    <meta:user-defined meta:name="Mendeley_Bookmark_1ThADhDpiU_7" meta:value-type="string">e' is not a meaningful concept. We need a new way to classify, describe and analyze plant allocation and plasticity because the concepts 'trait' and 'plasticity' are too broad. Three degrees of plasticity can be distinguished: (1) allometric growth ('appa</meta:user-defined>
    <meta:user-defined meta:name="Mendeley_Bookmark_1ThADhDpiU_8" meta:value-type="string">rent plasticity'), (2) modular proliferation and local physiological adaptation, and (3) integrated plastic responses. Plasticity, which has evolved because it increases individual fitness, can be a disadvantage in plant production systems, where we want </meta:user-defined>
    <meta:user-defined meta:name="Mendeley_Bookmark_1ThADhDpiU_9" meta:value-type="string">to optimize population, not individual, performance.", "author": [{"dropping-particle": "", "family": "Weiner", "given": "Jacob", "non-dropping-particle": "", "parse-names": false, "suffix": ""}], "container-title": "Perspectives in Plant Ecology, Evoluti</meta:user-defined>
    <meta:user-defined meta:name="Mendeley_Bookmark_1kKroS0F8T_1" meta:value-type="string">ADDIN CSL_CITATION {"citationItems": [{"id": "ITEM-1", "itemData": {"DOI": "10.1093/treephys/9.1-2.255", "ISBN": "0829-318X (Print)", "ISSN": "1758-4469", "PMID": "14972868", "abstract": "Gross carbon budgets for vegetation in forest ecosystems are diffic</meta:user-defined>
    <meta:user-defined meta:name="Mendeley_Bookmark_1kKroS0F8T_10" meta:value-type="string">-style-language/schema/raw/master/csl-citation.json"}</meta:user-defined>
    <meta:user-defined meta:name="Mendeley_Bookmark_1kKroS0F8T_2" meta:value-type="string">ult to construct because of problems in scaling flux measurements made on small samples over short periods of time and in determining belowground carbon allocation. Recently, empirical relationships have been developed to estimate total belowground carbon</meta:user-defined>
    <meta:user-defined meta:name="Mendeley_Bookmark_1kKroS0F8T_3" meta:value-type="string"> allocation from litterfall, and maintenance respiration from tissue nitrogen content. I outline a method for estimating gross carbon budgets using these empirical relationships together with data readily available from ecosystem studies (aboveground wood</meta:user-defined>
    <meta:user-defined meta:name="Mendeley_Bookmark_1kKroS0F8T_4" meta:value-type="string"> and canopy production, aboveground wood and canopy biomass, litterfall, and tissue nitrogen contents). Estimates generated with this method are compared with annual carbon fixation estimates from the Forest-BGC model for a lodgepole pine (Pinus contorta </meta:user-defined>
    <meta:user-defined meta:name="Mendeley_Bookmark_1kKroS0F8T_5" meta:value-type="string">Dougl.) and a Pacific silver fir (Abies amabilis Dougl.) chronosequence.", "author": [{"dropping-particle": "", "family": "Ryan", "given": "Michael G.", "non-dropping-particle": "", "parse-names": false, "suffix": ""}], "container-title": "Tree physiology</meta:user-defined>
    <meta:user-defined meta:name="Mendeley_Bookmark_1kKroS0F8T_6" meta:value-type="string">", "id": "ITEM-1", "issue": "1_2", "issued": {"date-parts": [["1991"]]}, "page": "255-266", "title": "A simple method for estimating gross carbon budgets for vegetation in forest ecosystems.", "type": "article-journal", "volume": "9"}, "uris": ["http://ww</meta:user-defined>
    <meta:user-defined meta:name="Mendeley_Bookmark_1kKroS0F8T_7" meta:value-type="string">w.mendeley.com/documents/?uuid=d1f35ac7-937a-4bac-b3b3-6acb528bed98"]}, {"id": "ITEM-2", "itemData": {"author": [{"dropping-particle": "", "family": "Ryan", "given": "Michael G", "non-dropping-particle": "", "parse-names": false, "suffix": ""}], "id": "IT</meta:user-defined>
    <meta:user-defined meta:name="Mendeley_Bookmark_1kKroS0F8T_8" meta:value-type="string">EM-2", "issue": "2", "issued": {"date-parts": [["1991"]]}, "page": "157-167", "title": "Effects of Climate Change on Plant Respiration", "type": "article-journal", "volume": "1"}, "uris": ["http://www.mendeley.com/documents/?uuid=1cb935ce-6d3a-4c3e-92a5-4</meta:user-defined>
    <meta:user-defined meta:name="Mendeley_Bookmark_1kKroS0F8T_9" meta:value-type="string">d46950362a5"]}], "mendeley": {"formattedCitation": "(Ryan, 1991a, 1991b)", "plainTextFormattedCitation": "(Ryan, 1991a, 1991b)", "previouslyFormattedCitation": "(Ryan, 1991a, 1991b)"}, "properties": {"noteIndex": 0}, "schema": "https://github.com/citation</meta:user-defined>
    <meta:user-defined meta:name="Mendeley_Bookmark_2nnSPFp1M5_1" meta:value-type="string">ADDIN CSL_CITATION {"citationItems": [{"id": "ITEM-1", "itemData": {"DOI": "10.1046/j.1365-2745.1998.00306.x", "ISBN": "0022-0477", "ISSN": "00220477", "PMID": "21524132", "abstract": "0 It is useful to distinguish between the immediate e}ects of species </meta:user-defined>
    <meta:user-defined meta:name="Mendeley_Bookmark_2nnSPFp1M5_10" meta:value-type="string">ates against a background of declining diversity in the reservoir of colonizing transients\\ we may predict that a progressive loss of ecosystem functions will arise from the decline in the precision with which dominants can engage in the re!assembly and </meta:user-defined>
    <meta:user-defined meta:name="Mendeley_Bookmark_2nnSPFp1M5_11" meta:value-type="string">relocation of ecosystems", "author": [{"dropping-particle": "", "family": "Grime", "given": "J. P.", "non-dropping-particle": "", "parse-names": false, "suffix": ""}], "container-title": "Journal of Ecology", "id": "ITEM-1", "issue": "6", "issued": {"date</meta:user-defined>
    <meta:user-defined meta:name="Mendeley_Bookmark_2nnSPFp1M5_12" meta:value-type="string">-parts": [["1998"]]}, "page": "902-910", "title": "Benefits of plant diversity to ecosystems: Immediate, filter and founder effects", "type": "article-journal", "volume": "86"}, "uris": ["http://www.mendeley.com/documents/?uuid=942129f0-e642-45a8-9e7f-bcc</meta:user-defined>
    <meta:user-defined meta:name="Mendeley_Bookmark_2nnSPFp1M5_13" meta:value-type="string">cbaa69188"]}], "mendeley": {"formattedCitation": "(Grime, 1998)", "plainTextFormattedCitation": "(Grime, 1998)", "previouslyFormattedCitation": "(Grime, 1998)"}, "properties": {"noteIndex": 0}, "schema": "https://github.com/citation-style-language/schema/</meta:user-defined>
    <meta:user-defined meta:name="Mendeley_Bookmark_2nnSPFp1M5_14" meta:value-type="string">raw/master/csl-citation.json"}</meta:user-defined>
    <meta:user-defined meta:name="Mendeley_Bookmark_2nnSPFp1M5_2" meta:value-type="string">richness on ecosystems and those which become apparent on a longer time scale\\ described here as _lter and founder e}ects[ 1 Relationships between plant diversity and ecosystem properties can be explored by classifying component species into three catego</meta:user-defined>
    <meta:user-defined meta:name="Mendeley_Bookmark_2nnSPFp1M5_3" meta:value-type="string">ries \u00d0 dominants\\ subordinates and transients[ Dominants recur in particular vegetation types\\ are relatively large\\ exhibit coarse!grained foraging for resources and\\ as individual species\\ make a substantial contribution to the plant biomass[ </meta:user-defined>
    <meta:user-defined meta:name="Mendeley_Bookmark_2nnSPFp1M5_4" meta:value-type="string">Subordinates also show high _delity of association with particular vegetation types but they are smaller in stature\\ forage on a more restricted scale and tend to occupy microhabitats delimited by the architecture and phenology of their associated domina</meta:user-defined>
    <meta:user-defined meta:name="Mendeley_Bookmark_2nnSPFp1M5_5" meta:value-type="string">nts[ Transients comprise a heterogeneous assort! ment of species of low abundance and persistence^ a high proportion are juveniles of species that occur as dominants or subordinates in neighbouring ecosystems[ 2 A {mass ratio| theory proposes that immedia</meta:user-defined>
    <meta:user-defined meta:name="Mendeley_Bookmark_2nnSPFp1M5_6" meta:value-type="string">te controls are in proportion to inputs to primary production\\ are determined to an overwhelming extent by the traits and functional diversity of the dominant plants and are relatively insensitive to the richness of subordinates and transients[ Recent ex</meta:user-defined>
    <meta:user-defined meta:name="Mendeley_Bookmark_2nnSPFp1M5_7" meta:value-type="string">periments support the mass ratio hypothesis and the conclusion of Huston \"0886# that claims of immediate bene_ts of high species richness to ecosystem functions arise from misinterpretation of data[ 3 Attribution of immediate control to dominants does no</meta:user-defined>
    <meta:user-defined meta:name="Mendeley_Bookmark_2nnSPFp1M5_8" meta:value-type="string">t exclude subordinates and transients from involvement in the determination of ecosystem function and sustainability[ Both are suspected to play a crucial\\ if intermittent\\ role by in~uencing the recruitment of dominants[ Some subordinates may act as a </meta:user-defined>
    <meta:user-defined meta:name="Mendeley_Bookmark_2nnSPFp1M5_9" meta:value-type="string">_lter in~uencing regeneration by dominants following major perturbations[ 4 Transients originate from the seed rain and seed banks and provide an index of the pool of potential dominants and subordinates at speci_c sites[ Where the landscape carousel oper</meta:user-defined>
    <meta:user-defined meta:name="Mendeley_Bookmark_3sTqk8r17A_1" meta:value-type="string">ADDIN CSL_CITATION {"citationItems": [{"id": "ITEM-1", "itemData": {"DOI": "10.1029/2008GB003357", "ISBN": "0886-6236", "ISSN": "08866236", "abstract": "Tropical South America vegetation cover projections for the end of the century differ considerably dep</meta:user-defined>
    <meta:user-defined meta:name="Mendeley_Bookmark_3sTqk8r17A_2" meta:value-type="string">ending on climate scenario and also on how physiological processes are considered in vegetation models. In this paper we use a potential vegetation model (CPTEC-PVM2) to analyze biome distribution in tropical South America under a range of climate project</meta:user-defined>
    <meta:user-defined meta:name="Mendeley_Bookmark_3sTqk8r17A_3" meta:value-type="string">ions and a range of estimates about the effects of increased atmospheric CO2. We show that if the CO2 \u201cfertilization effect\u201d indeed takes place and is maintained in the long term in tropical forests, then it will avoid biome shifts in Amazonia i</meta:user-defined>
    <meta:user-defined meta:name="Mendeley_Bookmark_3sTqk8r17A_4" meta:value-type="string">n most of the climate scenarios, even if the effect of CO2 fertilization is halved. However, if CO2 fertilization does not play any important role on tropical forests in the future or if dry season is longer than 4 months (projected by 2/14 GCMs), then th</meta:user-defined>
    <meta:user-defined meta:name="Mendeley_Bookmark_3sTqk8r17A_5" meta:value-type="string">ere is replacement of large portions of Amazonia by tropical savanna.", "author": [{"dropping-particle": "", "family": "Lapola", "given": "David M.", "non-dropping-particle": "", "parse-names": false, "suffix": ""}, {"dropping-particle": "", "family": "Oy</meta:user-defined>
    <meta:user-defined meta:name="Mendeley_Bookmark_3sTqk8r17A_6" meta:value-type="string">ama", "given": "Marcos D.", "non-dropping-particle": "", "parse-names": false, "suffix": ""}, {"dropping-particle": "", "family": "Nobre", "given": "Carlos a.", "non-dropping-particle": "", "parse-names": false, "suffix": ""}], "container-title": "Global </meta:user-defined>
    <meta:user-defined meta:name="Mendeley_Bookmark_3sTqk8r17A_7" meta:value-type="string">Biogeochemical Cycles", "id": "ITEM-1", "issue": "August 2008", "issued": {"date-parts": [["2009"]]}, "page": "1-16", "title": "Exploring the range of climate biome projections for tropical South America: The role of CO2 fertilization and seasonality", "t</meta:user-defined>
    <meta:user-defined meta:name="Mendeley_Bookmark_3sTqk8r17A_8" meta:value-type="string">ype": "article-journal", "volume": "23"}, "uris": ["http://www.mendeley.com/documents/?uuid=53ddb5b2-3872-4924-9f7e-bb1397ab00a8"]}], "mendeley": {"formattedCitation": "(Lapola, Oyama, &amp; Nobre, 2009)", "plainTextFormattedCitation": "(Lapola, Oyama, &amp; Nobr</meta:user-defined>
    <meta:user-defined meta:name="Mendeley_Bookmark_3sTqk8r17A_9" meta:value-type="string">e, 2009)"}, "properties": {"noteIndex": 0}, "schema": "https://github.com/citation-style-language/schema/raw/master/csl-citation.json"}</meta:user-defined>
    <meta:user-defined meta:name="Mendeley_Bookmark_42FbVb4db6_1" meta:value-type="string">ADDIN CSL_CITATION {"citationItems": [{"id": "ITEM-1", "itemData": {"DOI": "10.1046/j.1365-2486.2003.00569.x", "ISBN": "1365-2486", "ISSN": "1354-1013", "PMID": "2488675", "abstract": "The Lund-Potsdam-Jena Dynamic Global Vegetation Model (LPJ) combines p</meta:user-defined>
    <meta:user-defined meta:name="Mendeley_Bookmark_42FbVb4db6_10" meta:value-type="string">dropping-particle": "", "family": "Sitch", "given": "S", "non-dropping-particle": "", "parse-names": false, "suffix": ""}, {"dropping-particle": "", "family": "Smith", "given": "B", "non-dropping-particle": "", "parse-names": false, "suffix": ""}, {"dropp</meta:user-defined>
    <meta:user-defined meta:name="Mendeley_Bookmark_42FbVb4db6_11" meta:value-type="string">ing-particle": "", "family": "Prentice", "given": "I C", "non-dropping-particle": "", "parse-names": false, "suffix": ""}, {"dropping-particle": "", "family": "Arneth", "given": "A", "non-dropping-particle": "", "parse-names": false, "suffix": ""}, {"drop</meta:user-defined>
    <meta:user-defined meta:name="Mendeley_Bookmark_42FbVb4db6_12" meta:value-type="string">ping-particle": "", "family": "Bondeau", "given": "A", "non-dropping-particle": "", "parse-names": false, "suffix": ""}, {"dropping-particle": "", "family": "Cramer", "given": "W", "non-dropping-particle": "", "parse-names": false, "suffix": ""}, {"droppi</meta:user-defined>
    <meta:user-defined meta:name="Mendeley_Bookmark_42FbVb4db6_13" meta:value-type="string">ng-particle": "", "family": "Kaplan", "given": "J O", "non-dropping-particle": "", "parse-names": false, "suffix": ""}, {"dropping-particle": "", "family": "Levis", "given": "S", "non-dropping-particle": "", "parse-names": false, "suffix": ""}, {"dropping</meta:user-defined>
    <meta:user-defined meta:name="Mendeley_Bookmark_42FbVb4db6_14" meta:value-type="string">-particle": "", "family": "Lucht", "given": "W", "non-dropping-particle": "", "parse-names": false, "suffix": ""}, {"dropping-particle": "", "family": "Sykes", "given": "M T", "non-dropping-particle": "", "parse-names": false, "suffix": ""}, {"dropping-pa</meta:user-defined>
    <meta:user-defined meta:name="Mendeley_Bookmark_42FbVb4db6_15" meta:value-type="string">rticle": "", "family": "Thonicke", "given": "K", "non-dropping-particle": "", "parse-names": false, "suffix": ""}, {"dropping-particle": "", "family": "Venevsky", "given": "S", "non-dropping-particle": "", "parse-names": false, "suffix": ""}], "container-</meta:user-defined>
    <meta:user-defined meta:name="Mendeley_Bookmark_42FbVb4db6_16" meta:value-type="string">title": "Global Change Biology", "id": "ITEM-1", "issue": "2", "issued": {"date-parts": [["2003"]]}, "page": "161-185", "title": "Evaluation of ecosystem dynamics, plant geography and terrestrial carbon cycling in the LPJ dynamic global vegetation model",</meta:user-defined>
    <meta:user-defined meta:name="Mendeley_Bookmark_42FbVb4db6_17" meta:value-type="string"> "type": "article", "volume": "9"}, "uris": ["http://www.mendeley.com/documents/?uuid=ec46db38-4075-4a44-a18a-f8a872c226e8"]}], "mendeley": {"formattedCitation": "(Sitch et al., 2003)", "plainTextFormattedCitation": "(Sitch et al., 2003)", "previouslyForm</meta:user-defined>
    <meta:user-defined meta:name="Mendeley_Bookmark_42FbVb4db6_18" meta:value-type="string">attedCitation": "(Sitch et al., 2003)"}, "properties": {"noteIndex": 0}, "schema": "https://github.com/citation-style-language/schema/raw/master/csl-citation.json"}</meta:user-defined>
    <meta:user-defined meta:name="Mendeley_Bookmark_42FbVb4db6_2" meta:value-type="string">rocess-based, large-scale representations of terrestrial vegetation dynamics and land-atmosphere carbon and water exchanges in a modular framework. Features include feedback through canopy conductance between photosynthesis and transpiration and interacti</meta:user-defined>
    <meta:user-defined meta:name="Mendeley_Bookmark_42FbVb4db6_3" meta:value-type="string">ve coupling between these 'fast' processes and other ecosystem processes including resource competition, tissue turnover, population dynamics, soil organic matter and litter dynamics and fire disturbance. Ten plants functional types (PFTs) are differentia</meta:user-defined>
    <meta:user-defined meta:name="Mendeley_Bookmark_42FbVb4db6_4" meta:value-type="string">ted by physiological, morphological, phenological, bioclimatic and fire-response attributes. Resource competition and differential responses to fire between PFTs influence their relative fractional cover from year to year. Photosynthesis, evapotranspirati</meta:user-defined>
    <meta:user-defined meta:name="Mendeley_Bookmark_42FbVb4db6_5" meta:value-type="string">on and soil water dynamics are modelled on a daily time step, while vegetation structure and PFT population densities are updated annually. Simulations have been made over the industrial period both for specific sites where field measurements were availab</meta:user-defined>
    <meta:user-defined meta:name="Mendeley_Bookmark_42FbVb4db6_6" meta:value-type="string">le for model evaluation, and globally on a 0.5\u00b0\u00b0 \u00d7 0.5\u00b0\u00b0 grid. Modelled vegetation patterns are consistent with observations, including remotely sensed vegetation structure and phenology. Seasonal cycles of net ecosystem exchange </meta:user-defined>
    <meta:user-defined meta:name="Mendeley_Bookmark_42FbVb4db6_7" meta:value-type="string">and soil moisture compare well with local measurements. Global carbon exchange fields used as input to an atmospheric tracer transport model (TM2) provided a good fit to observed seasonal cycles of CO2 concentration at all latitudes. Simulated inter-annua</meta:user-defined>
    <meta:user-defined meta:name="Mendeley_Bookmark_42FbVb4db6_8" meta:value-type="string">l variability of the global terrestrial carbon balance is in phase with and comparable in amplitude to observed variability in the growth rate of atmospheric CO2. Global terrestrial carbon and water cycle parameters (pool sizes and fluxes) lie within thei</meta:user-defined>
    <meta:user-defined meta:name="Mendeley_Bookmark_42FbVb4db6_9" meta:value-type="string">r accepted ranges. The model is being used to study past, present and future terrestrial ecosystem dynamics, biochemical and biophysical interactions between ecosystems and the atmosphere, and as a component of coupled Earth system models.", "author": [{"</meta:user-defined>
    <meta:user-defined meta:name="Mendeley_Bookmark_Hq07GYZsKt_1" meta:value-type="string">ADDIN CSL_CITATION {"citationItems": [{"id": "ITEM-1", "itemData": {"DOI": "10.1111/j.1365-2486.2010.02375.x", "ISBN": "1354-1013", "ISSN": "13541013", "PMID": "79955035036", "abstract": "Models of vegetation function are widely used to predict the effect</meta:user-defined>
    <meta:user-defined meta:name="Mendeley_Bookmark_Hq07GYZsKt_10" meta:value-type="string">, "family": "Duursma", "given": "Remko A.", "non-dropping-particle": "", "parse-names": false, "suffix": ""}, {"dropping-particle": "", "family": "Eamus", "given": "Derek", "non-dropping-particle": "", "parse-names": false, "suffix": ""}, {"dropping-parti</meta:user-defined>
    <meta:user-defined meta:name="Mendeley_Bookmark_Hq07GYZsKt_11" meta:value-type="string">cle": "", "family": "Ellsworth", "given": "David S.", "non-dropping-particle": "", "parse-names": false, "suffix": ""}, {"dropping-particle": "", "family": "Prentice", "given": "I. Colin", "non-dropping-particle": "", "parse-names": false, "suffix": ""}, </meta:user-defined>
    <meta:user-defined meta:name="Mendeley_Bookmark_Hq07GYZsKt_12" meta:value-type="string">{"dropping-particle": "", "family": "Barton", "given": "Craig V.M.", "non-dropping-particle": "", "parse-names": false, "suffix": ""}, {"dropping-particle": "", "family": "Crous", "given": "Kristine Y.", "non-dropping-particle": "", "parse-names": false, </meta:user-defined>
    <meta:user-defined meta:name="Mendeley_Bookmark_Hq07GYZsKt_13" meta:value-type="string">"suffix": ""}, {"dropping-particle": "", "family": "Angelis", "given": "Paolo", "non-dropping-particle": "De", "parse-names": false, "suffix": ""}, {"dropping-particle": "", "family": "Freeman", "given": "Michael", "non-dropping-particle": "", "parse-name</meta:user-defined>
    <meta:user-defined meta:name="Mendeley_Bookmark_Hq07GYZsKt_14" meta:value-type="string">s": false, "suffix": ""}, {"dropping-particle": "", "family": "Wingate", "given": "Lisa", "non-dropping-particle": "", "parse-names": false, "suffix": ""}], "container-title": "Global Change Biology", "id": "ITEM-1", "issue": "6", "issued": {"date-parts":</meta:user-defined>
    <meta:user-defined meta:name="Mendeley_Bookmark_Hq07GYZsKt_15" meta:value-type="string"> [["2011"]]}, "page": "2134-2144", "title": "Reconciling the optimal and empirical approaches to modelling stomatal conductance", "type": "article-journal", "volume": "17"}, "uris": ["http://www.mendeley.com/documents/?uuid=b90906f1-2fff-4fa7-aa5e-7cfe545</meta:user-defined>
    <meta:user-defined meta:name="Mendeley_Bookmark_Hq07GYZsKt_16" meta:value-type="string">ffba7"]}], "mendeley": {"formattedCitation": "(Medlyn et al., 2011)", "plainTextFormattedCitation": "(Medlyn et al., 2011)", "previouslyFormattedCitation": "(Medlyn et al., 2011)"}, "properties": {"noteIndex": 0}, "schema": "https://github.com/citation-st</meta:user-defined>
    <meta:user-defined meta:name="Mendeley_Bookmark_Hq07GYZsKt_17" meta:value-type="string">yle-language/schema/raw/master/csl-citation.json"}</meta:user-defined>
    <meta:user-defined meta:name="Mendeley_Bookmark_Hq07GYZsKt_2" meta:value-type="string">s\\nof climate change on carbon, water and nutrient cycles of terrestrial\\necosystems, and their feedbacks to climate. Stomatal conductance,\\nthe process that governs plant water use and carbon uptake, is fundamental\\nto such models. In this paper, we </meta:user-defined>
    <meta:user-defined meta:name="Mendeley_Bookmark_Hq07GYZsKt_3" meta:value-type="string">reconcile two long-standing theories\\nof stomatal conductance. The empirical approach, which is most commonly\\nused in vegetation models, is phenomenological, based on experimental\\nobservations of stomatal behaviour in response to environmental condit</meta:user-defined>
    <meta:user-defined meta:name="Mendeley_Bookmark_Hq07GYZsKt_4" meta:value-type="string">ions.\\nThe optimal approach is based on the theoretical argument that stomata\\nshould act to minimize the amount of water used per unit carbon gained.\\nWe reconcile these two approaches by showing that the theory of optimal\\nstomatal conductance can b</meta:user-defined>
    <meta:user-defined meta:name="Mendeley_Bookmark_Hq07GYZsKt_5" meta:value-type="string">e used to derive a model of stomatal conductance\\nthat is closely analogous to the empirical models. Consequently,\\nwe obtain a unified stomatal model which has a similar form to existing\\nempirical models, but which now provides a theoretical interpre</meta:user-defined>
    <meta:user-defined meta:name="Mendeley_Bookmark_Hq07GYZsKt_6" meta:value-type="string">tation\\nfor model parameter values. The key model parameter, g(1), is predicted\\nto increase with growth temperature and with the marginal water cost\\nof carbon gain. The new model is fitted to a range of datasets ranging\\nfrom tropical to boreal tree</meta:user-defined>
    <meta:user-defined meta:name="Mendeley_Bookmark_Hq07GYZsKt_7" meta:value-type="string">s. The parameter g(1) is shown to vary\\nwith growth temperature, as predicted, and also with plant functional\\ntype. The model is shown to correctly capture responses of stomatal\\nconductance to changing atmospheric CO2, and thus can be used to\\ntest </meta:user-defined>
    <meta:user-defined meta:name="Mendeley_Bookmark_Hq07GYZsKt_8" meta:value-type="string">for stomatal acclimation to elevated CO2. The reconciliation\\nof the optimal and empirical approaches to modelling stomatal conductance\\nis important for global change biology because it provides a simple\\ntheoretical framework for analyzing, and simul</meta:user-defined>
    <meta:user-defined meta:name="Mendeley_Bookmark_Hq07GYZsKt_9" meta:value-type="string">ating, the coupling\\nbetween carbon and water cycles under environmental change. ", "author": [{"dropping-particle": "", "family": "Medlyn", "given": "Belinda E.", "non-dropping-particle": "", "parse-names": false, "suffix": ""}, {"dropping-particle": ""</meta:user-defined>
    <meta:user-defined meta:name="Mendeley_Bookmark_Llx9Hm1zOh_1" meta:value-type="string">ADDIN CSL_CITATION {"citationItems": [{"id": "ITEM-1", "itemData": {"DOI": "10.5065/D6P26W36 CN - 03559 LA - en", "abstract": "A Dynamic Global Vegetation Model (DGVM) has been coupled to the Community Land Model (CLM3.0). We refer to this coupled model a</meta:user-defined>
    <meta:user-defined meta:name="Mendeley_Bookmark_Llx9Hm1zOh_10" meta:value-type="string"> coupling between these 'fast' processes and other ecosystem processes including resource competition, tissue turnover, population dynamics, soil organic matter and litter dynamics and fire disturbance. Ten plants functional types (PFTs) are differentiate</meta:user-defined>
    <meta:user-defined meta:name="Mendeley_Bookmark_Llx9Hm1zOh_11" meta:value-type="string">d by physiological, morphological, phenological, bioclimatic and fire-response attributes. Resource competition and differential responses to fire between PFTs influence their relative fractional cover from year to year. Photosynthesis, evapotranspiration</meta:user-defined>
    <meta:user-defined meta:name="Mendeley_Bookmark_Llx9Hm1zOh_12" meta:value-type="string"> and soil water dynamics are modelled on a daily time step, while vegetation structure and PFT population densities are updated annually. Simulations have been made over the industrial period both for specific sites where field measurements were available</meta:user-defined>
    <meta:user-defined meta:name="Mendeley_Bookmark_Llx9Hm1zOh_13" meta:value-type="string"> for model evaluation, and globally on a 0.5\u00b0\u00b0 \u00d7 0.5\u00b0\u00b0 grid. Modelled vegetation patterns are consistent with observations, including remotely sensed vegetation structure and phenology. Seasonal cycles of net ecosystem exchange an</meta:user-defined>
    <meta:user-defined meta:name="Mendeley_Bookmark_Llx9Hm1zOh_14" meta:value-type="string">d soil moisture compare well with local measurements. Global carbon exchange fields used as input to an atmospheric tracer transport model (TM2) provided a good fit to observed seasonal cycles of CO2 concentration at all latitudes. Simulated inter-annual </meta:user-defined>
    <meta:user-defined meta:name="Mendeley_Bookmark_Llx9Hm1zOh_15" meta:value-type="string">variability of the global terrestrial carbon balance is in phase with and comparable in amplitude to observed variability in the growth rate of atmospheric CO2. Global terrestrial carbon and water cycle parameters (pool sizes and fluxes) lie within their </meta:user-defined>
    <meta:user-defined meta:name="Mendeley_Bookmark_Llx9Hm1zOh_16" meta:value-type="string">accepted ranges. The model is being used to study past, present and future terrestrial ecosystem dynamics, biochemical and biophysical interactions between ecosystems and the atmosphere, and as a component of coupled Earth system models.", "author": [{"dr</meta:user-defined>
    <meta:user-defined meta:name="Mendeley_Bookmark_Llx9Hm1zOh_17" meta:value-type="string">opping-particle": "", "family": "Sitch", "given": "S", "non-dropping-particle": "", "parse-names": false, "suffix": ""}, {"dropping-particle": "", "family": "Smith", "given": "B", "non-dropping-particle": "", "parse-names": false, "suffix": ""}, {"droppin</meta:user-defined>
    <meta:user-defined meta:name="Mendeley_Bookmark_Llx9Hm1zOh_18" meta:value-type="string">g-particle": "", "family": "Prentice", "given": "I C", "non-dropping-particle": "", "parse-names": false, "suffix": ""}, {"dropping-particle": "", "family": "Arneth", "given": "A", "non-dropping-particle": "", "parse-names": false, "suffix": ""}, {"droppi</meta:user-defined>
    <meta:user-defined meta:name="Mendeley_Bookmark_Llx9Hm1zOh_19" meta:value-type="string">ng-particle": "", "family": "Bondeau", "given": "A", "non-dropping-particle": "", "parse-names": false, "suffix": ""}, {"dropping-particle": "", "family": "Cramer", "given": "W", "non-dropping-particle": "", "parse-names": false, "suffix": ""}, {"dropping</meta:user-defined>
    <meta:user-defined meta:name="Mendeley_Bookmark_Llx9Hm1zOh_2" meta:value-type="string">s CLM-DGVM. The present document serves as a combined technical description and user\u2019s guide for this model. The technical description is designed to be used in conjunction with the source code to ex- plain the processes included in the DGVM. The use</meta:user-defined>
    <meta:user-defined meta:name="Mendeley_Bookmark_Llx9Hm1zOh_20" meta:value-type="string">-particle": "", "family": "Kaplan", "given": "J O", "non-dropping-particle": "", "parse-names": false, "suffix": ""}, {"dropping-particle": "", "family": "Levis", "given": "S", "non-dropping-particle": "", "parse-names": false, "suffix": ""}, {"dropping-p</meta:user-defined>
    <meta:user-defined meta:name="Mendeley_Bookmark_Llx9Hm1zOh_21" meta:value-type="string">article": "", "family": "Lucht", "given": "W", "non-dropping-particle": "", "parse-names": false, "suffix": ""}, {"dropping-particle": "", "family": "Sykes", "given": "M T", "non-dropping-particle": "", "parse-names": false, "suffix": ""}, {"dropping-part</meta:user-defined>
    <meta:user-defined meta:name="Mendeley_Bookmark_Llx9Hm1zOh_22" meta:value-type="string">icle": "", "family": "Thonicke", "given": "K", "non-dropping-particle": "", "parse-names": false, "suffix": ""}, {"dropping-particle": "", "family": "Venevsky", "given": "S", "non-dropping-particle": "", "parse-names": false, "suffix": ""}], "container-ti</meta:user-defined>
    <meta:user-defined meta:name="Mendeley_Bookmark_Llx9Hm1zOh_23" meta:value-type="string">tle": "Global Change Biology", "id": "ITEM-2", "issue": "2", "issued": {"date-parts": [["2003"]]}, "page": "161-185", "title": "Evaluation of ecosystem dynamics, plant geography and terrestrial carbon cycling in the LPJ dynamic global vegetation model", "</meta:user-defined>
    <meta:user-defined meta:name="Mendeley_Bookmark_Llx9Hm1zOh_24" meta:value-type="string">type": "article", "volume": "9"}, "uris": ["http://www.mendeley.com/documents/?uuid=ec46db38-4075-4a44-a18a-f8a872c226e8"]}], "mendeley": {"formattedCitation": "(Levis, Bonan, Vertenstein, &amp; Oleson, 2004; Sitch et al., 2003)", "plainTextFormattedCitation"</meta:user-defined>
    <meta:user-defined meta:name="Mendeley_Bookmark_Llx9Hm1zOh_25" meta:value-type="string">: "(Levis, Bonan, Vertenstein, &amp; Oleson, 2004; Sitch et al., 2003)", "previouslyFormattedCitation": "(Levis, Bonan, Vertenstein, &amp; Oleson, 2004; Sitch et al., 2003)"}, "properties": {"noteIndex": 0}, "schema": "https://github.com/citation-style-language/s</meta:user-defined>
    <meta:user-defined meta:name="Mendeley_Bookmark_Llx9Hm1zOh_26" meta:value-type="string">chema/raw/master/csl-citation.json"}</meta:user-defined>
    <meta:user-defined meta:name="Mendeley_Bookmark_Llx9Hm1zOh_3" meta:value-type="string">r\u2019s guide provides information on running CLM-DGVM. This document is considered an addendum to the standard CLM technical description (Oleson et al. 2004), user\u2019s guide (Vertenstein et al. 2004), devel- oper\u2019s guide (Hoffman et al. 2004), a</meta:user-defined>
    <meta:user-defined meta:name="Mendeley_Bookmark_Llx9Hm1zOh_4" meta:value-type="string">nd other available CLM and Community Climate System Model (CCSM) documentation. The CLM-DGVM work summarized here was supported in part by the NASA Land Cover Land Use Change program through grant W- 19,735. ___________", "author": [{"dropping-particle": </meta:user-defined>
    <meta:user-defined meta:name="Mendeley_Bookmark_Llx9Hm1zOh_5" meta:value-type="string">"", "family": "Levis", "given": "S", "non-dropping-particle": "", "parse-names": false, "suffix": ""}, {"dropping-particle": "", "family": "Bonan", "given": "G B", "non-dropping-particle": "", "parse-names": false, "suffix": ""}, {"dropping-particle": "",</meta:user-defined>
    <meta:user-defined meta:name="Mendeley_Bookmark_Llx9Hm1zOh_6" meta:value-type="string"> "family": "Vertenstein", "given": "M", "non-dropping-particle": "", "parse-names": false, "suffix": ""}, {"dropping-particle": "", "family": "Oleson", "given": "K W", "non-dropping-particle": "", "parse-names": false, "suffix": ""}], "container-title": "</meta:user-defined>
    <meta:user-defined meta:name="Mendeley_Bookmark_Llx9Hm1zOh_7" meta:value-type="string">Ncar/Tn-459+Ia", "id": "ITEM-1", "issued": {"date-parts": [["2004"]]}, "page": "50", "title": "The Community Land Model\u2019s Dynamic Global Vegetation Model (CLM-DGVM)", "type": "article-journal"}, "uris": ["http://www.mendeley.com/documents/?uuid=ac91d</meta:user-defined>
    <meta:user-defined meta:name="Mendeley_Bookmark_Llx9Hm1zOh_8" meta:value-type="string">894-27b5-4a7b-94e7-adf2c807cd02"]}, {"id": "ITEM-2", "itemData": {"DOI": "10.1046/j.1365-2486.2003.00569.x", "ISBN": "1365-2486", "ISSN": "1354-1013", "PMID": "2488675", "abstract": "The Lund-Potsdam-Jena Dynamic Global Vegetation Model (LPJ) combines pro</meta:user-defined>
    <meta:user-defined meta:name="Mendeley_Bookmark_Llx9Hm1zOh_9" meta:value-type="string">cess-based, large-scale representations of terrestrial vegetation dynamics and land-atmosphere carbon and water exchanges in a modular framework. Features include feedback through canopy conductance between photosynthesis and transpiration and interactive</meta:user-defined>
    <meta:user-defined meta:name="Mendeley_Bookmark_NLNk3oomhn_1" meta:value-type="string">ADDIN CSL_CITATION {"citationItems": [{"id": "ITEM-1", "itemData": {"author": [{"dropping-particle": "", "family": "Wright", "given": "Ian J", "non-dropping-particle": "", "parse-names": false, "suffix": ""}, {"dropping-particle": "", "family": "Reich", "</meta:user-defined>
    <meta:user-defined meta:name="Mendeley_Bookmark_NLNk3oomhn_10" meta:value-type="string">ormattedCitation": "(Wright et al., 2004)", "previouslyFormattedCitation": "(Wright et al., 2004)"}, "properties": {"noteIndex": 0}, "schema": "https://github.com/citation-style-language/schema/raw/master/csl-citation.json"}</meta:user-defined>
    <meta:user-defined meta:name="Mendeley_Bookmark_NLNk3oomhn_2" meta:value-type="string">given": "Peter B", "non-dropping-particle": "", "parse-names": false, "suffix": ""}, {"dropping-particle": "", "family": "Westoby", "given": "Mark", "non-dropping-particle": "", "parse-names": false, "suffix": ""}, {"dropping-particle": "", "family": "Ack</meta:user-defined>
    <meta:user-defined meta:name="Mendeley_Bookmark_NLNk3oomhn_3" meta:value-type="string">erly", "given": "David D", "non-dropping-particle": "", "parse-names": false, "suffix": ""}, {"dropping-particle": "", "family": "Baruch", "given": "Zdravko", "non-dropping-particle": "", "parse-names": false, "suffix": ""}, {"dropping-particle": "", "fam</meta:user-defined>
    <meta:user-defined meta:name="Mendeley_Bookmark_NLNk3oomhn_4" meta:value-type="string">ily": "Bongers", "given": "Frans", "non-dropping-particle": "", "parse-names": false, "suffix": ""}, {"dropping-particle": "", "family": "Cavender-bares", "given": "Jeannine", "non-dropping-particle": "", "parse-names": false, "suffix": ""}, {"dropping-pa</meta:user-defined>
    <meta:user-defined meta:name="Mendeley_Bookmark_NLNk3oomhn_5" meta:value-type="string">rticle": "", "family": "Chapin", "given": "Terry", "non-dropping-particle": "", "parse-names": false, "suffix": ""}, {"dropping-particle": "", "family": "Cornelissen", "given": "Johannes H C", "non-dropping-particle": "", "parse-names": false, "suffix": "</meta:user-defined>
    <meta:user-defined meta:name="Mendeley_Bookmark_NLNk3oomhn_6" meta:value-type="string">"}, {"dropping-particle": "", "family": "Diemer", "given": "Matthias", "non-dropping-particle": "", "parse-names": false, "suffix": ""}, {"dropping-particle": "", "family": "Flexas", "given": "Jaume", "non-dropping-particle": "", "parse-names": false, "su</meta:user-defined>
    <meta:user-defined meta:name="Mendeley_Bookmark_NLNk3oomhn_7" meta:value-type="string">ffix": ""}, {"dropping-particle": "", "family": "Garnier", "given": "Eric", "non-dropping-particle": "", "parse-names": false, "suffix": ""}, {"dropping-particle": "", "family": "Groom", "given": "Philip K", "non-dropping-particle": "", "parse-names": fal</meta:user-defined>
    <meta:user-defined meta:name="Mendeley_Bookmark_NLNk3oomhn_8" meta:value-type="string">se, "suffix": ""}, {"dropping-particle": "", "family": "Gulias", "given": "Javier", "non-dropping-particle": "", "parse-names": false, "suffix": ""}], "container-title": "Nature", "id": "ITEM-1", "issued": {"date-parts": [["2004"]]}, "page": "821-827", "t</meta:user-defined>
    <meta:user-defined meta:name="Mendeley_Bookmark_NLNk3oomhn_9" meta:value-type="string">itle": "The worldwide leaf economics spectrum", "type": "article-journal", "volume": "428"}, "uris": ["http://www.mendeley.com/documents/?uuid=482d7c52-def4-4d88-b873-10d24ecf918e"]}], "mendeley": {"formattedCitation": "(Wright et al., 2004)", "plainTextF</meta:user-defined>
    <meta:user-defined meta:name="Mendeley_Bookmark_TKgspwcuU0_1" meta:value-type="string">ADDIN CSL_CITATION {"citationItems": [{"id": "ITEM-1", "itemData": {"DOI": "10.1078/1433-8319-00083", "ISSN": "14338319", "abstract": "Allocation is one of the central concepts in modern ecology, providing the basis for different strategies. Allocation in</meta:user-defined>
    <meta:user-defined meta:name="Mendeley_Bookmark_TKgspwcuU0_10" meta:value-type="string">on and Systematics", "id": "ITEM-1", "issue": "4", "issued": {"date-parts": [["2004"]]}, "page": "207-215", "title": "Allocation, plasticity and allometry in plants", "type": "article-journal", "volume": "6"}, "uris": ["http://www.mendeley.com/documents/?</meta:user-defined>
    <meta:user-defined meta:name="Mendeley_Bookmark_TKgspwcuU0_11" meta:value-type="string">uuid=b197ae7a-4434-4074-944c-a591edb94a3b"]}], "mendeley": {"formattedCitation": "(Weiner, 2004)", "plainTextFormattedCitation": "(Weiner, 2004)", "previouslyFormattedCitation": "(Weiner, 2004)"}, "properties": {"noteIndex": 0}, "schema": "https://github.</meta:user-defined>
    <meta:user-defined meta:name="Mendeley_Bookmark_TKgspwcuU0_12" meta:value-type="string">com/citation-style-language/schema/raw/master/csl-citation.json"}</meta:user-defined>
    <meta:user-defined meta:name="Mendeley_Bookmark_TKgspwcuU0_2" meta:value-type="string"> plants has been conceptualized as a proportional or ratio-driven process ('partitioning'). In this view, a plant has a given amount of resources at any point in time and it allocates these resources to different structures. But many plant ecological proc</meta:user-defined>
    <meta:user-defined meta:name="Mendeley_Bookmark_TKgspwcuU0_3" meta:value-type="string">esses are better understood in terms of growth and size than in terms of time. In an allometric perspective, allocation is seen as a size-dependent process: allometry is the quantitative relationship between growth and allocation. Therefore most questions</meta:user-defined>
    <meta:user-defined meta:name="Mendeley_Bookmark_TKgspwcuU0_4" meta:value-type="string"> of allocation should be posed allometrically, not as ratios or proportions. Plants evolve allometric patterns in response to numerous selection pressures and constraints, and these patterns explain many behaviours of plant populations. In the allometric </meta:user-defined>
    <meta:user-defined meta:name="Mendeley_Bookmark_TKgspwcuU0_5" meta:value-type="string">view, plasticity in allocation can be understood as a change in a plant's allometric trajectory in response to the environment. Some allocation patterns show relatively fixed allometric trajectories, varying in different environments primarily in the spee</meta:user-defined>
    <meta:user-defined meta:name="Mendeley_Bookmark_TKgspwcuU0_6" meta:value-type="string">d at which the trajectory is travelled, whereas other allocation patterns show great flexibility in their behaviour at a given size. Because plant growth is often indeterminate and its rate highly influenced by environmental conditions, 'plasticity in siz</meta:user-defined>
    <meta:user-defined meta:name="Mendeley_Bookmark_TKgspwcuU0_7" meta:value-type="string">e' is not a meaningful concept. We need a new way to classify, describe and analyze plant allocation and plasticity because the concepts 'trait' and 'plasticity' are too broad. Three degrees of plasticity can be distinguished: (1) allometric growth ('appa</meta:user-defined>
    <meta:user-defined meta:name="Mendeley_Bookmark_TKgspwcuU0_8" meta:value-type="string">rent plasticity'), (2) modular proliferation and local physiological adaptation, and (3) integrated plastic responses. Plasticity, which has evolved because it increases individual fitness, can be a disadvantage in plant production systems, where we want </meta:user-defined>
    <meta:user-defined meta:name="Mendeley_Bookmark_TKgspwcuU0_9" meta:value-type="string">to optimize population, not individual, performance.", "author": [{"dropping-particle": "", "family": "Weiner", "given": "Jacob", "non-dropping-particle": "", "parse-names": false, "suffix": ""}], "container-title": "Perspectives in Plant Ecology, Evoluti</meta:user-defined>
    <meta:user-defined meta:name="Mendeley_Bookmark_TMhFULu2pp_1" meta:value-type="string">ADDIN CSL_CITATION {"citationItems": [{"id": "ITEM-1", "itemData": {"author": [{"dropping-particle": "", "family": "Wright", "given": "Ian J", "non-dropping-particle": "", "parse-names": false, "suffix": ""}, {"dropping-particle": "", "family": "Reich", "</meta:user-defined>
    <meta:user-defined meta:name="Mendeley_Bookmark_TMhFULu2pp_10" meta:value-type="string">ormattedCitation": "(Wright et al., 2004)", "previouslyFormattedCitation": "(Wright et al., 2004)"}, "properties": {"noteIndex": 0}, "schema": "https://github.com/citation-style-language/schema/raw/master/csl-citation.json"}</meta:user-defined>
    <meta:user-defined meta:name="Mendeley_Bookmark_TMhFULu2pp_2" meta:value-type="string">given": "Peter B", "non-dropping-particle": "", "parse-names": false, "suffix": ""}, {"dropping-particle": "", "family": "Westoby", "given": "Mark", "non-dropping-particle": "", "parse-names": false, "suffix": ""}, {"dropping-particle": "", "family": "Ack</meta:user-defined>
    <meta:user-defined meta:name="Mendeley_Bookmark_TMhFULu2pp_3" meta:value-type="string">erly", "given": "David D", "non-dropping-particle": "", "parse-names": false, "suffix": ""}, {"dropping-particle": "", "family": "Baruch", "given": "Zdravko", "non-dropping-particle": "", "parse-names": false, "suffix": ""}, {"dropping-particle": "", "fam</meta:user-defined>
    <meta:user-defined meta:name="Mendeley_Bookmark_TMhFULu2pp_4" meta:value-type="string">ily": "Bongers", "given": "Frans", "non-dropping-particle": "", "parse-names": false, "suffix": ""}, {"dropping-particle": "", "family": "Cavender-bares", "given": "Jeannine", "non-dropping-particle": "", "parse-names": false, "suffix": ""}, {"dropping-pa</meta:user-defined>
    <meta:user-defined meta:name="Mendeley_Bookmark_TMhFULu2pp_5" meta:value-type="string">rticle": "", "family": "Chapin", "given": "Terry", "non-dropping-particle": "", "parse-names": false, "suffix": ""}, {"dropping-particle": "", "family": "Cornelissen", "given": "Johannes H C", "non-dropping-particle": "", "parse-names": false, "suffix": "</meta:user-defined>
    <meta:user-defined meta:name="Mendeley_Bookmark_TMhFULu2pp_6" meta:value-type="string">"}, {"dropping-particle": "", "family": "Diemer", "given": "Matthias", "non-dropping-particle": "", "parse-names": false, "suffix": ""}, {"dropping-particle": "", "family": "Flexas", "given": "Jaume", "non-dropping-particle": "", "parse-names": false, "su</meta:user-defined>
    <meta:user-defined meta:name="Mendeley_Bookmark_TMhFULu2pp_7" meta:value-type="string">ffix": ""}, {"dropping-particle": "", "family": "Garnier", "given": "Eric", "non-dropping-particle": "", "parse-names": false, "suffix": ""}, {"dropping-particle": "", "family": "Groom", "given": "Philip K", "non-dropping-particle": "", "parse-names": fal</meta:user-defined>
    <meta:user-defined meta:name="Mendeley_Bookmark_TMhFULu2pp_8" meta:value-type="string">se, "suffix": ""}, {"dropping-particle": "", "family": "Gulias", "given": "Javier", "non-dropping-particle": "", "parse-names": false, "suffix": ""}], "container-title": "Nature", "id": "ITEM-1", "issued": {"date-parts": [["2004"]]}, "page": "821-827", "t</meta:user-defined>
    <meta:user-defined meta:name="Mendeley_Bookmark_TMhFULu2pp_9" meta:value-type="string">itle": "The worldwide leaf economics spectrum", "type": "article-journal", "volume": "428"}, "uris": ["http://www.mendeley.com/documents/?uuid=482d7c52-def4-4d88-b873-10d24ecf918e"]}], "mendeley": {"formattedCitation": "(Wright et al., 2004)", "plainTextF</meta:user-defined>
    <meta:user-defined meta:name="Mendeley_Bookmark_UTLkGZazbU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UTLkGZazbU_10" meta:value-type="string">p://www.mendeley.com/documents/?uuid=8ce3b2f6-0f0e-4133-916b-50a65aad8aed"]}], "mendeley": {"formattedCitation": "(Scheiter, Langan, &amp; Higgins, 2013)", "plainTextFormattedCitation": "(Scheiter, Langan, &amp; Higgins, 2013)", "previouslyFormattedCitation": "(S</meta:user-defined>
    <meta:user-defined meta:name="Mendeley_Bookmark_UTLkGZazbU_11" meta:value-type="string">cheiter, Langan, &amp; Higgins, 2013)"}, "properties": {"noteIndex": 0}, "schema": "https://github.com/citation-style-language/schema/raw/master/csl-citation.json"}</meta:user-defined>
    <meta:user-defined meta:name="Mendeley_Bookmark_UTLkGZazbU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UTLkGZazbU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UTLkGZazbU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UTLkGZazbU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UTLkGZazbU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UTLkGZazbU_7" meta:value-type="string">een functional plant biologists and vegetation modellers.", "author": [{"dropping-particle": "", "family": "Scheiter", "given": "Simon", "non-dropping-particle": "", "parse-names": false, "suffix": ""}, {"dropping-particle": "", "family": "Langan", "given</meta:user-defined>
    <meta:user-defined meta:name="Mendeley_Bookmark_UTLkGZazbU_8" meta:value-type="string">": "Liam", "non-dropping-particle": "", "parse-names": false, "suffix": ""}, {"dropping-particle": "", "family": "Higgins", "given": "Steven I", "non-dropping-particle": "", "parse-names": false, "suffix": ""}], "container-title": "The New phytologist", "</meta:user-defined>
    <meta:user-defined meta:name="Mendeley_Bookmark_UTLkGZazbU_9" meta:value-type="string">id": "ITEM-1", "issue": "3", "issued": {"date-parts": [["2013"]]}, "note": "okkkk", "page": "957-69", "title": "Next-generation dynamic global vegetation models: learning from community ecology.", "type": "article-journal", "volume": "198"}, "uris": ["htt</meta:user-defined>
    <meta:user-defined meta:name="Mendeley_Bookmark_UVmWCRvYCW_1" meta:value-type="string">ADDIN CSL_CITATION {"citationItems": [{"id": "ITEM-1", "itemData": {"DOI": "10.1029/2008GB003357", "ISBN": "0886-6236", "ISSN": "08866236", "abstract": "Tropical South America vegetation cover projections for the end of the century differ considerably dep</meta:user-defined>
    <meta:user-defined meta:name="Mendeley_Bookmark_UVmWCRvYCW_2" meta:value-type="string">ending on climate scenario and also on how physiological processes are considered in vegetation models. In this paper we use a potential vegetation model (CPTEC-PVM2) to analyze biome distribution in tropical South America under a range of climate project</meta:user-defined>
    <meta:user-defined meta:name="Mendeley_Bookmark_UVmWCRvYCW_3" meta:value-type="string">ions and a range of estimates about the effects of increased atmospheric CO2. We show that if the CO2 \u201cfertilization effect\u201d indeed takes place and is maintained in the long term in tropical forests, then it will avoid biome shifts in Amazonia i</meta:user-defined>
    <meta:user-defined meta:name="Mendeley_Bookmark_UVmWCRvYCW_4" meta:value-type="string">n most of the climate scenarios, even if the effect of CO2 fertilization is halved. However, if CO2 fertilization does not play any important role on tropical forests in the future or if dry season is longer than 4 months (projected by 2/14 GCMs), then th</meta:user-defined>
    <meta:user-defined meta:name="Mendeley_Bookmark_UVmWCRvYCW_5" meta:value-type="string">ere is replacement of large portions of Amazonia by tropical savanna.", "author": [{"dropping-particle": "", "family": "Lapola", "given": "David M.", "non-dropping-particle": "", "parse-names": false, "suffix": ""}, {"dropping-particle": "", "family": "Oy</meta:user-defined>
    <meta:user-defined meta:name="Mendeley_Bookmark_UVmWCRvYCW_6" meta:value-type="string">ama", "given": "Marcos D.", "non-dropping-particle": "", "parse-names": false, "suffix": ""}, {"dropping-particle": "", "family": "Nobre", "given": "Carlos a.", "non-dropping-particle": "", "parse-names": false, "suffix": ""}], "container-title": "Global </meta:user-defined>
    <meta:user-defined meta:name="Mendeley_Bookmark_UVmWCRvYCW_7" meta:value-type="string">Biogeochemical Cycles", "id": "ITEM-1", "issue": "August 2008", "issued": {"date-parts": [["2009"]]}, "page": "1-16", "title": "Exploring the range of climate biome projections for tropical South America: The role of CO2 fertilization and seasonality", "t</meta:user-defined>
    <meta:user-defined meta:name="Mendeley_Bookmark_UVmWCRvYCW_8" meta:value-type="string">ype": "article-journal", "volume": "23"}, "uris": ["http://www.mendeley.com/documents/?uuid=53ddb5b2-3872-4924-9f7e-bb1397ab00a8"]}], "mendeley": {"formattedCitation": "(Lapola, Oyama, &amp; Nobre, 2009)", "plainTextFormattedCitation": "(Lapola, Oyama, &amp; Nobr</meta:user-defined>
    <meta:user-defined meta:name="Mendeley_Bookmark_UVmWCRvYCW_9" meta:value-type="string">e, 2009)"}, "properties": {"noteIndex": 0}, "schema": "https://github.com/citation-style-language/schema/raw/master/csl-citation.json"}</meta:user-defined>
    <meta:user-defined meta:name="Mendeley_Bookmark_XyOat7Ou5T_1" meta:value-type="string">ADDIN CSL_CITATION {"citationItems": [{"id": "ITEM-1", "itemData": {"DOI": "10.5065/D6P26W36 CN - 03559 LA - en", "abstract": "A Dynamic Global Vegetation Model (DGVM) has been coupled to the Community Land Model (CLM3.0). We refer to this coupled model a</meta:user-defined>
    <meta:user-defined meta:name="Mendeley_Bookmark_XyOat7Ou5T_10" meta:value-type="string"> coupling between these 'fast' processes and other ecosystem processes including resource competition, tissue turnover, population dynamics, soil organic matter and litter dynamics and fire disturbance. Ten plants functional types (PFTs) are differentiate</meta:user-defined>
    <meta:user-defined meta:name="Mendeley_Bookmark_XyOat7Ou5T_11" meta:value-type="string">d by physiological, morphological, phenological, bioclimatic and fire-response attributes. Resource competition and differential responses to fire between PFTs influence their relative fractional cover from year to year. Photosynthesis, evapotranspiration</meta:user-defined>
    <meta:user-defined meta:name="Mendeley_Bookmark_XyOat7Ou5T_12" meta:value-type="string"> and soil water dynamics are modelled on a daily time step, while vegetation structure and PFT population densities are updated annually. Simulations have been made over the industrial period both for specific sites where field measurements were available</meta:user-defined>
    <meta:user-defined meta:name="Mendeley_Bookmark_XyOat7Ou5T_13" meta:value-type="string"> for model evaluation, and globally on a 0.5\u00b0\u00b0 \u00d7 0.5\u00b0\u00b0 grid. Modelled vegetation patterns are consistent with observations, including remotely sensed vegetation structure and phenology. Seasonal cycles of net ecosystem exchange an</meta:user-defined>
    <meta:user-defined meta:name="Mendeley_Bookmark_XyOat7Ou5T_14" meta:value-type="string">d soil moisture compare well with local measurements. Global carbon exchange fields used as input to an atmospheric tracer transport model (TM2) provided a good fit to observed seasonal cycles of CO2 concentration at all latitudes. Simulated inter-annual </meta:user-defined>
    <meta:user-defined meta:name="Mendeley_Bookmark_XyOat7Ou5T_15" meta:value-type="string">variability of the global terrestrial carbon balance is in phase with and comparable in amplitude to observed variability in the growth rate of atmospheric CO2. Global terrestrial carbon and water cycle parameters (pool sizes and fluxes) lie within their </meta:user-defined>
    <meta:user-defined meta:name="Mendeley_Bookmark_XyOat7Ou5T_16" meta:value-type="string">accepted ranges. The model is being used to study past, present and future terrestrial ecosystem dynamics, biochemical and biophysical interactions between ecosystems and the atmosphere, and as a component of coupled Earth system models.", "author": [{"dr</meta:user-defined>
    <meta:user-defined meta:name="Mendeley_Bookmark_XyOat7Ou5T_17" meta:value-type="string">opping-particle": "", "family": "Sitch", "given": "S", "non-dropping-particle": "", "parse-names": false, "suffix": ""}, {"dropping-particle": "", "family": "Smith", "given": "B", "non-dropping-particle": "", "parse-names": false, "suffix": ""}, {"droppin</meta:user-defined>
    <meta:user-defined meta:name="Mendeley_Bookmark_XyOat7Ou5T_18" meta:value-type="string">g-particle": "", "family": "Prentice", "given": "I C", "non-dropping-particle": "", "parse-names": false, "suffix": ""}, {"dropping-particle": "", "family": "Arneth", "given": "A", "non-dropping-particle": "", "parse-names": false, "suffix": ""}, {"droppi</meta:user-defined>
    <meta:user-defined meta:name="Mendeley_Bookmark_XyOat7Ou5T_19" meta:value-type="string">ng-particle": "", "family": "Bondeau", "given": "A", "non-dropping-particle": "", "parse-names": false, "suffix": ""}, {"dropping-particle": "", "family": "Cramer", "given": "W", "non-dropping-particle": "", "parse-names": false, "suffix": ""}, {"dropping</meta:user-defined>
    <meta:user-defined meta:name="Mendeley_Bookmark_XyOat7Ou5T_2" meta:value-type="string">s CLM-DGVM. The present document serves as a combined technical description and user\u2019s guide for this model. The technical description is designed to be used in conjunction with the source code to ex- plain the processes included in the DGVM. The use</meta:user-defined>
    <meta:user-defined meta:name="Mendeley_Bookmark_XyOat7Ou5T_20" meta:value-type="string">-particle": "", "family": "Kaplan", "given": "J O", "non-dropping-particle": "", "parse-names": false, "suffix": ""}, {"dropping-particle": "", "family": "Levis", "given": "S", "non-dropping-particle": "", "parse-names": false, "suffix": ""}, {"dropping-p</meta:user-defined>
    <meta:user-defined meta:name="Mendeley_Bookmark_XyOat7Ou5T_21" meta:value-type="string">article": "", "family": "Lucht", "given": "W", "non-dropping-particle": "", "parse-names": false, "suffix": ""}, {"dropping-particle": "", "family": "Sykes", "given": "M T", "non-dropping-particle": "", "parse-names": false, "suffix": ""}, {"dropping-part</meta:user-defined>
    <meta:user-defined meta:name="Mendeley_Bookmark_XyOat7Ou5T_22" meta:value-type="string">icle": "", "family": "Thonicke", "given": "K", "non-dropping-particle": "", "parse-names": false, "suffix": ""}, {"dropping-particle": "", "family": "Venevsky", "given": "S", "non-dropping-particle": "", "parse-names": false, "suffix": ""}], "container-ti</meta:user-defined>
    <meta:user-defined meta:name="Mendeley_Bookmark_XyOat7Ou5T_23" meta:value-type="string">tle": "Global Change Biology", "id": "ITEM-2", "issue": "2", "issued": {"date-parts": [["2003"]]}, "page": "161-185", "title": "Evaluation of ecosystem dynamics, plant geography and terrestrial carbon cycling in the LPJ dynamic global vegetation model", "</meta:user-defined>
    <meta:user-defined meta:name="Mendeley_Bookmark_XyOat7Ou5T_24" meta:value-type="string">type": "article", "volume": "9"}, "uris": ["http://www.mendeley.com/documents/?uuid=ec46db38-4075-4a44-a18a-f8a872c226e8"]}], "mendeley": {"formattedCitation": "(Levis, Bonan, Vertenstein, &amp; Oleson, 2004; Sitch et al., 2003)", "plainTextFormattedCitation"</meta:user-defined>
    <meta:user-defined meta:name="Mendeley_Bookmark_XyOat7Ou5T_25" meta:value-type="string">: "(Levis, Bonan, Vertenstein, &amp; Oleson, 2004; Sitch et al., 2003)", "previouslyFormattedCitation": "(Levis, Bonan, Vertenstein, &amp; Oleson, 2004; Sitch et al., 2003)"}, "properties": {"noteIndex": 0}, "schema": "https://github.com/citation-style-language/s</meta:user-defined>
    <meta:user-defined meta:name="Mendeley_Bookmark_XyOat7Ou5T_26" meta:value-type="string">chema/raw/master/csl-citation.json"}</meta:user-defined>
    <meta:user-defined meta:name="Mendeley_Bookmark_XyOat7Ou5T_3" meta:value-type="string">r\u2019s guide provides information on running CLM-DGVM. This document is considered an addendum to the standard CLM technical description (Oleson et al. 2004), user\u2019s guide (Vertenstein et al. 2004), devel- oper\u2019s guide (Hoffman et al. 2004), a</meta:user-defined>
    <meta:user-defined meta:name="Mendeley_Bookmark_XyOat7Ou5T_4" meta:value-type="string">nd other available CLM and Community Climate System Model (CCSM) documentation. The CLM-DGVM work summarized here was supported in part by the NASA Land Cover Land Use Change program through grant W- 19,735. ___________", "author": [{"dropping-particle": </meta:user-defined>
    <meta:user-defined meta:name="Mendeley_Bookmark_XyOat7Ou5T_5" meta:value-type="string">"", "family": "Levis", "given": "S", "non-dropping-particle": "", "parse-names": false, "suffix": ""}, {"dropping-particle": "", "family": "Bonan", "given": "G B", "non-dropping-particle": "", "parse-names": false, "suffix": ""}, {"dropping-particle": "",</meta:user-defined>
    <meta:user-defined meta:name="Mendeley_Bookmark_XyOat7Ou5T_6" meta:value-type="string"> "family": "Vertenstein", "given": "M", "non-dropping-particle": "", "parse-names": false, "suffix": ""}, {"dropping-particle": "", "family": "Oleson", "given": "K W", "non-dropping-particle": "", "parse-names": false, "suffix": ""}], "container-title": "</meta:user-defined>
    <meta:user-defined meta:name="Mendeley_Bookmark_XyOat7Ou5T_7" meta:value-type="string">Ncar/Tn-459+Ia", "id": "ITEM-1", "issued": {"date-parts": [["2004"]]}, "page": "50", "title": "The Community Land Model\u2019s Dynamic Global Vegetation Model (CLM-DGVM)", "type": "article-journal"}, "uris": ["http://www.mendeley.com/documents/?uuid=ac91d</meta:user-defined>
    <meta:user-defined meta:name="Mendeley_Bookmark_XyOat7Ou5T_8" meta:value-type="string">894-27b5-4a7b-94e7-adf2c807cd02"]}, {"id": "ITEM-2", "itemData": {"DOI": "10.1046/j.1365-2486.2003.00569.x", "ISBN": "1365-2486", "ISSN": "1354-1013", "PMID": "2488675", "abstract": "The Lund-Potsdam-Jena Dynamic Global Vegetation Model (LPJ) combines pro</meta:user-defined>
    <meta:user-defined meta:name="Mendeley_Bookmark_XyOat7Ou5T_9" meta:value-type="string">cess-based, large-scale representations of terrestrial vegetation dynamics and land-atmosphere carbon and water exchanges in a modular framework. Features include feedback through canopy conductance between photosynthesis and transpiration and interactive</meta:user-defined>
    <meta:user-defined meta:name="Mendeley_Bookmark_aaLut4mhEx_1" meta:value-type="string">ADDIN CSL_CITATION {"citationItems": [{"id": "ITEM-1", "itemData": {"DOI": "10.1046/j.1365-2745.1998.00306.x", "ISBN": "0022-0477", "ISSN": "00220477", "PMID": "21524132", "abstract": "0 It is useful to distinguish between the immediate e}ects of species </meta:user-defined>
    <meta:user-defined meta:name="Mendeley_Bookmark_aaLut4mhEx_10" meta:value-type="string">ates against a background of declining diversity in the reservoir of colonizing transients\\ we may predict that a progressive loss of ecosystem functions will arise from the decline in the precision with which dominants can engage in the re!assembly and </meta:user-defined>
    <meta:user-defined meta:name="Mendeley_Bookmark_aaLut4mhEx_11" meta:value-type="string">relocation of ecosystems", "author": [{"dropping-particle": "", "family": "Grime", "given": "J. P.", "non-dropping-particle": "", "parse-names": false, "suffix": ""}], "container-title": "Journal of Ecology", "id": "ITEM-1", "issue": "6", "issued": {"date</meta:user-defined>
    <meta:user-defined meta:name="Mendeley_Bookmark_aaLut4mhEx_12" meta:value-type="string">-parts": [["1998"]]}, "page": "902-910", "title": "Benefits of plant diversity to ecosystems: Immediate, filter and founder effects", "type": "article-journal", "volume": "86"}, "uris": ["http://www.mendeley.com/documents/?uuid=942129f0-e642-45a8-9e7f-bcc</meta:user-defined>
    <meta:user-defined meta:name="Mendeley_Bookmark_aaLut4mhEx_13" meta:value-type="string">cbaa69188"]}], "mendeley": {"formattedCitation": "(Grime, 1998)", "plainTextFormattedCitation": "(Grime, 1998)", "previouslyFormattedCitation": "(Grime, 1998)"}, "properties": {"noteIndex": 0}, "schema": "https://github.com/citation-style-language/schema/</meta:user-defined>
    <meta:user-defined meta:name="Mendeley_Bookmark_aaLut4mhEx_14" meta:value-type="string">raw/master/csl-citation.json"}</meta:user-defined>
    <meta:user-defined meta:name="Mendeley_Bookmark_aaLut4mhEx_2" meta:value-type="string">richness on ecosystems and those which become apparent on a longer time scale\\ described here as _lter and founder e}ects[ 1 Relationships between plant diversity and ecosystem properties can be explored by classifying component species into three catego</meta:user-defined>
    <meta:user-defined meta:name="Mendeley_Bookmark_aaLut4mhEx_3" meta:value-type="string">ries \u00d0 dominants\\ subordinates and transients[ Dominants recur in particular vegetation types\\ are relatively large\\ exhibit coarse!grained foraging for resources and\\ as individual species\\ make a substantial contribution to the plant biomass[ </meta:user-defined>
    <meta:user-defined meta:name="Mendeley_Bookmark_aaLut4mhEx_4" meta:value-type="string">Subordinates also show high _delity of association with particular vegetation types but they are smaller in stature\\ forage on a more restricted scale and tend to occupy microhabitats delimited by the architecture and phenology of their associated domina</meta:user-defined>
    <meta:user-defined meta:name="Mendeley_Bookmark_aaLut4mhEx_5" meta:value-type="string">nts[ Transients comprise a heterogeneous assort! ment of species of low abundance and persistence^ a high proportion are juveniles of species that occur as dominants or subordinates in neighbouring ecosystems[ 2 A {mass ratio| theory proposes that immedia</meta:user-defined>
    <meta:user-defined meta:name="Mendeley_Bookmark_aaLut4mhEx_6" meta:value-type="string">te controls are in proportion to inputs to primary production\\ are determined to an overwhelming extent by the traits and functional diversity of the dominant plants and are relatively insensitive to the richness of subordinates and transients[ Recent ex</meta:user-defined>
    <meta:user-defined meta:name="Mendeley_Bookmark_aaLut4mhEx_7" meta:value-type="string">periments support the mass ratio hypothesis and the conclusion of Huston \"0886# that claims of immediate bene_ts of high species richness to ecosystem functions arise from misinterpretation of data[ 3 Attribution of immediate control to dominants does no</meta:user-defined>
    <meta:user-defined meta:name="Mendeley_Bookmark_aaLut4mhEx_8" meta:value-type="string">t exclude subordinates and transients from involvement in the determination of ecosystem function and sustainability[ Both are suspected to play a crucial\\ if intermittent\\ role by in~uencing the recruitment of dominants[ Some subordinates may act as a </meta:user-defined>
    <meta:user-defined meta:name="Mendeley_Bookmark_aaLut4mhEx_9" meta:value-type="string">_lter in~uencing regeneration by dominants following major perturbations[ 4 Transients originate from the seed rain and seed banks and provide an index of the pool of potential dominants and subordinates at speci_c sites[ Where the landscape carousel oper</meta:user-defined>
    <meta:user-defined meta:name="Mendeley_Bookmark_ar1fbGFBtj_1" meta:value-type="string">ADDIN CSL_CITATION {"citationItems": [{"id": "ITEM-1", "itemData": {"DOI": "10.1046/j.1365-2745.1998.00306.x", "ISBN": "0022-0477", "ISSN": "00220477", "PMID": "21524132", "abstract": "0 It is useful to distinguish between the immediate e}ects of species </meta:user-defined>
    <meta:user-defined meta:name="Mendeley_Bookmark_ar1fbGFBtj_10" meta:value-type="string">ates against a background of declining diversity in the reservoir of colonizing transients\\ we may predict that a progressive loss of ecosystem functions will arise from the decline in the precision with which dominants can engage in the re!assembly and </meta:user-defined>
    <meta:user-defined meta:name="Mendeley_Bookmark_ar1fbGFBtj_11" meta:value-type="string">relocation of ecosystems", "author": [{"dropping-particle": "", "family": "Grime", "given": "J. P.", "non-dropping-particle": "", "parse-names": false, "suffix": ""}], "container-title": "Journal of Ecology", "id": "ITEM-1", "issue": "6", "issued": {"date</meta:user-defined>
    <meta:user-defined meta:name="Mendeley_Bookmark_ar1fbGFBtj_12" meta:value-type="string">-parts": [["1998"]]}, "page": "902-910", "title": "Benefits of plant diversity to ecosystems: Immediate, filter and founder effects", "type": "article-journal", "volume": "86"}, "uris": ["http://www.mendeley.com/documents/?uuid=942129f0-e642-45a8-9e7f-bcc</meta:user-defined>
    <meta:user-defined meta:name="Mendeley_Bookmark_ar1fbGFBtj_13" meta:value-type="string">cbaa69188"]}], "mendeley": {"formattedCitation": "(Grime, 1998)", "plainTextFormattedCitation": "(Grime, 1998)", "previouslyFormattedCitation": "(Grime, 1998)"}, "properties": {"noteIndex": 0}, "schema": "https://github.com/citation-style-language/schema/</meta:user-defined>
    <meta:user-defined meta:name="Mendeley_Bookmark_ar1fbGFBtj_14" meta:value-type="string">raw/master/csl-citation.json"}</meta:user-defined>
    <meta:user-defined meta:name="Mendeley_Bookmark_ar1fbGFBtj_2" meta:value-type="string">richness on ecosystems and those which become apparent on a longer time scale\\ described here as _lter and founder e}ects[ 1 Relationships between plant diversity and ecosystem properties can be explored by classifying component species into three catego</meta:user-defined>
    <meta:user-defined meta:name="Mendeley_Bookmark_ar1fbGFBtj_3" meta:value-type="string">ries \u00d0 dominants\\ subordinates and transients[ Dominants recur in particular vegetation types\\ are relatively large\\ exhibit coarse!grained foraging for resources and\\ as individual species\\ make a substantial contribution to the plant biomass[ </meta:user-defined>
    <meta:user-defined meta:name="Mendeley_Bookmark_ar1fbGFBtj_4" meta:value-type="string">Subordinates also show high _delity of association with particular vegetation types but they are smaller in stature\\ forage on a more restricted scale and tend to occupy microhabitats delimited by the architecture and phenology of their associated domina</meta:user-defined>
    <meta:user-defined meta:name="Mendeley_Bookmark_ar1fbGFBtj_5" meta:value-type="string">nts[ Transients comprise a heterogeneous assort! ment of species of low abundance and persistence^ a high proportion are juveniles of species that occur as dominants or subordinates in neighbouring ecosystems[ 2 A {mass ratio| theory proposes that immedia</meta:user-defined>
    <meta:user-defined meta:name="Mendeley_Bookmark_ar1fbGFBtj_6" meta:value-type="string">te controls are in proportion to inputs to primary production\\ are determined to an overwhelming extent by the traits and functional diversity of the dominant plants and are relatively insensitive to the richness of subordinates and transients[ Recent ex</meta:user-defined>
    <meta:user-defined meta:name="Mendeley_Bookmark_ar1fbGFBtj_7" meta:value-type="string">periments support the mass ratio hypothesis and the conclusion of Huston \"0886# that claims of immediate bene_ts of high species richness to ecosystem functions arise from misinterpretation of data[ 3 Attribution of immediate control to dominants does no</meta:user-defined>
    <meta:user-defined meta:name="Mendeley_Bookmark_ar1fbGFBtj_8" meta:value-type="string">t exclude subordinates and transients from involvement in the determination of ecosystem function and sustainability[ Both are suspected to play a crucial\\ if intermittent\\ role by in~uencing the recruitment of dominants[ Some subordinates may act as a </meta:user-defined>
    <meta:user-defined meta:name="Mendeley_Bookmark_ar1fbGFBtj_9" meta:value-type="string">_lter in~uencing regeneration by dominants following major perturbations[ 4 Transients originate from the seed rain and seed banks and provide an index of the pool of potential dominants and subordinates at speci_c sites[ Where the landscape carousel oper</meta:user-defined>
    <meta:user-defined meta:name="Mendeley_Bookmark_bKkPuWVBdS_1" meta:value-type="string">ADDIN CSL_CITATION {"citationItems": [{"id": "ITEM-1", "itemData": {"DOI": "10.1111/j.1365-3040.1997.00094.x", "ISSN": "01407791", "abstract": "In big-leaf models of canopy photosynthesis, the Rubisco activity per unit ground area is taken as the sum of a</meta:user-defined>
    <meta:user-defined meta:name="Mendeley_Bookmark_bKkPuWVBdS_10" meta:value-type="string">/raw/master/csl-citation.json"}</meta:user-defined>
    <meta:user-defined meta:name="Mendeley_Bookmark_bKkPuWVBdS_2" meta:value-type="string">ctivities per unit leaf area within the canopy, and electron transport capacity is similarly summed. Such models overestimate rates of photosynthesis and require empirical curvature factors in the response to irradiance. We show that, with any distributio</meta:user-defined>
    <meta:user-defined meta:name="Mendeley_Bookmark_bKkPuWVBdS_3" meta:value-type="string">n of leaf nitrogen within the canopy (including optimal), the required curvature factors are not constant but vary with canopy leaf area index and leaf nitrogen content. We further show that the underlying reason is the difference between the time-average</meta:user-defined>
    <meta:user-defined meta:name="Mendeley_Bookmark_bKkPuWVBdS_4" meta:value-type="string">d and instantaneous distributions of absorbed irradiance, caused by penetration of sunflecks and the range of leaf angles in canopies. These errors are avoided in models that treat the canopy in terms of a number of layers - the multi-layer models. We pre</meta:user-defined>
    <meta:user-defined meta:name="Mendeley_Bookmark_bKkPuWVBdS_5" meta:value-type="string">sent an alternative to the multi-layer model: by separately integrating the sunlit and shaded leaf fractions of the canopy, a single layered sun/shade model is obtained, which is as accurate and simpler. The model is a scaled version of a leaf model as di</meta:user-defined>
    <meta:user-defined meta:name="Mendeley_Bookmark_bKkPuWVBdS_6" meta:value-type="string">stinct from an integrative approach.", "author": [{"dropping-particle": "", "family": "Pury", "given": "D. G.G.", "non-dropping-particle": "De", "parse-names": false, "suffix": ""}, {"dropping-particle": "", "family": "Farquhar", "given": "G. D.", "non-dr</meta:user-defined>
    <meta:user-defined meta:name="Mendeley_Bookmark_bKkPuWVBdS_7" meta:value-type="string">opping-particle": "", "parse-names": false, "suffix": ""}], "container-title": "Plant, Cell and Environment", "id": "ITEM-1", "issue": "5", "issued": {"date-parts": [["1997"]]}, "page": "537-557", "title": "Simple scaling of photosynthesis from leaves to </meta:user-defined>
    <meta:user-defined meta:name="Mendeley_Bookmark_bKkPuWVBdS_8" meta:value-type="string">canopies without the errors of big-leaf models", "type": "article-journal", "volume": "20"}, "uris": ["http://www.mendeley.com/documents/?uuid=ae295e6b-8993-49af-809f-7b821a8c1d8b"]}], "mendeley": {"formattedCitation": "(De Pury &amp; Farquhar, 1997)", "manua</meta:user-defined>
    <meta:user-defined meta:name="Mendeley_Bookmark_bKkPuWVBdS_9" meta:value-type="string">lFormatting": "De Pury &amp; Farquhar, 199", "plainTextFormattedCitation": "(De Pury &amp; Farquhar, 1997)", "previouslyFormattedCitation": "(De Pury &amp; Farquhar, 1997)"}, "properties": {"noteIndex": 0}, "schema": "https://github.com/citation-style-language/schema</meta:user-defined>
    <meta:user-defined meta:name="Mendeley_Bookmark_fWrwzMy8q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fWrwzMy8qn_10" meta:value-type="string">p://www.mendeley.com/documents/?uuid=8ce3b2f6-0f0e-4133-916b-50a65aad8aed"]}], "mendeley": {"formattedCitation": "(Scheiter, Langan, &amp; Higgins, 2013)", "plainTextFormattedCitation": "(Scheiter, Langan, &amp; Higgins, 2013)", "previouslyFormattedCitation": "(S</meta:user-defined>
    <meta:user-defined meta:name="Mendeley_Bookmark_fWrwzMy8qn_11" meta:value-type="string">cheiter, Langan, &amp; Higgins, 2013)"}, "properties": {"noteIndex": 0}, "schema": "https://github.com/citation-style-language/schema/raw/master/csl-citation.json"}</meta:user-defined>
    <meta:user-defined meta:name="Mendeley_Bookmark_fWrwzMy8q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fWrwzMy8q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fWrwzMy8q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fWrwzMy8q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fWrwzMy8q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fWrwzMy8qn_7" meta:value-type="string">een functional plant biologists and vegetation modellers.", "author": [{"dropping-particle": "", "family": "Scheiter", "given": "Simon", "non-dropping-particle": "", "parse-names": false, "suffix": ""}, {"dropping-particle": "", "family": "Langan", "given</meta:user-defined>
    <meta:user-defined meta:name="Mendeley_Bookmark_fWrwzMy8qn_8" meta:value-type="string">": "Liam", "non-dropping-particle": "", "parse-names": false, "suffix": ""}, {"dropping-particle": "", "family": "Higgins", "given": "Steven I", "non-dropping-particle": "", "parse-names": false, "suffix": ""}], "container-title": "The New phytologist", "</meta:user-defined>
    <meta:user-defined meta:name="Mendeley_Bookmark_fWrwzMy8qn_9" meta:value-type="string">id": "ITEM-1", "issue": "3", "issued": {"date-parts": [["2013"]]}, "note": "okkkk", "page": "957-69", "title": "Next-generation dynamic global vegetation models: learning from community ecology.", "type": "article-journal", "volume": "198"}, "uris": ["htt</meta:user-defined>
    <meta:user-defined meta:name="Mendeley_Bookmark_j8zUqoWD9c_1" meta:value-type="string">ADDIN CSL_CITATION {"citationItems": [{"id": "ITEM-1", "itemData": {"DOI": "10.1046/j.1365-2745.1998.00306.x", "ISBN": "0022-0477", "ISSN": "00220477", "PMID": "21524132", "abstract": "0 It is useful to distinguish between the immediate e}ects of species </meta:user-defined>
    <meta:user-defined meta:name="Mendeley_Bookmark_j8zUqoWD9c_10" meta:value-type="string">ates against a background of declining diversity in the reservoir of colonizing transients\\ we may predict that a progressive loss of ecosystem functions will arise from the decline in the precision with which dominants can engage in the re!assembly and </meta:user-defined>
    <meta:user-defined meta:name="Mendeley_Bookmark_j8zUqoWD9c_11" meta:value-type="string">relocation of ecosystems", "author": [{"dropping-particle": "", "family": "Grime", "given": "J. P.", "non-dropping-particle": "", "parse-names": false, "suffix": ""}], "container-title": "Journal of Ecology", "id": "ITEM-1", "issue": "6", "issued": {"date</meta:user-defined>
    <meta:user-defined meta:name="Mendeley_Bookmark_j8zUqoWD9c_12" meta:value-type="string">-parts": [["1998"]]}, "page": "902-910", "title": "Benefits of plant diversity to ecosystems: Immediate, filter and founder effects", "type": "article-journal", "volume": "86"}, "uris": ["http://www.mendeley.com/documents/?uuid=942129f0-e642-45a8-9e7f-bcc</meta:user-defined>
    <meta:user-defined meta:name="Mendeley_Bookmark_j8zUqoWD9c_13" meta:value-type="string">cbaa69188"]}], "mendeley": {"formattedCitation": "(Grime, 1998)", "plainTextFormattedCitation": "(Grime, 1998)", "previouslyFormattedCitation": "(Grime, 1998)"}, "properties": {"noteIndex": 0}, "schema": "https://github.com/citation-style-language/schema/</meta:user-defined>
    <meta:user-defined meta:name="Mendeley_Bookmark_j8zUqoWD9c_14" meta:value-type="string">raw/master/csl-citation.json"}</meta:user-defined>
    <meta:user-defined meta:name="Mendeley_Bookmark_j8zUqoWD9c_2" meta:value-type="string">richness on ecosystems and those which become apparent on a longer time scale\\ described here as _lter and founder e}ects[ 1 Relationships between plant diversity and ecosystem properties can be explored by classifying component species into three catego</meta:user-defined>
    <meta:user-defined meta:name="Mendeley_Bookmark_j8zUqoWD9c_3" meta:value-type="string">ries \u00d0 dominants\\ subordinates and transients[ Dominants recur in particular vegetation types\\ are relatively large\\ exhibit coarse!grained foraging for resources and\\ as individual species\\ make a substantial contribution to the plant biomass[ </meta:user-defined>
    <meta:user-defined meta:name="Mendeley_Bookmark_j8zUqoWD9c_4" meta:value-type="string">Subordinates also show high _delity of association with particular vegetation types but they are smaller in stature\\ forage on a more restricted scale and tend to occupy microhabitats delimited by the architecture and phenology of their associated domina</meta:user-defined>
    <meta:user-defined meta:name="Mendeley_Bookmark_j8zUqoWD9c_5" meta:value-type="string">nts[ Transients comprise a heterogeneous assort! ment of species of low abundance and persistence^ a high proportion are juveniles of species that occur as dominants or subordinates in neighbouring ecosystems[ 2 A {mass ratio| theory proposes that immedia</meta:user-defined>
    <meta:user-defined meta:name="Mendeley_Bookmark_j8zUqoWD9c_6" meta:value-type="string">te controls are in proportion to inputs to primary production\\ are determined to an overwhelming extent by the traits and functional diversity of the dominant plants and are relatively insensitive to the richness of subordinates and transients[ Recent ex</meta:user-defined>
    <meta:user-defined meta:name="Mendeley_Bookmark_j8zUqoWD9c_7" meta:value-type="string">periments support the mass ratio hypothesis and the conclusion of Huston \"0886# that claims of immediate bene_ts of high species richness to ecosystem functions arise from misinterpretation of data[ 3 Attribution of immediate control to dominants does no</meta:user-defined>
    <meta:user-defined meta:name="Mendeley_Bookmark_j8zUqoWD9c_8" meta:value-type="string">t exclude subordinates and transients from involvement in the determination of ecosystem function and sustainability[ Both are suspected to play a crucial\\ if intermittent\\ role by in~uencing the recruitment of dominants[ Some subordinates may act as a </meta:user-defined>
    <meta:user-defined meta:name="Mendeley_Bookmark_j8zUqoWD9c_9" meta:value-type="string">_lter in~uencing regeneration by dominants following major perturbations[ 4 Transients originate from the seed rain and seed banks and provide an index of the pool of potential dominants and subordinates at speci_c sites[ Where the landscape carousel oper</meta:user-defined>
    <meta:user-defined meta:name="Mendeley_Bookmark_jD11nGABer_1" meta:value-type="string">ADDIN CSL_CITATION {"citationItems": [{"id": "ITEM-1", "itemData": {"DOI": "10.1016/j.jhydrol.2003.09.029", "ISBN": "0022-1694", "ISSN": "00221694", "abstract": "Earth's vegetation plays a pivotal role in the global water balance. Hence, there is a need t</meta:user-defined>
    <meta:user-defined meta:name="Mendeley_Bookmark_jD11nGABer_10" meta:value-type="string"> false, "suffix": ""}, {"dropping-particle": "", "family": "Lucht", "given": "Wolfgang", "non-dropping-particle": "", "parse-names": false, "suffix": ""}, {"dropping-particle": "", "family": "Sitch", "given": "Stephen", "non-dropping-particle": "", "parse</meta:user-defined>
    <meta:user-defined meta:name="Mendeley_Bookmark_jD11nGABer_11" meta:value-type="string">-names": false, "suffix": ""}], "container-title": "Journal of Hydrology", "id": "ITEM-1", "issue": "1-4", "issued": {"date-parts": [["2004"]]}, "page": "249-270", "title": "Terrestrial vegetation and water balance - Hydrological evaluation of a dynamic g</meta:user-defined>
    <meta:user-defined meta:name="Mendeley_Bookmark_jD11nGABer_12" meta:value-type="string">lobal vegetation model", "type": "article-journal", "volume": "286"}, "uris": ["http://www.mendeley.com/documents/?uuid=ed0b4bf7-4ee0-49c2-9e92-32b81c56df8d"]}], "mendeley": {"formattedCitation": "(Gerten, Schaphoff, Haberlandt, Lucht, &amp; Sitch, 2004)", "p</meta:user-defined>
    <meta:user-defined meta:name="Mendeley_Bookmark_jD11nGABer_13" meta:value-type="string">lainTextFormattedCitation": "(Gerten, Schaphoff, Haberlandt, Lucht, &amp; Sitch, 2004)", "previouslyFormattedCitation": "(Gerten, Schaphoff, Haberlandt, Lucht, &amp; Sitch, 2004)"}, "properties": {"noteIndex": 0}, "schema": "https://github.com/citation-style-lang</meta:user-defined>
    <meta:user-defined meta:name="Mendeley_Bookmark_jD11nGABer_14" meta:value-type="string">uage/schema/raw/master/csl-citation.json"}</meta:user-defined>
    <meta:user-defined meta:name="Mendeley_Bookmark_jD11nGABer_2" meta:value-type="string">o model dynamic interactions and feedbacks between the terrestrial biosphere and the water cycle. Here, the hydrological performance of the Lund-Potsdam-Jena model (LPJ), a prominent dynamic global vegetation model, is evaluated. Models of this type simul</meta:user-defined>
    <meta:user-defined meta:name="Mendeley_Bookmark_jD11nGABer_3" meta:value-type="string">ate the coupled terrestrial carbon and water cycle, thus they are well suited for investigating biosphere-hydrosphere interactions over large domains. We demonstrate that runoff and evapotranspiration computed by LPJ agree well with respective results fro</meta:user-defined>
    <meta:user-defined meta:name="Mendeley_Bookmark_jD11nGABer_4" meta:value-type="string">m state-of-the-art global hydrological models, while in some regions, runoff is significantly over- or underestimated compared to observations. The direction and magnitude of these biases is largely similar to those from other macro-scale models, rather t</meta:user-defined>
    <meta:user-defined meta:name="Mendeley_Bookmark_jD11nGABer_5" meta:value-type="string">han specific to LPJ. They are attributable primarily to uncertainties in the climate input data, and to human interventions not considered by the model (e.g. water withdrawal, land cover conversions). Additional model development is required to perform in</meta:user-defined>
    <meta:user-defined meta:name="Mendeley_Bookmark_jD11nGABer_6" meta:value-type="string">tegrated assessments of water exchanges among the biosphere, the hydrosphere, and the anthroposphere. Yet, the LPJ model can now be used to study inter-relations between the world's major vegetation types and the terrestrial water balance. As an example, </meta:user-defined>
    <meta:user-defined meta:name="Mendeley_Bookmark_jD11nGABer_7" meta:value-type="string">it is shown that a doubling of atmospheric CO2 content alone would result in pronounced changes in evapotranspiration and runoff for many parts of the world. Although significant, these changes would remain unseen by stand-alone hydrological models, there</meta:user-defined>
    <meta:user-defined meta:name="Mendeley_Bookmark_jD11nGABer_8" meta:value-type="string">by emphasizing the importance of simulating the coupled carbon and water cycle. ?? 2003 Elsevier B.V. All rights reserved.", "author": [{"dropping-particle": "", "family": "Gerten", "given": "Dieter", "non-dropping-particle": "", "parse-names": false, "su</meta:user-defined>
    <meta:user-defined meta:name="Mendeley_Bookmark_jD11nGABer_9" meta:value-type="string">ffix": ""}, {"dropping-particle": "", "family": "Schaphoff", "given": "Sibyll", "non-dropping-particle": "", "parse-names": false, "suffix": ""}, {"dropping-particle": "", "family": "Haberlandt", "given": "Uwe", "non-dropping-particle": "", "parse-names":</meta:user-defined>
    <meta:user-defined meta:name="Mendeley_Bookmark_lNKPGBGbJs_1" meta:value-type="string">ADDIN CSL_CITATION {"citationItems": [{"id": "ITEM-1", "itemData": {"author": [{"dropping-particle": "", "family": "Ryan", "given": "Michael G", "non-dropping-particle": "", "parse-names": false, "suffix": ""}], "id": "ITEM-1", "issue": "2", "issued": {"d</meta:user-defined>
    <meta:user-defined meta:name="Mendeley_Bookmark_lNKPGBGbJs_2" meta:value-type="string">ate-parts": [["1991"]]}, "page": "157-167", "title": "Effects of Climate Change on Plant Respiration", "type": "article-journal", "volume": "1"}, "uris": ["http://www.mendeley.com/documents/?uuid=1cb935ce-6d3a-4c3e-92a5-4d46950362a5"]}], "mendeley": {"for</meta:user-defined>
    <meta:user-defined meta:name="Mendeley_Bookmark_lNKPGBGbJs_3" meta:value-type="string">mattedCitation": "(Ryan, 1991b)", "plainTextFormattedCitation": "(Ryan, 1991b)", "previouslyFormattedCitation": "(Ryan, 1991b)"}, "properties": {"noteIndex": 0}, "schema": "https://github.com/citation-style-language/schema/raw/master/csl-citation.json"}</meta:user-defined>
    <meta:user-defined meta:name="Mendeley_Bookmark_lkkq5R5GqL_1" meta:value-type="string">ADDIN CSL_CITATION {"citationItems": [{"id": "ITEM-1", "itemData": {"DOI": "10.1093/treephys/9.1-2.255", "ISBN": "0829-318X (Print)", "ISSN": "1758-4469", "PMID": "14972868", "abstract": "Gross carbon budgets for vegetation in forest ecosystems are diffic</meta:user-defined>
    <meta:user-defined meta:name="Mendeley_Bookmark_lkkq5R5GqL_10" meta:value-type="string">-style-language/schema/raw/master/csl-citation.json"}</meta:user-defined>
    <meta:user-defined meta:name="Mendeley_Bookmark_lkkq5R5GqL_2" meta:value-type="string">ult to construct because of problems in scaling flux measurements made on small samples over short periods of time and in determining belowground carbon allocation. Recently, empirical relationships have been developed to estimate total belowground carbon</meta:user-defined>
    <meta:user-defined meta:name="Mendeley_Bookmark_lkkq5R5GqL_3" meta:value-type="string"> allocation from litterfall, and maintenance respiration from tissue nitrogen content. I outline a method for estimating gross carbon budgets using these empirical relationships together with data readily available from ecosystem studies (aboveground wood</meta:user-defined>
    <meta:user-defined meta:name="Mendeley_Bookmark_lkkq5R5GqL_4" meta:value-type="string"> and canopy production, aboveground wood and canopy biomass, litterfall, and tissue nitrogen contents). Estimates generated with this method are compared with annual carbon fixation estimates from the Forest-BGC model for a lodgepole pine (Pinus contorta </meta:user-defined>
    <meta:user-defined meta:name="Mendeley_Bookmark_lkkq5R5GqL_5" meta:value-type="string">Dougl.) and a Pacific silver fir (Abies amabilis Dougl.) chronosequence.", "author": [{"dropping-particle": "", "family": "Ryan", "given": "Michael G.", "non-dropping-particle": "", "parse-names": false, "suffix": ""}], "container-title": "Tree physiology</meta:user-defined>
    <meta:user-defined meta:name="Mendeley_Bookmark_lkkq5R5GqL_6" meta:value-type="string">", "id": "ITEM-1", "issue": "1_2", "issued": {"date-parts": [["1991"]]}, "page": "255-266", "title": "A simple method for estimating gross carbon budgets for vegetation in forest ecosystems.", "type": "article-journal", "volume": "9"}, "uris": ["http://ww</meta:user-defined>
    <meta:user-defined meta:name="Mendeley_Bookmark_lkkq5R5GqL_7" meta:value-type="string">w.mendeley.com/documents/?uuid=d1f35ac7-937a-4bac-b3b3-6acb528bed98"]}, {"id": "ITEM-2", "itemData": {"author": [{"dropping-particle": "", "family": "Ryan", "given": "Michael G", "non-dropping-particle": "", "parse-names": false, "suffix": ""}], "id": "IT</meta:user-defined>
    <meta:user-defined meta:name="Mendeley_Bookmark_lkkq5R5GqL_8" meta:value-type="string">EM-2", "issue": "2", "issued": {"date-parts": [["1991"]]}, "page": "157-167", "title": "Effects of Climate Change on Plant Respiration", "type": "article-journal", "volume": "1"}, "uris": ["http://www.mendeley.com/documents/?uuid=1cb935ce-6d3a-4c3e-92a5-4</meta:user-defined>
    <meta:user-defined meta:name="Mendeley_Bookmark_lkkq5R5GqL_9" meta:value-type="string">d46950362a5"]}], "mendeley": {"formattedCitation": "(Ryan, 1991a, 1991b)", "plainTextFormattedCitation": "(Ryan, 1991a, 1991b)", "previouslyFormattedCitation": "(Ryan, 1991a, 1991b)"}, "properties": {"noteIndex": 0}, "schema": "https://github.com/citation</meta:user-defined>
    <meta:user-defined meta:name="Mendeley_Bookmark_nSkMWr4wAt_1" meta:value-type="string">ADDIN CSL_CITATION {"citationItems": [{"id": "ITEM-1", "itemData": {"author": [{"dropping-particle": "", "family": "Ryan", "given": "Michael G", "non-dropping-particle": "", "parse-names": false, "suffix": ""}], "id": "ITEM-1", "issue": "2", "issued": {"d</meta:user-defined>
    <meta:user-defined meta:name="Mendeley_Bookmark_nSkMWr4wAt_2" meta:value-type="string">ate-parts": [["1991"]]}, "page": "157-167", "title": "Effects of Climate Change on Plant Respiration", "type": "article-journal", "volume": "1"}, "uris": ["http://www.mendeley.com/documents/?uuid=1cb935ce-6d3a-4c3e-92a5-4d46950362a5"]}], "mendeley": {"for</meta:user-defined>
    <meta:user-defined meta:name="Mendeley_Bookmark_nSkMWr4wAt_3" meta:value-type="string">mattedCitation": "(Ryan, 1991b)", "plainTextFormattedCitation": "(Ryan, 1991b)", "previouslyFormattedCitation": "(Ryan, 1991b)"}, "properties": {"noteIndex": 0}, "schema": "https://github.com/citation-style-language/schema/raw/master/csl-citation.json"}</meta:user-defined>
    <meta:user-defined meta:name="Mendeley_Bookmark_ptzwaLf7Nn_1" meta:value-type="string">ADDIN CSL_CITATION {"citationItems": [{"id": "ITEM-1", "itemData": {"DOI": "10.1046/j.1365-2486.2003.00569.x", "ISBN": "1365-2486", "ISSN": "1354-1013", "PMID": "2488675", "abstract": "The Lund-Potsdam-Jena Dynamic Global Vegetation Model (LPJ) combines p</meta:user-defined>
    <meta:user-defined meta:name="Mendeley_Bookmark_ptzwaLf7Nn_10" meta:value-type="string">dropping-particle": "", "family": "Sitch", "given": "S", "non-dropping-particle": "", "parse-names": false, "suffix": ""}, {"dropping-particle": "", "family": "Smith", "given": "B", "non-dropping-particle": "", "parse-names": false, "suffix": ""}, {"dropp</meta:user-defined>
    <meta:user-defined meta:name="Mendeley_Bookmark_ptzwaLf7Nn_11" meta:value-type="string">ing-particle": "", "family": "Prentice", "given": "I C", "non-dropping-particle": "", "parse-names": false, "suffix": ""}, {"dropping-particle": "", "family": "Arneth", "given": "A", "non-dropping-particle": "", "parse-names": false, "suffix": ""}, {"drop</meta:user-defined>
    <meta:user-defined meta:name="Mendeley_Bookmark_ptzwaLf7Nn_12" meta:value-type="string">ping-particle": "", "family": "Bondeau", "given": "A", "non-dropping-particle": "", "parse-names": false, "suffix": ""}, {"dropping-particle": "", "family": "Cramer", "given": "W", "non-dropping-particle": "", "parse-names": false, "suffix": ""}, {"droppi</meta:user-defined>
    <meta:user-defined meta:name="Mendeley_Bookmark_ptzwaLf7Nn_13" meta:value-type="string">ng-particle": "", "family": "Kaplan", "given": "J O", "non-dropping-particle": "", "parse-names": false, "suffix": ""}, {"dropping-particle": "", "family": "Levis", "given": "S", "non-dropping-particle": "", "parse-names": false, "suffix": ""}, {"dropping</meta:user-defined>
    <meta:user-defined meta:name="Mendeley_Bookmark_ptzwaLf7Nn_14" meta:value-type="string">-particle": "", "family": "Lucht", "given": "W", "non-dropping-particle": "", "parse-names": false, "suffix": ""}, {"dropping-particle": "", "family": "Sykes", "given": "M T", "non-dropping-particle": "", "parse-names": false, "suffix": ""}, {"dropping-pa</meta:user-defined>
    <meta:user-defined meta:name="Mendeley_Bookmark_ptzwaLf7Nn_15" meta:value-type="string">rticle": "", "family": "Thonicke", "given": "K", "non-dropping-particle": "", "parse-names": false, "suffix": ""}, {"dropping-particle": "", "family": "Venevsky", "given": "S", "non-dropping-particle": "", "parse-names": false, "suffix": ""}], "container-</meta:user-defined>
    <meta:user-defined meta:name="Mendeley_Bookmark_ptzwaLf7Nn_16" meta:value-type="string">title": "Global Change Biology", "id": "ITEM-1", "issue": "2", "issued": {"date-parts": [["2003"]]}, "page": "161-185", "title": "Evaluation of ecosystem dynamics, plant geography and terrestrial carbon cycling in the LPJ dynamic global vegetation model",</meta:user-defined>
    <meta:user-defined meta:name="Mendeley_Bookmark_ptzwaLf7Nn_17" meta:value-type="string"> "type": "article", "volume": "9"}, "uris": ["http://www.mendeley.com/documents/?uuid=ec46db38-4075-4a44-a18a-f8a872c226e8"]}], "mendeley": {"formattedCitation": "(Sitch et al., 2003)", "plainTextFormattedCitation": "(Sitch et al., 2003)", "previouslyForm</meta:user-defined>
    <meta:user-defined meta:name="Mendeley_Bookmark_ptzwaLf7Nn_18" meta:value-type="string">attedCitation": "(Sitch et al., 2003)"}, "properties": {"noteIndex": 0}, "schema": "https://github.com/citation-style-language/schema/raw/master/csl-citation.json"}</meta:user-defined>
    <meta:user-defined meta:name="Mendeley_Bookmark_ptzwaLf7Nn_2" meta:value-type="string">rocess-based, large-scale representations of terrestrial vegetation dynamics and land-atmosphere carbon and water exchanges in a modular framework. Features include feedback through canopy conductance between photosynthesis and transpiration and interacti</meta:user-defined>
    <meta:user-defined meta:name="Mendeley_Bookmark_ptzwaLf7Nn_3" meta:value-type="string">ve coupling between these 'fast' processes and other ecosystem processes including resource competition, tissue turnover, population dynamics, soil organic matter and litter dynamics and fire disturbance. Ten plants functional types (PFTs) are differentia</meta:user-defined>
    <meta:user-defined meta:name="Mendeley_Bookmark_ptzwaLf7Nn_4" meta:value-type="string">ted by physiological, morphological, phenological, bioclimatic and fire-response attributes. Resource competition and differential responses to fire between PFTs influence their relative fractional cover from year to year. Photosynthesis, evapotranspirati</meta:user-defined>
    <meta:user-defined meta:name="Mendeley_Bookmark_ptzwaLf7Nn_5" meta:value-type="string">on and soil water dynamics are modelled on a daily time step, while vegetation structure and PFT population densities are updated annually. Simulations have been made over the industrial period both for specific sites where field measurements were availab</meta:user-defined>
    <meta:user-defined meta:name="Mendeley_Bookmark_ptzwaLf7Nn_6" meta:value-type="string">le for model evaluation, and globally on a 0.5\u00b0\u00b0 \u00d7 0.5\u00b0\u00b0 grid. Modelled vegetation patterns are consistent with observations, including remotely sensed vegetation structure and phenology. Seasonal cycles of net ecosystem exchange </meta:user-defined>
    <meta:user-defined meta:name="Mendeley_Bookmark_ptzwaLf7Nn_7" meta:value-type="string">and soil moisture compare well with local measurements. Global carbon exchange fields used as input to an atmospheric tracer transport model (TM2) provided a good fit to observed seasonal cycles of CO2 concentration at all latitudes. Simulated inter-annua</meta:user-defined>
    <meta:user-defined meta:name="Mendeley_Bookmark_ptzwaLf7Nn_8" meta:value-type="string">l variability of the global terrestrial carbon balance is in phase with and comparable in amplitude to observed variability in the growth rate of atmospheric CO2. Global terrestrial carbon and water cycle parameters (pool sizes and fluxes) lie within thei</meta:user-defined>
    <meta:user-defined meta:name="Mendeley_Bookmark_ptzwaLf7Nn_9" meta:value-type="string">r accepted ranges. The model is being used to study past, present and future terrestrial ecosystem dynamics, biochemical and biophysical interactions between ecosystems and the atmosphere, and as a component of coupled Earth system models.", "author": [{"</meta:user-defined>
    <meta:user-defined meta:name="Mendeley_Bookmark_rd5uaPwtr6_1" meta:value-type="string">ADDIN CSL_CITATION {"citationItems": [{"id": "ITEM-1", "itemData": {"DOI": "10.1111/j.1365-2486.2010.02375.x", "ISBN": "1354-1013", "ISSN": "13541013", "PMID": "79955035036", "abstract": "Models of vegetation function are widely used to predict the effect</meta:user-defined>
    <meta:user-defined meta:name="Mendeley_Bookmark_rd5uaPwtr6_10" meta:value-type="string">, "family": "Duursma", "given": "Remko A.", "non-dropping-particle": "", "parse-names": false, "suffix": ""}, {"dropping-particle": "", "family": "Eamus", "given": "Derek", "non-dropping-particle": "", "parse-names": false, "suffix": ""}, {"dropping-parti</meta:user-defined>
    <meta:user-defined meta:name="Mendeley_Bookmark_rd5uaPwtr6_11" meta:value-type="string">cle": "", "family": "Ellsworth", "given": "David S.", "non-dropping-particle": "", "parse-names": false, "suffix": ""}, {"dropping-particle": "", "family": "Prentice", "given": "I. Colin", "non-dropping-particle": "", "parse-names": false, "suffix": ""}, </meta:user-defined>
    <meta:user-defined meta:name="Mendeley_Bookmark_rd5uaPwtr6_12" meta:value-type="string">{"dropping-particle": "", "family": "Barton", "given": "Craig V.M.", "non-dropping-particle": "", "parse-names": false, "suffix": ""}, {"dropping-particle": "", "family": "Crous", "given": "Kristine Y.", "non-dropping-particle": "", "parse-names": false, </meta:user-defined>
    <meta:user-defined meta:name="Mendeley_Bookmark_rd5uaPwtr6_13" meta:value-type="string">"suffix": ""}, {"dropping-particle": "", "family": "Angelis", "given": "Paolo", "non-dropping-particle": "De", "parse-names": false, "suffix": ""}, {"dropping-particle": "", "family": "Freeman", "given": "Michael", "non-dropping-particle": "", "parse-name</meta:user-defined>
    <meta:user-defined meta:name="Mendeley_Bookmark_rd5uaPwtr6_14" meta:value-type="string">s": false, "suffix": ""}, {"dropping-particle": "", "family": "Wingate", "given": "Lisa", "non-dropping-particle": "", "parse-names": false, "suffix": ""}], "container-title": "Global Change Biology", "id": "ITEM-1", "issue": "6", "issued": {"date-parts":</meta:user-defined>
    <meta:user-defined meta:name="Mendeley_Bookmark_rd5uaPwtr6_15" meta:value-type="string"> [["2011"]]}, "page": "2134-2144", "title": "Reconciling the optimal and empirical approaches to modelling stomatal conductance", "type": "article-journal", "volume": "17"}, "uris": ["http://www.mendeley.com/documents/?uuid=b90906f1-2fff-4fa7-aa5e-7cfe545</meta:user-defined>
    <meta:user-defined meta:name="Mendeley_Bookmark_rd5uaPwtr6_16" meta:value-type="string">ffba7"]}], "mendeley": {"formattedCitation": "(Medlyn et al., 2011)", "plainTextFormattedCitation": "(Medlyn et al., 2011)", "previouslyFormattedCitation": "(Medlyn et al., 2011)"}, "properties": {"noteIndex": 0}, "schema": "https://github.com/citation-st</meta:user-defined>
    <meta:user-defined meta:name="Mendeley_Bookmark_rd5uaPwtr6_17" meta:value-type="string">yle-language/schema/raw/master/csl-citation.json"}</meta:user-defined>
    <meta:user-defined meta:name="Mendeley_Bookmark_rd5uaPwtr6_2" meta:value-type="string">s\\nof climate change on carbon, water and nutrient cycles of terrestrial\\necosystems, and their feedbacks to climate. Stomatal conductance,\\nthe process that governs plant water use and carbon uptake, is fundamental\\nto such models. In this paper, we </meta:user-defined>
    <meta:user-defined meta:name="Mendeley_Bookmark_rd5uaPwtr6_3" meta:value-type="string">reconcile two long-standing theories\\nof stomatal conductance. The empirical approach, which is most commonly\\nused in vegetation models, is phenomenological, based on experimental\\nobservations of stomatal behaviour in response to environmental condit</meta:user-defined>
    <meta:user-defined meta:name="Mendeley_Bookmark_rd5uaPwtr6_4" meta:value-type="string">ions.\\nThe optimal approach is based on the theoretical argument that stomata\\nshould act to minimize the amount of water used per unit carbon gained.\\nWe reconcile these two approaches by showing that the theory of optimal\\nstomatal conductance can b</meta:user-defined>
    <meta:user-defined meta:name="Mendeley_Bookmark_rd5uaPwtr6_5" meta:value-type="string">e used to derive a model of stomatal conductance\\nthat is closely analogous to the empirical models. Consequently,\\nwe obtain a unified stomatal model which has a similar form to existing\\nempirical models, but which now provides a theoretical interpre</meta:user-defined>
    <meta:user-defined meta:name="Mendeley_Bookmark_rd5uaPwtr6_6" meta:value-type="string">tation\\nfor model parameter values. The key model parameter, g(1), is predicted\\nto increase with growth temperature and with the marginal water cost\\nof carbon gain. The new model is fitted to a range of datasets ranging\\nfrom tropical to boreal tree</meta:user-defined>
    <meta:user-defined meta:name="Mendeley_Bookmark_rd5uaPwtr6_7" meta:value-type="string">s. The parameter g(1) is shown to vary\\nwith growth temperature, as predicted, and also with plant functional\\ntype. The model is shown to correctly capture responses of stomatal\\nconductance to changing atmospheric CO2, and thus can be used to\\ntest </meta:user-defined>
    <meta:user-defined meta:name="Mendeley_Bookmark_rd5uaPwtr6_8" meta:value-type="string">for stomatal acclimation to elevated CO2. The reconciliation\\nof the optimal and empirical approaches to modelling stomatal conductance\\nis important for global change biology because it provides a simple\\ntheoretical framework for analyzing, and simul</meta:user-defined>
    <meta:user-defined meta:name="Mendeley_Bookmark_rd5uaPwtr6_9" meta:value-type="string">ating, the coupling\\nbetween carbon and water cycles under environmental change. ", "author": [{"dropping-particle": "", "family": "Medlyn", "given": "Belinda E.", "non-dropping-particle": "", "parse-names": false, "suffix": ""}, {"dropping-particle": ""</meta:user-defined>
    <meta:user-defined meta:name="Mendeley_Bookmark_vnJN9BEzqf_1" meta:value-type="string">ADDIN CSL_CITATION {"citationItems": [{"id": "ITEM-1", "itemData": {"DOI": "10.5194/bg-10-4137-2013", "ISBN": "1726-4170", "ISSN": "1726-4189", "PMID": "25246403", "abstract": "Dynamic Global Vegetation Models (DGVMs) typically abstract the immense divers</meta:user-defined>
    <meta:user-defined meta:name="Mendeley_Bookmark_vnJN9BEzqf_10" meta:value-type="string">tion for future applications that will explore the impacts of explicitly resolving diverse plant communities, allowing for a more flexible temporal and spatial representation of the structure and function of the terrestrial biosphere.", "author": [{"dropp</meta:user-defined>
    <meta:user-defined meta:name="Mendeley_Bookmark_vnJN9BEzqf_11" meta:value-type="string">ing-particle": "", "family": "Pavlick", "given": "R.", "non-dropping-particle": "", "parse-names": false, "suffix": ""}, {"dropping-particle": "", "family": "Drewry", "given": "D. T.", "non-dropping-particle": "", "parse-names": false, "suffix": ""}, {"dr</meta:user-defined>
    <meta:user-defined meta:name="Mendeley_Bookmark_vnJN9BEzqf_12" meta:value-type="string">opping-particle": "", "family": "Bohn", "given": "K.", "non-dropping-particle": "", "parse-names": false, "suffix": ""}, {"dropping-particle": "", "family": "Reu", "given": "B.", "non-dropping-particle": "", "parse-names": false, "suffix": ""}, {"dropping</meta:user-defined>
    <meta:user-defined meta:name="Mendeley_Bookmark_vnJN9BEzqf_13" meta:value-type="string">-particle": "", "family": "Kleidon", "given": "A.", "non-dropping-particle": "", "parse-names": false, "suffix": ""}], "container-title": "Biogeosciences", "id": "ITEM-1", "issue": "6", "issued": {"date-parts": [["2013"]]}, "page": "4137-4177", "title": "</meta:user-defined>
    <meta:user-defined meta:name="Mendeley_Bookmark_vnJN9BEzqf_14" meta:value-type="string">The Jena Diversity-Dynamic Global Vegetation Model (JeDi-DGVM): a diverse approach to representing terrestrial biogeography and biogeochemistry based on plant functional trade-offs", "type": "article-journal", "volume": "10"}, "uris": ["http://www.mendele</meta:user-defined>
    <meta:user-defined meta:name="Mendeley_Bookmark_vnJN9BEzqf_15" meta:value-type="string">y.com/documents/?uuid=dcae40eb-9810-46cc-8a6a-79b202cf85a1"]}], "mendeley": {"formattedCitation": "(Pavlick, Drewry, Bohn, Reu, &amp; Kleidon, 2013)", "plainTextFormattedCitation": "(Pavlick, Drewry, Bohn, Reu, &amp; Kleidon, 2013)", "previouslyFormattedCitation"</meta:user-defined>
    <meta:user-defined meta:name="Mendeley_Bookmark_vnJN9BEzqf_16" meta:value-type="string">: "(Pavlick, Drewry, Bohn, Reu, &amp; Kleidon, 2013)"}, "properties": {"noteIndex": 0}, "schema": "https://github.com/citation-style-language/schema/raw/master/csl-citation.json"}</meta:user-defined>
    <meta:user-defined meta:name="Mendeley_Bookmark_vnJN9BEzqf_2" meta:value-type="string">ity of vegetation forms and functioning into a relatively small set of predefined semi-empirical Plant Functional Types (PFTs). There is growing evidence, however, from the field ecology community as well as from modelling studies that current PFT schemes</meta:user-defined>
    <meta:user-defined meta:name="Mendeley_Bookmark_vnJN9BEzqf_3" meta:value-type="string"> may not adequately represent the observed variations in plant functional traits and their effect on ecosystem functioning. In this paper, we introduce the Jena Diversity DGVM (JeDi-DGVM) as a new approach to global vegetation modelling with a richer repr</meta:user-defined>
    <meta:user-defined meta:name="Mendeley_Bookmark_vnJN9BEzqf_4" meta:value-type="string">esentation of functional diversity than traditional modelling approaches based on a small number of fixed PFTs. JeDi-DGVM simulates the performance of a large number of randomly-generated plant growth strategies (PGSs), each defined by a set of 15 trait p</meta:user-defined>
    <meta:user-defined meta:name="Mendeley_Bookmark_vnJN9BEzqf_5" meta:value-type="string">arameters which characterize various aspects of plant functioning including carbon allocation, ecophysiology and phenology. Each trait parameter is involved in one or more functional trade-offs. These trade-offs ultimately determine whether a PGS is able </meta:user-defined>
    <meta:user-defined meta:name="Mendeley_Bookmark_vnJN9BEzqf_6" meta:value-type="string">to survive under the climatic conditions in a given model grid cell and its performance relative to the other PGSs. The biogeochemical fluxes and land-surface properties of the individual PGSs are aggregated to the grid cell scale using a mass-based weigh</meta:user-defined>
    <meta:user-defined meta:name="Mendeley_Bookmark_vnJN9BEzqf_7" meta:value-type="string">ting scheme. Simulated global biogeochemical and biogeographical patterns are evaluated against a variety of field and satellite-based observations following a protocol established by the Carbon-Land Model Intercomparison Project. The land surface fluxes </meta:user-defined>
    <meta:user-defined meta:name="Mendeley_Bookmark_vnJN9BEzqf_8" meta:value-type="string">and vegetation structural properties are reasonably well simulated by JeDi-DGVM, and compare favorably with other state-of-the-art terrestrial biosphere models. This is despite the parameters describing the ecophysiological functioning and allometry of Je</meta:user-defined>
    <meta:user-defined meta:name="Mendeley_Bookmark_vnJN9BEzqf_9" meta:value-type="string">Di-DGVM plants evolving as a function of vegetation survival in a given climate, as opposed to typical approaches that fix land surface parameters derived from observational datasets for each PFT. The approach implemented here in JeDi-DGVM sets the founda</meta:user-defined>
    <meta:user-defined meta:name="Mendeley_Bookmark_yMrh1gY93Q_1" meta:value-type="string">ADDIN CSL_CITATION {"citationItems": [{"id": "ITEM-1", "itemData": {"DOI": "10.1016/j.jhydrol.2003.09.029", "ISBN": "0022-1694", "ISSN": "00221694", "abstract": "Earth's vegetation plays a pivotal role in the global water balance. Hence, there is a need t</meta:user-defined>
    <meta:user-defined meta:name="Mendeley_Bookmark_yMrh1gY93Q_10" meta:value-type="string"> false, "suffix": ""}, {"dropping-particle": "", "family": "Lucht", "given": "Wolfgang", "non-dropping-particle": "", "parse-names": false, "suffix": ""}, {"dropping-particle": "", "family": "Sitch", "given": "Stephen", "non-dropping-particle": "", "parse</meta:user-defined>
    <meta:user-defined meta:name="Mendeley_Bookmark_yMrh1gY93Q_11" meta:value-type="string">-names": false, "suffix": ""}], "container-title": "Journal of Hydrology", "id": "ITEM-1", "issue": "1-4", "issued": {"date-parts": [["2004"]]}, "page": "249-270", "title": "Terrestrial vegetation and water balance - Hydrological evaluation of a dynamic g</meta:user-defined>
    <meta:user-defined meta:name="Mendeley_Bookmark_yMrh1gY93Q_12" meta:value-type="string">lobal vegetation model", "type": "article-journal", "volume": "286"}, "uris": ["http://www.mendeley.com/documents/?uuid=ed0b4bf7-4ee0-49c2-9e92-32b81c56df8d"]}], "mendeley": {"formattedCitation": "(Gerten, Schaphoff, Haberlandt, Lucht, &amp; Sitch, 2004)", "p</meta:user-defined>
    <meta:user-defined meta:name="Mendeley_Bookmark_yMrh1gY93Q_13" meta:value-type="string">lainTextFormattedCitation": "(Gerten, Schaphoff, Haberlandt, Lucht, &amp; Sitch, 2004)", "previouslyFormattedCitation": "(Gerten, Schaphoff, Haberlandt, Lucht, &amp; Sitch, 2004)"}, "properties": {"noteIndex": 0}, "schema": "https://github.com/citation-style-lang</meta:user-defined>
    <meta:user-defined meta:name="Mendeley_Bookmark_yMrh1gY93Q_14" meta:value-type="string">uage/schema/raw/master/csl-citation.json"}</meta:user-defined>
    <meta:user-defined meta:name="Mendeley_Bookmark_yMrh1gY93Q_2" meta:value-type="string">o model dynamic interactions and feedbacks between the terrestrial biosphere and the water cycle. Here, the hydrological performance of the Lund-Potsdam-Jena model (LPJ), a prominent dynamic global vegetation model, is evaluated. Models of this type simul</meta:user-defined>
    <meta:user-defined meta:name="Mendeley_Bookmark_yMrh1gY93Q_3" meta:value-type="string">ate the coupled terrestrial carbon and water cycle, thus they are well suited for investigating biosphere-hydrosphere interactions over large domains. We demonstrate that runoff and evapotranspiration computed by LPJ agree well with respective results fro</meta:user-defined>
    <meta:user-defined meta:name="Mendeley_Bookmark_yMrh1gY93Q_4" meta:value-type="string">m state-of-the-art global hydrological models, while in some regions, runoff is significantly over- or underestimated compared to observations. The direction and magnitude of these biases is largely similar to those from other macro-scale models, rather t</meta:user-defined>
    <meta:user-defined meta:name="Mendeley_Bookmark_yMrh1gY93Q_5" meta:value-type="string">han specific to LPJ. They are attributable primarily to uncertainties in the climate input data, and to human interventions not considered by the model (e.g. water withdrawal, land cover conversions). Additional model development is required to perform in</meta:user-defined>
    <meta:user-defined meta:name="Mendeley_Bookmark_yMrh1gY93Q_6" meta:value-type="string">tegrated assessments of water exchanges among the biosphere, the hydrosphere, and the anthroposphere. Yet, the LPJ model can now be used to study inter-relations between the world's major vegetation types and the terrestrial water balance. As an example, </meta:user-defined>
    <meta:user-defined meta:name="Mendeley_Bookmark_yMrh1gY93Q_7" meta:value-type="string">it is shown that a doubling of atmospheric CO2 content alone would result in pronounced changes in evapotranspiration and runoff for many parts of the world. Although significant, these changes would remain unseen by stand-alone hydrological models, there</meta:user-defined>
    <meta:user-defined meta:name="Mendeley_Bookmark_yMrh1gY93Q_8" meta:value-type="string">by emphasizing the importance of simulating the coupled carbon and water cycle. ?? 2003 Elsevier B.V. All rights reserved.", "author": [{"dropping-particle": "", "family": "Gerten", "given": "Dieter", "non-dropping-particle": "", "parse-names": false, "su</meta:user-defined>
    <meta:user-defined meta:name="Mendeley_Bookmark_yMrh1gY93Q_9" meta:value-type="string">ffix": ""}, {"dropping-particle": "", "family": "Schaphoff", "given": "Sibyll", "non-dropping-particle": "", "parse-names": false, "suffix": ""}, {"dropping-particle": "", "family": "Haberlandt", "given": "Uwe", "non-dropping-particle": "", "parse-names":</meta:user-defined>
  </office:meta>
</office:document-meta>
</file>

<file path=Object 1/content.xml><?xml version="1.0" encoding="utf-8"?>
<math xmlns="http://www.w3.org/1998/Math/MathML" display="block">
  <semantics>
    <msub>
      <mi>J</mi>
      <mi>C</mi>
    </msub>
    <annotation encoding="StarMath 5.0">J_{C}</annotation>
  </semantics>
</math>
</file>

<file path=Object 10/content.xml><?xml version="1.0" encoding="utf-8"?>
<math xmlns="http://www.w3.org/1998/Math/MathML" display="block">
  <semantics>
    <mi mathvariant="italic">NPP</mi>
    <annotation encoding="StarMath 5.0">NPP
</annotation>
  </semantics>
</math>
</file>

<file path=Object 100/content.xml><?xml version="1.0" encoding="utf-8"?>
<math xmlns="http://www.w3.org/1998/Math/MathML" display="block">
  <semantics>
    <msub>
      <mi>r</mi>
      <mi mathvariant="italic">max</mi>
    </msub>
    <annotation encoding="StarMath 5.0">r_max</annotation>
  </semantics>
</math>
</file>

<file path=Object 101/content.xml><?xml version="1.0" encoding="utf-8"?>
<math xmlns="http://www.w3.org/1998/Math/MathML" display="block">
  <semantics>
    <mrow>
      <msubsup>
        <mi>f</mi>
        <msub>
          <mn>4</mn>
          <mi>i</mi>
        </msub>
        <mi mathvariant="italic">shade</mi>
      </msubsup>
      <mo stretchy="false">=</mo>
      <mrow>
        <mrow>
          <mo fence="true" stretchy="false">(</mo>
          <mrow>
            <mrow>
              <mn>1</mn>
              <mo stretchy="false">−</mo>
              <msup>
                <mi>e</mi>
                <mrow>
                  <mrow>
                    <mo stretchy="false">−</mo>
                    <msub>
                      <mi>k</mi>
                      <mn>22</mn>
                    </msub>
                  </mrow>
                  <msub>
                    <mi mathvariant="italic">LAI</mi>
                    <msub>
                      <mi mathvariant="italic">shade</mi>
                      <mi>i</mi>
                    </msub>
                  </msub>
                </mrow>
              </msup>
            </mrow>
          </mrow>
          <mo fence="true" stretchy="false">)</mo>
        </mrow>
        <mo stretchy="false">/</mo>
        <msub>
          <mi>k</mi>
          <mn>22</mn>
        </msub>
      </mrow>
    </mrow>
    <annotation encoding="StarMath 5.0">f_{ 4_{i} }^{ shade }=(1-e^{-k_{22}LAI_{shade_{i}}})/k_22</annotation>
  </semantics>
</math>
</file>

<file path=Object 102/content.xml><?xml version="1.0" encoding="utf-8"?>
<math xmlns="http://www.w3.org/1998/Math/MathML" display="block">
  <semantics>
    <mrow>
      <mrow>
        <msub>
          <mi mathvariant="italic">LAI</mi>
          <msub>
            <mi mathvariant="italic">sun</mi>
            <mi>i</mi>
          </msub>
        </msub>
        <mo stretchy="false">=</mo>
        <mrow>
          <mn>1</mn>
          <mo stretchy="false">−</mo>
          <mi>exp</mi>
        </mrow>
      </mrow>
      <mrow>
        <mrow>
          <mo fence="true" stretchy="false">(</mo>
          <mrow>
            <mrow>
              <mrow>
                <mo stretchy="false">−</mo>
                <msub>
                  <mi>k</mi>
                  <mn>21</mn>
                </msub>
              </mrow>
              <msub>
                <mi mathvariant="italic">LAI</mi>
                <mi>i</mi>
              </msub>
            </mrow>
          </mrow>
          <mo fence="true" stretchy="false">)</mo>
        </mrow>
        <mo stretchy="false">/</mo>
        <msub>
          <mi>k</mi>
          <mn>21</mn>
        </msub>
      </mrow>
    </mrow>
    <annotation encoding="StarMath 5.0">LAI_{ sun_{i} }=1-exp( -k_{21}LAI_{i} )/k_{ 21 }</annotation>
  </semantics>
</math>
</file>

<file path=Object 103/content.xml><?xml version="1.0" encoding="utf-8"?>
<math xmlns="http://www.w3.org/1998/Math/MathML" display="block">
  <semantics>
    <msub>
      <mi mathvariant="italic">LAI</mi>
      <msub>
        <mi mathvariant="italic">shade</mi>
        <mi>i</mi>
      </msub>
    </msub>
    <annotation encoding="StarMath 5.0">LAI_{ shade_{i} }</annotation>
  </semantics>
</math>
</file>

<file path=Object 104/content.xml><?xml version="1.0" encoding="utf-8"?>
<math xmlns="http://www.w3.org/1998/Math/MathML" display="block">
  <semantics>
    <mi>D</mi>
    <annotation encoding="StarMath 5.0">D
</annotation>
  </semantics>
</math>
</file>

<file path=Object 105/content.xml><?xml version="1.0" encoding="utf-8"?>
<math xmlns="http://www.w3.org/1998/Math/MathML" display="block">
  <semantics>
    <msub>
      <mi>f</mi>
      <msub>
        <mn>5</mn>
        <mi>i</mi>
      </msub>
    </msub>
    <annotation encoding="StarMath 5.0">f_{ 5_{i} }
</annotation>
  </semantics>
</math>
</file>

<file path=Object 106/content.xml><?xml version="1.0" encoding="utf-8"?>
<math xmlns="http://www.w3.org/1998/Math/MathML" display="block">
  <semantics>
    <mrow>
      <msub>
        <mi>g</mi>
        <mi mathvariant="italic">pot</mi>
      </msub>
      <mo stretchy="false">=</mo>
      <mrow>
        <mn>1</mn>
        <mo stretchy="false">/</mo>
        <msub>
          <mi mathvariant="italic">rc</mi>
          <mi mathvariant="italic">min</mi>
        </msub>
      </mrow>
    </mrow>
    <annotation encoding="StarMath 5.0">g_pot=1/rc_min</annotation>
  </semantics>
</math>
</file>

<file path=Object 107/content.xml><?xml version="1.0" encoding="utf-8"?>
<math xmlns="http://www.w3.org/1998/Math/MathML" display="block">
  <semantics>
    <msub>
      <mi>w</mi>
      <mi mathvariant="italic">sat</mi>
    </msub>
    <annotation encoding="StarMath 5.0">w_{ sat }
</annotation>
  </semantics>
</math>
</file>

<file path=Object 108/content.xml><?xml version="1.0" encoding="utf-8"?>
<math xmlns="http://www.w3.org/1998/Math/MathML" display="block">
  <semantics>
    <msub>
      <mi>E</mi>
      <mi mathvariant="italic">pot</mi>
    </msub>
    <annotation encoding="StarMath 5.0">E_pot
</annotation>
  </semantics>
</math>
</file>

<file path=Object 109/content.xml><?xml version="1.0" encoding="utf-8"?>
<math xmlns="http://www.w3.org/1998/Math/MathML" display="block">
  <semantics>
    <msub>
      <mi mathvariant="normal">γ</mi>
      <mi>m</mi>
    </msub>
    <annotation encoding="StarMath 5.0">%Ux03B3 _m</annotation>
  </semantics>
</math>
</file>

<file path=Object 11/content.xml><?xml version="1.0" encoding="utf-8"?>
<math xmlns="http://www.w3.org/1998/Math/MathML" display="block">
  <semantics>
    <msub>
      <mi mathvariant="italic">NPP</mi>
      <mi mathvariant="italic">pot</mi>
    </msub>
    <annotation encoding="StarMath 5.0">{NPP} rsub {pot}</annotation>
  </semantics>
</math>
</file>

<file path=Object 110/content.xml><?xml version="1.0" encoding="utf-8"?>
<math xmlns="http://www.w3.org/1998/Math/MathML" display="block">
  <semantics>
    <msub>
      <mi>g</mi>
      <mi>m</mi>
    </msub>
    <annotation encoding="StarMath 5.0">g_m</annotation>
  </semantics>
</math>
</file>

<file path=Object 111/content.xml><?xml version="1.0" encoding="utf-8"?>
<math xmlns="http://www.w3.org/1998/Math/MathML" display="block">
  <semantics>
    <msub>
      <mi>g</mi>
      <mi mathvariant="italic">pot</mi>
    </msub>
    <annotation encoding="StarMath 5.0">g_pot</annotation>
  </semantics>
</math>
</file>

<file path=Object 112/content.xml><?xml version="1.0" encoding="utf-8"?>
<math xmlns="http://www.w3.org/1998/Math/MathML" display="block">
  <semantics>
    <msub>
      <mi mathvariant="italic">rc</mi>
      <mi mathvariant="italic">min</mi>
    </msub>
    <annotation encoding="StarMath 5.0">rc_min</annotation>
  </semantics>
</math>
</file>

<file path=Object 113/content.xml><?xml version="1.0" encoding="utf-8"?>
<math xmlns="http://www.w3.org/1998/Math/MathML" display="block">
  <semantics>
    <mrow>
      <msub>
        <mi mathvariant="italic">Cr</mi>
        <mi>i</mi>
      </msub>
      <mo stretchy="false">=</mo>
      <mrow>
        <mn>1</mn>
        <mo stretchy="false">/</mo>
        <msub>
          <mi mathvariant="italic">gs</mi>
          <mi>i</mi>
        </msub>
      </mrow>
    </mrow>
    <annotation encoding="StarMath 5.0">{Cr} rsub {i} = {1} / {{gs} rsub {i}}</annotation>
  </semantics>
</math>
</file>

<file path=Object 114/content.xml><?xml version="1.0" encoding="utf-8"?>
<math xmlns="http://www.w3.org/1998/Math/MathML" display="block">
  <semantics>
    <msub>
      <mi>J</mi>
      <msub>
        <mi>L</mi>
        <mi>i</mi>
      </msub>
    </msub>
    <annotation encoding="StarMath 5.0">J_{ L _i}</annotation>
  </semantics>
</math>
</file>

<file path=Object 115/content.xml><?xml version="1.0" encoding="utf-8"?>
<math xmlns="http://www.w3.org/1998/Math/MathML" display="block">
  <semantics>
    <msub>
      <mi>J</mi>
      <mi>E</mi>
    </msub>
    <annotation encoding="StarMath 5.0">J_{ E}</annotation>
  </semantics>
</math>
</file>

<file path=Object 116/content.xml><?xml version="1.0" encoding="utf-8"?>
<math xmlns="http://www.w3.org/1998/Math/MathML" display="block">
  <semantics>
    <msub>
      <mi>w</mi>
      <mi mathvariant="italic">press</mi>
    </msub>
    <annotation encoding="StarMath 5.0">w_{ press }</annotation>
  </semantics>
</math>
</file>

<file path=Object 117/content.xml><?xml version="1.0" encoding="utf-8"?>
<math xmlns="http://www.w3.org/1998/Math/MathML" display="block">
  <semantics>
    <mrow>
      <mrow>
        <msub>
          <mi mathvariant="italic">GPP</mi>
          <mi>i</mi>
        </msub>
        <mo stretchy="false">=</mo>
        <mrow>
          <mn>0.012</mn>
          <mo stretchy="false">∗</mo>
          <mn>31557600</mn>
          <mo stretchy="false">∗</mo>
          <msub>
            <mi>f</mi>
            <msub>
              <mn>1</mn>
              <mi>i</mi>
            </msub>
          </msub>
        </mrow>
      </mrow>
      <msub>
        <mi>f</mi>
        <msub>
          <mn>4</mn>
          <mi>i</mi>
        </msub>
      </msub>
      <msub>
        <mi>f</mi>
        <msub>
          <mn>5</mn>
          <mi>i</mi>
        </msub>
      </msub>
    </mrow>
    <annotation encoding="StarMath 5.0">



 GPP_i=0.012*31557600*f_{ 1_i }f_{ 4_i }f_{ 5_i }</annotation>
  </semantics>
</math>
</file>

<file path=Object 118/content.xml><?xml version="1.0" encoding="utf-8"?>
<math xmlns="http://www.w3.org/1998/Math/MathML" display="block">
  <semantics>
    <msub>
      <mi>f</mi>
      <msub>
        <mn>1</mn>
        <mi>i</mi>
      </msub>
    </msub>
    <annotation encoding="StarMath 5.0">f_{ 1_i }</annotation>
  </semantics>
</math>
</file>

<file path=Object 119/content.xml><?xml version="1.0" encoding="utf-8"?>
<math xmlns="http://www.w3.org/1998/Math/MathML" display="block">
  <semantics>
    <msub>
      <mi>f</mi>
      <msub>
        <mn>4</mn>
        <mi>i</mi>
      </msub>
    </msub>
    <annotation encoding="StarMath 5.0">f_{ 4 _i}</annotation>
  </semantics>
</math>
</file>

<file path=Object 12/content.xml><?xml version="1.0" encoding="utf-8"?>
<math xmlns="http://www.w3.org/1998/Math/MathML" display="block">
  <semantics>
    <msub>
      <mi>t</mi>
      <mi>x</mi>
    </msub>
    <annotation encoding="StarMath 5.0">{t} rsub {x}</annotation>
  </semantics>
</math>
</file>

<file path=Object 120/content.xml><?xml version="1.0" encoding="utf-8"?>
<math xmlns="http://www.w3.org/1998/Math/MathML" display="block">
  <semantics>
    <msub>
      <mi>r</mi>
      <mi mathvariant="italic">max</mi>
    </msub>
    <annotation encoding="StarMath 5.0">r_{ max }</annotation>
  </semantics>
</math>
</file>

<file path=Object 121/content.xml><?xml version="1.0" encoding="utf-8"?>
<math xmlns="http://www.w3.org/1998/Math/MathML" display="block">
  <semantics>
    <msub>
      <mi>P</mi>
      <mi mathvariant="italic">surf</mi>
    </msub>
    <annotation encoding="StarMath 5.0">P_{ surf }</annotation>
  </semantics>
</math>
</file>

<file path=Object 122/content.xml><?xml version="1.0" encoding="utf-8"?>
<math xmlns="http://www.w3.org/1998/Math/MathML" display="block">
  <semantics>
    <msub>
      <mi mathvariant="italic">GPP</mi>
      <mi>i</mi>
    </msub>
    <annotation encoding="StarMath 5.0">GPP_i</annotation>
  </semantics>
</math>
</file>

<file path=Object 123/content.xml><?xml version="1.0" encoding="utf-8"?>
<math xmlns="http://www.w3.org/1998/Math/MathML" display="block">
  <semantics>
    <msub>
      <mi>R</mi>
      <msub>
        <mi>a</mi>
        <mi>i</mi>
      </msub>
    </msub>
    <annotation encoding="StarMath 5.0">R_{a_{ i }}</annotation>
  </semantics>
</math>
</file>

<file path=Object 124/content.xml><?xml version="1.0" encoding="utf-8"?>
<math xmlns="http://www.w3.org/1998/Math/MathML" display="block">
  <semantics>
    <mrow>
      <msub>
        <mi mathvariant="italic">NPP</mi>
        <mi>i</mi>
      </msub>
      <mo stretchy="false">=</mo>
      <mrow>
        <msub>
          <mi mathvariant="italic">GPP</mi>
          <mi>i</mi>
        </msub>
        <mo stretchy="false">−</mo>
        <msub>
          <mi>R</mi>
          <msub>
            <mi>a</mi>
            <mi>i</mi>
          </msub>
        </msub>
      </mrow>
    </mrow>
    <annotation encoding="StarMath 5.0">NPP_i=GPP_i-R_{ a_{i} }</annotation>
  </semantics>
</math>
</file>

<file path=Object 125/content.xml><?xml version="1.0" encoding="utf-8"?>
<math xmlns="http://www.w3.org/1998/Math/MathML" display="block">
  <semantics>
    <msub>
      <mi mathvariant="italic">gs</mi>
      <mi>i</mi>
    </msub>
    <annotation encoding="StarMath 5.0">gs_i</annotation>
  </semantics>
</math>
</file>

<file path=Object 126/content.xml><?xml version="1.0" encoding="utf-8"?>
<math xmlns="http://www.w3.org/1998/Math/MathML" display="block">
  <semantics>
    <msub>
      <mi mathvariant="italic">Cr</mi>
      <mi>i</mi>
    </msub>
    <annotation encoding="StarMath 5.0">Cr_i</annotation>
  </semantics>
</math>
</file>

<file path=Object 127/content.xml><?xml version="1.0" encoding="utf-8"?>
<math xmlns="http://www.w3.org/1998/Math/MathML" display="block">
  <semantics>
    <msub>
      <mi>P</mi>
      <mi mathvariant="italic">rec</mi>
    </msub>
    <annotation encoding="StarMath 5.0">P_rec</annotation>
  </semantics>
</math>
</file>

<file path=Object 128/content.xml><?xml version="1.0" encoding="utf-8"?>
<math xmlns="http://www.w3.org/1998/Math/MathML" display="block">
  <semantics>
    <msub>
      <mi mathvariant="italic">nc</mi>
      <mi>Z</mi>
    </msub>
    <annotation encoding="StarMath 5.0">nc_Z</annotation>
  </semantics>
</math>
</file>

<file path=Object 129/content.xml><?xml version="1.0" encoding="utf-8"?>
<math xmlns="http://www.w3.org/1998/Math/MathML" display="block">
  <semantics>
    <mi>Z</mi>
    <annotation encoding="StarMath 5.0">Z</annotation>
  </semantics>
</math>
</file>

<file path=Object 13/content.xml><?xml version="1.0" encoding="utf-8"?>
<math xmlns="http://www.w3.org/1998/Math/MathML" display="block">
  <semantics>
    <msub>
      <mi>t</mi>
      <mrow>
        <mi>x</mi>
        <mo stretchy="false">−</mo>
        <mn>1</mn>
      </mrow>
    </msub>
    <annotation encoding="StarMath 5.0">t_{x-1}</annotation>
  </semantics>
</math>
</file>

<file path=Object 130/content.xml><?xml version="1.0" encoding="utf-8"?>
<math xmlns="http://www.w3.org/1998/Math/MathML" display="block">
  <semantics>
    <mi>T</mi>
    <annotation encoding="StarMath 5.0">T</annotation>
  </semantics>
</math>
</file>

<file path=Object 131/content.xml><?xml version="1.0" encoding="utf-8"?>
<math xmlns="http://www.w3.org/1998/Math/MathML" display="block">
  <semantics>
    <msub>
      <mi>T</mi>
      <mi mathvariant="italic">soil</mi>
    </msub>
    <annotation encoding="StarMath 5.0">T_soil</annotation>
  </semantics>
</math>
</file>

<file path=Object 132/content.xml><?xml version="1.0" encoding="utf-8"?>
<math xmlns="http://www.w3.org/1998/Math/MathML" display="block">
  <semantics>
    <mi>i</mi>
    <annotation encoding="StarMath 5.0">i</annotation>
  </semantics>
</math>
</file>

<file path=Object 133/content.xml><?xml version="1.0" encoding="utf-8"?>
<math xmlns="http://www.w3.org/1998/Math/MathML" display="block">
  <semantics>
    <mi>y</mi>
    <annotation encoding="StarMath 5.0">y</annotation>
  </semantics>
</math>
</file>

<file path=Object 134/content.xml><?xml version="1.0" encoding="utf-8"?>
<math xmlns="http://www.w3.org/1998/Math/MathML" display="block">
  <semantics>
    <msub>
      <mi>α</mi>
      <mi>z</mi>
    </msub>
    <annotation encoding="StarMath 5.0">%alpha_{z } </annotation>
  </semantics>
</math>
</file>

<file path=Object 135/content.xml><?xml version="1.0" encoding="utf-8"?>
<math xmlns="http://www.w3.org/1998/Math/MathML" display="block">
  <semantics>
    <mrow>
      <msub>
        <mi>A</mi>
        <msub>
          <mi>r</mi>
          <mrow>
            <mi>i</mi>
            <mi>,</mi>
            <mi>y</mi>
          </mrow>
        </msub>
      </msub>
      <msub>
        <mi mathvariant="italic">NPP</mi>
        <mi>i</mi>
      </msub>
    </mrow>
    <annotation encoding="StarMath 5.0">A_{ r_{i,y
}}NPP_{i}</annotation>
  </semantics>
</math>
</file>

<file path=Object 136/content.xml><?xml version="1.0" encoding="utf-8"?>
<math xmlns="http://www.w3.org/1998/Math/MathML" display="block">
  <semantics>
    <mi>z</mi>
    <annotation encoding="StarMath 5.0">z</annotation>
  </semantics>
</math>
</file>

<file path=Object 137/content.xml><?xml version="1.0" encoding="utf-8"?>
<math xmlns="http://www.w3.org/1998/Math/MathML" display="block">
  <semantics>
    <msub>
      <mi>τ</mi>
      <mi>z</mi>
    </msub>
    <annotation encoding="StarMath 5.0">%tau _{ z }</annotation>
  </semantics>
</math>
</file>

<file path=Object 138/content.xml><?xml version="1.0" encoding="utf-8"?>
<math xmlns="http://www.w3.org/1998/Math/MathML" display="block">
  <semantics>
    <msub>
      <mi>B</mi>
      <msub>
        <mi>z</mi>
        <mi>i</mi>
      </msub>
    </msub>
    <annotation encoding="StarMath 5.0">B_{ z_{i}}</annotation>
  </semantics>
</math>
</file>

<file path=Object 139/content.xml><?xml version="1.0" encoding="utf-8"?>
<math xmlns="http://www.w3.org/1998/Math/MathML" display="block">
  <semantics>
    <mi>i</mi>
    <annotation encoding="StarMath 5.0">nospace {i} </annotation>
  </semantics>
</math>
</file>

<file path=Object 14/content.xml><?xml version="1.0" encoding="utf-8"?>
<math xmlns="http://www.w3.org/1998/Math/MathML" display="block">
  <semantics>
    <msub>
      <mi>C</mi>
      <msub>
        <mi mathvariant="italic">init</mi>
        <mrow>
          <mi>i</mi>
          <mi>,</mi>
          <mi>z</mi>
        </mrow>
      </msub>
    </msub>
    <annotation encoding="StarMath 5.0">C_{ init_{i,z} }</annotation>
  </semantics>
</math>
</file>

<file path=Object 140/content.xml><?xml version="1.0" encoding="utf-8"?>
<math xmlns="http://www.w3.org/1998/Math/MathML" display="block">
  <semantics>
    <mi>t</mi>
    <annotation encoding="StarMath 5.0">nospace {t} </annotation>
  </semantics>
</math>
</file>

<file path=Object 141/content.xml><?xml version="1.0" encoding="utf-8"?>
<math xmlns="http://www.w3.org/1998/Math/MathML" display="block">
  <semantics>
    <msub>
      <mi>B</mi>
      <mi>i</mi>
    </msub>
    <annotation encoding="StarMath 5.0">{B} rsub {i}</annotation>
  </semantics>
</math>
</file>

<file path=Object 142/content.xml><?xml version="1.0" encoding="utf-8"?>
<math xmlns="http://www.w3.org/1998/Math/MathML" display="block">
  <semantics>
    <msub>
      <mi>f</mi>
      <msub>
        <mn>5</mn>
        <mi>i</mi>
      </msub>
    </msub>
    <annotation encoding="StarMath 5.0">f_{5_{i}}</annotation>
  </semantics>
</math>
</file>

<file path=Object 143/content.xml><?xml version="1.0" encoding="utf-8"?>
<math xmlns="http://www.w3.org/1998/Math/MathML" display="block">
  <semantics>
    <msub>
      <mi>L</mi>
      <mi>i</mi>
    </msub>
    <annotation encoding="StarMath 5.0">L_i</annotation>
  </semantics>
</math>
</file>

<file path=Object 144/content.xml><?xml version="1.0" encoding="utf-8"?>
<math xmlns="http://www.w3.org/1998/Math/MathML" display="block">
  <semantics>
    <msub>
      <mi>D</mi>
      <mi>i</mi>
    </msub>
    <annotation encoding="StarMath 5.0">D_{ i }
</annotation>
  </semantics>
</math>
</file>

<file path=Object 145/content.xml><?xml version="1.0" encoding="utf-8"?>
<math xmlns="http://www.w3.org/1998/Math/MathML" display="block">
  <semantics>
    <mrow>
      <mrow>
        <msub>
          <mi>f</mi>
          <msub>
            <mn>5</mn>
            <mi>i</mi>
          </msub>
        </msub>
        <mo stretchy="false">=</mo>
        <mrow>
          <mn>1</mn>
          <mo stretchy="false">−</mo>
          <mi>exp</mi>
        </mrow>
      </mrow>
      <mrow>
        <mo fence="true" stretchy="false">(</mo>
        <mrow>
          <mrow>
            <msub>
              <mi>L</mi>
              <mi>i</mi>
            </msub>
            <mo stretchy="false">/</mo>
            <msub>
              <mi>D</mi>
              <mi>i</mi>
            </msub>
          </mrow>
        </mrow>
        <mo fence="true" stretchy="false">)</mo>
      </mrow>
    </mrow>
    <annotation encoding="StarMath 5.0">f_{ 5_i }=1- exp( L_i / D_{i} ) </annotation>
  </semantics>
</math>
</file>

<file path=Object 146/content.xml><?xml version="1.0" encoding="utf-8"?>
<math xmlns="http://www.w3.org/1998/Math/MathML" display="block">
  <semantics>
    <msub>
      <mi>L</mi>
      <mi>i</mi>
    </msub>
    <annotation encoding="StarMath 5.0">L_i</annotation>
  </semantics>
</math>
</file>

<file path=Object 147/content.xml><?xml version="1.0" encoding="utf-8"?>
<math xmlns="http://www.w3.org/1998/Math/MathML" display="block">
  <semantics>
    <msub>
      <mi>B</mi>
      <msub>
        <mi mathvariant="italic">root</mi>
        <mi>i</mi>
      </msub>
    </msub>
    <annotation encoding="StarMath 5.0">B_{ root_{i}}</annotation>
  </semantics>
</math>
</file>

<file path=Object 148/content.xml><?xml version="1.0" encoding="utf-8"?>
<math xmlns="http://www.w3.org/1998/Math/MathML" display="block">
  <semantics>
    <msub>
      <mi>C</mi>
      <mi mathvariant="italic">sru</mi>
    </msub>
    <annotation encoding="StarMath 5.0">C_{ sru }</annotation>
  </semantics>
</math>
</file>

<file path=Object 149/content.xml><?xml version="1.0" encoding="utf-8"?>
<math xmlns="http://www.w3.org/1998/Math/MathML" display="block">
  <semantics>
    <msub>
      <mi>w</mi>
      <mi>y</mi>
    </msub>
    <annotation encoding="StarMath 5.0">w_{ y }</annotation>
  </semantics>
</math>
</file>

<file path=Object 15/content.xml><?xml version="1.0" encoding="utf-8"?>
<math xmlns="http://www.w3.org/1998/Math/MathML" display="block">
  <semantics>
    <mi>z</mi>
    <annotation encoding="StarMath 5.0">z</annotation>
  </semantics>
</math>
</file>

<file path=Object 150/content.xml><?xml version="1.0" encoding="utf-8"?>
<math xmlns="http://www.w3.org/1998/Math/MathML" display="block">
  <semantics>
    <msub>
      <mi>w</mi>
      <mi>y</mi>
    </msub>
    <annotation encoding="StarMath 5.0">w_{ y }</annotation>
  </semantics>
</math>
</file>

<file path=Object 151/content.xml><?xml version="1.0" encoding="utf-8"?>
<math xmlns="http://www.w3.org/1998/Math/MathML" display="block">
  <semantics>
    <mrow>
      <mrow>
        <msub>
          <mi>L</mi>
          <mi>i</mi>
        </msub>
        <mo stretchy="false">=</mo>
        <msub>
          <mi>C</mi>
          <mi mathvariant="italic">sru</mi>
        </msub>
      </mrow>
      <msub>
        <mi>B</mi>
        <msub>
          <mi mathvariant="italic">root</mi>
          <mi>i</mi>
        </msub>
      </msub>
      <msub>
        <mi>w</mi>
        <msub>
          <mi>y</mi>
          <mrow>
            <mi>t</mi>
            <mo stretchy="false">−</mo>
            <mn>1</mn>
          </mrow>
        </msub>
      </msub>
    </mrow>
    <annotation encoding="StarMath 5.0">L_i=C_{ sru }B_{ root_{i} }w_{{y}_{ t-1 }}</annotation>
  </semantics>
</math>
</file>

<file path=Object 152/content.xml><?xml version="1.0" encoding="utf-8"?>
<math xmlns="http://www.w3.org/1998/Math/MathML" display="block">
  <semantics>
    <msub>
      <mi mathvariant="italic">LAI</mi>
      <mi>i</mi>
    </msub>
    <annotation encoding="StarMath 5.0">LAI_i
</annotation>
  </semantics>
</math>
</file>

<file path=Object 153/content.xml><?xml version="1.0" encoding="utf-8"?>
<math xmlns="http://www.w3.org/1998/Math/MathML" display="block">
  <semantics>
    <msub>
      <mi>B</mi>
      <msub>
        <mi mathvariant="italic">leaves</mi>
        <mi>i</mi>
      </msub>
    </msub>
    <annotation encoding="StarMath 5.0">B_{ leaves_{i} }</annotation>
  </semantics>
</math>
</file>

<file path=Object 154/content.xml><?xml version="1.0" encoding="utf-8"?>
<math xmlns="http://www.w3.org/1998/Math/MathML" display="block">
  <semantics>
    <msub>
      <mi mathvariant="italic">SLA</mi>
      <mi>i</mi>
    </msub>
    <annotation encoding="StarMath 5.0">SLA_{ i }</annotation>
  </semantics>
</math>
</file>

<file path=Object 155/content.xml><?xml version="1.0" encoding="utf-8"?>
<math xmlns="http://www.w3.org/1998/Math/MathML" display="block">
  <semantics>
    <msub>
      <mi mathvariant="italic">LAI</mi>
      <mi>i</mi>
    </msub>
    <annotation encoding="StarMath 5.0">LAI_i</annotation>
  </semantics>
</math>
</file>

<file path=Object 156/content.xml><?xml version="1.0" encoding="utf-8"?>
<math xmlns="http://www.w3.org/1998/Math/MathML" display="block">
  <semantics>
    <msub>
      <mi mathvariant="italic">LAI</mi>
      <msub>
        <mi mathvariant="italic">sun</mi>
        <mi>i</mi>
      </msub>
    </msub>
    <annotation encoding="StarMath 5.0">LAI_{ sun_i }</annotation>
  </semantics>
</math>
</file>

<file path=Object 157/content.xml><?xml version="1.0" encoding="utf-8"?>
<math xmlns="http://www.w3.org/1998/Math/MathML" display="block">
  <semantics>
    <msub>
      <mi mathvariant="italic">LAI</mi>
      <msub>
        <mi mathvariant="italic">shade</mi>
        <mi>i</mi>
      </msub>
    </msub>
    <annotation encoding="StarMath 5.0">LAI_{ shade_i }</annotation>
  </semantics>
</math>
</file>

<file path=Object 158/content.xml><?xml version="1.0" encoding="utf-8"?>
<math xmlns="http://www.w3.org/1998/Math/MathML" display="block">
  <semantics>
    <mrow>
      <mrow>
        <msub>
          <mi mathvariant="italic">LAI</mi>
          <mi>i</mi>
        </msub>
        <mo stretchy="false">=</mo>
        <msub>
          <mi>B</mi>
          <msub>
            <mi mathvariant="italic">leaves</mi>
            <mi>i</mi>
          </msub>
        </msub>
      </mrow>
      <msub>
        <mi mathvariant="italic">SLA</mi>
        <mi>i</mi>
      </msub>
    </mrow>
    <annotation encoding="StarMath 5.0">LAI_i=B_{ leaves_{i} }SLA_{ i }</annotation>
  </semantics>
</math>
</file>

<file path=Object 159/content.xml><?xml version="1.0" encoding="utf-8"?>
<math xmlns="http://www.w3.org/1998/Math/MathML" display="block">
  <semantics>
    <mrow>
      <mrow>
        <msub>
          <mi mathvariant="italic">SLA</mi>
          <mi>i</mi>
        </msub>
        <mo stretchy="false">=</mo>
        <mn>30</mn>
      </mrow>
      <mrow>
        <mo fence="true" stretchy="false">(</mo>
        <mrow>
          <mrow>
            <mn>4380</mn>
            <mo stretchy="false">/</mo>
            <msub>
              <mi>τ</mi>
              <msub>
                <mi mathvariant="italic">leaves</mi>
                <mi>i</mi>
              </msub>
            </msub>
          </mrow>
        </mrow>
        <mo fence="true" stretchy="false">)</mo>
      </mrow>
      <mi>exp</mi>
      <mrow>
        <mo fence="true" stretchy="false">(</mo>
        <mrow>
          <mrow>
            <mo stretchy="false">−</mo>
            <mn>0.46</mn>
          </mrow>
        </mrow>
        <mo fence="true" stretchy="false">)</mo>
      </mrow>
    </mrow>
    <annotation encoding="StarMath 5.0">SLA_{ i }=30( 4380 / %tau _{leaves_{i}})exp(-0.46) </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sub>
      <mi>τ</mi>
      <msub>
        <mi>L</mi>
        <mi>i</mi>
      </msub>
    </msub>
    <annotation encoding="StarMath 5.0">%tau_{ L_{i} }</annotation>
  </semantics>
</math>
</file>

<file path=Object 161/content.xml><?xml version="1.0" encoding="utf-8"?>
<math xmlns="http://www.w3.org/1998/Math/MathML" display="block">
  <semantics>
    <msub>
      <mi>R</mi>
      <msub>
        <mi>a</mi>
        <mi>i</mi>
      </msub>
    </msub>
    <annotation encoding="StarMath 5.0">R_{a_{i}}</annotation>
  </semantics>
</math>
</file>

<file path=Object 162/content.xml><?xml version="1.0" encoding="utf-8"?>
<math xmlns="http://www.w3.org/1998/Math/MathML" display="block">
  <semantics>
    <msub>
      <mi>R</mi>
      <msub>
        <mi>g</mi>
        <mi>i</mi>
      </msub>
    </msub>
    <annotation encoding="StarMath 5.0">R_{ g_i }</annotation>
  </semantics>
</math>
</file>

<file path=Object 163/content.xml><?xml version="1.0" encoding="utf-8"?>
<math xmlns="http://www.w3.org/1998/Math/MathML" display="block">
  <semantics>
    <msub>
      <mi>R</mi>
      <msub>
        <mi>m</mi>
        <mi>i</mi>
      </msub>
    </msub>
    <annotation encoding="StarMath 5.0">R_{ m_i }</annotation>
  </semantics>
</math>
</file>

<file path=Object 164/content.xml><?xml version="1.0" encoding="utf-8"?>
<math xmlns="http://www.w3.org/1998/Math/MathML" display="block">
  <semantics>
    <mrow>
      <msub>
        <mi>R</mi>
        <msub>
          <mi>a</mi>
          <mi>i</mi>
        </msub>
      </msub>
      <mo stretchy="false">=</mo>
      <mrow>
        <msub>
          <mi>R</mi>
          <msub>
            <mi>g</mi>
            <mi>i</mi>
          </msub>
        </msub>
        <mo stretchy="false">+</mo>
        <msub>
          <mi>R</mi>
          <msub>
            <mi>m</mi>
            <mi>i</mi>
          </msub>
        </msub>
      </mrow>
    </mrow>
    <annotation encoding="StarMath 5.0">R_{ a_i }=R_{ g_i }+R_{ m_i }</annotation>
  </semantics>
</math>
</file>

<file path=Object 165/content.xml><?xml version="1.0" encoding="utf-8"?>
<math xmlns="http://www.w3.org/1998/Math/MathML" display="block">
  <semantics>
    <msub>
      <mi>R</mi>
      <msub>
        <mi>g</mi>
        <mi>i</mi>
      </msub>
    </msub>
    <annotation encoding="StarMath 5.0">R_{ g_i }</annotation>
  </semantics>
</math>
</file>

<file path=Object 166/content.xml><?xml version="1.0" encoding="utf-8"?>
<math xmlns="http://www.w3.org/1998/Math/MathML" display="block">
  <semantics>
    <mi>t</mi>
    <annotation encoding="StarMath 5.0">t</annotation>
  </semantics>
</math>
</file>

<file path=Object 167/content.xml><?xml version="1.0" encoding="utf-8"?>
<math xmlns="http://www.w3.org/1998/Math/MathML" display="block">
  <semantics>
    <msub>
      <mi>B</mi>
      <msub>
        <mi>Z</mi>
        <mrow>
          <mi>i</mi>
          <mi>,</mi>
          <mi>t</mi>
        </mrow>
      </msub>
    </msub>
    <annotation encoding="StarMath 5.0">B_{ Z_{i,t} }</annotation>
  </semantics>
</math>
</file>

<file path=Object 168/content.xml><?xml version="1.0" encoding="utf-8"?>
<math xmlns="http://www.w3.org/1998/Math/MathML" display="block">
  <semantics>
    <mrow>
      <mi>t</mi>
      <mo stretchy="false">−</mo>
      <mn>1</mn>
    </mrow>
    <annotation encoding="StarMath 5.0">t-1</annotation>
  </semantics>
</math>
</file>

<file path=Object 169/content.xml><?xml version="1.0" encoding="utf-8"?>
<math xmlns="http://www.w3.org/1998/Math/MathML" display="block">
  <semantics>
    <msub>
      <mi>B</mi>
      <msub>
        <mi>Z</mi>
        <mrow>
          <mi>t</mi>
          <mo stretchy="false">−</mo>
          <mn>1</mn>
        </mrow>
      </msub>
    </msub>
    <annotation encoding="StarMath 5.0">B_{ Z_{t-1} }</annotation>
  </semantics>
</math>
</file>

<file path=Object 17/content.xml><?xml version="1.0" encoding="utf-8"?>
<math xmlns="http://www.w3.org/1998/Math/MathML" display="block">
  <semantics>
    <msub>
      <mi>f</mi>
      <msub>
        <mn>4</mn>
        <mi>i</mi>
      </msub>
    </msub>
    <annotation encoding="StarMath 5.0">f_{4_{ i} }</annotation>
  </semantics>
</math>
</file>

<file path=Object 170/content.xml><?xml version="1.0" encoding="utf-8"?>
<math xmlns="http://www.w3.org/1998/Math/MathML" display="block">
  <semantics>
    <mrow>
      <mrow>
        <msub>
          <mi>R</mi>
          <msub>
            <mi>g</mi>
            <mi>i</mi>
          </msub>
        </msub>
        <mo stretchy="false">=</mo>
        <mn>1.25</mn>
      </mrow>
      <mrow>
        <mo fence="true" stretchy="false">(</mo>
        <mrow>
          <mrow>
            <msub>
              <mi>B</mi>
              <msub>
                <mi>z</mi>
                <mrow>
                  <mi>i</mi>
                  <mi>,</mi>
                  <mi>t</mi>
                </mrow>
              </msub>
            </msub>
            <mo stretchy="false">−</mo>
            <msub>
              <mi>B</mi>
              <msub>
                <mi>z</mi>
                <mrow>
                  <mi>i</mi>
                  <mi>,</mi>
                  <mrow>
                    <mi>t</mi>
                    <mo stretchy="false">−</mo>
                    <mn>1</mn>
                  </mrow>
                </mrow>
              </msub>
            </msub>
          </mrow>
        </mrow>
        <mo fence="true" stretchy="false">)</mo>
      </mrow>
    </mrow>
    <annotation encoding="StarMath 5.0">R_{ g_i }=1.25( B_{z_{i,t}} - B_{z_{i,t-1}} )</annotation>
  </semantics>
</math>
</file>

<file path=Object 171/content.xml><?xml version="1.0" encoding="utf-8"?>
<math xmlns="http://www.w3.org/1998/Math/MathML" display="block">
  <semantics>
    <mrow>
      <msub>
        <mi>R</mi>
        <msub>
          <mi>m</mi>
          <mi>i</mi>
        </msub>
      </msub>
      <mo stretchy="false">=</mo>
      <mrow>
        <mo stretchy="false">∑</mo>
        <mrow>
          <mo fence="true" stretchy="false">[</mo>
          <mrow>
            <mrow>
              <msub>
                <mi mathvariant="italic">nc</mi>
                <mi>Z</mi>
              </msub>
              <msub>
                <mi>B</mi>
                <msub>
                  <mi>Z</mi>
                  <mi>i</mi>
                </msub>
              </msub>
              <mn>27</mn>
              <mi>exp</mi>
              <mrow>
                <mo fence="true" stretchy="false">(</mo>
                <mrow>
                  <mrow>
                    <mn>0.07</mn>
                    <mi>T</mi>
                  </mrow>
                </mrow>
                <mo fence="true" stretchy="false">)</mo>
              </mrow>
            </mrow>
          </mrow>
          <mo fence="true" stretchy="false">]</mo>
        </mrow>
      </mrow>
    </mrow>
    <annotation encoding="StarMath 5.0">R_{m_{i} }= sum [ nc_Z B_{Z_{i}}27 exp(0.07T)  ] </annotation>
  </semantics>
</math>
</file>

<file path=Object 172/content.xml><?xml version="1.0" encoding="utf-8"?>
<math xmlns="http://www.w3.org/1998/Math/MathML" display="block">
  <semantics>
    <mrow>
      <mi mathvariant="normal">@</mi>
      <mrow>
        <msub>
          <mi>B</mi>
          <msub>
            <mi>z</mi>
            <mi>i</mi>
          </msub>
        </msub>
        <mo stretchy="false">/</mo>
        <mi mathvariant="normal">@</mi>
      </mrow>
      <mrow>
        <mi>t</mi>
        <mo stretchy="false">=</mo>
        <msub>
          <mi>α</mi>
          <msub>
            <mi>z</mi>
            <mi>i</mi>
          </msub>
        </msub>
      </mrow>
      <mrow>
        <msub>
          <mi mathvariant="italic">NPP</mi>
          <mi>i</mi>
        </msub>
        <mo stretchy="false">−</mo>
        <mrow>
          <msub>
            <mi>B</mi>
            <msub>
              <mi>z</mi>
              <mi>i</mi>
            </msub>
          </msub>
          <mo stretchy="false">/</mo>
          <msub>
            <mi>τ</mi>
            <msub>
              <mi>z</mi>
              <mi>i</mi>
            </msub>
          </msub>
        </mrow>
      </mrow>
    </mrow>
    <annotation encoding="StarMath 5.0">%UxE0D5 B_{z_{i}}/ %UxE0D5 t  = %alpha _{z_{i}}NPP_{i}-B_{z_{i}}/ %tau _{z_{i}} </annotation>
  </semantics>
</math>
</file>

<file path=Object 173/content.xml><?xml version="1.0" encoding="utf-8"?>
<math xmlns="http://www.w3.org/1998/Math/MathML" display="block">
  <semantics>
    <mrow>
      <msub>
        <mi>B</mi>
        <mi>i</mi>
      </msub>
      <mo stretchy="false">=</mo>
      <mrow>
        <mo stretchy="false">∑</mo>
        <msub>
          <mi>B</mi>
          <msub>
            <mi>Z</mi>
            <mi>i</mi>
          </msub>
        </msub>
      </mrow>
    </mrow>
    <annotation encoding="StarMath 5.0">B_{i}= sum B_{ Z_{i}} </annotation>
  </semantics>
</math>
</file>

<file path=Object 174/content.xml><?xml version="1.0" encoding="utf-8"?>
<math xmlns="http://www.w3.org/1998/Math/MathML" display="block">
  <semantics>
    <msub>
      <mi>A</mi>
      <msub>
        <mi>r</mi>
        <mrow>
          <mi>i</mi>
          <mi>,</mi>
          <mi>y</mi>
        </mrow>
      </msub>
    </msub>
    <annotation encoding="StarMath 5.0">{A} rsub {{r} rsub {i , y}}</annotation>
  </semantics>
</math>
</file>

<file path=Object 175/content.xml><?xml version="1.0" encoding="utf-8"?>
<math xmlns="http://www.w3.org/1998/Math/MathML" display="block">
  <semantics>
    <mi>i</mi>
    <annotation encoding="StarMath 5.0">nospace {i} </annotation>
  </semantics>
</math>
</file>

<file path=Object 176/content.xml><?xml version="1.0" encoding="utf-8"?>
<math xmlns="http://www.w3.org/1998/Math/MathML" display="block">
  <semantics>
    <mi>y</mi>
    <annotation encoding="StarMath 5.0">nospace {y} </annotation>
  </semantics>
</math>
</file>

<file path=Object 177/content.xml><?xml version="1.0" encoding="utf-8"?>
<math xmlns="http://www.w3.org/1998/Math/MathML" display="block">
  <semantics>
    <msub>
      <mi>B</mi>
      <msub>
        <mi>T</mi>
        <mi>y</mi>
      </msub>
    </msub>
    <annotation encoding="StarMath 5.0">{B_{T_{y}}} </annotation>
  </semantics>
</math>
</file>

<file path=Object 178/content.xml><?xml version="1.0" encoding="utf-8"?>
<math xmlns="http://www.w3.org/1998/Math/MathML" display="block">
  <semantics>
    <mi>S</mi>
    <annotation encoding="StarMath 5.0">nospace {S} </annotation>
  </semantics>
</math>
</file>

<file path=Object 179/content.xml><?xml version="1.0" encoding="utf-8"?>
<math xmlns="http://www.w3.org/1998/Math/MathML" display="block">
  <semantics>
    <mrow>
      <msub>
        <mi>A</mi>
        <msub>
          <mi>r</mi>
          <mrow>
            <mi>i</mi>
            <mi>,</mi>
            <mi>y</mi>
          </mrow>
        </msub>
      </msub>
      <mo stretchy="false">=</mo>
      <mrow>
        <msub>
          <mi>B</mi>
          <mrow>
            <mi>i</mi>
            <mi>,</mi>
            <mi>y</mi>
          </mrow>
        </msub>
        <mo stretchy="false">/</mo>
        <msub>
          <mi>B</mi>
          <msub>
            <mi>T</mi>
            <mi>y</mi>
          </msub>
        </msub>
      </mrow>
    </mrow>
    <annotation encoding="StarMath 5.0">A_{r_{i,y}}= B_{i,y}/ B_{T_{y}}</annotation>
  </semantics>
</math>
</file>

<file path=Object 18/content.xml><?xml version="1.0" encoding="utf-8"?>
<math xmlns="http://www.w3.org/1998/Math/MathML" display="block">
  <semantics>
    <mrow>
      <mi>∂</mi>
      <mrow>
        <msub>
          <mi>C</mi>
          <msub>
            <mi mathvariant="italic">init</mi>
            <mrow>
              <mi>i</mi>
              <mi>,</mi>
              <mi>z</mi>
            </mrow>
          </msub>
        </msub>
        <mo stretchy="false">/</mo>
        <mi>∂</mi>
      </mrow>
      <mrow>
        <msub>
          <mi>t</mi>
          <mi>x</mi>
        </msub>
        <mo stretchy="false">=</mo>
        <msub>
          <mi>α</mi>
          <mrow>
            <mi>i</mi>
            <mi>,</mi>
            <mi>z</mi>
          </mrow>
        </msub>
      </mrow>
      <msub>
        <mi mathvariant="italic">NPP</mi>
        <mi mathvariant="italic">pot</mi>
      </msub>
      <mi>−</mi>
      <mrow>
        <msub>
          <mi>C</mi>
          <msub>
            <mi mathvariant="italic">init</mi>
            <mrow>
              <mi>i</mi>
              <mi>,</mi>
              <mi>z</mi>
            </mrow>
          </msub>
        </msub>
        <mo stretchy="false">/</mo>
        <msub>
          <mi>τ</mi>
          <mrow>
            <mi>i</mi>
            <mi>,</mi>
            <mi>z</mi>
          </mrow>
        </msub>
      </mrow>
    </mrow>
    <annotation encoding="StarMath 5.0">∂ {{C} rsub {{init} rsub {i , z}}} / {∂} {t} rsub {x} = {α} rsub {i ,z} {NPP} rsub {pot} − {{C} rsub {{init} rsub {i , z}}} / {{τ} rsub {i , z}}</annotation>
  </semantics>
</math>
</file>

<file path=Object 180/content.xml><?xml version="1.0" encoding="utf-8"?>
<math xmlns="http://www.w3.org/1998/Math/MathML" display="block">
  <semantics>
    <mrow>
      <msub>
        <mi>B</mi>
        <msub>
          <mi>T</mi>
          <mi>y</mi>
        </msub>
      </msub>
      <mo stretchy="false">=</mo>
      <mrow>
        <munderover>
          <mo stretchy="false">∑</mo>
          <mrow>
            <mi>i</mi>
            <mo stretchy="false">=</mo>
            <mn>1</mn>
          </mrow>
          <mi>S</mi>
        </munderover>
        <msub>
          <mi>B</mi>
          <mrow>
            <mi>i</mi>
            <mi>,</mi>
            <mi>y</mi>
          </mrow>
        </msub>
      </mrow>
    </mrow>
    <annotation encoding="StarMath 5.0">B_{T_{y}}={sum from {i = 1} to {S} {{B} rsub {i , y}}}</annotation>
  </semantics>
</math>
</file>

<file path=Object 181/content.xml><?xml version="1.0" encoding="utf-8"?>
<math xmlns="http://www.w3.org/1998/Math/MathML" display="block">
  <semantics>
    <msub>
      <mi mathvariant="italic">NPP</mi>
      <msub>
        <mi mathvariant="italic">grid</mi>
        <mi>y</mi>
      </msub>
    </msub>
    <annotation encoding="StarMath 5.0">NPP_{grid_{ y }}</annotation>
  </semantics>
</math>
</file>

<file path=Object 182/content.xml><?xml version="1.0" encoding="utf-8"?>
<math xmlns="http://www.w3.org/1998/Math/MathML" display="block">
  <semantics>
    <mrow>
      <mrow/>
      <mi>y</mi>
    </mrow>
    <annotation encoding="StarMath 5.0">nospace {}y </annotation>
  </semantics>
</math>
</file>

<file path=Object 183/content.xml><?xml version="1.0" encoding="utf-8"?>
<math xmlns="http://www.w3.org/1998/Math/MathML" display="block">
  <semantics>
    <msub>
      <mi mathvariant="italic">NPP</mi>
      <mi>i</mi>
    </msub>
    <annotation encoding="StarMath 5.0">NPP_{ i }</annotation>
  </semantics>
</math>
</file>

<file path=Object 184/content.xml><?xml version="1.0" encoding="utf-8"?>
<math xmlns="http://www.w3.org/1998/Math/MathML" display="block">
  <semantics>
    <mi>i</mi>
    <annotation encoding="StarMath 5.0">nospace {i} </annotation>
  </semantics>
</math>
</file>

<file path=Object 185/content.xml><?xml version="1.0" encoding="utf-8"?>
<math xmlns="http://www.w3.org/1998/Math/MathML" display="block">
  <semantics>
    <mi>S</mi>
    <annotation encoding="StarMath 5.0">nospace {S} </annotation>
  </semantics>
</math>
</file>

<file path=Object 187/content.xml><?xml version="1.0" encoding="utf-8"?>
<math xmlns="http://www.w3.org/1998/Math/MathML" display="block">
  <semantics>
    <mrow>
      <msub>
        <mi mathvariant="italic">NPP</mi>
        <msub>
          <mi mathvariant="italic">grid</mi>
          <mi>y</mi>
        </msub>
      </msub>
      <mo stretchy="false">=</mo>
      <mrow>
        <munderover>
          <mo stretchy="false">∑</mo>
          <mrow>
            <mi>i</mi>
            <mo stretchy="false">=</mo>
            <mn>1</mn>
          </mrow>
          <mi>S</mi>
        </munderover>
        <mrow>
          <mo fence="true" stretchy="false">(</mo>
          <mrow>
            <mrow>
              <msub>
                <mi mathvariant="italic">NPP</mi>
                <mrow>
                  <mi>i</mi>
                  <mi>,</mi>
                  <mi>y</mi>
                </mrow>
              </msub>
              <msub>
                <mi>A</mi>
                <msub>
                  <mi>r</mi>
                  <mrow>
                    <mi>i</mi>
                    <mi>,</mi>
                    <mi>y</mi>
                  </mrow>
                </msub>
              </msub>
            </mrow>
          </mrow>
          <mo fence="true" stretchy="false">)</mo>
        </mrow>
      </mrow>
    </mrow>
    <annotation encoding="StarMath 5.0">NPP_{grid_{y}} = sum from{i=1} to{S} ( NPP_{i,y}A_{r_{i,y}} )





 </annotation>
  </semantics>
</math>
</file>

<file path=Object 188/content.xml><?xml version="1.0" encoding="utf-8"?>
<math xmlns="http://www.w3.org/1998/Math/MathML" display="block">
  <semantics>
    <msub>
      <mi mathvariant="italic">GPP</mi>
      <mi>i</mi>
    </msub>
    <annotation encoding="StarMath 5.0">GPP_{ i }</annotation>
  </semantics>
</math>
</file>

<file path=Object 189/content.xml><?xml version="1.0" encoding="utf-8"?>
<math xmlns="http://www.w3.org/1998/Math/MathML" display="block">
  <semantics>
    <mrow>
      <mrow>
        <msub>
          <mi>w</mi>
          <mi mathvariant="italic">press</mi>
        </msub>
        <mo stretchy="false">=</mo>
        <mn>6.1121</mn>
      </mrow>
      <mi>exp</mi>
      <mrow>
        <mo fence="true" stretchy="false">(</mo>
        <mrow>
          <mrow>
            <mrow>
              <mo fence="true" stretchy="false">(</mo>
              <mrow>
                <mrow>
                  <mn>18.678</mn>
                  <mo stretchy="false">−</mo>
                  <mrow>
                    <mo fence="true" stretchy="false">(</mo>
                    <mrow>
                      <mrow>
                        <mi>T</mi>
                        <mo stretchy="false">/</mo>
                        <mn>234.5</mn>
                      </mrow>
                    </mrow>
                    <mo fence="true" stretchy="false">)</mo>
                  </mrow>
                </mrow>
              </mrow>
              <mo fence="true" stretchy="false">)</mo>
            </mrow>
            <mo stretchy="false">∗</mo>
            <mrow>
              <mo fence="true" stretchy="false">(</mo>
              <mrow>
                <mrow>
                  <mrow>
                    <mi>T</mi>
                    <mo stretchy="false">/</mo>
                    <mn>257.14</mn>
                  </mrow>
                  <mo stretchy="false">+</mo>
                  <mi>T</mi>
                </mrow>
              </mrow>
              <mo fence="true" stretchy="false">)</mo>
            </mrow>
          </mrow>
        </mrow>
        <mo fence="true" stretchy="false">)</mo>
      </mrow>
    </mrow>
    <annotation encoding="StarMath 5.0">w_press=6.1121exp((18.678-(T/234.5))*( T/257.14+T ))</annotation>
  </semantics>
</math>
</file>

<file path=Object 19/content.xml><?xml version="1.0" encoding="utf-8"?>
<math xmlns="http://www.w3.org/1998/Math/MathML" display="block">
  <semantics>
    <msub>
      <mi>E</mi>
      <mi mathvariant="italic">vap</mi>
    </msub>
    <annotation encoding="StarMath 5.0">E_vap
</annotation>
  </semantics>
</math>
</file>

<file path=Object 190/content.xml><?xml version="1.0" encoding="utf-8"?>
<math xmlns="http://www.w3.org/1998/Math/MathML" display="block">
  <semantics>
    <msub>
      <mi>g</mi>
      <mn>0</mn>
    </msub>
    <annotation encoding="StarMath 5.0">g_{ 0 }</annotation>
  </semantics>
</math>
</file>

<file path=Object 191/content.xml><?xml version="1.0" encoding="utf-8"?>
<math xmlns="http://www.w3.org/1998/Math/MathML" display="block">
  <semantics>
    <msub>
      <mi>g</mi>
      <mn>1</mn>
    </msub>
    <annotation encoding="StarMath 5.0">g_{ 1 }</annotation>
  </semantics>
</math>
</file>

<file path=Object 192/content.xml><?xml version="1.0" encoding="utf-8"?>
<math xmlns="http://www.w3.org/1998/Math/MathML" display="block">
  <semantics>
    <mi mathvariant="italic">VPD</mi>
    <annotation encoding="StarMath 5.0">VPD</annotation>
  </semantics>
</math>
</file>

<file path=Object 193/content.xml><?xml version="1.0" encoding="utf-8"?>
<math xmlns="http://www.w3.org/1998/Math/MathML" display="block">
  <semantics>
    <msub>
      <mi mathvariant="italic">GPP</mi>
      <mi>i</mi>
    </msub>
    <annotation encoding="StarMath 5.0">GPP_{ i }</annotation>
  </semantics>
</math>
</file>

<file path=Object 194/content.xml><?xml version="1.0" encoding="utf-8"?>
<math xmlns="http://www.w3.org/1998/Math/MathML" display="block">
  <semantics>
    <mi>h</mi>
    <annotation encoding="StarMath 5.0">h</annotation>
  </semantics>
</math>
</file>

<file path=Object 195/content.xml><?xml version="1.0" encoding="utf-8"?>
<math xmlns="http://www.w3.org/1998/Math/MathML" display="block">
  <semantics>
    <mi>t</mi>
    <annotation encoding="StarMath 5.0">t</annotation>
  </semantics>
</math>
</file>

<file path=Object 197/content.xml><?xml version="1.0" encoding="utf-8"?>
<math xmlns="http://www.w3.org/1998/Math/MathML" display="block">
  <semantics>
    <msub>
      <mi>E</mi>
      <mi mathvariant="italic">vap</mi>
    </msub>
    <annotation encoding="StarMath 5.0">E_vap</annotation>
  </semantics>
</math>
</file>

<file path=Object 198/content.xml><?xml version="1.0" encoding="utf-8"?>
<math xmlns="http://www.w3.org/1998/Math/MathML" display="block">
  <semantics>
    <msub>
      <mi>R</mi>
      <mi mathvariant="italic">off</mi>
    </msub>
    <annotation encoding="StarMath 5.0">R_{ off }</annotation>
  </semantics>
</math>
</file>

<file path=Object 199/content.xml><?xml version="1.0" encoding="utf-8"?>
<math xmlns="http://www.w3.org/1998/Math/MathML" display="block">
  <semantics>
    <mi mathvariant="italic">IPAR</mi>
    <annotation encoding="StarMath 5.0">IPAR</annotation>
  </semantics>
</math>
</file>

<file path=Object 2/content.xml><?xml version="1.0" encoding="utf-8"?>
<math xmlns="http://www.w3.org/1998/Math/MathML" display="block">
  <semantics>
    <msub>
      <mi>α</mi>
      <mrow>
        <mi>i</mi>
        <mi>,</mi>
        <mi>z</mi>
      </mrow>
    </msub>
    <annotation encoding="StarMath 5.0">{α} rsub {i , z}</annotation>
  </semantics>
</math>
</file>

<file path=Object 20/content.xml><?xml version="1.0" encoding="utf-8"?>
<math xmlns="http://www.w3.org/1998/Math/MathML" display="block">
  <semantics>
    <msub>
      <mi>t</mi>
      <mi>x</mi>
    </msub>
    <annotation encoding="StarMath 5.0">{t} rsub {x}</annotation>
  </semantics>
</math>
</file>

<file path=Object 200/content.xml><?xml version="1.0" encoding="utf-8"?>
<math xmlns="http://www.w3.org/1998/Math/MathML" display="block">
  <semantics>
    <mrow>
      <mi mathvariant="italic">VPD</mi>
      <mo stretchy="false">=</mo>
      <mrow>
        <mrow>
          <mo fence="true" stretchy="false">(</mo>
          <mrow>
            <mrow>
              <msub>
                <mi>E</mi>
                <mi mathvariant="italic">vap</mi>
              </msub>
              <mo stretchy="false">∗</mo>
              <mi>h</mi>
            </mrow>
          </mrow>
          <mo fence="true" stretchy="false">)</mo>
        </mrow>
        <mo stretchy="false">/</mo>
        <mn>10</mn>
      </mrow>
    </mrow>
    <annotation encoding="StarMath 5.0">VPD=(E_vap*h)/10</annotation>
  </semantics>
</math>
</file>

<file path=Object 201/content.xml><?xml version="1.0" encoding="utf-8"?>
<math xmlns="http://www.w3.org/1998/Math/MathML" display="block">
  <semantics>
    <mi mathvariant="italic">IPAR</mi>
    <annotation encoding="StarMath 5.0">IPAR</annotation>
  </semantics>
</math>
</file>

<file path=Object 202/content.xml><?xml version="1.0" encoding="utf-8"?>
<math xmlns="http://www.w3.org/1998/Math/MathML" display="block">
  <semantics>
    <mi mathvariant="italic">PAR</mi>
    <annotation encoding="StarMath 5.0">PAR</annotation>
  </semantics>
</math>
</file>

<file path=Object 203/content.xml><?xml version="1.0" encoding="utf-8"?>
<math xmlns="http://www.w3.org/1998/Math/MathML" display="block">
  <semantics>
    <mrow>
      <mrow>
        <mi mathvariant="italic">IPAR</mi>
        <mo stretchy="false">=</mo>
        <mn>0.5</mn>
      </mrow>
      <mi mathvariant="italic">PAR</mi>
    </mrow>
    <annotation encoding="StarMath 5.0">IPAR=0.5PAR</annotation>
  </semantics>
</math>
</file>

<file path=Object 204/content.xml><?xml version="1.0" encoding="utf-8"?>
<math xmlns="http://www.w3.org/1998/Math/MathML" display="block">
  <semantics>
    <mrow>
      <mrow>
        <msub>
          <mi>f</mi>
          <msub>
            <mn>1</mn>
            <mi>i</mi>
          </msub>
        </msub>
        <mo stretchy="false">=</mo>
        <mi mathvariant="italic">smallest</mi>
      </mrow>
      <mi mathvariant="italic">root</mi>
      <mi mathvariant="italic">of</mi>
      <mi mathvariant="normal">:</mi>
      <msub>
        <mi>k</mi>
        <mn>1</mn>
      </msub>
      <mi>J</mi>
      <mn>²</mn>
      <mi>−</mi>
      <mi>J</mi>
      <mrow>
        <mrow>
          <mo fence="true" stretchy="true">(</mo>
          <mrow>
            <mrow>
              <msub>
                <mi>J</mi>
                <msub>
                  <mi>P</mi>
                  <mi>i</mi>
                </msub>
              </msub>
              <mo stretchy="false">+</mo>
              <msub>
                <mi>J</mi>
                <mi>E</mi>
              </msub>
            </mrow>
          </mrow>
          <mo fence="true" stretchy="true">)</mo>
        </mrow>
        <mo stretchy="false">+</mo>
        <msub>
          <mi>J</mi>
          <msub>
            <mi>P</mi>
            <mi>i</mi>
          </msub>
        </msub>
      </mrow>
      <mrow>
        <msub>
          <mi>J</mi>
          <mi>E</mi>
        </msub>
        <mo stretchy="false">=</mo>
        <mn>0</mn>
      </mrow>
    </mrow>
    <annotation encoding="StarMath 5.0">{f} rsub {{1} rsub {i}} = smallest root of : {k} rsub {1} J ² − J left ({J} rsub {P_{i}} + {J} rsub {E} right ) + {J} rsub {P_{i}} {J} rsub {E} = 0</annotation>
  </semantics>
</math>
</file>

<file path=Object 205/content.xml><?xml version="1.0" encoding="utf-8"?>
<math xmlns="http://www.w3.org/1998/Math/MathML" display="block">
  <semantics>
    <mrow>
      <mrow>
        <msub>
          <mi mathvariant="italic">LAI</mi>
          <msub>
            <mi mathvariant="italic">shade</mi>
            <mi>i</mi>
          </msub>
        </msub>
        <mo stretchy="false">=</mo>
        <msub>
          <mi mathvariant="italic">LAI</mi>
          <mi>i</mi>
        </msub>
      </mrow>
      <mi>−</mi>
      <msub>
        <mi mathvariant="italic">LAI</mi>
        <msub>
          <mi mathvariant="italic">sun</mi>
          <mi>i</mi>
        </msub>
      </msub>
    </mrow>
    <annotation encoding="StarMath 5.0">{LAI} rsub {{shade} rsub {i}} = {LAI} rsub {i} − {LAI} rsub {{sun} rsub {i}}</annotation>
  </semantics>
</math>
</file>

<file path=Object 21/content.xml><?xml version="1.0" encoding="utf-8"?>
<math xmlns="http://www.w3.org/1998/Math/MathML" display="block">
  <semantics>
    <msub>
      <mi>A</mi>
      <msub>
        <mi>r</mi>
        <mrow>
          <mi>i</mi>
          <mi>,</mi>
          <mi>y</mi>
        </mrow>
      </msub>
    </msub>
    <annotation encoding="StarMath 5.0">A_{ r_{i,y
}}</annotation>
  </semantics>
</math>
</file>

<file path=Object 26/content.xml><?xml version="1.0" encoding="utf-8"?>
<math xmlns="http://www.w3.org/1998/Math/MathML" display="block">
  <semantics>
    <mrow>
      <mrow>
        <mi>D</mi>
        <mo stretchy="false">=</mo>
        <mrow>
          <mo fence="true" stretchy="false">(</mo>
          <mrow>
            <mrow>
              <mn>1</mn>
              <mo stretchy="false">−</mo>
              <msub>
                <mi>w</mi>
                <mi mathvariant="italic">sat</mi>
              </msub>
            </mrow>
          </mrow>
          <mo fence="true" stretchy="false">)</mo>
        </mrow>
      </mrow>
      <msub>
        <mi>E</mi>
        <mi mathvariant="italic">pot</mi>
      </msub>
      <mrow>
        <mrow>
          <msub>
            <mi>γ</mi>
            <mi>m</mi>
          </msub>
          <mo stretchy="false">/</mo>
          <mn>1</mn>
        </mrow>
        <mo stretchy="false">+</mo>
        <mrow>
          <mo fence="true" stretchy="false">(</mo>
          <mrow>
            <mrow>
              <msub>
                <mi>g</mi>
                <mi>m</mi>
              </msub>
              <mo stretchy="false">/</mo>
              <msub>
                <mi>g</mi>
                <mi mathvariant="italic">pot</mi>
              </msub>
            </mrow>
          </mrow>
          <mo fence="true" stretchy="false">)</mo>
        </mrow>
      </mrow>
    </mrow>
    <annotation encoding="StarMath 5.0">D=(1-w_{sat})E_{ pot } %gamma _{ m }/1+( g_{m}/g_{pot} )</annotation>
  </semantics>
</math>
</file>

<file path=Object 3/content.xml><?xml version="1.0" encoding="utf-8"?>
<math xmlns="http://www.w3.org/1998/Math/MathML" display="block">
  <semantics>
    <msub>
      <mi mathvariant="italic">LAI</mi>
      <mi>i</mi>
    </msub>
    <annotation encoding="StarMath 5.0">LAI_i
</annotation>
  </semantics>
</math>
</file>

<file path=Object 30/content.xml><?xml version="1.0" encoding="utf-8"?>
<math xmlns="http://www.w3.org/1998/Math/MathML" display="block">
  <semantics>
    <mrow>
      <mi mathvariant="normal">@</mi>
      <mrow>
        <msub>
          <mi>H</mi>
          <mi>y</mi>
        </msub>
        <mo stretchy="false">/</mo>
        <mi mathvariant="normal">@</mi>
      </mrow>
      <mrow>
        <mi>t</mi>
        <mo stretchy="false">=</mo>
        <mrow>
          <msub>
            <mi>P</mi>
            <msub>
              <mi mathvariant="italic">rec</mi>
              <mi>y</mi>
            </msub>
          </msub>
          <mo stretchy="false">−</mo>
          <msub>
            <mi>E</mi>
            <msub>
              <mi mathvariant="italic">vap</mi>
              <mi>y</mi>
            </msub>
          </msub>
          <mo stretchy="false">−</mo>
          <msub>
            <mi>R</mi>
            <msub>
              <mi mathvariant="italic">off</mi>
              <mi>y</mi>
            </msub>
          </msub>
        </mrow>
      </mrow>
    </mrow>
    <annotation encoding="StarMath 5.0">%UxE0D5 H_{y}/ %UxE0D5 t=P_{rec_{y}}-E_{vap_{y}}-R_{ off_{y} }</annotation>
  </semantics>
</math>
</file>

<file path=Object 36/content.xml><?xml version="1.0" encoding="utf-8"?>
<math xmlns="http://www.w3.org/1998/Math/MathML" display="block">
  <semantics>
    <mrow>
      <mrow>
        <msub>
          <mi>V</mi>
          <mi>m</mi>
        </msub>
        <mo stretchy="false">=</mo>
        <msub>
          <mi>V</mi>
          <mi mathvariant="italic">cmax</mi>
        </msub>
      </mrow>
      <mrow>
        <mrow>
          <mrow>
            <mo fence="true" stretchy="true">(</mo>
            <mrow>
              <msubsup>
                <mi>k</mi>
                <mn>18</mn>
                <mrow>
                  <msub>
                    <mi>k</mi>
                    <mn>10</mn>
                  </msub>
                  <mrow>
                    <mo fence="true" stretchy="true">(</mo>
                    <mrow>
                      <mrow>
                        <mi>T</mi>
                        <mi>−</mi>
                        <msub>
                          <mi>k</mi>
                          <mn>11</mn>
                        </msub>
                      </mrow>
                    </mrow>
                    <mo fence="true" stretchy="true">)</mo>
                  </mrow>
                </mrow>
              </msubsup>
            </mrow>
            <mo fence="true" stretchy="true">)</mo>
          </mrow>
          <mo stretchy="false">/</mo>
          <mn>1</mn>
        </mrow>
        <mo stretchy="false">+</mo>
        <mi>exp</mi>
      </mrow>
      <mrow>
        <mo fence="true" stretchy="true">(</mo>
        <mrow>
          <mrow>
            <msub>
              <mi>k</mi>
              <mn>19</mn>
            </msub>
            <mrow>
              <mo fence="true" stretchy="true">(</mo>
              <mrow>
                <mrow>
                  <mi>T</mi>
                  <mi>−</mi>
                  <msub>
                    <mi>k</mi>
                    <mn>20</mn>
                  </msub>
                </mrow>
              </mrow>
              <mo fence="true" stretchy="true">)</mo>
            </mrow>
          </mrow>
        </mrow>
        <mo fence="true" stretchy="true">)</mo>
      </mrow>
    </mrow>
    <annotation encoding="StarMath 5.0">{V} rsub {m} = {V} rsub {cmax} {left ({k} rsub {18} rsup {{k} rsub {10} left (T − {k} rsub {11} right )} right )} / {1} + exp left ({k} rsub {19} left (T − {k} rsub {20} right ) right )</annotation>
  </semantics>
</math>
</file>

<file path=Object 4/content.xml><?xml version="1.0" encoding="utf-8"?>
<math xmlns="http://www.w3.org/1998/Math/MathML" display="block">
  <semantics>
    <msub>
      <mi mathvariant="italic">LAI</mi>
      <msub>
        <mi mathvariant="italic">sun</mi>
        <mi>i</mi>
      </msub>
    </msub>
    <annotation encoding="StarMath 5.0">LAI_{ sun_{i} }</annotation>
  </semantics>
</math>
</file>

<file path=Object 40/content.xml><?xml version="1.0" encoding="utf-8"?>
<math xmlns="http://www.w3.org/1998/Math/MathML" display="block">
  <semantics>
    <mrow>
      <mrow>
        <mi mathvariant="normal">Γ</mi>
        <mo stretchy="false">=</mo>
        <mrow>
          <msub>
            <mi>k</mi>
            <mn>3</mn>
          </msub>
          <mo stretchy="false">/</mo>
          <msub>
            <mi>k</mi>
            <mn>8</mn>
          </msub>
        </mrow>
      </mrow>
      <msubsup>
        <mi>k</mi>
        <mn>9</mn>
        <mrow>
          <msub>
            <mi>k</mi>
            <mn>10</mn>
          </msub>
          <mrow>
            <mo fence="true" stretchy="false">(</mo>
            <mrow>
              <mrow>
                <mi>T</mi>
                <mo stretchy="false">−</mo>
                <msub>
                  <mi>k</mi>
                  <mn>11</mn>
                </msub>
              </mrow>
            </mrow>
            <mo fence="true" stretchy="false">)</mo>
          </mrow>
        </mrow>
      </msubsup>
    </mrow>
    <annotation encoding="StarMath 5.0">%Ux0393 =k_3/k_8{k_{9}^{k_{10}(T-k_{11})}}</annotation>
  </semantics>
</math>
</file>

<file path=Object 46/content.xml><?xml version="1.0" encoding="utf-8"?>
<math xmlns="http://www.w3.org/1998/Math/MathML" display="block">
  <semantics>
    <msub>
      <mi>H</mi>
      <mi mathvariant="italic">max</mi>
    </msub>
    <annotation encoding="StarMath 5.0">H_max</annotation>
  </semantics>
</math>
</file>

<file path=Object 48/content.xml><?xml version="1.0" encoding="utf-8"?>
<math xmlns="http://www.w3.org/1998/Math/MathML" display="block">
  <semantics>
    <msub>
      <mi>H</mi>
      <mi>y</mi>
    </msub>
    <annotation encoding="StarMath 5.0">H_{ y }</annotation>
  </semantics>
</math>
</file>

<file path=Object 5/content.xml><?xml version="1.0" encoding="utf-8"?>
<math xmlns="http://www.w3.org/1998/Math/MathML" display="block">
  <semantics>
    <msub>
      <mi mathvariant="italic">GPP</mi>
      <mi>i</mi>
    </msub>
    <annotation encoding="StarMath 5.0">GPP_{ i }</annotation>
  </semantics>
</math>
</file>

<file path=Object 53/content.xml><?xml version="1.0" encoding="utf-8"?>
<math xmlns="http://www.w3.org/1998/Math/MathML" display="block">
  <semantics>
    <mrow>
      <mrow>
        <mi>r</mi>
        <mo stretchy="false">=</mo>
        <mrow>
          <mo stretchy="false">−</mo>
          <mn>0.315</mn>
        </mrow>
      </mrow>
      <msub>
        <mi>r</mi>
        <mi mathvariant="italic">max</mi>
      </msub>
    </mrow>
    <annotation encoding="StarMath 5.0">r=-0.315r_max</annotation>
  </semantics>
</math>
</file>

<file path=Object 54/content.xml><?xml version="1.0" encoding="utf-8"?>
<math xmlns="http://www.w3.org/1998/Math/MathML" display="block">
  <semantics>
    <msub>
      <mi>f</mi>
      <mn>3</mn>
    </msub>
    <annotation encoding="StarMath 5.0">f_{ 3 }</annotation>
  </semantics>
</math>
</file>

<file path=Object 55/content.xml><?xml version="1.0" encoding="utf-8"?>
<math xmlns="http://www.w3.org/1998/Math/MathML" display="block">
  <semantics>
    <msub>
      <mi>f</mi>
      <msub>
        <mn>4</mn>
        <mi>i</mi>
      </msub>
    </msub>
    <annotation encoding="StarMath 5.0">f_{4_{ i} }</annotation>
  </semantics>
</math>
</file>

<file path=Object 56/content.xml><?xml version="1.0" encoding="utf-8"?>
<math xmlns="http://www.w3.org/1998/Math/MathML" display="block">
  <semantics>
    <msubsup>
      <mi>f</mi>
      <msub>
        <mn>4</mn>
        <mi>i</mi>
      </msub>
      <mi mathvariant="italic">sun</mi>
    </msubsup>
    <annotation encoding="StarMath 5.0">f_{ 4_{i} }^sun</annotation>
  </semantics>
</math>
</file>

<file path=Object 6/content.xml><?xml version="1.0" encoding="utf-8"?>
<math xmlns="http://www.w3.org/1998/Math/MathML" display="block">
  <semantics>
    <mi>y</mi>
    <annotation encoding="StarMath 5.0">y</annotation>
  </semantics>
</math>
</file>

<file path=Object 60/content.xml><?xml version="1.0" encoding="utf-8"?>
<math xmlns="http://www.w3.org/1998/Math/MathML" display="block">
  <semantics>
    <msub>
      <mi>f</mi>
      <msub>
        <mn>5</mn>
        <mi>i</mi>
      </msub>
    </msub>
    <annotation encoding="StarMath 5.0">f_{5_{i}}</annotation>
  </semantics>
</math>
</file>

<file path=Object 61/content.xml><?xml version="1.0" encoding="utf-8"?>
<math xmlns="http://www.w3.org/1998/Math/MathML" display="block">
  <semantics>
    <mrow>
      <msub>
        <mi>w</mi>
        <msub>
          <mi mathvariant="italic">sat</mi>
          <mi>y</mi>
        </msub>
      </msub>
      <mo stretchy="false">=</mo>
      <mrow>
        <msub>
          <mi>H</mi>
          <mi>y</mi>
        </msub>
        <mo stretchy="false">/</mo>
        <msub>
          <mi>H</mi>
          <mi mathvariant="italic">max</mi>
        </msub>
      </mrow>
    </mrow>
    <annotation encoding="StarMath 5.0">w_{sat_{y}}=H_{y}/H_{ max }</annotation>
  </semantics>
</math>
</file>

<file path=Object 62/content.xml><?xml version="1.0" encoding="utf-8"?>
<math xmlns="http://www.w3.org/1998/Math/MathML" display="block">
  <semantics>
    <mrow>
      <mrow>
        <msub>
          <mi>J</mi>
          <mi>E</mi>
        </msub>
        <mo stretchy="false">=</mo>
        <msub>
          <mi>k</mi>
          <mn>7</mn>
        </msub>
      </mrow>
      <msub>
        <mi>V</mi>
        <mi>m</mi>
      </msub>
    </mrow>
    <annotation encoding="StarMath 5.0">{J} rsub {E} = {k} rsub {7} {V} rsub {m}</annotation>
  </semantics>
</math>
</file>

<file path=Object 63/content.xml><?xml version="1.0" encoding="utf-8"?>
<math xmlns="http://www.w3.org/1998/Math/MathML" display="block">
  <semantics>
    <msub>
      <mi>w</mi>
      <msub>
        <mi mathvariant="italic">sat</mi>
        <mi>y</mi>
      </msub>
    </msub>
    <annotation encoding="StarMath 5.0">w_{ sat_{y} }</annotation>
  </semantics>
</math>
</file>

<file path=Object 64/content.xml><?xml version="1.0" encoding="utf-8"?>
<math xmlns="http://www.w3.org/1998/Math/MathML" display="block">
  <semantics>
    <mi mathvariant="italic">IPAR</mi>
    <annotation encoding="StarMath 5.0">IPAR</annotation>
  </semantics>
</math>
</file>

<file path=Object 65/content.xml><?xml version="1.0" encoding="utf-8"?>
<math xmlns="http://www.w3.org/1998/Math/MathML" display="block">
  <semantics>
    <mrow>
      <mrow>
        <msub>
          <mi>C</mi>
          <mi mathvariant="italic">press</mi>
        </msub>
        <mo stretchy="false">=</mo>
        <msub>
          <mi>k</mi>
          <mn>16</mn>
        </msub>
      </mrow>
      <mrow>
        <mo fence="true" stretchy="true">(</mo>
        <mrow>
          <mrow>
            <mn>1</mn>
            <mi>−</mi>
            <mrow>
              <mo fence="true" stretchy="true">(</mo>
              <mrow>
                <mrow>
                  <mi>r</mi>
                  <mo stretchy="false">/</mo>
                  <msub>
                    <mi>k</mi>
                    <mn>17</mn>
                  </msub>
                </mrow>
              </mrow>
              <mo fence="true" stretchy="true">)</mo>
            </mrow>
          </mrow>
        </mrow>
        <mo fence="true" stretchy="true">)</mo>
      </mrow>
      <mrow>
        <mrow>
          <mo fence="true" stretchy="true">(</mo>
          <mrow>
            <mrow>
              <msub>
                <mi>C</mi>
                <mi>a</mi>
              </msub>
              <mi>−</mi>
              <mi>Γ</mi>
            </mrow>
          </mrow>
          <mo fence="true" stretchy="true">)</mo>
        </mrow>
        <mo stretchy="false">+</mo>
        <mi>Γ</mi>
      </mrow>
    </mrow>
    <annotation encoding="StarMath 5.0">{C} rsub {press} = {k} rsub {16} left (1 − left ({r} / {{k} rsub {17}} right ) right ) left ({C} rsub {a} − Γ right ) + Γ</annotation>
  </semantics>
</math>
</file>

<file path=Object 66/content.xml><?xml version="1.0" encoding="utf-8"?>
<math xmlns="http://www.w3.org/1998/Math/MathML" display="block">
  <semantics>
    <msub>
      <mi mathvariant="italic">NPP</mi>
      <mi>i</mi>
    </msub>
    <annotation encoding="StarMath 5.0">NPP_i</annotation>
  </semantics>
</math>
</file>

<file path=Object 67/content.xml><?xml version="1.0" encoding="utf-8"?>
<math xmlns="http://www.w3.org/1998/Math/MathML" display="block">
  <semantics>
    <mrow>
      <mrow>
        <msub>
          <mi mathvariant="italic">gs</mi>
          <mi>i</mi>
        </msub>
        <mo stretchy="false">=</mo>
        <mrow>
          <msub>
            <mi>g</mi>
            <mn>0</mn>
          </msub>
          <mo stretchy="false">+</mo>
          <mn>1.6</mn>
        </mrow>
      </mrow>
      <mrow>
        <mo fence="true" stretchy="true">(</mo>
        <mrow>
          <mrow>
            <mn>1</mn>
            <mo stretchy="false">+</mo>
            <mrow>
              <mo fence="true" stretchy="true">(</mo>
              <mrow>
                <mrow>
                  <mi>g</mi>
                  <mrow>
                    <mn>1</mn>
                    <mo stretchy="false">/</mo>
                    <msqrt>
                      <mi mathvariant="italic">VPD</mi>
                    </msqrt>
                  </mrow>
                </mrow>
              </mrow>
              <mo fence="true" stretchy="true">)</mo>
            </mrow>
          </mrow>
        </mrow>
        <mo fence="true" stretchy="true">)</mo>
      </mrow>
      <msub>
        <mi mathvariant="italic">GPP</mi>
        <mi>i</mi>
      </msub>
      <msub>
        <mi>C</mi>
        <mi>a</mi>
      </msub>
    </mrow>
    <annotation encoding="StarMath 5.0">{gs} rsub {i} = g_{ 0} + 1.6 left (1 + left (g {1} / {sqrt {VPD}} right ) right ) {GPP} rsub {i} {C} rsub {a}</annotation>
  </semantics>
</math>
</file>

<file path=Object 68/content.xml><?xml version="1.0" encoding="utf-8"?>
<math xmlns="http://www.w3.org/1998/Math/MathML" display="block">
  <semantics>
    <msub>
      <mi>J</mi>
      <mi>C</mi>
    </msub>
    <annotation encoding="StarMath 5.0">J_{ C }</annotation>
  </semantics>
</math>
</file>

<file path=Object 69/content.xml><?xml version="1.0" encoding="utf-8"?>
<math xmlns="http://www.w3.org/1998/Math/MathML" display="block">
  <semantics>
    <mrow>
      <mrow>
        <msub>
          <mi>f</mi>
          <mn>3</mn>
        </msub>
        <mo stretchy="false">=</mo>
        <msub>
          <mi>k</mi>
          <mn>14</mn>
        </msub>
      </mrow>
      <msup>
        <mrow>
          <mo fence="true" stretchy="false">(</mo>
          <mrow>
            <msub>
              <mi>k</mi>
              <mn>15</mn>
            </msub>
          </mrow>
          <mo fence="true" stretchy="false">)</mo>
        </mrow>
        <mrow>
          <msub>
            <mi>k</mi>
            <mn>10</mn>
          </msub>
          <mrow>
            <mo fence="true" stretchy="false">(</mo>
            <mrow>
              <mrow>
                <mi>T</mi>
                <mo stretchy="false">−</mo>
                <msub>
                  <mi>K</mi>
                  <mn>11</mn>
                </msub>
              </mrow>
            </mrow>
            <mo fence="true" stretchy="false">)</mo>
          </mrow>
        </mrow>
      </msup>
    </mrow>
    <annotation encoding="StarMath 5.0">f_3=k_14( k_15 )^{ k_{10}(T-K_11) }</annotation>
  </semantics>
</math>
</file>

<file path=Object 7/content.xml><?xml version="1.0" encoding="utf-8"?>
<math xmlns="http://www.w3.org/1998/Math/MathML" display="block">
  <semantics>
    <mi mathvariant="italic">NPP</mi>
    <annotation encoding="StarMath 5.0">NPP</annotation>
  </semantics>
</math>
</file>

<file path=Object 70/content.xml><?xml version="1.0" encoding="utf-8"?>
<math xmlns="http://www.w3.org/1998/Math/MathML" display="block">
  <semantics>
    <msubsup>
      <mi>f</mi>
      <msub>
        <mn>4</mn>
        <mi>i</mi>
      </msub>
      <mi mathvariant="italic">shade</mi>
    </msubsup>
    <annotation encoding="StarMath 5.0">f_{ 4_{i} }^shade</annotation>
  </semantics>
</math>
</file>

<file path=Object 73/content.xml><?xml version="1.0" encoding="utf-8"?>
<math xmlns="http://www.w3.org/1998/Math/MathML" display="block">
  <semantics>
    <msub>
      <mi>J</mi>
      <msub>
        <mi>L</mi>
        <mi>i</mi>
      </msub>
    </msub>
    <annotation encoding="StarMath 5.0">J_{L_{ i }}</annotation>
  </semantics>
</math>
</file>

<file path=Object 74/content.xml><?xml version="1.0" encoding="utf-8"?>
<math xmlns="http://www.w3.org/1998/Math/MathML" display="block">
  <semantics>
    <msub>
      <mi>f</mi>
      <msub>
        <mn>1</mn>
        <mi>i</mi>
      </msub>
    </msub>
    <annotation encoding="StarMath 5.0">f_{ 1_{i} }</annotation>
  </semantics>
</math>
</file>

<file path=Object 75/content.xml><?xml version="1.0" encoding="utf-8"?>
<math xmlns="http://www.w3.org/1998/Math/MathML" display="block">
  <semantics>
    <msub>
      <mi>J</mi>
      <mi>C</mi>
    </msub>
    <annotation encoding="StarMath 5.0">J_C
</annotation>
  </semantics>
</math>
</file>

<file path=Object 76/content.xml><?xml version="1.0" encoding="utf-8"?>
<math xmlns="http://www.w3.org/1998/Math/MathML" display="block">
  <semantics>
    <msub>
      <mi>k</mi>
      <mi>n</mi>
    </msub>
    <annotation encoding="StarMath 5.0">k_{ n }</annotation>
  </semantics>
</math>
</file>

<file path=Object 77/content.xml><?xml version="1.0" encoding="utf-8"?>
<math xmlns="http://www.w3.org/1998/Math/MathML" display="block">
  <semantics>
    <msub>
      <mi>J</mi>
      <mi>E</mi>
    </msub>
    <annotation encoding="StarMath 5.0">J_E
</annotation>
  </semantics>
</math>
</file>

<file path=Object 78/content.xml><?xml version="1.0" encoding="utf-8"?>
<math xmlns="http://www.w3.org/1998/Math/MathML" display="block">
  <semantics>
    <msub>
      <mi>J</mi>
      <msub>
        <mi>P</mi>
        <mi>i</mi>
      </msub>
    </msub>
    <annotation encoding="StarMath 5.0">J_{P_{i}}</annotation>
  </semantics>
</math>
</file>

<file path=Object 79/content.xml><?xml version="1.0" encoding="utf-8"?>
<math xmlns="http://www.w3.org/1998/Math/MathML" display="block">
  <semantics>
    <msub>
      <mi>J</mi>
      <mi>C</mi>
    </msub>
    <annotation encoding="StarMath 5.0">J_C</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sub>
      <mi>J</mi>
      <msub>
        <mi>L</mi>
        <mi>i</mi>
      </msub>
    </msub>
    <annotation encoding="StarMath 5.0">J_{L_{ i} }</annotation>
  </semantics>
</math>
</file>

<file path=Object 81/content.xml><?xml version="1.0" encoding="utf-8"?>
<math xmlns="http://www.w3.org/1998/Math/MathML" display="block">
  <semantics>
    <mrow>
      <mrow>
        <msub>
          <mi>J</mi>
          <msub>
            <mi>P</mi>
            <mi>i</mi>
          </msub>
        </msub>
        <mo stretchy="false">=</mo>
        <msub>
          <mi>k</mi>
          <mn>2</mn>
        </msub>
      </mrow>
      <mrow>
        <msubsup>
          <mi>J</mi>
          <msub>
            <mi>P</mi>
            <mi>i</mi>
          </msub>
          <mn>2</mn>
        </msubsup>
        <mo stretchy="false">−</mo>
        <msub>
          <mi>J</mi>
          <msub>
            <mi>P</mi>
            <mi>i</mi>
          </msub>
        </msub>
      </mrow>
      <mrow>
        <mrow>
          <mo fence="true" stretchy="false">(</mo>
          <mrow>
            <mrow>
              <msub>
                <mi>J</mi>
                <mi>C</mi>
              </msub>
              <mo stretchy="false">+</mo>
              <msub>
                <mi>J</mi>
                <msub>
                  <mi>L</mi>
                  <mi>i</mi>
                </msub>
              </msub>
            </mrow>
          </mrow>
          <mo fence="true" stretchy="false">)</mo>
        </mrow>
        <mo stretchy="false">+</mo>
        <msub>
          <mi>J</mi>
          <mi>C</mi>
        </msub>
      </mrow>
      <mrow>
        <msub>
          <mi>J</mi>
          <msub>
            <mi>L</mi>
            <mi>i</mi>
          </msub>
        </msub>
        <mo stretchy="false">=</mo>
        <mn>0</mn>
      </mrow>
    </mrow>
    <annotation encoding="StarMath 5.0">J_{P_{i}}=k_{2}J^{2}_{ P_{i} }-J_{P_{i}}( J_{C} + J_{L_{i}})+J_{ C }J_{L_{i}}=0</annotation>
  </semantics>
</math>
</file>

<file path=Object 82/content.xml><?xml version="1.0" encoding="utf-8"?>
<math xmlns="http://www.w3.org/1998/Math/MathML" display="block">
  <semantics>
    <mrow>
      <mrow>
        <msub>
          <mi>J</mi>
          <mi>c</mi>
        </msub>
        <mo stretchy="false">=</mo>
        <msub>
          <mi>V</mi>
          <mi>m</mi>
        </msub>
      </mrow>
      <mrow>
        <mo fence="true" stretchy="true">(</mo>
        <mrow>
          <mrow>
            <msub>
              <mi>C</mi>
              <mi mathvariant="italic">press</mi>
            </msub>
            <mi>−</mi>
            <mrow>
              <mrow>
                <mi>Γ</mi>
                <mo stretchy="false">/</mo>
                <msub>
                  <mi>C</mi>
                  <mi mathvariant="italic">press</mi>
                </msub>
              </mrow>
              <mo stretchy="false">+</mo>
              <msub>
                <mi>f</mi>
                <mn>2</mn>
              </msub>
            </mrow>
            <mrow>
              <mo fence="true" stretchy="true">(</mo>
              <mrow>
                <mrow>
                  <mn>1</mn>
                  <mo stretchy="false">+</mo>
                  <mrow>
                    <mo fence="true" stretchy="true">(</mo>
                    <mrow>
                      <mrow>
                        <msub>
                          <mi>k</mi>
                          <mn>3</mn>
                        </msub>
                        <mo stretchy="false">/</mo>
                        <msub>
                          <mi>f</mi>
                          <mn>3</mn>
                        </msub>
                      </mrow>
                    </mrow>
                    <mo fence="true" stretchy="true">)</mo>
                  </mrow>
                </mrow>
              </mrow>
              <mo fence="true" stretchy="true">)</mo>
            </mrow>
          </mrow>
        </mrow>
        <mo fence="true" stretchy="true">)</mo>
      </mrow>
    </mrow>
    <annotation encoding="StarMath 5.0">{J} rsub {c} = {V} rsub {m} left ({C} rsub {press} − {Γ} / {{C} rsub {press}} + {f} rsub {2} left (1 + left ({{k} rsub {3}} / {{f} rsub {3}} right ) right ) right )</annotation>
  </semantics>
</math>
</file>

<file path=Object 83/content.xml><?xml version="1.0" encoding="utf-8"?>
<math xmlns="http://www.w3.org/1998/Math/MathML" display="block">
  <semantics>
    <msub>
      <mi>V</mi>
      <mi>m</mi>
    </msub>
    <annotation encoding="StarMath 5.0">V_{ m }</annotation>
  </semantics>
</math>
</file>

<file path=Object 84/content.xml><?xml version="1.0" encoding="utf-8"?>
<math xmlns="http://www.w3.org/1998/Math/MathML" display="block">
  <semantics>
    <msub>
      <mi>C</mi>
      <mi mathvariant="italic">press</mi>
    </msub>
    <annotation encoding="StarMath 5.0">C_{press}</annotation>
  </semantics>
</math>
</file>

<file path=Object 85/content.xml><?xml version="1.0" encoding="utf-8"?>
<math xmlns="http://www.w3.org/1998/Math/MathML" display="block">
  <semantics>
    <mi mathvariant="normal">Γ</mi>
    <annotation encoding="StarMath 5.0">%GAMMA </annotation>
  </semantics>
</math>
</file>

<file path=Object 86/content.xml><?xml version="1.0" encoding="utf-8"?>
<math xmlns="http://www.w3.org/1998/Math/MathML" display="block">
  <semantics>
    <msub>
      <mi>f</mi>
      <mn>2</mn>
    </msub>
    <annotation encoding="StarMath 5.0">f_{ 2 }</annotation>
  </semantics>
</math>
</file>

<file path=Object 87/content.xml><?xml version="1.0" encoding="utf-8"?>
<math xmlns="http://www.w3.org/1998/Math/MathML" display="block">
  <semantics>
    <msub>
      <mi>J</mi>
      <msub>
        <mi>L</mi>
        <mi>i</mi>
      </msub>
    </msub>
    <annotation encoding="StarMath 5.0">J_{ L_{i}}</annotation>
  </semantics>
</math>
</file>

<file path=Object 88/content.xml><?xml version="1.0" encoding="utf-8"?>
<math xmlns="http://www.w3.org/1998/Math/MathML" display="block">
  <semantics>
    <msub>
      <mi>B</mi>
      <msub>
        <mi mathvariant="italic">abgw</mi>
        <mi>i</mi>
      </msub>
    </msub>
    <annotation encoding="StarMath 5.0">B_{abgw_{ i }}</annotation>
  </semantics>
</math>
</file>

<file path=Object 89/content.xml><?xml version="1.0" encoding="utf-8"?>
<math xmlns="http://www.w3.org/1998/Math/MathML" display="block">
  <semantics>
    <mrow>
      <mrow>
        <msub>
          <mi>f</mi>
          <mn>2</mn>
        </msub>
        <mo stretchy="false">=</mo>
        <msub>
          <mi>k</mi>
          <mn>12</mn>
        </msub>
      </mrow>
      <msup>
        <mrow>
          <mo fence="true" stretchy="false">(</mo>
          <mrow>
            <msub>
              <mi>k</mi>
              <mn>13</mn>
            </msub>
          </mrow>
          <mo fence="true" stretchy="false">)</mo>
        </mrow>
        <mrow>
          <msub>
            <mi>k</mi>
            <mn>10</mn>
          </msub>
          <mrow>
            <mo fence="true" stretchy="false">(</mo>
            <mrow>
              <mrow>
                <mi>T</mi>
                <mo stretchy="false">−</mo>
                <msub>
                  <mi>k</mi>
                  <mn>11</mn>
                </msub>
              </mrow>
            </mrow>
            <mo fence="true" stretchy="false">)</mo>
          </mrow>
        </mrow>
      </msup>
    </mrow>
    <annotation encoding="StarMath 5.0">f_2=k_12( k_13 )^{ k_{10}(T-k_11) }</annotation>
  </semantics>
</math>
</file>

<file path=Object 9/content.xml><?xml version="1.0" encoding="utf-8"?>
<math xmlns="http://www.w3.org/1998/Math/MathML" display="block">
  <semantics>
    <msub>
      <mi mathvariant="normal">τ</mi>
      <mrow>
        <mi>i</mi>
        <mi>,</mi>
        <mi>j</mi>
      </mrow>
    </msub>
    <annotation encoding="StarMath 5.0">%Ux03C4_{i,j } </annotation>
  </semantics>
</math>
</file>

<file path=Object 90/content.xml><?xml version="1.0" encoding="utf-8"?>
<math xmlns="http://www.w3.org/1998/Math/MathML" display="block">
  <semantics>
    <mrow>
      <mrow>
        <msub>
          <mi>J</mi>
          <msub>
            <mi>L</mi>
            <mi>i</mi>
          </msub>
        </msub>
        <mo stretchy="false">=</mo>
        <msub>
          <mi>k</mi>
          <mn>4</mn>
        </msub>
      </mrow>
      <mrow>
        <mo fence="true" stretchy="true">(</mo>
        <mrow>
          <mrow>
            <mn>1</mn>
            <mi>−</mi>
            <msub>
              <mi>k</mi>
              <mn>5</mn>
            </msub>
          </mrow>
        </mrow>
        <mo fence="true" stretchy="true">)</mo>
      </mrow>
      <msub>
        <mi mathvariant="italic">IPAR</mi>
        <mi>i</mi>
      </msub>
      <mrow>
        <mo fence="true" stretchy="true">(</mo>
        <mrow>
          <mrow>
            <msub>
              <mi>C</mi>
              <mi mathvariant="italic">press</mi>
            </msub>
            <mi>−</mi>
            <mrow>
              <mrow>
                <mi>Γ</mi>
                <mo stretchy="false">/</mo>
                <msub>
                  <mi>C</mi>
                  <mi mathvariant="italic">press</mi>
                </msub>
              </mrow>
              <mo stretchy="false">+</mo>
              <msub>
                <mi>k</mi>
                <mn>6</mn>
              </msub>
            </mrow>
            <mi>Γ</mi>
          </mrow>
        </mrow>
        <mo fence="true" stretchy="true">)</mo>
      </mrow>
    </mrow>
    <annotation encoding="StarMath 5.0">{J} rsub {L_{i}} = {k} rsub {4} left (1 − {k} rsub {5} right ) {IPAR} rsub {i} left ({C} rsub {press} − {Γ} / {{C} rsub {press}} + {k} rsub {6} Γ right )</annotation>
  </semantics>
</math>
</file>

<file path=Object 91/content.xml><?xml version="1.0" encoding="utf-8"?>
<math xmlns="http://www.w3.org/1998/Math/MathML" display="block">
  <semantics>
    <msub>
      <mi mathvariant="italic">IPAR</mi>
      <mi>i</mi>
    </msub>
    <annotation encoding="StarMath 5.0">IPAR_i</annotation>
  </semantics>
</math>
</file>

<file path=Object 92/content.xml><?xml version="1.0" encoding="utf-8"?>
<math xmlns="http://www.w3.org/1998/Math/MathML" display="block">
  <semantics>
    <msub>
      <mi>J</mi>
      <mi>E</mi>
    </msub>
    <annotation encoding="StarMath 5.0">J_{ E}</annotation>
  </semantics>
</math>
</file>

<file path=Object 93/content.xml><?xml version="1.0" encoding="utf-8"?>
<math xmlns="http://www.w3.org/1998/Math/MathML" display="block">
  <semantics>
    <msub>
      <mi>V</mi>
      <mi mathvariant="italic">cmax</mi>
    </msub>
    <annotation encoding="StarMath 5.0">V_cmax</annotation>
  </semantics>
</math>
</file>

<file path=Object 94/content.xml><?xml version="1.0" encoding="utf-8"?>
<math xmlns="http://www.w3.org/1998/Math/MathML" display="block">
  <semantics>
    <mi>T</mi>
    <annotation encoding="StarMath 5.0">T</annotation>
  </semantics>
</math>
</file>

<file path=Object 95/content.xml><?xml version="1.0" encoding="utf-8"?>
<math xmlns="http://www.w3.org/1998/Math/MathML" display="block">
  <semantics>
    <mi>r</mi>
    <annotation encoding="StarMath 5.0">r</annotation>
  </semantics>
</math>
</file>

<file path=Object 96/content.xml><?xml version="1.0" encoding="utf-8"?>
<math xmlns="http://www.w3.org/1998/Math/MathML" display="block">
  <semantics>
    <msub>
      <mi>C</mi>
      <mi>a</mi>
    </msub>
    <annotation encoding="StarMath 5.0">C_a
</annotation>
  </semantics>
</math>
</file>

<file path=Object 97/content.xml><?xml version="1.0" encoding="utf-8"?>
<math xmlns="http://www.w3.org/1998/Math/MathML" display="block">
  <semantics>
    <mi>r</mi>
    <annotation encoding="StarMath 5.0">r</annotation>
  </semantics>
</math>
</file>

<file path=Object 98/content.xml><?xml version="1.0" encoding="utf-8"?>
<math xmlns="http://www.w3.org/1998/Math/MathML" display="block">
  <semantics>
    <mrow>
      <msubsup>
        <mi>f</mi>
        <msub>
          <mn>4</mn>
          <mi>i</mi>
        </msub>
        <mi mathvariant="italic">sun</mi>
      </msubsup>
      <mo stretchy="false">=</mo>
      <mrow>
        <mrow>
          <mo fence="true" stretchy="false">(</mo>
          <mrow>
            <mrow>
              <mn>1</mn>
              <mo stretchy="false">−</mo>
              <msup>
                <mi>e</mi>
                <mrow>
                  <mrow>
                    <mo stretchy="false">−</mo>
                    <msub>
                      <mi>k</mi>
                      <mn>21</mn>
                    </msub>
                  </mrow>
                  <msub>
                    <mi mathvariant="italic">LAI</mi>
                    <msub>
                      <mi mathvariant="italic">sun</mi>
                      <mi>i</mi>
                    </msub>
                  </msub>
                </mrow>
              </msup>
            </mrow>
          </mrow>
          <mo fence="true" stretchy="false">)</mo>
        </mrow>
        <mo stretchy="false">/</mo>
        <msub>
          <mi>k</mi>
          <mn>21</mn>
        </msub>
      </mrow>
    </mrow>
    <annotation encoding="StarMath 5.0">f_{ 4_{i} }^{ sun }=(1-e^{-k_{21}LAI_{sun_{i}}})/k_21</annotation>
  </semantics>
</math>
</file>

<file path=Object 99/content.xml><?xml version="1.0" encoding="utf-8"?>
<math xmlns="http://www.w3.org/1998/Math/MathML" display="block">
  <semantics>
    <mrow>
      <mrow>
        <msub>
          <mi>r</mi>
          <mi mathvariant="italic">max</mi>
        </msub>
        <mo stretchy="false">=</mo>
        <mn>0.622</mn>
      </mrow>
      <mrow>
        <mo fence="true" stretchy="false">(</mo>
        <mrow>
          <mrow>
            <mrow>
              <msub>
                <mi>w</mi>
                <mi mathvariant="italic">press</mi>
              </msub>
              <mo stretchy="false">/</mo>
              <msub>
                <mi>P</mi>
                <mi mathvariant="italic">surf</mi>
              </msub>
            </mrow>
            <mo stretchy="false">−</mo>
            <msub>
              <mi>w</mi>
              <mi mathvariant="italic">press</mi>
            </msub>
          </mrow>
        </mrow>
        <mo fence="true" stretchy="false">)</mo>
      </mrow>
    </mrow>
    <annotation encoding="StarMath 5.0">r_max=0.622(w_{ press}/P_{surf}-w_{press})</annotation>
  </semantics>
</math>
</file>